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178F67AE3A91A9ABBBB.png" manifest:media-type="image/png"/>
  <manifest:file-entry manifest:full-path="Pictures/10000201000003270000018D6E06585433C5328D.png" manifest:media-type="image/png"/>
  <manifest:file-entry manifest:full-path="Pictures/100002010000030B000001FB351450B9BF8A76D6.png" manifest:media-type="image/png"/>
  <manifest:file-entry manifest:full-path="Pictures/100002010000030D0000028A4FCA11EE7D531BC8.png" manifest:media-type="image/png"/>
  <manifest:file-entry manifest:full-path="Pictures/100002010000037F0000018A4CB5F10016744CFB.png" manifest:media-type="image/png"/>
  <manifest:file-entry manifest:full-path="Pictures/100002010000032B0000018D3F71B1D65D722F2A.png" manifest:media-type="image/png"/>
  <manifest:file-entry manifest:full-path="Pictures/100002010000035B0000015A9256180AAB7B2287.png" manifest:media-type="image/png"/>
  <manifest:file-entry manifest:full-path="Pictures/10000201000002EE00000065175A1526381CBBBD.png" manifest:media-type="image/png"/>
  <manifest:file-entry manifest:full-path="Pictures/100002010000037C0000019B0CC64C131B4C34C1.png" manifest:media-type="image/png"/>
  <manifest:file-entry manifest:full-path="Pictures/10000201000003A9000002608A153B8EABAC0959.png" manifest:media-type="image/png"/>
  <manifest:file-entry manifest:full-path="Pictures/100002010000037E000001059D7E13FDC0D6DA58.png" manifest:media-type="image/png"/>
  <manifest:file-entry manifest:full-path="Pictures/10000201000000D10000008CEA3FC5F5175B33A8.png" manifest:media-type="image/png"/>
  <manifest:file-entry manifest:full-path="Pictures/100002010000032000000189231F48745E1D0043.png" manifest:media-type="image/png"/>
  <manifest:file-entry manifest:full-path="Pictures/1000020100000352000001A4C75D60E2D4220443.png" manifest:media-type="image/png"/>
  <manifest:file-entry manifest:full-path="Pictures/1000020100000352000001A49408649A5DADB5FB.png" manifest:media-type="image/png"/>
  <manifest:file-entry manifest:full-path="Pictures/100002010000037C00000035773B980EF4736E92.png" manifest:media-type="image/png"/>
  <manifest:file-entry manifest:full-path="Pictures/100002010000037D00000089BD738EC91D71F998.png" manifest:media-type="image/png"/>
  <manifest:file-entry manifest:full-path="Pictures/1000020100000352000001A444BEAF737FF8F15B.png" manifest:media-type="image/png"/>
  <manifest:file-entry manifest:full-path="Pictures/100002010000037F0000006F4CC01FAE042666F4.png" manifest:media-type="image/png"/>
  <manifest:file-entry manifest:full-path="Pictures/10000201000003F5000000812058B16DD7B09C3E.png" manifest:media-type="image/png"/>
  <manifest:file-entry manifest:full-path="Pictures/10000201000003810000018B28CECAE417CC3204.png" manifest:media-type="image/png"/>
  <manifest:file-entry manifest:full-path="Pictures/100002010000037D0000004563ED75E4AD52DBD8.png" manifest:media-type="image/png"/>
  <manifest:file-entry manifest:full-path="Pictures/10000201000003ED00000094ED8F1D494305AF6E.png" manifest:media-type="image/png"/>
  <manifest:file-entry manifest:full-path="Pictures/100002010000037B000000A6A539F7391DB56808.png" manifest:media-type="image/png"/>
  <manifest:file-entry manifest:full-path="Pictures/100002010000037D00000089F213CAAF7A133FA8.png" manifest:media-type="image/png"/>
  <manifest:file-entry manifest:full-path="Pictures/10000201000003620000009590A78B84A55064C5.png" manifest:media-type="image/png"/>
  <manifest:file-entry manifest:full-path="Pictures/100002010000035F0000018A54BD55D21526A93A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37D0000019A3CCDC95F6F50119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settings.xml" manifest:media-type="text/xml"/>
  <manifest:file-entry manifest:full-path="Object 164/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1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6" manifest:media-type="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755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.842cm"/>
    </style:style>
    <style:style style:name="Table3.C" style:family="table-column">
      <style:table-column-properties style:column-width="1.397cm"/>
    </style:style>
    <style:style style:name="Table3.D" style:family="table-column">
      <style:table-column-properties style:column-width="1.753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24cm"/>
    </style:style>
    <style:style style:name="Table3.G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table:align="margins" style:writing-mode="lr-tb"/>
    </style:style>
    <style:style style:name="Дивиденды.A" style:family="table-column">
      <style:table-column-properties style:column-width="7.29cm" style:rel-column-width="28956*"/>
    </style:style>
    <style:style style:name="Дивиденды.B" style:family="table-column">
      <style:table-column-properties style:column-width="2.893cm" style:rel-column-width="11489*"/>
    </style:style>
    <style:style style:name="Дивиденды.C" style:family="table-column">
      <style:table-column-properties style:column-width="2.711cm" style:rel-column-width="10768*"/>
    </style:style>
    <style:style style:name="Дивиденды.D" style:family="table-column">
      <style:table-column-properties style:column-width="3.605cm" style:rel-column-width="14322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99cm" table:align="margins" style:writing-mode="lr-tb"/>
    </style:style>
    <style:style style:name="Table4.A" style:family="table-column">
      <style:table-column-properties style:column-width="3.3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3.298cm"/>
    </style:style>
    <style:style style:name="Table7.B" style:family="table-column">
      <style:table-column-properties style:column-width="4.189cm"/>
    </style:style>
    <style:style style:name="Table7.C" style:family="table-column">
      <style:table-column-properties style:column-width="3.519cm"/>
    </style:style>
    <style:style style:name="Table7.D" style:family="table-column">
      <style:table-column-properties style:column-width="3.201cm"/>
    </style:style>
    <style:style style:name="Table7.E" style:family="table-column">
      <style:table-column-properties style:column-width="2.699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officeooo:paragraph-rsid="02f9f1d0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8bd87" officeooo:paragraph-rsid="02259a35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48356d" officeooo:paragraph-rsid="0279f47a" style:font-size-asian="14pt" style:font-style-asian="normal" style:font-name-complex="Times New Roman" style:font-size-complex="14pt" style:font-style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bbfdc" officeooo:paragraph-rsid="01dbbfdc" style:font-size-asian="12pt" style:font-size-complex="12pt" fo:hyphenate="false" fo:hyphenation-remain-char-count="2" fo:hyphenation-push-char-count="2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22c53" officeooo:paragraph-rsid="01e22c53" style:font-size-asian="12pt" style:font-size-complex="12pt" fo:hyphenate="false" fo:hyphenation-remain-char-count="2" fo:hyphenation-push-char-count="2"/>
    </style:style>
    <style:style style:name="P1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599e7" officeooo:paragraph-rsid="01e599e7" style:font-size-asian="12pt" style:font-size-complex="12pt" fo:hyphenate="false" fo:hyphenation-remain-char-count="2" fo:hyphenation-push-char-count="2"/>
    </style:style>
    <style:style style:name="P1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67495" officeooo:paragraph-rsid="01e67495" style:font-size-asian="12pt" style:font-size-complex="12pt" fo:hyphenate="false" fo:hyphenation-remain-char-count="2" fo:hyphenation-push-char-count="2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224f617" style:font-size-asian="12pt" style:font-size-complex="12pt" fo:hyphenate="false" fo:hyphenation-remain-char-count="2" fo:hyphenation-push-char-count="2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24f617" style:font-size-asian="12pt" style:font-size-complex="12pt" fo:hyphenate="false" fo:hyphenation-remain-char-count="2" fo:hyphenation-push-char-count="2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24f617" style:font-size-asian="12pt" style:font-size-complex="12pt" fo:hyphenate="false" fo:hyphenation-remain-char-count="2" fo:hyphenation-push-char-count="2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d4e96" officeooo:paragraph-rsid="02259a35" style:font-size-asian="12pt" style:font-size-complex="12pt" fo:hyphenate="false" fo:hyphenation-remain-char-count="2" fo:hyphenation-push-char-count="2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f35a6" officeooo:paragraph-rsid="02259a35" style:font-size-asian="12pt" style:font-size-complex="12pt" fo:hyphenate="false" fo:hyphenation-remain-char-count="2" fo:hyphenation-push-char-count="2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da146" officeooo:paragraph-rsid="028da146" style:font-size-asian="12pt" style:font-size-complex="12pt" fo:hyphenate="false" fo:hyphenation-remain-char-count="2" fo:hyphenation-push-char-count="2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b9926" officeooo:paragraph-rsid="028da146" style:font-size-asian="12pt" style:font-size-complex="12pt" fo:hyphenate="false" fo:hyphenation-remain-char-count="2" fo:hyphenation-push-char-count="2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33068" officeooo:paragraph-rsid="01e33068" style:font-size-asian="12pt" style:font-weight-asian="bold" style:font-size-complex="12pt" style:font-weight-complex="bold" fo:hyphenate="false" fo:hyphenation-remain-char-count="2" fo:hyphenation-push-char-count="2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1dc96f0" style:font-size-asian="12pt" style:font-weight-asian="bold" style:font-size-complex="12pt" style:font-weight-complex="bold" fo:hyphenate="false" fo:hyphenation-remain-char-count="2" fo:hyphenation-push-char-count="2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224f617" style:font-size-asian="12pt" style:font-weight-asian="bold" style:font-size-complex="12pt" style:font-weight-complex="bold" fo:hyphenate="false" fo:hyphenation-remain-char-count="2" fo:hyphenation-push-char-count="2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f35a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d4e9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8da146" officeooo:paragraph-rsid="028da146" style:font-size-asian="12pt" style:font-weight-asian="bold" style:font-size-complex="12pt" style:font-weight-complex="bold" fo:hyphenate="false" fo:hyphenation-remain-char-count="2" fo:hyphenation-push-char-count="2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dc96f0" officeooo:paragraph-rsid="01dc96f0" style:font-size-asian="10pt" style:font-size-complex="10pt" fo:hyphenate="false" fo:hyphenation-remain-char-count="2" fo:hyphenation-push-char-count="2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e4a2a0" officeooo:paragraph-rsid="01e4a2a0" style:font-size-asian="10pt" style:font-size-complex="10pt" fo:hyphenate="false" fo:hyphenation-remain-char-count="2" fo:hyphenation-push-char-count="2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2a15" officeooo:paragraph-rsid="01dc96f0" style:font-size-asian="11pt" style:font-size-complex="11pt" fo:hyphenate="false" fo:hyphenation-remain-char-count="2" fo:hyphenation-push-char-count="2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daa80" officeooo:paragraph-rsid="01ddaa80" style:font-size-asian="11pt" style:font-size-complex="11pt" fo:hyphenate="false" fo:hyphenation-remain-char-count="2" fo:hyphenation-push-char-count="2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bfdc" officeooo:paragraph-rsid="01dc96f0" style:font-size-asian="11pt" style:font-size-complex="11pt" fo:hyphenate="false" fo:hyphenation-remain-char-count="2" fo:hyphenation-push-char-count="2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224f617" fo:hyphenate="false" fo:hyphenation-remain-char-count="2" fo:hyphenation-push-char-count="2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224f617" fo:hyphenate="false" fo:hyphenation-remain-char-count="2" fo:hyphenation-push-char-count="2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224f617" fo:hyphenate="false" fo:hyphenation-remain-char-count="2" fo:hyphenation-push-char-count="2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646458" officeooo:paragraph-rsid="028845da" style:font-size-asian="14pt" style:font-size-complex="14pt" fo:hyphenate="false" fo:hyphenation-remain-char-count="2" fo:hyphenation-push-char-count="2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86ed9f" officeooo:paragraph-rsid="028845da" style:font-size-asian="14pt" style:font-size-complex="14pt" fo:hyphenate="false" fo:hyphenation-remain-char-count="2" fo:hyphenation-push-char-count="2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6634b0" officeooo:paragraph-rsid="028845da" style:font-size-asian="14pt" style:font-size-complex="14pt" fo:hyphenate="false" fo:hyphenation-remain-char-count="2" fo:hyphenation-push-char-count="2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72f8d8" officeooo:paragraph-rsid="028845da" style:font-size-asian="14pt" style:font-size-complex="14pt" fo:hyphenate="false" fo:hyphenation-remain-char-count="2" fo:hyphenation-push-char-count="2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736f3d" officeooo:paragraph-rsid="028845da" style:font-size-asian="14pt" style:font-size-complex="14pt" fo:hyphenate="false" fo:hyphenation-remain-char-count="2" fo:hyphenation-push-char-count="2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6701ee" officeooo:paragraph-rsid="028845da" style:font-size-asian="14pt" style:font-size-complex="14pt" fo:hyphenate="false" fo:hyphenation-remain-char-count="2" fo:hyphenation-push-char-count="2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741b80" officeooo:paragraph-rsid="028845da" style:font-size-asian="14pt" style:font-size-complex="14pt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4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2c2f177" officeooo:paragraph-rsid="02c46d9c" style:font-size-asian="14pt" style:font-size-complex="14pt" fo:hyphenate="false" fo:hyphenation-remain-char-count="2" fo:hyphenation-push-char-count="2"/>
    </style:style>
    <style:style style:name="P46" style:family="paragraph" style:parent-style-name="Standard">
      <style:text-properties fo:font-size="14pt" style:font-size-asian="14pt" style:font-name-complex="Times New Roman" style:font-size-complex="14pt"/>
    </style:style>
    <style:style style:name="P47" style:family="paragraph" style:parent-style-name="Standard">
      <style:text-properties fo:font-size="14pt" officeooo:paragraph-rsid="0224f617" style:font-size-asian="14pt" style:font-name-complex="Times New Roman" style:font-size-complex="14pt"/>
    </style:style>
    <style:style style:name="P48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49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50" style:family="paragraph" style:parent-style-name="Standard">
      <style:text-properties fo:font-size="14pt" officeooo:paragraph-rsid="023562c4" style:font-size-asian="14pt" style:font-name-complex="Times New Roman" style:font-size-complex="14pt"/>
    </style:style>
    <style:style style:name="P51" style:family="paragraph" style:parent-style-name="Standard">
      <style:text-properties fo:font-size="14pt" officeooo:rsid="025cb102" officeooo:paragraph-rsid="02259a35" style:font-size-asian="14pt" style:font-name-complex="Times New Roman" style:font-size-complex="14pt"/>
    </style:style>
    <style:style style:name="P52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53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54" style:family="paragraph" style:parent-style-name="Standard">
      <style:text-properties fo:font-size="14pt" officeooo:rsid="02ee068c" officeooo:paragraph-rsid="02ee068c" style:font-size-asian="14pt" style:font-name-complex="Times New Roman" style:font-size-complex="14pt"/>
    </style:style>
    <style:style style:name="P55" style:family="paragraph" style:parent-style-name="Standard">
      <style:text-properties fo:font-size="14pt" officeooo:rsid="03082610" officeooo:paragraph-rsid="03082610" style:font-size-asian="14pt" style:font-name-complex="Times New Roman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14f7933" officeooo:paragraph-rsid="02eaa96b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59" style:family="paragraph" style:parent-style-name="Standard">
      <style:text-properties fo:font-size="14pt" officeooo:paragraph-rsid="02259a35" style:font-size-asian="14pt" style:font-size-complex="14pt"/>
    </style:style>
    <style:style style:name="P60" style:family="paragraph" style:parent-style-name="Standard">
      <style:text-properties fo:font-size="14pt" officeooo:rsid="027d9b82" officeooo:paragraph-rsid="0224f617" style:font-size-asian="14pt" style:font-size-complex="14pt"/>
    </style:style>
    <style:style style:name="P61" style:family="paragraph" style:parent-style-name="Standard">
      <style:text-properties fo:font-size="14pt" officeooo:rsid="027e7366" officeooo:paragraph-rsid="0224f617" style:font-size-asian="14pt" style:font-size-complex="14pt"/>
    </style:style>
    <style:style style:name="P62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63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64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65" style:family="paragraph" style:parent-style-name="Standard">
      <style:text-properties fo:font-size="14pt" officeooo:rsid="011e8988" officeooo:paragraph-rsid="0224f617" style:font-size-asian="14pt" style:font-size-complex="14pt"/>
    </style:style>
    <style:style style:name="P66" style:family="paragraph" style:parent-style-name="Standard">
      <style:text-properties fo:font-size="14pt" officeooo:rsid="0125f0fe" officeooo:paragraph-rsid="0224f617" style:font-size-asian="14pt" style:font-size-complex="14pt"/>
    </style:style>
    <style:style style:name="P67" style:family="paragraph" style:parent-style-name="Standard">
      <style:text-properties fo:font-size="14pt" officeooo:rsid="0125f0fe" officeooo:paragraph-rsid="02c46d9c" style:font-size-asian="14pt" style:font-size-complex="14pt"/>
    </style:style>
    <style:style style:name="P68" style:family="paragraph" style:parent-style-name="Standard">
      <style:text-properties fo:font-size="14pt" officeooo:rsid="01271185" officeooo:paragraph-rsid="0224f617" style:font-size-asian="14pt" style:font-size-complex="14pt"/>
    </style:style>
    <style:style style:name="P69" style:family="paragraph" style:parent-style-name="Standard">
      <style:text-properties fo:font-size="14pt" officeooo:rsid="0286af4b" officeooo:paragraph-rsid="0224f617" style:font-size-asian="14pt" style:font-size-complex="14pt"/>
    </style:style>
    <style:style style:name="P70" style:family="paragraph" style:parent-style-name="Standard">
      <style:text-properties fo:font-size="14pt" officeooo:rsid="01203174" officeooo:paragraph-rsid="0224f617" style:font-size-asian="14pt" style:font-size-complex="14pt"/>
    </style:style>
    <style:style style:name="P71" style:family="paragraph" style:parent-style-name="Standard">
      <style:paragraph-properties fo:text-align="justify" style:justify-single-word="false"/>
      <style:text-properties fo:font-size="14pt" officeooo:rsid="01f8ce05" officeooo:paragraph-rsid="0224f617" style:font-size-asian="14pt" style:font-size-complex="14pt"/>
    </style:style>
    <style:style style:name="P72" style:family="paragraph" style:parent-style-name="Standard">
      <style:paragraph-properties fo:text-align="justify" style:justify-single-word="false"/>
      <style:text-properties fo:font-size="14pt" officeooo:rsid="0134fc8a" officeooo:paragraph-rsid="0224f617" style:font-size-asian="14pt" style:font-size-complex="14pt"/>
    </style:style>
    <style:style style:name="P73" style:family="paragraph" style:parent-style-name="Standard">
      <style:paragraph-properties fo:text-align="center" style:justify-single-word="false"/>
      <style:text-properties fo:font-size="14pt" officeooo:rsid="025756ed" officeooo:paragraph-rsid="0224f617" style:font-size-asian="14pt" style:font-size-complex="14pt"/>
    </style:style>
    <style:style style:name="P74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75" style:family="paragraph" style:parent-style-name="Standard">
      <style:paragraph-properties fo:text-align="justify" style:justify-single-word="false"/>
      <style:text-properties fo:font-size="14pt" officeooo:rsid="01365f98" officeooo:paragraph-rsid="0224f617" style:font-size-asian="14pt" style:font-size-complex="14pt"/>
    </style:style>
    <style:style style:name="P76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77" style:family="paragraph" style:parent-style-name="Standard">
      <style:paragraph-properties fo:text-align="justify" style:justify-single-word="false"/>
      <style:text-properties fo:font-size="14pt" officeooo:rsid="0139677c" officeooo:paragraph-rsid="0224f617" style:font-size-asian="14pt" style:font-size-complex="14pt"/>
    </style:style>
    <style:style style:name="P78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79" style:family="paragraph" style:parent-style-name="Standard">
      <style:text-properties fo:font-size="14pt" officeooo:rsid="013a4a8f" officeooo:paragraph-rsid="0224f617" style:font-size-asian="14pt" style:font-size-complex="14pt"/>
    </style:style>
    <style:style style:name="P80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81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82" style:family="paragraph" style:parent-style-name="Standard">
      <style:paragraph-properties fo:text-align="center" style:justify-single-word="false"/>
      <style:text-properties fo:font-size="14pt" officeooo:rsid="01456998" officeooo:paragraph-rsid="0224f617" style:font-size-asian="14pt" style:font-size-complex="14pt"/>
    </style:style>
    <style:style style:name="P83" style:family="paragraph" style:parent-style-name="Standard">
      <style:text-properties fo:font-size="14pt" officeooo:rsid="01456998" officeooo:paragraph-rsid="0224f617" style:font-size-asian="14pt" style:font-size-complex="14pt"/>
    </style:style>
    <style:style style:name="P84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85" style:family="paragraph" style:parent-style-name="Standard">
      <style:text-properties fo:font-size="14pt" officeooo:paragraph-rsid="0224f617" style:font-size-asian="14pt" style:font-size-complex="14pt"/>
    </style:style>
    <style:style style:name="P86" style:family="paragraph" style:parent-style-name="Standard">
      <style:text-properties fo:font-size="14pt" officeooo:rsid="018b6187" officeooo:paragraph-rsid="02259a35" style:font-size-asian="14pt" style:font-size-complex="14pt"/>
    </style:style>
    <style:style style:name="P87" style:family="paragraph" style:parent-style-name="Standard">
      <style:text-properties fo:font-size="14pt" officeooo:rsid="0229108d" officeooo:paragraph-rsid="02259a35" style:font-size-asian="14pt" style:font-size-complex="14pt"/>
    </style:style>
    <style:style style:name="P88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89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90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91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92" style:family="paragraph" style:parent-style-name="Standard">
      <style:text-properties fo:font-size="14pt" officeooo:rsid="00b55a03" officeooo:paragraph-rsid="02259a35" style:font-size-asian="14pt" style:font-size-complex="14pt"/>
    </style:style>
    <style:style style:name="P93" style:family="paragraph" style:parent-style-name="Standard">
      <style:text-properties fo:font-size="14pt" officeooo:rsid="00b574fb" officeooo:paragraph-rsid="02259a35" style:font-size-asian="14pt" style:font-size-complex="14pt"/>
    </style:style>
    <style:style style:name="P94" style:family="paragraph" style:parent-style-name="Standard">
      <style:text-properties fo:font-size="14pt" officeooo:rsid="00b970ea" officeooo:paragraph-rsid="02259a35" style:font-size-asian="14pt" style:font-size-complex="14pt"/>
    </style:style>
    <style:style style:name="P95" style:family="paragraph" style:parent-style-name="Standard">
      <style:text-properties fo:font-size="14pt" officeooo:rsid="028c81ba" officeooo:paragraph-rsid="02259a35" style:font-size-asian="14pt" style:font-size-complex="14pt"/>
    </style:style>
    <style:style style:name="P96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97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98" style:family="paragraph" style:parent-style-name="Standard">
      <style:paragraph-properties fo:text-align="center" style:justify-single-word="false"/>
      <style:text-properties fo:font-size="14pt" officeooo:rsid="0274fe49" officeooo:paragraph-rsid="0282e196" style:font-size-asian="14pt" style:font-size-complex="14pt"/>
    </style:style>
    <style:style style:name="P99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100" style:family="paragraph" style:parent-style-name="Standard">
      <style:paragraph-properties fo:text-align="justify" style:justify-single-word="false"/>
      <style:text-properties fo:font-size="14pt" officeooo:rsid="01321088" officeooo:paragraph-rsid="0224f617" style:font-size-asian="14pt" style:font-size-complex="14pt"/>
    </style:style>
    <style:style style:name="P101" style:family="paragraph" style:parent-style-name="Standard">
      <style:paragraph-properties fo:text-align="center" style:justify-single-word="false"/>
      <style:text-properties fo:font-size="14pt" officeooo:rsid="0119af62" officeooo:paragraph-rsid="0224f617" style:font-size-asian="14pt" style:font-size-complex="14pt"/>
    </style:style>
    <style:style style:name="P102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103" style:family="paragraph" style:parent-style-name="Standard">
      <style:text-properties fo:font-size="14pt" officeooo:rsid="02913b1a" officeooo:paragraph-rsid="02cf1fae" style:font-size-asian="14pt" style:font-size-complex="14pt"/>
    </style:style>
    <style:style style:name="P104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105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106" style:family="paragraph" style:parent-style-name="Standard">
      <style:text-properties fo:font-size="14pt" officeooo:paragraph-rsid="02f55d5c" style:font-size-asian="14pt" style:font-size-complex="14pt"/>
    </style:style>
    <style:style style:name="P107" style:family="paragraph" style:parent-style-name="Standard">
      <style:text-properties fo:font-size="14pt" officeooo:paragraph-rsid="02fc81b4" style:font-size-asian="14pt" style:font-size-complex="14pt"/>
    </style:style>
    <style:style style:name="P108" style:family="paragraph" style:parent-style-name="Standard">
      <style:text-properties fo:font-size="14pt" officeooo:rsid="03034207" officeooo:paragraph-rsid="03034207" style:font-size-asian="14pt" style:font-size-complex="14pt"/>
    </style:style>
    <style:style style:name="P109" style:family="paragraph" style:parent-style-name="Standard">
      <style:text-properties fo:font-size="14pt" officeooo:rsid="0307076a" officeooo:paragraph-rsid="0307076a" style:font-size-asian="14pt" style:font-size-complex="14pt"/>
    </style:style>
    <style:style style:name="P110" style:family="paragraph" style:parent-style-name="Standard">
      <style:text-properties fo:font-size="14pt" officeooo:rsid="0307076a" officeooo:paragraph-rsid="030bd878" style:font-size-asian="14pt" style:font-size-complex="14pt"/>
    </style:style>
    <style:style style:name="P111" style:family="paragraph" style:parent-style-name="Standard">
      <style:text-properties fo:font-size="14pt" officeooo:paragraph-rsid="031335da" style:font-size-asian="14pt" style:font-size-complex="14pt"/>
    </style:style>
    <style:style style:name="P112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113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114" style:family="paragraph" style:parent-style-name="Standard">
      <style:text-properties fo:font-size="14pt" fo:font-style="normal" officeooo:rsid="00d1190c" officeooo:paragraph-rsid="027abb30" style:font-size-asian="14pt" style:font-style-asian="normal" style:font-size-complex="14pt" style:font-style-complex="normal"/>
    </style:style>
    <style:style style:name="P115" style:family="paragraph" style:parent-style-name="Standard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16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117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118" style:family="paragraph" style:parent-style-name="Standard">
      <style:text-properties fo:font-size="14pt" fo:font-style="normal" officeooo:rsid="028f263a" officeooo:paragraph-rsid="02259a35" style:font-size-asian="14pt" style:font-style-asian="normal" style:font-size-complex="14pt" style:font-style-complex="normal"/>
    </style:style>
    <style:style style:name="P119" style:family="paragraph" style:parent-style-name="Standard">
      <style:text-properties fo:font-size="14pt" fo:font-style="normal" officeooo:rsid="016b5139" officeooo:paragraph-rsid="02259a35" style:font-size-asian="14pt" style:font-style-asian="normal" style:font-size-complex="14pt" style:font-style-complex="normal"/>
    </style:style>
    <style:style style:name="P120" style:family="paragraph" style:parent-style-name="Standard">
      <style:text-properties fo:font-size="14pt" fo:font-style="normal" officeooo:rsid="015bd86c" officeooo:paragraph-rsid="02259a35" style:font-size-asian="14pt" style:font-style-asian="normal" style:font-size-complex="14pt" style:font-style-complex="normal"/>
    </style:style>
    <style:style style:name="P121" style:family="paragraph" style:parent-style-name="Standard">
      <style:text-properties fo:font-size="14pt" fo:font-style="normal" officeooo:rsid="015eb2ea" officeooo:paragraph-rsid="02259a35" style:font-size-asian="14pt" style:font-style-asian="normal" style:font-size-complex="14pt" style:font-style-complex="normal"/>
    </style:style>
    <style:style style:name="P122" style:family="paragraph" style:parent-style-name="Standard"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123" style:family="paragraph" style:parent-style-name="Standard"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124" style:family="paragraph" style:parent-style-name="Standard">
      <style:paragraph-properties fo:text-align="center" style:justify-single-word="false"/>
      <style:text-properties fo:font-size="14pt" fo:font-style="normal" officeooo:rsid="029b9d50" officeooo:paragraph-rsid="02259a35" style:font-size-asian="14pt" style:font-style-asian="normal" style:font-size-complex="14pt" style:font-style-complex="normal"/>
    </style:style>
    <style:style style:name="P125" style:family="paragraph" style:parent-style-name="Standard">
      <style:text-properties fo:font-size="14pt" fo:font-style="normal" officeooo:rsid="02a11bb6" officeooo:paragraph-rsid="02259a35" style:font-size-asian="14pt" style:font-style-asian="normal" style:font-size-complex="14pt" style:font-style-complex="normal"/>
    </style:style>
    <style:style style:name="P126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127" style:family="paragraph" style:parent-style-name="Standard">
      <style:text-properties fo:font-size="14pt" fo:font-style="normal" officeooo:rsid="030171ad" officeooo:paragraph-rsid="03034207" style:font-size-asian="14pt" style:font-style-asian="normal" style:font-size-complex="14pt" style:font-style-complex="normal"/>
    </style:style>
    <style:style style:name="P128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224f617" style:font-size-asian="14pt" style:font-style-asian="italic" style:font-size-complex="14pt" style:font-style-complex="italic"/>
    </style:style>
    <style:style style:name="P129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130" style:family="paragraph" style:parent-style-name="Standard">
      <style:paragraph-properties fo:text-align="center" style:justify-single-word="false"/>
      <style:text-properties fo:font-size="14pt" officeooo:rsid="0282e196" officeooo:paragraph-rsid="0282e196" style:font-size-asian="12.25pt" style:font-size-complex="14pt"/>
    </style:style>
    <style:style style:name="P131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132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133" style:family="paragraph" style:parent-style-name="Standard">
      <style:paragraph-properties fo:text-align="center" style:justify-single-word="false"/>
      <style:text-properties fo:font-size="14pt" officeooo:rsid="028beb01" officeooo:paragraph-rsid="028beb01" style:font-size-asian="12.25pt" style:font-size-complex="14pt"/>
    </style:style>
    <style:style style:name="P134" style:family="paragraph" style:parent-style-name="Standard">
      <style:text-properties fo:font-size="14pt" officeooo:rsid="028beb01" officeooo:paragraph-rsid="028cdd60" style:font-size-asian="12.25pt" style:font-size-complex="14pt"/>
    </style:style>
    <style:style style:name="P135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136" style:family="paragraph" style:parent-style-name="Standard">
      <style:paragraph-properties fo:text-align="justify" style:justify-single-word="false"/>
      <style:text-properties fo:font-size="14pt" officeooo:rsid="028da146" officeooo:paragraph-rsid="028da146" style:font-size-asian="12.25pt" style:font-size-complex="14pt"/>
    </style:style>
    <style:style style:name="P137" style:family="paragraph" style:parent-style-name="Standard">
      <style:paragraph-properties fo:text-align="center" style:justify-single-word="false"/>
      <style:text-properties fo:font-size="14pt" officeooo:rsid="01e033d5" officeooo:paragraph-rsid="028da146" style:font-size-asian="12.25pt" style:font-size-complex="14pt"/>
    </style:style>
    <style:style style:name="P138" style:family="paragraph" style:parent-style-name="Standard">
      <style:text-properties fo:font-size="14pt" officeooo:rsid="01e76398" officeooo:paragraph-rsid="01e76398" style:font-size-asian="12.25pt" style:font-size-complex="14pt"/>
    </style:style>
    <style:style style:name="P139" style:family="paragraph" style:parent-style-name="Standard">
      <style:text-properties fo:font-size="14pt" officeooo:rsid="01d10002" officeooo:paragraph-rsid="0103d5f1" style:font-size-asian="12.25pt" style:font-size-complex="14pt"/>
    </style:style>
    <style:style style:name="P140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141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142" style:family="paragraph" style:parent-style-name="Standard">
      <style:text-properties fo:font-size="14pt" officeooo:rsid="028e1c4f" officeooo:paragraph-rsid="0298652f" style:font-size-asian="12.25pt" style:font-size-complex="14pt"/>
    </style:style>
    <style:style style:name="P143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144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145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146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147" style:family="paragraph" style:parent-style-name="Standard">
      <style:text-properties fo:color="#000000" fo:font-size="14pt" officeooo:rsid="0279203a" officeooo:paragraph-rsid="0224f617" style:font-size-asian="14pt" style:font-name-complex="Times New Roman" style:font-size-complex="14pt"/>
    </style:style>
    <style:style style:name="P148" style:family="paragraph" style:parent-style-name="Standard">
      <style:text-properties fo:color="#000000" fo:font-size="14pt" officeooo:rsid="029985bb" officeooo:paragraph-rsid="0224f617" style:font-size-asian="14pt" style:font-name-complex="Times New Roman" style:font-size-complex="14pt"/>
    </style:style>
    <style:style style:name="P149" style:family="paragraph" style:parent-style-name="Standard">
      <style:text-properties fo:color="#000000" fo:font-size="14pt" officeooo:paragraph-rsid="0224f617" style:font-size-asian="14pt" style:font-name-complex="Times New Roman" style:font-size-complex="14pt"/>
    </style:style>
    <style:style style:name="P150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151" style:family="paragraph" style:parent-style-name="Standard">
      <style:paragraph-properties fo:line-height="100%" fo:text-align="center" style:justify-single-word="false"/>
      <style:text-properties fo:color="#000000" fo:font-weight="bold" officeooo:paragraph-rsid="02af8868" style:font-weight-asian="bold" style:font-name-complex="Times New Roman" style:font-weight-complex="bold"/>
    </style:style>
    <style:style style:name="P152" style:family="paragraph" style:parent-style-name="Standard">
      <style:paragraph-properties fo:line-height="100%" fo:text-align="center" style:justify-single-word="false"/>
      <style:text-properties fo:color="#000000" officeooo:paragraph-rsid="02af8868" style:font-name-complex="Times New Roman"/>
    </style:style>
    <style:style style:name="P153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154" style:family="paragraph" style:parent-style-name="Standard">
      <style:text-properties officeooo:rsid="02792cb9" officeooo:paragraph-rsid="0224f617"/>
    </style:style>
    <style:style style:name="P155" style:family="paragraph" style:parent-style-name="Standard">
      <style:text-properties officeooo:rsid="0279c5f1" officeooo:paragraph-rsid="0224f617"/>
    </style:style>
    <style:style style:name="P156" style:family="paragraph" style:parent-style-name="Standard">
      <style:text-properties officeooo:paragraph-rsid="0224f617"/>
    </style:style>
    <style:style style:name="P157" style:family="paragraph" style:parent-style-name="Standard">
      <style:text-properties officeooo:rsid="019fd2c4" officeooo:paragraph-rsid="02259a35"/>
    </style:style>
    <style:style style:name="P158" style:family="paragraph" style:parent-style-name="Standard">
      <style:text-properties officeooo:rsid="026a75b0" officeooo:paragraph-rsid="02259a35"/>
    </style:style>
    <style:style style:name="P159" style:family="paragraph" style:parent-style-name="Standard">
      <style:paragraph-properties fo:text-align="center" style:justify-single-word="false"/>
      <style:text-properties officeooo:paragraph-rsid="02259a35"/>
    </style:style>
    <style:style style:name="P160" style:family="paragraph" style:parent-style-name="Standard">
      <style:paragraph-properties fo:text-align="center" style:justify-single-word="false"/>
      <style:text-properties officeooo:rsid="029b9d50" officeooo:paragraph-rsid="02259a35"/>
    </style:style>
    <style:style style:name="P161" style:family="paragraph" style:parent-style-name="Standard">
      <style:text-properties officeooo:paragraph-rsid="02259a35"/>
    </style:style>
    <style:style style:name="P162" style:family="paragraph" style:parent-style-name="Standard">
      <style:text-properties officeooo:paragraph-rsid="0238d2c4"/>
    </style:style>
    <style:style style:name="P163" style:family="paragraph" style:parent-style-name="Standard">
      <style:text-properties officeooo:rsid="0239d36f" officeooo:paragraph-rsid="0239d36f"/>
    </style:style>
    <style:style style:name="P164" style:family="paragraph" style:parent-style-name="Standard">
      <style:text-properties officeooo:paragraph-rsid="02641f55"/>
    </style:style>
    <style:style style:name="P165" style:family="paragraph" style:parent-style-name="Standard">
      <style:paragraph-properties fo:text-align="center" style:justify-single-word="false"/>
      <style:text-properties officeooo:rsid="02641f55" officeooo:paragraph-rsid="02641f55"/>
    </style:style>
    <style:style style:name="P166" style:family="paragraph" style:parent-style-name="Standard">
      <style:text-properties officeooo:paragraph-rsid="02646458"/>
    </style:style>
    <style:style style:name="P167" style:family="paragraph" style:parent-style-name="Standard">
      <style:text-properties officeooo:rsid="027a9143" officeooo:paragraph-rsid="027a9143"/>
    </style:style>
    <style:style style:name="P168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169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170" style:family="paragraph" style:parent-style-name="Standard">
      <style:paragraph-properties fo:line-height="100%"/>
      <style:text-properties officeooo:paragraph-rsid="02af8868"/>
    </style:style>
    <style:style style:name="P171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172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 style:font-weight-complex="bold"/>
    </style:style>
    <style:style style:name="P173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174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175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76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177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178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179" style:family="paragraph" style:parent-style-name="Standard">
      <style:text-properties officeooo:paragraph-rsid="02f92369"/>
    </style:style>
    <style:style style:name="P180" style:family="paragraph" style:parent-style-name="Standard">
      <style:text-properties officeooo:rsid="02320a48" officeooo:paragraph-rsid="03059daf"/>
    </style:style>
    <style:style style:name="P181" style:family="paragraph" style:parent-style-name="Standard">
      <style:text-properties officeooo:paragraph-rsid="0306cfbf"/>
    </style:style>
    <style:style style:name="P182" style:family="paragraph" style:parent-style-name="Standard">
      <style:text-properties officeooo:paragraph-rsid="023a5d35"/>
    </style:style>
    <style:style style:name="P183" style:family="paragraph" style:parent-style-name="Standard">
      <style:text-properties officeooo:rsid="0307076a" officeooo:paragraph-rsid="0307076a"/>
    </style:style>
    <style:style style:name="P184" style:family="paragraph" style:parent-style-name="Standard">
      <style:text-properties officeooo:rsid="0307076a" officeooo:paragraph-rsid="03082610"/>
    </style:style>
    <style:style style:name="P185" style:family="paragraph" style:parent-style-name="Standard">
      <style:text-properties officeooo:paragraph-rsid="030cccde"/>
    </style:style>
    <style:style style:name="P186" style:family="paragraph" style:parent-style-name="Standard">
      <style:text-properties officeooo:paragraph-rsid="02dca471"/>
    </style:style>
    <style:style style:name="P187" style:family="paragraph" style:parent-style-name="Standard">
      <style:paragraph-properties fo:margin-left="0cm" fo:margin-right="0cm" fo:text-indent="1.217cm" style:auto-text-indent="false"/>
      <style:text-properties fo:color="#000000" fo:font-size="14pt" style:font-size-asian="14pt" style:font-name-complex="Times New Roman" style:font-size-complex="14pt"/>
    </style:style>
    <style:style style:name="P188" style:family="paragraph" style:parent-style-name="Standard">
      <style:paragraph-properties fo:margin-left="0cm" fo:margin-right="0cm" fo:text-indent="1.217cm" style:auto-text-indent="false"/>
      <style:text-properties fo:color="#000000" fo:font-size="14pt" officeooo:paragraph-rsid="02b66ff4" style:font-size-asian="14pt" style:font-name-complex="Times New Roman" style:font-size-complex="14pt"/>
    </style:style>
    <style:style style:name="P189" style:family="paragraph" style:parent-style-name="Основной_20_текст_20_SQL3">
      <style:paragraph-properties fo:margin-left="0cm" fo:margin-right="0cm" fo:text-indent="1.217cm" style:auto-text-indent="false"/>
      <style:text-properties fo:color="#000000" style:font-weight-complex="bold"/>
    </style:style>
    <style:style style:name="P190" style:family="paragraph" style:parent-style-name="Основной_20_текст_20_SQL3">
      <style:paragraph-properties fo:margin-left="0cm" fo:margin-right="0cm" fo:text-indent="1.217cm" style:auto-text-indent="false"/>
      <style:text-properties officeooo:paragraph-rsid="02b2ab90"/>
    </style:style>
    <style:style style:name="P191" style:family="paragraph" style:parent-style-name="Основной_20_текст_20_SQL3">
      <style:paragraph-properties fo:margin-left="0cm" fo:margin-right="0cm" fo:text-indent="1.217cm" style:auto-text-indent="false"/>
      <style:text-properties officeooo:rsid="02b2ab90" officeooo:paragraph-rsid="02b2ab90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17cm" style:auto-text-indent="false"/>
      <style:text-properties fo:color="#000000" fo:font-size="14pt" officeooo:paragraph-rsid="02bd0267" style:font-size-asian="14pt" style:font-name-complex="Times New Roman" style:font-size-complex="14pt"/>
    </style:style>
    <style:style style:name="P193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24f617" style:font-size-asian="14pt" style:font-size-complex="14pt" fo:hyphenate="false" fo:hyphenation-remain-char-count="2" fo:hyphenation-push-char-count="2"/>
    </style:style>
    <style:style style:name="P194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24f617" style:font-size-asian="14pt" style:font-size-complex="14pt" fo:hyphenate="false" fo:hyphenation-remain-char-count="2" fo:hyphenation-push-char-count="2"/>
    </style:style>
    <style:style style:name="P195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24f617" style:font-size-asian="14pt" style:font-size-complex="14pt" fo:hyphenate="false" fo:hyphenation-remain-char-count="2" fo:hyphenation-push-char-count="2"/>
    </style:style>
    <style:style style:name="P196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24f617" style:font-size-asian="14pt" style:font-size-complex="14pt" fo:hyphenate="false" fo:hyphenation-remain-char-count="2" fo:hyphenation-push-char-count="2"/>
    </style:style>
    <style:style style:name="P197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24f617" style:font-size-asian="14pt" style:font-size-complex="14pt" fo:hyphenate="false" fo:hyphenation-remain-char-count="2" fo:hyphenation-push-char-count="2"/>
    </style:style>
    <style:style style:name="P198" style:family="paragraph" style:parent-style-name="Standard" style:master-page-name="">
      <loext:graphic-properties draw:fill="none"/>
      <style:paragraph-properties fo:margin-left="0cm" fo:margin-right="-0.199cm" fo:line-height="150%" fo:text-align="center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199" style:family="paragraph" style:parent-style-name="Standard">
      <style:paragraph-properties fo:margin-left="1.27cm" fo:margin-right="0cm" fo:text-indent="0cm" style:auto-text-indent="false"/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200" style:family="paragraph" style:parent-style-name="Standard">
      <loext:graphic-properties draw:fill="none"/>
      <style:paragraph-properties fo:margin-left="-0.3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2259a35" fo:hyphenate="false" fo:hyphenation-remain-char-count="2" fo:hyphenation-push-char-count="2"/>
    </style:style>
    <style:style style:name="P201" style:family="paragraph" style:parent-style-name="Standard" style:master-page-name="">
      <loext:graphic-properties draw:fill="none"/>
      <style:paragraph-properties fo:margin-left="-0.101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rsid="027cbd86" officeooo:paragraph-rsid="02259a35" style:font-size-asian="14pt" style:font-size-complex="14pt" fo:hyphenate="false" fo:hyphenation-remain-char-count="2" fo:hyphenation-push-char-count="2"/>
    </style:style>
    <style:style style:name="P20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font-size="14pt" officeooo:paragraph-rsid="02259a35" style:font-size-asian="14pt" style:font-size-complex="14pt" fo:hyphenate="false" fo:hyphenation-remain-char-count="2" fo:hyphenation-push-char-count="2"/>
    </style:style>
    <style:style style:name="P203" style:family="paragraph" style:parent-style-name="Text_20_body">
      <loext:graphic-properties draw:fill="none"/>
      <style:paragraph-properties fo:margin-left="-0.101cm" fo:margin-right="-0.199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a4420d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204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259a35" style:font-size-asian="14pt" style:font-name-complex="Times New Roman" style:font-size-complex="14pt"/>
    </style:style>
    <style:style style:name="P205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bd8c39" style:font-size-asian="14pt" style:font-name-complex="Times New Roman" style:font-size-complex="14pt"/>
    </style:style>
    <style:style style:name="P206" style:family="paragraph" style:parent-style-name="Text_20_body">
      <style:paragraph-properties fo:margin-top="0cm" fo:margin-bottom="0cm" loext:contextual-spacing="false"/>
      <style:text-properties fo:font-size="14pt" officeooo:rsid="02a75545" officeooo:paragraph-rsid="02259a35" style:font-size-asian="14pt" style:font-name-complex="Times New Roman" style:font-size-complex="14pt"/>
    </style:style>
    <style:style style:name="P207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259a35" style:font-size-asian="14pt" style:font-name-complex="Times New Roman" style:font-size-complex="14pt"/>
    </style:style>
    <style:style style:name="P208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bd8c39" style:font-size-asian="14pt" style:font-name-complex="Times New Roman" style:font-size-complex="14pt"/>
    </style:style>
    <style:style style:name="P209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259a35" style:font-size-asian="14pt" style:font-name-complex="Times New Roman" style:font-size-complex="14pt"/>
    </style:style>
    <style:style style:name="P210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bd8c39" style:font-size-asian="14pt" style:font-name-complex="Times New Roman" style:font-size-complex="14pt"/>
    </style:style>
    <style:style style:name="P211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212" style:family="paragraph" style:parent-style-name="List_20_Paragraph">
      <style:paragraph-properties fo:margin-left="2.54cm" fo:margin-right="0cm" fo:text-indent="0cm" style:auto-text-indent="false"/>
      <style:text-properties fo:font-size="14pt" officeooo:paragraph-rsid="0225ffd2" style:font-size-asian="14pt" style:font-name-complex="Times New Roman" style:font-size-complex="14pt"/>
    </style:style>
    <style:style style:name="P213" style:family="paragraph" style:parent-style-name="work">
      <style:text-properties fo:font-size="14pt" officeooo:rsid="02f9d939" officeooo:paragraph-rsid="0224f617" style:font-size-asian="14pt" style:font-size-complex="14pt"/>
    </style:style>
    <style:style style:name="P214" style:family="paragraph" style:parent-style-name="work">
      <style:text-properties fo:font-size="14pt" officeooo:rsid="02f9d939" officeooo:paragraph-rsid="02bd0267" style:font-size-asian="14pt" style:font-size-complex="14pt"/>
    </style:style>
    <style:style style:name="P215" style:family="paragraph" style:parent-style-name="work">
      <style:text-properties fo:font-size="14pt" officeooo:rsid="02fc0589" officeooo:paragraph-rsid="0224f617" style:font-size-asian="14pt" style:font-size-complex="14pt"/>
    </style:style>
    <style:style style:name="P216" style:family="paragraph" style:parent-style-name="work">
      <style:text-properties fo:font-size="14pt" officeooo:rsid="02fc0589" officeooo:paragraph-rsid="02bd0267" style:font-size-asian="14pt" style:font-size-complex="14pt"/>
    </style:style>
    <style:style style:name="P217" style:family="paragraph" style:parent-style-name="work">
      <style:text-properties fo:font-size="14pt" officeooo:paragraph-rsid="0224f617" style:font-size-asian="14pt" style:font-size-complex="14pt"/>
    </style:style>
    <style:style style:name="P218" style:family="paragraph" style:parent-style-name="work">
      <style:text-properties fo:font-size="14pt" officeooo:paragraph-rsid="02bd0267" style:font-size-asian="14pt" style:font-size-complex="14pt"/>
    </style:style>
    <style:style style:name="P219" style:family="paragraph" style:parent-style-name="work">
      <style:text-properties fo:font-size="14pt" officeooo:rsid="02bd0267" officeooo:paragraph-rsid="02bd0267" style:font-size-asian="14pt" style:font-size-complex="14pt"/>
    </style:style>
    <style:style style:name="P22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b9aa0" style:font-size-asian="14pt" style:font-size-complex="14pt" fo:hyphenate="false" fo:hyphenation-remain-char-count="2" fo:hyphenation-push-char-count="2"/>
    </style:style>
    <style:style style:name="P22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22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b049e3" fo:hyphenate="false" fo:hyphenation-remain-char-count="2" fo:hyphenation-push-char-count="2"/>
    </style:style>
    <style:style style:name="P22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fo:font-style="normal" officeooo:rsid="02c46d9c" officeooo:paragraph-rsid="02c46d9c" style:font-size-asian="14pt" style:font-style-asian="normal" style:font-size-complex="14pt" style:font-style-complex="normal" fo:hyphenate="false" fo:hyphenation-remain-char-count="2" fo:hyphenation-push-char-count="2"/>
    </style:style>
    <style:style style:name="P22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22b9aa0" fo:hyphenate="false" fo:hyphenation-remain-char-count="2" fo:hyphenation-push-char-count="2"/>
    </style:style>
    <style:style style:name="P22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226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22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22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22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23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23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232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513c93" fo:hyphenate="false" fo:hyphenation-remain-char-count="2" fo:hyphenation-push-char-count="2"/>
    </style:style>
    <style:style style:name="P233" style:family="paragraph" style:parent-style-name="p0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snap-to-layout-grid="false" style:writing-mode="lr-tb"/>
      <style:text-properties officeooo:paragraph-rsid="02b46e50" fo:hyphenate="false" fo:hyphenation-remain-char-count="2" fo:hyphenation-push-char-count="2"/>
    </style:style>
    <style:style style:name="P234" style:family="paragraph" style:parent-style-name="Text_20_body">
      <style:paragraph-properties fo:text-align="center" style:justify-single-word="false"/>
      <style:text-properties fo:font-size="14pt" officeooo:rsid="0277f6db" officeooo:paragraph-rsid="027abb30" style:font-size-asian="14pt" style:font-size-complex="14pt"/>
    </style:style>
    <style:style style:name="P235" style:family="paragraph" style:parent-style-name="Text_20_body">
      <style:paragraph-properties fo:text-align="center" style:justify-single-word="false"/>
      <style:text-properties fo:font-size="14pt" officeooo:rsid="0279f47a" officeooo:paragraph-rsid="0279f47a" style:font-size-asian="14pt" style:font-size-complex="14pt"/>
    </style:style>
    <style:style style:name="P236" style:family="paragraph" style:parent-style-name="Text_20_body">
      <style:paragraph-properties fo:text-align="justify" style:justify-single-word="false"/>
      <style:text-properties fo:font-size="14pt" officeooo:rsid="027abb30" officeooo:paragraph-rsid="027abb30" style:font-size-asian="14pt" style:font-size-complex="14pt"/>
    </style:style>
    <style:style style:name="P237" style:family="paragraph" style:parent-style-name="Text_20_body">
      <style:paragraph-properties fo:text-align="justify" style:justify-single-word="false"/>
      <style:text-properties fo:font-size="14pt" officeooo:rsid="027c3a8f" officeooo:paragraph-rsid="027c3a8f" style:font-size-asian="14pt" style:font-size-complex="14pt"/>
    </style:style>
    <style:style style:name="P238" style:family="paragraph" style:parent-style-name="Text_20_body">
      <style:text-properties fo:font-size="14pt" officeooo:rsid="023d0cf3" officeooo:paragraph-rsid="023d0cf3" style:font-size-asian="14pt" style:font-name-complex="Times New Roman" style:font-size-complex="14pt"/>
    </style:style>
    <style:style style:name="P239" style:family="paragraph" style:parent-style-name="Text_20_body">
      <style:text-properties fo:font-size="14pt" officeooo:rsid="02543824" officeooo:paragraph-rsid="02543824" style:font-size-asian="14pt" style:font-name-complex="Times New Roman" style:font-size-complex="14pt"/>
    </style:style>
    <style:style style:name="P240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241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242" style:family="paragraph" style:parent-style-name="Text_20_body">
      <style:paragraph-properties fo:text-align="center" style:justify-single-word="false"/>
      <style:text-properties fo:font-size="14pt" officeooo:rsid="02892fd6" officeooo:paragraph-rsid="028845da" style:font-size-asian="14pt" style:font-name-complex="Times New Roman" style:font-size-complex="14pt"/>
    </style:style>
    <style:style style:name="P243" style:family="paragraph" style:parent-style-name="Text_20_body">
      <style:paragraph-properties fo:text-align="justify" style:justify-single-word="false"/>
      <style:text-properties fo:font-size="14pt" fo:font-style="normal" officeooo:rsid="0260b8e3" officeooo:paragraph-rsid="0260b8e3" style:font-size-asian="14pt" style:font-style-asian="normal" style:font-name-complex="Times New Roman" style:font-size-complex="14pt" style:font-style-complex="normal"/>
    </style:style>
    <style:style style:name="P244" style:family="paragraph" style:parent-style-name="Text_20_body">
      <style:text-properties officeooo:rsid="023b2a9a" officeooo:paragraph-rsid="023b2a9a"/>
    </style:style>
    <style:style style:name="P245" style:family="paragraph" style:parent-style-name="Text_20_body">
      <style:text-properties officeooo:rsid="023dfe95" officeooo:paragraph-rsid="023dfe95"/>
    </style:style>
    <style:style style:name="P246" style:family="paragraph" style:parent-style-name="Text_20_body">
      <style:paragraph-properties fo:text-align="center" style:justify-single-word="false"/>
      <style:text-properties officeooo:rsid="023e4277" officeooo:paragraph-rsid="023e4277"/>
    </style:style>
    <style:style style:name="P247" style:family="paragraph" style:parent-style-name="Text_20_body">
      <style:text-properties officeooo:rsid="023e4277" officeooo:paragraph-rsid="02daf815"/>
    </style:style>
    <style:style style:name="P248" style:family="paragraph" style:parent-style-name="Text_20_body">
      <style:text-properties officeooo:rsid="023fd25a" officeooo:paragraph-rsid="023fd25a"/>
    </style:style>
    <style:style style:name="P249" style:family="paragraph" style:parent-style-name="Text_20_body">
      <style:text-properties officeooo:rsid="02416f84" officeooo:paragraph-rsid="02416f84"/>
    </style:style>
    <style:style style:name="P250" style:family="paragraph" style:parent-style-name="Text_20_body">
      <style:paragraph-properties fo:text-align="center" style:justify-single-word="false"/>
      <style:text-properties officeooo:paragraph-rsid="02543824"/>
    </style:style>
    <style:style style:name="P251" style:family="paragraph" style:parent-style-name="Text_20_body">
      <style:paragraph-properties fo:text-align="center" style:justify-single-word="false"/>
      <style:text-properties officeooo:paragraph-rsid="02845d63"/>
    </style:style>
    <style:style style:name="P252" style:family="paragraph" style:parent-style-name="Text_20_body">
      <style:text-properties officeooo:rsid="024696df" officeooo:paragraph-rsid="024696df"/>
    </style:style>
    <style:style style:name="P253" style:family="paragraph" style:parent-style-name="Text_20_body">
      <style:paragraph-properties fo:text-align="justify" style:justify-single-word="false"/>
      <style:text-properties officeooo:rsid="0248356d" officeooo:paragraph-rsid="025d7dfa"/>
    </style:style>
    <style:style style:name="P254" style:family="paragraph" style:parent-style-name="Text_20_body">
      <style:paragraph-properties fo:text-align="justify" style:justify-single-word="false"/>
      <style:text-properties officeooo:rsid="024d9ffd" officeooo:paragraph-rsid="024d9ffd"/>
    </style:style>
    <style:style style:name="P255" style:family="paragraph" style:parent-style-name="Text_20_body">
      <style:paragraph-properties fo:text-align="center" style:justify-single-word="false"/>
      <style:text-properties officeooo:rsid="024d9ffd" officeooo:paragraph-rsid="024d9ffd"/>
    </style:style>
    <style:style style:name="P256" style:family="paragraph" style:parent-style-name="Text_20_body">
      <style:paragraph-properties fo:text-align="justify" style:justify-single-word="false"/>
      <style:text-properties officeooo:rsid="024ef8a6" officeooo:paragraph-rsid="024ef8a6"/>
    </style:style>
    <style:style style:name="P257" style:family="paragraph" style:parent-style-name="Text_20_body">
      <style:paragraph-properties fo:text-align="justify" style:justify-single-word="false"/>
      <style:text-properties officeooo:rsid="024f08ad" officeooo:paragraph-rsid="024f08ad"/>
    </style:style>
    <style:style style:name="P258" style:family="paragraph" style:parent-style-name="Text_20_body">
      <style:paragraph-properties fo:text-align="center" style:justify-single-word="false"/>
      <style:text-properties officeooo:rsid="024f08ad" officeooo:paragraph-rsid="024f08ad"/>
    </style:style>
    <style:style style:name="P259" style:family="paragraph" style:parent-style-name="Text_20_body">
      <style:paragraph-properties fo:text-align="justify" style:justify-single-word="false"/>
      <style:text-properties officeooo:rsid="02508ca6" officeooo:paragraph-rsid="02508ca6"/>
    </style:style>
    <style:style style:name="P260" style:family="paragraph" style:parent-style-name="Text_20_body">
      <style:paragraph-properties fo:text-align="center" style:justify-single-word="false"/>
      <style:text-properties officeooo:rsid="02513c93" officeooo:paragraph-rsid="02513c93"/>
    </style:style>
    <style:style style:name="P261" style:family="paragraph" style:parent-style-name="Text_20_body">
      <style:text-properties officeooo:rsid="02513c93" officeooo:paragraph-rsid="02513c93"/>
    </style:style>
    <style:style style:name="P262" style:family="paragraph" style:parent-style-name="Text_20_body">
      <style:text-properties officeooo:rsid="0252b159" officeooo:paragraph-rsid="02543824"/>
    </style:style>
    <style:style style:name="P263" style:family="paragraph" style:parent-style-name="Text_20_body">
      <style:text-properties officeooo:rsid="02543824" officeooo:paragraph-rsid="02543824"/>
    </style:style>
    <style:style style:name="P264" style:family="paragraph" style:parent-style-name="Text_20_body">
      <style:paragraph-properties fo:text-align="center" style:justify-single-word="false"/>
      <style:text-properties officeooo:rsid="02543824" officeooo:paragraph-rsid="02543824"/>
    </style:style>
    <style:style style:name="P265" style:family="paragraph" style:parent-style-name="Text_20_body">
      <style:paragraph-properties fo:text-align="center" style:justify-single-word="false"/>
      <style:text-properties officeooo:rsid="02573071" officeooo:paragraph-rsid="02573071"/>
    </style:style>
    <style:style style:name="P266" style:family="paragraph" style:parent-style-name="Text_20_body">
      <style:paragraph-properties fo:text-align="center" style:justify-single-word="false"/>
      <style:text-properties officeooo:rsid="02591446" officeooo:paragraph-rsid="02591446"/>
    </style:style>
    <style:style style:name="P267" style:family="paragraph" style:parent-style-name="Text_20_body">
      <style:paragraph-properties fo:text-align="center" style:justify-single-word="false"/>
      <style:text-properties officeooo:rsid="025e15ee" officeooo:paragraph-rsid="025e15ee"/>
    </style:style>
    <style:style style:name="P268" style:family="paragraph" style:parent-style-name="Text_20_body">
      <style:paragraph-properties fo:text-align="justify" style:justify-single-word="false"/>
      <style:text-properties officeooo:rsid="0260b8e3" officeooo:paragraph-rsid="0260b8e3"/>
    </style:style>
    <style:style style:name="P269" style:family="paragraph" style:parent-style-name="Text_20_body">
      <style:paragraph-properties fo:text-align="center" style:justify-single-word="false"/>
      <style:text-properties officeooo:rsid="0260b8e3" officeooo:paragraph-rsid="0260b8e3"/>
    </style:style>
    <style:style style:name="P270" style:family="paragraph" style:parent-style-name="Text_20_body">
      <style:text-properties officeooo:rsid="02646458" officeooo:paragraph-rsid="02646458"/>
    </style:style>
    <style:style style:name="P271" style:family="paragraph" style:parent-style-name="Text_20_body">
      <style:text-properties officeooo:rsid="026634b0" officeooo:paragraph-rsid="026634b0"/>
    </style:style>
    <style:style style:name="P272" style:family="paragraph" style:parent-style-name="Text_20_body">
      <style:paragraph-properties fo:text-align="center" style:justify-single-word="false"/>
      <style:text-properties officeooo:rsid="026634b0" officeooo:paragraph-rsid="026634b0"/>
    </style:style>
    <style:style style:name="P273" style:family="paragraph" style:parent-style-name="Text_20_body">
      <style:text-properties officeooo:rsid="026ad7b3" officeooo:paragraph-rsid="026ad7b3"/>
    </style:style>
    <style:style style:name="P274" style:family="paragraph" style:parent-style-name="Text_20_body">
      <style:paragraph-properties fo:text-align="center" style:justify-single-word="false"/>
      <style:text-properties officeooo:rsid="0277f6db" officeooo:paragraph-rsid="0277f6db"/>
    </style:style>
    <style:style style:name="P275" style:family="paragraph" style:parent-style-name="Text_20_body">
      <style:paragraph-properties fo:text-align="center" style:justify-single-word="false"/>
      <style:text-properties officeooo:rsid="0282e196" officeooo:paragraph-rsid="0282e196"/>
    </style:style>
    <style:style style:name="P276" style:family="paragraph" style:parent-style-name="Text_20_body">
      <style:paragraph-properties fo:text-align="center" style:justify-single-word="false"/>
      <style:text-properties officeooo:rsid="02836611" officeooo:paragraph-rsid="02836611"/>
    </style:style>
    <style:style style:name="P277" style:family="paragraph" style:parent-style-name="Text_20_body">
      <style:text-properties officeooo:rsid="02865320" officeooo:paragraph-rsid="0293904d"/>
    </style:style>
    <style:style style:name="P278" style:family="paragraph" style:parent-style-name="Text_20_body">
      <style:paragraph-properties fo:text-align="justify" style:justify-single-word="false"/>
      <style:text-properties officeooo:rsid="0286ed9f" officeooo:paragraph-rsid="02892fd6"/>
    </style:style>
    <style:style style:name="P279" style:family="paragraph" style:parent-style-name="Text_20_body">
      <style:paragraph-properties fo:text-align="center" style:justify-single-word="false"/>
      <style:text-properties officeooo:rsid="028845da" officeooo:paragraph-rsid="028845da"/>
    </style:style>
    <style:style style:name="P280" style:family="paragraph" style:parent-style-name="Text_20_body">
      <style:paragraph-properties fo:text-align="justify" style:justify-single-word="false"/>
      <style:text-properties officeooo:rsid="02892fd6" officeooo:paragraph-rsid="02892fd6"/>
    </style:style>
    <style:style style:name="P281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282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283" style:family="paragraph" style:parent-style-name="p0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style:snap-to-layout-grid="false"/>
      <style:text-properties style:font-name="Times New Roman" fo:font-size="14pt" officeooo:paragraph-rsid="02b049e3" style:font-size-asian="14pt" style:font-name-complex="Times New Roman" style:font-size-complex="14pt" style:font-weight-complex="bold"/>
    </style:style>
    <style:style style:name="P284" style:family="paragraph" style:parent-style-name="p0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style:snap-to-layout-grid="false"/>
      <style:text-properties style:font-name="Times New Roman" fo:font-size="14pt" officeooo:paragraph-rsid="02b2ab90" style:font-size-asian="14pt" style:font-name-complex="Times New Roman" style:font-size-complex="14pt"/>
    </style:style>
    <style:style style:name="P28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officeooo:paragraph-rsid="02bb8d35"/>
    </style:style>
    <style:style style:name="P28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4pt" officeooo:paragraph-rsid="02bb8d35" style:font-size-asian="14pt" style:font-size-complex="14pt"/>
    </style:style>
    <style:style style:name="P287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288" style:family="paragraph" style:parent-style-name="Standard" style:list-style-name="WW8Num4">
      <style:text-properties fo:color="#000000" fo:font-size="14pt" style:font-size-asian="14pt" style:font-name-complex="Times New Roman" style:font-size-complex="14pt"/>
    </style:style>
    <style:style style:name="P289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290" style:family="paragraph" style:parent-style-name="Standard" style:list-style-name="WW8Num4">
      <style:text-properties fo:color="#000000" fo:font-size="14pt" officeooo:rsid="02b049e3" style:font-size-asian="14pt" style:font-name-complex="Times New Roman" style:font-size-complex="14pt"/>
    </style:style>
    <style:style style:name="P291" style:family="paragraph" style:parent-style-name="Standard" style:list-style-name="WW8Num4">
      <style:text-properties fo:color="#000000" fo:font-size="14pt" officeooo:rsid="02b049e3" officeooo:paragraph-rsid="02b049e3" style:font-size-asian="14pt" style:font-name-complex="Times New Roman" style:font-size-complex="14pt"/>
    </style:style>
    <style:style style:name="P292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293" style:family="paragraph" style:parent-style-name="Standard" style:list-style-name="WW8Num4">
      <style:text-properties fo:color="#000000" fo:font-size="14pt" officeooo:rsid="02b58753" officeooo:paragraph-rsid="02b58753" style:font-size-asian="14pt" style:font-name-complex="Times New Roman" style:font-size-complex="14pt"/>
    </style:style>
    <style:style style:name="P294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295" style:family="paragraph" style:parent-style-name="Standard" style:list-style-name="L1">
      <style:text-properties fo:color="#000000" fo:font-size="14pt" officeooo:rsid="0279203a" officeooo:paragraph-rsid="0224f617" style:font-size-asian="14pt" style:font-name-complex="Times New Roman" style:font-size-complex="14pt"/>
    </style:style>
    <style:style style:name="P296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297" style:family="paragraph" style:parent-style-name="Standard" style:list-style-name="L2">
      <style:text-properties fo:font-size="14pt" officeooo:rsid="027d9b82" officeooo:paragraph-rsid="0224f617" style:font-size-asian="14pt" style:font-size-complex="14pt"/>
    </style:style>
    <style:style style:name="P298" style:family="paragraph" style:parent-style-name="Standard" style:list-style-name="L3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299" style:family="paragraph" style:parent-style-name="Standard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300" style:family="paragraph" style:parent-style-name="Standard" style:list-style-name="L4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301" style:family="paragraph" style:parent-style-name="Standard" style:list-style-name="L7">
      <style:text-properties fo:font-size="14pt" officeooo:rsid="018d336b" officeooo:paragraph-rsid="02259a35" style:font-size-asian="14pt" style:font-size-complex="14pt"/>
    </style:style>
    <style:style style:name="P302" style:family="paragraph" style:parent-style-name="Standard" style:list-style-name="WW8Num8">
      <style:text-properties fo:font-size="14pt" officeooo:paragraph-rsid="02259a35" style:font-size-asian="14pt" style:font-size-complex="14pt"/>
    </style:style>
    <style:style style:name="P303" style:family="paragraph" style:parent-style-name="Standard" style:list-style-name="L13">
      <style:text-properties fo:font-size="14pt" officeooo:paragraph-rsid="0238d2c4" style:font-size-asian="14pt" style:font-size-complex="14pt"/>
    </style:style>
    <style:style style:name="P304" style:family="paragraph" style:parent-style-name="Standard" style:list-style-name="L13">
      <style:text-properties fo:font-size="14pt" officeooo:rsid="0238d2c4" officeooo:paragraph-rsid="0238d2c4" style:font-size-asian="14pt" style:font-size-complex="14pt"/>
    </style:style>
    <style:style style:name="P305" style:family="paragraph" style:parent-style-name="Standard">
      <style:paragraph-properties fo:text-align="justify" style:justify-single-word="false"/>
      <style:text-properties fo:font-size="14pt" officeooo:rsid="0317ebdd" officeooo:paragraph-rsid="0317ebdd" style:font-size-asian="14pt" style:font-size-complex="14pt"/>
    </style:style>
    <style:style style:name="P306" style:family="paragraph" style:parent-style-name="Standard" style:list-style-name="WW8Num6">
      <style:text-properties fo:font-size="14pt" officeooo:paragraph-rsid="0224f617" style:font-size-asian="14pt" style:font-name-complex="Times New Roman" style:font-size-complex="14pt"/>
    </style:style>
    <style:style style:name="P307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308" style:family="paragraph" style:parent-style-name="Standard" style:list-style-name="L6">
      <style:text-properties fo:font-size="14pt" officeooo:rsid="02cfe479" officeooo:paragraph-rsid="0224f617" style:font-size-asian="14pt" style:font-name-complex="Times New Roman" style:font-size-complex="14pt"/>
    </style:style>
    <style:style style:name="P309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310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311" style:family="paragraph" style:parent-style-name="Standard" style:list-style-name="L8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312" style:family="paragraph" style:parent-style-name="Standard" style:list-style-name="L8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313" style:family="paragraph" style:parent-style-name="Standard" style:list-style-name="L8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314" style:family="paragraph" style:parent-style-name="Standard" style:list-style-name="L8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315" style:family="paragraph" style:parent-style-name="Standard" style:list-style-name="L9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316" style:family="paragraph" style:parent-style-name="Standard" style:list-style-name="L9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317" style:family="paragraph" style:parent-style-name="Standard" style:list-style-name="L10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318" style:family="paragraph" style:parent-style-name="Standard" style:list-style-name="L10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319" style:family="paragraph" style:parent-style-name="Standard" style:list-style-name="L5">
      <style:text-properties officeooo:paragraph-rsid="0224f617"/>
    </style:style>
    <style:style style:name="P320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27d9b82" style:font-size-asian="14pt" style:font-size-complex="14pt" fo:hyphenate="false" fo:hyphenation-remain-char-count="2" fo:hyphenation-push-char-count="2"/>
    </style:style>
    <style:style style:name="P321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322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323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324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325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326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327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328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cc0d2" officeooo:paragraph-rsid="022cc0d2" style:font-size-asian="14pt" style:font-size-complex="14pt" fo:hyphenate="false" fo:hyphenation-remain-char-count="2" fo:hyphenation-push-char-count="2"/>
    </style:style>
    <style:style style:name="P329" style:family="paragraph" style:parent-style-name="Standard" style:list-style-name="L12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330" style:family="paragraph" style:parent-style-name="Standard" style:list-style-name="L12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331" style:family="paragraph" style:parent-style-name="Standard" style:list-style-name="L12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332" style:family="paragraph" style:parent-style-name="Heading_20_1" style:list-style-name="">
      <style:paragraph-properties fo:line-height="150%" fo:text-align="center" style:justify-single-word="false" fo:keep-together="always" fo:orphans="2" fo:widows="2" fo:hyphenation-ladder-count="no-limit"/>
      <style:text-properties fo:hyphenate="false" fo:hyphenation-remain-char-count="2" fo:hyphenation-push-char-count="2"/>
    </style:style>
    <style:style style:name="P333" style:family="paragraph" style:parent-style-name="Heading_20_1">
      <style:paragraph-properties fo:break-before="page"/>
    </style:style>
    <style:style style:name="P334" style:family="paragraph" style:parent-style-name="Heading_20_1">
      <style:paragraph-properties fo:break-before="page"/>
      <style:text-properties style:font-size-complex="16pt"/>
    </style:style>
    <style:style style:name="P335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336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337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338" style:family="paragraph" style:parent-style-name="Heading_20_2">
      <style:text-properties officeooo:paragraph-rsid="0224f617"/>
    </style:style>
    <style:style style:name="P339" style:family="paragraph" style:parent-style-name="Heading_20_2">
      <style:text-properties officeooo:rsid="01c932b5" officeooo:paragraph-rsid="0224f617"/>
    </style:style>
    <style:style style:name="P340" style:family="paragraph" style:parent-style-name="Heading_20_2">
      <style:text-properties officeooo:paragraph-rsid="02259a35"/>
    </style:style>
    <style:style style:name="P341" style:family="paragraph" style:parent-style-name="Heading_20_2">
      <style:text-properties style:font-size-complex="16pt"/>
    </style:style>
    <style:style style:name="P342" style:family="paragraph" style:parent-style-name="Heading_20_2">
      <style:text-properties officeooo:paragraph-rsid="02259a35" style:font-size-complex="16pt"/>
    </style:style>
    <style:style style:name="P343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344" style:family="paragraph" style:parent-style-name="Heading_20_3">
      <style:text-properties officeooo:paragraph-rsid="0224f617"/>
    </style:style>
    <style:style style:name="P345" style:family="paragraph" style:parent-style-name="Heading_20_3">
      <style:text-properties officeooo:paragraph-rsid="02259a35"/>
    </style:style>
    <style:style style:name="P346" style:family="paragraph" style:parent-style-name="Heading_20_3">
      <style:text-properties officeooo:paragraph-rsid="031335da"/>
    </style:style>
    <style:style style:name="P347" style:family="paragraph" style:parent-style-name="Heading_20_3">
      <style:text-properties officeooo:paragraph-rsid="02259a35" style:font-size-complex="16pt"/>
    </style:style>
    <style:style style:name="P348" style:family="paragraph" style:parent-style-name="Heading_20_3">
      <style:text-properties officeooo:paragraph-rsid="030171ad"/>
    </style:style>
    <style:style style:name="P349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350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351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352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353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354" style:family="paragraph" style:parent-style-name="List_20_Paragraph" style:list-style-name="WW8Num3">
      <style:text-properties fo:font-size="14pt" officeooo:rsid="02a90df4" officeooo:paragraph-rsid="02dff9a2" style:font-size-asian="14pt" style:font-name-complex="Times New Roman" style:font-size-complex="14pt"/>
    </style:style>
    <style:style style:name="P355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356" style:family="paragraph" style:parent-style-name="List_20_Paragraph" style:list-style-name="WW8Num3">
      <style:text-properties fo:font-size="14pt" officeooo:rsid="008d1b4b" officeooo:paragraph-rsid="02dff9a2" style:font-size-asian="14pt" style:font-name-complex="Times New Roman" style:font-size-complex="14pt"/>
    </style:style>
    <style:style style:name="P357" style:family="paragraph" style:parent-style-name="List_20_Paragraph" style:list-style-name="WW8Num3">
      <style:text-properties fo:font-size="14pt" officeooo:rsid="00d1190c" officeooo:paragraph-rsid="02dff9a2" style:font-size-asian="14pt" style:font-name-complex="Times New Roman" style:font-size-complex="14pt"/>
    </style:style>
    <style:style style:name="P358" style:family="paragraph" style:parent-style-name="List_20_Paragraph" style:list-style-name="WW8Num3">
      <style:text-properties fo:font-size="14pt" officeooo:rsid="01051383" officeooo:paragraph-rsid="02dff9a2" style:font-size-asian="14pt" style:font-name-complex="Times New Roman" style:font-size-complex="14pt"/>
    </style:style>
    <style:style style:name="P359" style:family="paragraph" style:parent-style-name="List_20_Paragraph" style:list-style-name="WW8Num3">
      <style:text-properties fo:font-size="14pt" officeooo:paragraph-rsid="02e07c87" style:font-size-asian="14pt" style:font-name-complex="Times New Roman" style:font-size-complex="14pt"/>
    </style:style>
    <style:style style:name="P360" style:family="paragraph" style:parent-style-name="List_20_Paragraph" style:list-style-name="WW8Num3">
      <style:text-properties fo:font-size="14pt" officeooo:rsid="01d32d01" officeooo:paragraph-rsid="02dff9a2" style:font-size-asian="14pt" style:font-name-complex="Times New Roman" style:font-size-complex="14pt"/>
    </style:style>
    <style:style style:name="P361" style:family="paragraph" style:parent-style-name="List_20_Paragraph" style:list-style-name="WW8Num3">
      <style:text-properties fo:font-size="14pt" officeooo:rsid="01d50d87" officeooo:paragraph-rsid="02e07c87" style:font-size-asian="14pt" style:font-name-complex="Times New Roman" style:font-size-complex="14pt"/>
    </style:style>
    <style:style style:name="P362" style:family="paragraph" style:parent-style-name="List_20_Paragraph" style:list-style-name="WW8Num3">
      <style:text-properties fo:font-size="14pt" officeooo:rsid="01e76398" officeooo:paragraph-rsid="02dff9a2" style:font-size-asian="14pt" style:font-name-complex="Times New Roman" style:font-size-complex="14pt"/>
    </style:style>
    <style:style style:name="P363" style:family="paragraph" style:parent-style-name="List_20_Paragraph" style:list-style-name="WW8Num3">
      <style:text-properties fo:font-size="14pt" officeooo:rsid="02b31f93" officeooo:paragraph-rsid="02dff9a2" style:font-size-asian="14pt" style:font-name-complex="Times New Roman" style:font-size-complex="14pt"/>
    </style:style>
    <style:style style:name="P364" style:family="paragraph" style:parent-style-name="List_20_Paragraph" style:list-style-name="WW8Num3">
      <style:text-properties fo:font-size="14pt" officeooo:rsid="03045f41" officeooo:paragraph-rsid="02dff9a2" style:font-size-asian="14pt" style:font-name-complex="Times New Roman" style:font-size-complex="14pt"/>
    </style:style>
    <style:style style:name="P365" style:family="paragraph" style:parent-style-name="List_20_Paragraph" style:list-style-name="WW8Num3">
      <style:text-properties fo:font-size="14pt" officeooo:rsid="028beb01" officeooo:paragraph-rsid="02dff9a2" style:font-size-asian="14pt" style:font-name-complex="Times New Roman" style:font-size-complex="14pt"/>
    </style:style>
    <style:style style:name="P366" style:family="paragraph" style:parent-style-name="List_20_Paragraph" style:list-style-name="WW8Num3">
      <style:text-properties fo:font-size="14pt" officeooo:rsid="02a7ba01" officeooo:paragraph-rsid="02dff9a2" style:font-size-asian="14pt" style:font-name-complex="Times New Roman" style:font-size-complex="14pt"/>
    </style:style>
    <style:style style:name="P367" style:family="paragraph" style:parent-style-name="List_20_Paragraph" style:list-style-name="WW8Num3">
      <style:text-properties fo:font-size="14pt" officeooo:rsid="02d347ea" officeooo:paragraph-rsid="02dff9a2" style:font-size-asian="14pt" style:font-name-complex="Times New Roman" style:font-size-complex="14pt"/>
    </style:style>
    <style:style style:name="P36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6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20917" style:font-size-asian="14pt" style:font-name-complex="Times New Roman" style:font-size-complex="14pt"/>
    </style:style>
    <style:style style:name="T18" style:family="text">
      <style:text-properties fo:font-size="14pt" officeooo:rsid="0253dfaa" style:font-size-asian="14pt" style:font-name-complex="Times New Roman" style:font-size-complex="14pt"/>
    </style:style>
    <style:style style:name="T19" style:family="text">
      <style:text-properties fo:font-size="14pt" officeooo:rsid="025dff38" style:font-size-asian="14pt" style:font-name-complex="Times New Roman" style:font-size-complex="14pt"/>
    </style:style>
    <style:style style:name="T20" style:family="text">
      <style:text-properties fo:font-size="14pt" officeooo:rsid="0260fab7" style:font-size-asian="14pt" style:font-name-complex="Times New Roman" style:font-size-complex="14pt"/>
    </style:style>
    <style:style style:name="T21" style:family="text">
      <style:text-properties fo:font-size="14pt" officeooo:rsid="025e1a05" style:font-size-asian="14pt" style:font-name-complex="Times New Roman" style:font-size-complex="14pt"/>
    </style:style>
    <style:style style:name="T22" style:family="text">
      <style:text-properties fo:font-size="14pt" officeooo:rsid="02625abe" style:font-size-asian="14pt" style:font-name-complex="Times New Roman" style:font-size-complex="14pt"/>
    </style:style>
    <style:style style:name="T23" style:family="text">
      <style:text-properties fo:font-size="14pt" officeooo:rsid="025f0303" style:font-size-asian="14pt" style:font-name-complex="Times New Roman" style:font-size-complex="14pt"/>
    </style:style>
    <style:style style:name="T24" style:family="text">
      <style:text-properties fo:font-size="14pt" officeooo:rsid="0263683b" style:font-size-asian="14pt" style:font-name-complex="Times New Roman" style:font-size-complex="14pt"/>
    </style:style>
    <style:style style:name="T25" style:family="text">
      <style:text-properties fo:font-size="14pt" officeooo:rsid="026673ee" style:font-size-asian="14pt" style:font-name-complex="Times New Roman" style:font-size-complex="14pt"/>
    </style:style>
    <style:style style:name="T26" style:family="text">
      <style:text-properties fo:font-size="14pt" officeooo:rsid="0266972a" style:font-size-asian="14pt" style:font-name-complex="Times New Roman" style:font-size-complex="14pt"/>
    </style:style>
    <style:style style:name="T27" style:family="text">
      <style:text-properties fo:font-size="14pt" officeooo:rsid="02679d53" style:font-size-asian="14pt" style:font-name-complex="Times New Roman" style:font-size-complex="14pt"/>
    </style:style>
    <style:style style:name="T28" style:family="text">
      <style:text-properties fo:font-size="14pt" officeooo:rsid="026cae09" style:font-size-asian="14pt" style:font-name-complex="Times New Roman" style:font-size-complex="14pt"/>
    </style:style>
    <style:style style:name="T29" style:family="text">
      <style:text-properties fo:font-size="14pt" officeooo:rsid="026abd89" style:font-size-asian="14pt" style:font-name-complex="Times New Roman" style:font-size-complex="14pt"/>
    </style:style>
    <style:style style:name="T30" style:family="text">
      <style:text-properties fo:font-size="14pt" officeooo:rsid="026a75b0" style:font-size-asian="14pt" style:font-name-complex="Times New Roman" style:font-size-complex="14pt"/>
    </style:style>
    <style:style style:name="T31" style:family="text">
      <style:text-properties fo:font-size="14pt" officeooo:rsid="02533d25" style:font-size-asian="14pt" style:font-name-complex="Times New Roman" style:font-size-complex="14pt"/>
    </style:style>
    <style:style style:name="T32" style:family="text">
      <style:text-properties fo:font-size="14pt" officeooo:rsid="026f4647" style:font-size-asian="14pt" style:font-name-complex="Times New Roman" style:font-size-complex="14pt"/>
    </style:style>
    <style:style style:name="T33" style:family="text">
      <style:text-properties fo:font-size="14pt" officeooo:rsid="026e57cb" style:font-size-asian="14pt" style:font-name-complex="Times New Roman" style:font-size-complex="14pt"/>
    </style:style>
    <style:style style:name="T34" style:family="text">
      <style:text-properties fo:font-size="14pt" officeooo:rsid="0253a82a" style:font-size-asian="14pt" style:font-name-complex="Times New Roman" style:font-size-complex="14pt"/>
    </style:style>
    <style:style style:name="T35" style:family="text">
      <style:text-properties fo:font-size="14pt" officeooo:rsid="02e36c82" style:font-size-asian="14pt" style:font-name-complex="Times New Roman" style:font-size-complex="14pt"/>
    </style:style>
    <style:style style:name="T36" style:family="text">
      <style:text-properties fo:font-size="14pt" officeooo:rsid="02337a7f" style:font-size-asian="14pt" style:font-name-complex="Times New Roman" style:font-size-complex="14pt"/>
    </style:style>
    <style:style style:name="T37" style:family="text">
      <style:text-properties fo:font-size="14pt" officeooo:rsid="0238d2c4" style:font-size-asian="14pt" style:font-name-complex="Times New Roman" style:font-size-complex="14pt"/>
    </style:style>
    <style:style style:name="T38" style:family="text">
      <style:text-properties fo:font-size="14pt" officeooo:rsid="00845d87" style:font-size-asian="14pt" style:font-name-complex="Times New Roman" style:font-size-complex="14pt"/>
    </style:style>
    <style:style style:name="T39" style:family="text">
      <style:text-properties fo:font-size="14pt" officeooo:rsid="023b2a9a" style:font-size-asian="14pt" style:font-name-complex="Times New Roman" style:font-size-complex="14pt"/>
    </style:style>
    <style:style style:name="T40" style:family="text">
      <style:text-properties fo:font-size="14pt" officeooo:rsid="023a5d35" style:font-size-asian="14pt" style:font-name-complex="Times New Roman" style:font-size-complex="14pt"/>
    </style:style>
    <style:style style:name="T41" style:family="text">
      <style:text-properties fo:font-size="14pt" officeooo:rsid="023e4277" style:font-size-asian="14pt" style:font-name-complex="Times New Roman" style:font-size-complex="14pt"/>
    </style:style>
    <style:style style:name="T42" style:family="text">
      <style:text-properties fo:font-size="14pt" officeooo:rsid="02513c93" style:font-size-asian="14pt" style:font-name-complex="Times New Roman" style:font-size-complex="14pt"/>
    </style:style>
    <style:style style:name="T43" style:family="text">
      <style:text-properties fo:font-size="14pt" officeooo:rsid="02543824" style:font-size-asian="14pt" style:font-name-complex="Times New Roman" style:font-size-complex="14pt"/>
    </style:style>
    <style:style style:name="T44" style:family="text">
      <style:text-properties fo:font-size="14pt" officeooo:rsid="02565d0d" style:font-size-asian="14pt" style:font-name-complex="Times New Roman" style:font-size-complex="14pt"/>
    </style:style>
    <style:style style:name="T45" style:family="text">
      <style:text-properties fo:font-size="14pt" officeooo:rsid="02573071" style:font-size-asian="14pt" style:font-name-complex="Times New Roman" style:font-size-complex="14pt"/>
    </style:style>
    <style:style style:name="T46" style:family="text">
      <style:text-properties fo:font-size="14pt" officeooo:rsid="0258c3b0" style:font-size-asian="14pt" style:font-name-complex="Times New Roman" style:font-size-complex="14pt"/>
    </style:style>
    <style:style style:name="T47" style:family="text">
      <style:text-properties fo:font-size="14pt" officeooo:rsid="02590577" style:font-size-asian="14pt" style:font-name-complex="Times New Roman" style:font-size-complex="14pt"/>
    </style:style>
    <style:style style:name="T48" style:family="text">
      <style:text-properties fo:font-size="14pt" officeooo:rsid="02585fef" style:font-size-asian="14pt" style:font-name-complex="Times New Roman" style:font-size-complex="14pt"/>
    </style:style>
    <style:style style:name="T49" style:family="text">
      <style:text-properties fo:font-size="14pt" officeooo:rsid="02611fa3" style:font-size-asian="14pt" style:font-name-complex="Times New Roman" style:font-size-complex="14pt"/>
    </style:style>
    <style:style style:name="T50" style:family="text">
      <style:text-properties fo:font-size="14pt" officeooo:rsid="0262881b" style:font-size-asian="14pt" style:font-name-complex="Times New Roman" style:font-size-complex="14pt"/>
    </style:style>
    <style:style style:name="T51" style:family="text">
      <style:text-properties fo:font-size="14pt" officeooo:rsid="02641f55" style:font-size-asian="14pt" style:font-name-complex="Times New Roman" style:font-size-complex="14pt"/>
    </style:style>
    <style:style style:name="T52" style:family="text">
      <style:text-properties fo:font-size="14pt" officeooo:rsid="02646458" style:font-size-asian="14pt" style:font-name-complex="Times New Roman" style:font-size-complex="14pt"/>
    </style:style>
    <style:style style:name="T53" style:family="text">
      <style:text-properties fo:font-size="14pt" officeooo:rsid="026634b0" style:font-size-asian="14pt" style:font-name-complex="Times New Roman" style:font-size-complex="14pt"/>
    </style:style>
    <style:style style:name="T54" style:family="text">
      <style:text-properties fo:font-size="14pt" officeooo:rsid="026701ee" style:font-size-asian="14pt" style:font-name-complex="Times New Roman" style:font-size-complex="14pt"/>
    </style:style>
    <style:style style:name="T55" style:family="text">
      <style:text-properties fo:font-size="14pt" officeooo:rsid="026ae224" style:font-size-asian="14pt" style:font-name-complex="Times New Roman" style:font-size-complex="14pt"/>
    </style:style>
    <style:style style:name="T56" style:family="text">
      <style:text-properties fo:font-size="14pt" officeooo:rsid="026c10b4" style:font-size-asian="14pt" style:font-name-complex="Times New Roman" style:font-size-complex="14pt"/>
    </style:style>
    <style:style style:name="T57" style:family="text">
      <style:text-properties fo:font-size="14pt" officeooo:rsid="026d5a70" style:font-size-asian="14pt" style:font-name-complex="Times New Roman" style:font-size-complex="14pt"/>
    </style:style>
    <style:style style:name="T58" style:family="text">
      <style:text-properties fo:font-size="14pt" officeooo:rsid="0282e196" style:font-size-asian="14pt" style:font-name-complex="Times New Roman" style:font-size-complex="14pt"/>
    </style:style>
    <style:style style:name="T59" style:family="text">
      <style:text-properties fo:font-size="14pt" officeooo:rsid="02865320" style:font-size-asian="14pt" style:font-name-complex="Times New Roman" style:font-size-complex="14pt"/>
    </style:style>
    <style:style style:name="T60" style:family="text">
      <style:text-properties fo:font-size="14pt" officeooo:rsid="0286ed9f" style:font-size-asian="14pt" style:font-name-complex="Times New Roman" style:font-size-complex="14pt"/>
    </style:style>
    <style:style style:name="T61" style:family="text">
      <style:text-properties fo:font-size="14pt" officeooo:rsid="02892fd6" style:font-size-asian="14pt" style:font-name-complex="Times New Roman" style:font-size-complex="14pt"/>
    </style:style>
    <style:style style:name="T62" style:family="text">
      <style:text-properties fo:font-size="14pt" officeooo:rsid="0274fe49" style:font-size-asian="14pt" style:font-name-complex="Times New Roman" style:font-size-complex="14pt"/>
    </style:style>
    <style:style style:name="T63" style:family="text">
      <style:text-properties fo:font-size="14pt" officeooo:rsid="02836611" style:font-size-asian="14pt" style:font-name-complex="Times New Roman" style:font-size-complex="14pt"/>
    </style:style>
    <style:style style:name="T64" style:family="text">
      <style:text-properties fo:font-size="14pt" officeooo:rsid="0293904d" style:font-size-asian="14pt" style:font-name-complex="Times New Roman" style:font-size-complex="14pt"/>
    </style:style>
    <style:style style:name="T65" style:family="text">
      <style:text-properties fo:font-size="14pt" officeooo:rsid="02944b98" style:font-size-asian="14pt" style:font-name-complex="Times New Roman" style:font-size-complex="14pt"/>
    </style:style>
    <style:style style:name="T66" style:family="text">
      <style:text-properties fo:font-size="14pt" officeooo:rsid="02958ca5" style:font-size-asian="14pt" style:font-name-complex="Times New Roman" style:font-size-complex="14pt"/>
    </style:style>
    <style:style style:name="T67" style:family="text">
      <style:text-properties fo:font-size="14pt" officeooo:rsid="02845d63" style:font-size-asian="14pt" style:font-name-complex="Times New Roman" style:font-size-complex="14pt"/>
    </style:style>
    <style:style style:name="T68" style:family="text">
      <style:text-properties fo:font-size="14pt" officeooo:rsid="0298652f" style:font-size-asian="14pt" style:font-name-complex="Times New Roman" style:font-size-complex="14pt"/>
    </style:style>
    <style:style style:name="T69" style:family="text">
      <style:text-properties fo:font-size="14pt" officeooo:rsid="02997063" style:font-size-asian="14pt" style:font-name-complex="Times New Roman" style:font-size-complex="14pt"/>
    </style:style>
    <style:style style:name="T70" style:family="text">
      <style:text-properties fo:font-size="14pt" officeooo:rsid="029ada60" style:font-size-asian="14pt" style:font-name-complex="Times New Roman" style:font-size-complex="14pt"/>
    </style:style>
    <style:style style:name="T71" style:family="text">
      <style:text-properties fo:font-size="14pt" officeooo:rsid="02a11952" style:font-size-asian="14pt" style:font-name-complex="Times New Roman" style:font-size-complex="14pt"/>
    </style:style>
    <style:style style:name="T72" style:family="text">
      <style:text-properties fo:font-size="14pt" officeooo:rsid="02a7ba01" style:font-size-asian="14pt" style:font-name-complex="Times New Roman" style:font-size-complex="14pt"/>
    </style:style>
    <style:style style:name="T73" style:family="text">
      <style:text-properties fo:font-size="14pt" officeooo:rsid="02a8be38" style:font-size-asian="14pt" style:font-name-complex="Times New Roman" style:font-size-complex="14pt"/>
    </style:style>
    <style:style style:name="T74" style:family="text">
      <style:text-properties fo:font-size="14pt" officeooo:rsid="02daf815" style:font-size-asian="14pt" style:font-name-complex="Times New Roman" style:font-size-complex="14pt"/>
    </style:style>
    <style:style style:name="T75" style:family="text">
      <style:text-properties fo:font-size="14pt" officeooo:rsid="02f64d3b" style:font-size-asian="14pt" style:font-name-complex="Times New Roman" style:font-size-complex="14pt"/>
    </style:style>
    <style:style style:name="T76" style:family="text">
      <style:text-properties fo:font-size="14pt" officeooo:rsid="02f81d83" style:font-size-asian="14pt" style:font-name-complex="Times New Roman" style:font-size-complex="14pt"/>
    </style:style>
    <style:style style:name="T77" style:family="text">
      <style:text-properties fo:font-size="14pt" officeooo:rsid="02fab5ac" style:font-size-asian="14pt" style:font-name-complex="Times New Roman" style:font-size-complex="14pt"/>
    </style:style>
    <style:style style:name="T78" style:family="text">
      <style:text-properties fo:font-size="14pt" officeooo:rsid="02fc2efb" style:font-size-asian="14pt" style:font-name-complex="Times New Roman" style:font-size-complex="14pt"/>
    </style:style>
    <style:style style:name="T79" style:family="text">
      <style:text-properties fo:font-size="14pt" officeooo:rsid="03082610" style:font-size-asian="14pt" style:font-name-complex="Times New Roman" style:font-size-complex="14pt"/>
    </style:style>
    <style:style style:name="T80" style:family="text">
      <style:text-properties fo:font-size="14pt" officeooo:rsid="030902ac" style:font-size-asian="14pt" style:font-name-complex="Times New Roman" style:font-size-complex="14pt"/>
    </style:style>
    <style:style style:name="T81" style:family="text">
      <style:text-properties fo:font-size="14pt" officeooo:rsid="03109cf9" style:font-size-asian="14pt" style:font-name-complex="Times New Roman" style:font-size-complex="14pt"/>
    </style:style>
    <style:style style:name="T82" style:family="text">
      <style:text-properties fo:font-size="14pt" style:font-size-asian="14pt" style:font-size-complex="14pt"/>
    </style:style>
    <style:style style:name="T83" style:family="text">
      <style:text-properties fo:font-size="14pt" officeooo:rsid="007163b6" style:font-size-asian="14pt" style:font-size-complex="14pt"/>
    </style:style>
    <style:style style:name="T84" style:family="text">
      <style:text-properties fo:font-size="14pt" officeooo:rsid="007f7026" style:font-size-asian="14pt" style:font-size-complex="14pt"/>
    </style:style>
    <style:style style:name="T85" style:family="text">
      <style:text-properties fo:font-size="14pt" officeooo:rsid="01952d6b" style:font-size-asian="14pt" style:font-size-complex="14pt"/>
    </style:style>
    <style:style style:name="T86" style:family="text">
      <style:text-properties fo:font-size="14pt" officeooo:rsid="019623b1" style:font-size-asian="14pt" style:font-size-complex="14pt"/>
    </style:style>
    <style:style style:name="T87" style:family="text">
      <style:text-properties fo:font-size="14pt" officeooo:rsid="007f6c1e" style:font-size-asian="14pt" style:font-size-complex="14pt"/>
    </style:style>
    <style:style style:name="T88" style:family="text">
      <style:text-properties fo:font-size="14pt" officeooo:rsid="0196ff5a" style:font-size-asian="14pt" style:font-size-complex="14pt"/>
    </style:style>
    <style:style style:name="T89" style:family="text">
      <style:text-properties fo:font-size="14pt" officeooo:rsid="0198a269" style:font-size-asian="14pt" style:font-size-complex="14pt"/>
    </style:style>
    <style:style style:name="T90" style:family="text">
      <style:text-properties fo:font-size="14pt" officeooo:rsid="0199fd3f" style:font-size-asian="14pt" style:font-size-complex="14pt"/>
    </style:style>
    <style:style style:name="T91" style:family="text">
      <style:text-properties fo:font-size="14pt" officeooo:rsid="01a14df9" style:font-size-asian="14pt" style:font-size-complex="14pt"/>
    </style:style>
    <style:style style:name="T92" style:family="text">
      <style:text-properties fo:font-size="14pt" officeooo:rsid="01a2ccb8" style:font-size-asian="14pt" style:font-size-complex="14pt"/>
    </style:style>
    <style:style style:name="T93" style:family="text">
      <style:text-properties fo:font-size="14pt" officeooo:rsid="01a3d304" style:font-size-asian="14pt" style:font-size-complex="14pt"/>
    </style:style>
    <style:style style:name="T94" style:family="text">
      <style:text-properties fo:font-size="14pt" officeooo:rsid="01a5a5bb" style:font-size-asian="14pt" style:font-size-complex="14pt"/>
    </style:style>
    <style:style style:name="T95" style:family="text">
      <style:text-properties fo:font-size="14pt" officeooo:rsid="01a683f6" style:font-size-asian="14pt" style:font-size-complex="14pt"/>
    </style:style>
    <style:style style:name="T96" style:family="text">
      <style:text-properties fo:font-size="14pt" officeooo:rsid="01a876be" style:font-size-asian="14pt" style:font-size-complex="14pt"/>
    </style:style>
    <style:style style:name="T97" style:family="text">
      <style:text-properties fo:font-size="14pt" officeooo:rsid="02353d14" style:font-size-asian="14pt" style:font-size-complex="14pt"/>
    </style:style>
    <style:style style:name="T98" style:family="text">
      <style:text-properties fo:font-size="14pt" officeooo:rsid="0235872c" style:font-size-asian="14pt" style:font-size-complex="14pt"/>
    </style:style>
    <style:style style:name="T99" style:family="text">
      <style:text-properties fo:font-size="14pt" officeooo:rsid="0232e6a2" style:font-size-asian="14pt" style:font-size-complex="14pt"/>
    </style:style>
    <style:style style:name="T100" style:family="text">
      <style:text-properties fo:font-size="14pt" officeooo:rsid="02372361" style:font-size-asian="14pt" style:font-size-complex="14pt"/>
    </style:style>
    <style:style style:name="T101" style:family="text">
      <style:text-properties fo:font-size="14pt" officeooo:rsid="02337a7f" style:font-size-asian="14pt" style:font-size-complex="14pt"/>
    </style:style>
    <style:style style:name="T102" style:family="text">
      <style:text-properties fo:font-size="14pt" officeooo:rsid="02378b73" style:font-size-asian="14pt" style:font-size-complex="14pt"/>
    </style:style>
    <style:style style:name="T103" style:family="text">
      <style:text-properties fo:font-size="14pt" officeooo:rsid="0239255f" style:font-size-asian="14pt" style:font-size-complex="14pt"/>
    </style:style>
    <style:style style:name="T104" style:family="text">
      <style:text-properties fo:font-size="14pt" officeooo:rsid="023afe06" style:font-size-asian="14pt" style:font-size-complex="14pt"/>
    </style:style>
    <style:style style:name="T105" style:family="text">
      <style:text-properties fo:font-size="14pt" officeooo:rsid="023f950c" style:font-size-asian="14pt" style:font-size-complex="14pt"/>
    </style:style>
    <style:style style:name="T106" style:family="text">
      <style:text-properties fo:font-size="14pt" officeooo:rsid="023c5135" style:font-size-asian="14pt" style:font-size-complex="14pt"/>
    </style:style>
    <style:style style:name="T107" style:family="text">
      <style:text-properties fo:font-size="14pt" officeooo:rsid="02bbaf43" style:font-size-asian="14pt" style:font-size-complex="14pt"/>
    </style:style>
    <style:style style:name="T108" style:family="text">
      <style:text-properties fo:font-size="14pt" officeooo:rsid="02c2f7e4" style:font-size-asian="14pt" style:font-size-complex="14pt"/>
    </style:style>
    <style:style style:name="T109" style:family="text">
      <style:text-properties fo:font-size="14pt" officeooo:rsid="0232c1ed" style:font-size-asian="14pt" style:font-size-complex="14pt"/>
    </style:style>
    <style:style style:name="T110" style:family="text">
      <style:text-properties fo:font-size="14pt" officeooo:rsid="0238634f" style:font-size-asian="14pt" style:font-size-complex="14pt"/>
    </style:style>
    <style:style style:name="T111" style:family="text">
      <style:text-properties fo:font-size="14pt" officeooo:rsid="02343c1d" style:font-size-asian="14pt" style:font-size-complex="14pt"/>
    </style:style>
    <style:style style:name="T112" style:family="text">
      <style:text-properties fo:font-size="14pt" officeooo:rsid="0238ea2c" style:font-size-asian="14pt" style:font-size-complex="14pt"/>
    </style:style>
    <style:style style:name="T113" style:family="text">
      <style:text-properties fo:font-size="14pt" officeooo:rsid="023e087e" style:font-size-asian="14pt" style:font-size-complex="14pt"/>
    </style:style>
    <style:style style:name="T114" style:family="text">
      <style:text-properties fo:font-size="14pt" officeooo:rsid="027afa65" style:font-size-asian="14pt" style:font-size-complex="14pt"/>
    </style:style>
    <style:style style:name="T115" style:family="text">
      <style:text-properties fo:font-size="14pt" officeooo:rsid="02e29d7b" style:font-size-asian="14pt" style:font-size-complex="14pt"/>
    </style:style>
    <style:style style:name="T116" style:family="text">
      <style:text-properties fo:font-size="14pt" officeooo:rsid="02e36c82" style:font-size-asian="14pt" style:font-size-complex="14pt"/>
    </style:style>
    <style:style style:name="T117" style:family="text">
      <style:text-properties fo:font-size="14pt" officeooo:rsid="023562c4" style:font-size-asian="14pt" style:font-size-complex="14pt"/>
    </style:style>
    <style:style style:name="T118" style:family="text">
      <style:text-properties fo:font-size="14pt" officeooo:rsid="027c3a8f" style:font-size-asian="14pt" style:font-size-complex="14pt"/>
    </style:style>
    <style:style style:name="T119" style:family="text">
      <style:text-properties fo:font-size="14pt" officeooo:rsid="02efd57f" style:font-size-asian="14pt" style:font-size-complex="14pt"/>
    </style:style>
    <style:style style:name="T120" style:family="text">
      <style:text-properties fo:font-size="14pt" officeooo:rsid="02f1797e" style:font-size-asian="14pt" style:font-size-complex="14pt"/>
    </style:style>
    <style:style style:name="T121" style:family="text">
      <style:text-properties fo:font-size="14pt" officeooo:rsid="02f3456b" style:font-size-asian="14pt" style:font-size-complex="14pt"/>
    </style:style>
    <style:style style:name="T122" style:family="text">
      <style:text-properties fo:font-size="14pt" officeooo:rsid="03054125" style:font-size-asian="14pt" style:font-size-complex="14pt"/>
    </style:style>
    <style:style style:name="T123" style:family="text">
      <style:text-properties fo:font-size="14pt" officeooo:rsid="03059daf" style:font-size-asian="14pt" style:font-size-complex="14pt"/>
    </style:style>
    <style:style style:name="T124" style:family="text">
      <style:text-properties fo:font-size="14pt" officeooo:rsid="0306cfbf" style:font-size-asian="14pt" style:font-size-complex="14pt"/>
    </style:style>
    <style:style style:name="T125" style:family="text">
      <style:text-properties fo:font-size="14pt" officeooo:rsid="0307076a" style:font-size-asian="14pt" style:font-size-complex="14pt"/>
    </style:style>
    <style:style style:name="T126" style:family="text">
      <style:text-properties fo:font-size="14pt" officeooo:rsid="030bd878" style:font-size-asian="14pt" style:font-size-complex="14pt"/>
    </style:style>
    <style:style style:name="T127" style:family="text">
      <style:text-properties fo:font-size="14pt" officeooo:rsid="030cccde" style:font-size-asian="14pt" style:font-size-complex="14pt"/>
    </style:style>
    <style:style style:name="T128" style:family="text">
      <style:text-properties fo:font-size="14pt" officeooo:rsid="02dca471" style:font-size-asian="14pt" style:font-size-complex="14pt"/>
    </style:style>
    <style:style style:name="T129" style:family="text">
      <style:text-properties fo:font-size="14pt" officeooo:rsid="02dd6527" style:font-size-asian="14pt" style:font-size-complex="14pt"/>
    </style:style>
    <style:style style:name="T130" style:family="text">
      <style:text-properties fo:font-size="14pt" fo:font-style="italic" style:font-size-asian="14pt" style:font-style-asian="italic" style:font-size-complex="14pt" style:font-style-complex="italic"/>
    </style:style>
    <style:style style:name="T131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32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33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34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5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6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37" style:family="text">
      <style:text-properties fo:font-size="14pt" fo:font-weight="normal" style:font-size-asian="14pt" style:font-weight-asian="normal" style:font-size-complex="14pt" style:font-weight-complex="normal"/>
    </style:style>
    <style:style style:name="T138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39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40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41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42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43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44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45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46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47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48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49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50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51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52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53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54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55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56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57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58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59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60" style:family="text">
      <style:text-properties fo:font-size="14pt" fo:font-style="normal" officeooo:rsid="026c10b4" style:font-size-asian="14pt" style:font-style-asian="normal" style:font-name-complex="Times New Roman" style:font-size-complex="14pt" style:font-style-complex="normal"/>
    </style:style>
    <style:style style:name="T161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62" style:family="text">
      <style:text-properties fo:font-size="14pt" fo:font-style="normal" style:font-size-asian="14pt" style:font-style-asian="normal" style:font-size-complex="14pt" style:font-style-complex="normal"/>
    </style:style>
    <style:style style:name="T163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64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165" style:family="text">
      <style:text-properties fo:font-size="14pt" fo:font-style="normal" officeooo:rsid="02931bed" style:font-size-asian="14pt" style:font-style-asian="normal" style:font-size-complex="14pt" style:font-style-complex="normal"/>
    </style:style>
    <style:style style:name="T166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67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68" style:family="text">
      <style:text-properties fo:font-size="14pt" fo:font-style="normal" officeooo:rsid="02646458" style:font-size-asian="14pt" style:font-style-asian="normal" style:font-size-complex="14pt" style:font-style-complex="normal"/>
    </style:style>
    <style:style style:name="T169" style:family="text">
      <style:text-properties fo:font-size="14pt" fo:language="none" fo:country="none" style:font-size-asian="14pt" style:font-size-complex="14pt"/>
    </style:style>
    <style:style style:name="T170" style:family="text">
      <style:text-properties fo:font-size="14pt" fo:language="none" fo:country="none" officeooo:rsid="02bb8d35" style:font-size-asian="14pt" style:font-size-complex="14pt"/>
    </style:style>
    <style:style style:name="T171" style:family="text">
      <style:text-properties fo:font-size="14pt" fo:language="none" fo:country="none" officeooo:rsid="02bebfe8" style:font-size-asian="14pt" style:font-size-complex="14pt"/>
    </style:style>
    <style:style style:name="T172" style:family="text">
      <style:text-properties fo:font-size="14pt" fo:language="none" fo:country="none" officeooo:rsid="02bf711c" style:font-size-asian="14pt" style:font-size-complex="14pt"/>
    </style:style>
    <style:style style:name="T173" style:family="text">
      <style:text-properties fo:color="#000000"/>
    </style:style>
    <style:style style:name="T174" style:family="text">
      <style:text-properties fo:color="#000000" style:font-weight-complex="bold"/>
    </style:style>
    <style:style style:name="T175" style:family="text">
      <style:text-properties fo:color="#000000" fo:font-size="14pt" style:font-size-asian="14pt" style:font-name-complex="Times New Roman" style:font-size-complex="14pt"/>
    </style:style>
    <style:style style:name="T176" style:family="text">
      <style:text-properties fo:color="#000000" fo:font-size="14pt" style:font-size-asian="14pt" style:font-name-complex="Times New Roman" style:font-size-complex="14pt" style:font-weight-complex="bold"/>
    </style:style>
    <style:style style:name="T177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178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179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180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181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182" style:family="text">
      <style:text-properties fo:color="#000000" fo:font-size="14pt" officeooo:rsid="02792cb9" style:font-size-asian="14pt" style:font-name-complex="Times New Roman" style:font-size-complex="14pt"/>
    </style:style>
    <style:style style:name="T183" style:family="text">
      <style:text-properties fo:color="#000000" fo:font-size="14pt" officeooo:rsid="02e8e47a" style:font-size-asian="14pt" style:font-name-complex="Times New Roman" style:font-size-complex="14pt"/>
    </style:style>
    <style:style style:name="T184" style:family="text">
      <style:text-properties fo:color="#000000" fo:font-size="14pt" officeooo:rsid="02cd92a8" style:font-size-asian="14pt" style:font-name-complex="Times New Roman" style:font-size-complex="14pt"/>
    </style:style>
    <style:style style:name="T185" style:family="text">
      <style:text-properties fo:color="#000000" fo:font-size="14pt" officeooo:rsid="02e9aff7" style:font-size-asian="14pt" style:font-name-complex="Times New Roman" style:font-size-complex="14pt"/>
    </style:style>
    <style:style style:name="T186" style:family="text">
      <style:text-properties fo:color="#000000" fo:font-size="14pt" officeooo:rsid="02798881" style:font-size-asian="14pt" style:font-name-complex="Times New Roman" style:font-size-complex="14pt"/>
    </style:style>
    <style:style style:name="T187" style:family="text">
      <style:text-properties fo:color="#000000" fo:font-size="14pt" officeooo:rsid="022ae880" style:font-size-asian="14pt" style:font-name-complex="Times New Roman" style:font-size-complex="14pt"/>
    </style:style>
    <style:style style:name="T188" style:family="text">
      <style:text-properties fo:color="#000000" fo:font-size="14pt" officeooo:rsid="027bac07" style:font-size-asian="14pt" style:font-name-complex="Times New Roman" style:font-size-complex="14pt"/>
    </style:style>
    <style:style style:name="T189" style:family="text">
      <style:text-properties fo:color="#000000" fo:font-size="14pt" officeooo:rsid="014384c7" style:font-size-asian="14pt" style:font-name-complex="Times New Roman" style:font-size-complex="14pt"/>
    </style:style>
    <style:style style:name="T190" style:family="text">
      <style:text-properties fo:color="#000000" fo:font-size="14pt" officeooo:rsid="02b2ab90" style:font-size-asian="14pt" style:font-name-complex="Times New Roman" style:font-size-complex="14pt"/>
    </style:style>
    <style:style style:name="T191" style:family="text">
      <style:text-properties fo:color="#000000" fo:font-size="14pt" officeooo:rsid="02e4fbb7" style:font-size-asian="14pt" style:font-name-complex="Times New Roman" style:font-size-complex="14pt"/>
    </style:style>
    <style:style style:name="T192" style:family="text">
      <style:text-properties fo:color="#000000" fo:font-size="14pt" officeooo:rsid="03151a77" style:font-size-asian="14pt" style:font-name-complex="Times New Roman" style:font-size-complex="14pt"/>
    </style:style>
    <style:style style:name="T193" style:family="text">
      <style:text-properties fo:color="#000000" fo:font-size="14pt" style:font-size-asian="14pt" style:font-size-complex="14pt" style:font-weight-complex="bold"/>
    </style:style>
    <style:style style:name="T194" style:family="text">
      <style:text-properties fo:color="#000000" fo:font-size="14pt" fo:font-style="italic" style:font-size-asian="14pt" style:font-style-asian="italic" style:font-name-complex="Times New Roman" style:font-size-complex="14pt" style:font-style-complex="italic"/>
    </style:style>
    <style:style style:name="T195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196" style:family="text">
      <style:text-properties fo:color="#000000" fo:font-size="14pt" fo:font-style="italic" officeooo:rsid="03151a77" style:font-size-asian="14pt" style:font-style-asian="italic" style:font-name-complex="Times New Roman" style:font-size-complex="14pt" style:font-style-complex="italic"/>
    </style:style>
    <style:style style:name="T197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198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199" style:family="text">
      <style:text-properties fo:color="#000000" officeooo:rsid="024b1b44" style:font-name-complex="Times New Roman"/>
    </style:style>
    <style:style style:name="T200" style:family="text">
      <style:text-properties fo:color="#000000" officeooo:rsid="024cee70" style:font-name-complex="Times New Roman"/>
    </style:style>
    <style:style style:name="T201" style:family="text">
      <style:text-properties fo:color="#000000" officeooo:rsid="02cf1fae" style:font-name-complex="Times New Roman"/>
    </style:style>
    <style:style style:name="T202" style:family="text">
      <style:text-properties fo:color="#000000" officeooo:rsid="02b2ab90"/>
    </style:style>
    <style:style style:name="T203" style:family="text">
      <style:text-properties fo:color="#000000" style:font-name="Times New Roman" fo:font-size="14pt" style:font-size-asian="14pt" style:font-name-complex="Times New Roman" style:font-size-complex="14pt"/>
    </style:style>
    <style:style style:name="T204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05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06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07" style:family="text">
      <style:text-properties fo:color="#000000" officeooo:rsid="02b6a6dc"/>
    </style:style>
    <style:style style:name="T208" style:family="text">
      <style:text-properties style:font-size-complex="16pt"/>
    </style:style>
    <style:style style:name="T209" style:family="text">
      <style:text-properties officeooo:rsid="02a632fe" style:font-size-complex="16pt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officeooo:rsid="00606372" style:font-style-asian="italic" style:font-style-complex="italic"/>
    </style:style>
    <style:style style:name="T212" style:family="text">
      <style:text-properties fo:font-style="italic" officeooo:rsid="028382ca" style:font-style-asian="italic" style:font-style-complex="italic"/>
    </style:style>
    <style:style style:name="T213" style:family="text">
      <style:text-properties fo:font-style="italic" officeooo:rsid="029e369d" style:font-style-asian="italic" style:font-style-complex="italic"/>
    </style:style>
    <style:style style:name="T214" style:family="text">
      <style:text-properties fo:font-style="italic" officeooo:rsid="025a7099" style:font-style-asian="italic" style:font-style-complex="italic"/>
    </style:style>
    <style:style style:name="T215" style:family="text">
      <style:text-properties fo:font-style="italic" officeooo:rsid="029b9d50" style:font-style-asian="italic" style:font-style-complex="italic"/>
    </style:style>
    <style:style style:name="T216" style:family="text">
      <style:text-properties fo:font-style="italic" officeooo:rsid="00abe1bc" style:font-style-asian="italic" style:font-style-complex="italic"/>
    </style:style>
    <style:style style:name="T217" style:family="text">
      <style:text-properties fo:font-style="italic" style:font-style-asian="italic" style:font-name-complex="Times New Roman" style:font-style-complex="italic"/>
    </style:style>
    <style:style style:name="T218" style:family="text">
      <style:text-properties fo:font-style="normal" style:font-style-asian="normal" style:font-style-complex="normal"/>
    </style:style>
    <style:style style:name="T219" style:family="text">
      <style:text-properties fo:font-style="normal" officeooo:rsid="01f29e97" style:font-style-asian="normal" style:font-style-complex="normal"/>
    </style:style>
    <style:style style:name="T220" style:family="text">
      <style:text-properties fo:font-style="normal" officeooo:rsid="01f4034a" style:font-style-asian="normal" style:font-style-complex="normal"/>
    </style:style>
    <style:style style:name="T221" style:family="text">
      <style:text-properties fo:font-style="normal" officeooo:rsid="01f5c617" style:font-style-asian="normal" style:font-style-complex="normal"/>
    </style:style>
    <style:style style:name="T222" style:family="text">
      <style:text-properties fo:font-style="normal" officeooo:rsid="01f5fdf6" style:font-style-asian="normal" style:font-style-complex="normal"/>
    </style:style>
    <style:style style:name="T223" style:family="text">
      <style:text-properties fo:font-style="normal" officeooo:rsid="0297fb46" style:font-style-asian="normal" style:font-style-complex="normal"/>
    </style:style>
    <style:style style:name="T224" style:family="text">
      <style:text-properties fo:font-style="normal" officeooo:rsid="029c7f2f" style:font-style-asian="normal" style:font-style-complex="normal"/>
    </style:style>
    <style:style style:name="T225" style:family="text">
      <style:text-properties fo:font-style="normal" officeooo:rsid="029ae665" style:font-style-asian="normal" style:font-style-complex="normal"/>
    </style:style>
    <style:style style:name="T226" style:family="text">
      <style:text-properties fo:font-style="normal" officeooo:rsid="029e369d" style:font-style-asian="normal" style:font-style-complex="normal"/>
    </style:style>
    <style:style style:name="T227" style:family="text">
      <style:text-properties fo:font-style="normal" officeooo:rsid="0277239c" style:font-style-asian="normal" style:font-style-complex="normal"/>
    </style:style>
    <style:style style:name="T228" style:family="text">
      <style:text-properties fo:font-style="normal" officeooo:rsid="00606372" style:font-style-asian="normal" style:font-style-complex="normal"/>
    </style:style>
    <style:style style:name="T229" style:family="text">
      <style:text-properties fo:font-style="normal" officeooo:rsid="02aa347a" style:font-style-asian="normal" style:font-style-complex="normal"/>
    </style:style>
    <style:style style:name="T230" style:family="text">
      <style:text-properties fo:font-style="normal" officeooo:rsid="00abe1bc" style:font-style-asian="normal" style:font-style-complex="normal"/>
    </style:style>
    <style:style style:name="T231" style:family="text">
      <style:text-properties fo:font-style="normal" officeooo:rsid="02822def" style:font-style-asian="normal" style:font-style-complex="normal"/>
    </style:style>
    <style:style style:name="T232" style:family="text">
      <style:text-properties fo:font-style="normal" style:font-style-asian="normal" style:font-name-complex="Times New Roman" style:font-style-complex="normal"/>
    </style:style>
    <style:style style:name="T233" style:family="text">
      <style:text-properties fo:font-style="normal" officeooo:rsid="0248356d" style:font-style-asian="normal" style:font-name-complex="Times New Roman" style:font-style-complex="normal"/>
    </style:style>
    <style:style style:name="T234" style:family="text">
      <style:text-properties fo:font-style="normal" officeooo:rsid="027a9143" style:font-style-asian="normal" style:font-name-complex="Times New Roman" style:font-style-complex="normal"/>
    </style:style>
    <style:style style:name="T235" style:family="text">
      <style:text-properties fo:font-style="normal" officeooo:rsid="027abb30" style:font-style-asian="normal" style:font-name-complex="Times New Roman" style:font-style-complex="normal"/>
    </style:style>
    <style:style style:name="T236" style:family="text">
      <style:text-properties officeooo:rsid="007163b6"/>
    </style:style>
    <style:style style:name="T237" style:family="text">
      <style:text-properties officeooo:rsid="0089792f"/>
    </style:style>
    <style:style style:name="T238" style:family="text">
      <style:text-properties officeooo:rsid="00b55a03"/>
    </style:style>
    <style:style style:name="T239" style:family="text">
      <style:text-properties officeooo:rsid="00b60c74"/>
    </style:style>
    <style:style style:name="T240" style:family="text">
      <style:text-properties officeooo:rsid="00cde100"/>
    </style:style>
    <style:style style:name="T241" style:family="text">
      <style:text-properties officeooo:rsid="00d1190c"/>
    </style:style>
    <style:style style:name="T242" style:family="text">
      <style:text-properties officeooo:rsid="00d32e02"/>
    </style:style>
    <style:style style:name="T243" style:family="text">
      <style:text-properties officeooo:rsid="010a7080"/>
    </style:style>
    <style:style style:name="T244" style:family="text">
      <style:text-properties officeooo:rsid="010c6945"/>
    </style:style>
    <style:style style:name="T245" style:family="text">
      <style:text-properties officeooo:rsid="01171ac3"/>
    </style:style>
    <style:style style:name="T246" style:family="text">
      <style:text-properties officeooo:rsid="01174035"/>
    </style:style>
    <style:style style:name="T247" style:family="text">
      <style:text-properties officeooo:rsid="0119af62"/>
    </style:style>
    <style:style style:name="T248" style:family="text">
      <style:text-properties officeooo:rsid="011b5719"/>
    </style:style>
    <style:style style:name="T249" style:family="text">
      <style:text-properties officeooo:rsid="01203174"/>
    </style:style>
    <style:style style:name="T250" style:family="text">
      <style:text-properties officeooo:rsid="01221b0d"/>
    </style:style>
    <style:style style:name="T251" style:family="text">
      <style:text-properties officeooo:rsid="01271185"/>
    </style:style>
    <style:style style:name="T252" style:family="text">
      <style:text-properties officeooo:rsid="0127fa02"/>
    </style:style>
    <style:style style:name="T253" style:family="text">
      <style:text-properties officeooo:rsid="0133efc5"/>
    </style:style>
    <style:style style:name="T254" style:family="text">
      <style:text-properties officeooo:rsid="01399efb"/>
    </style:style>
    <style:style style:name="T255" style:family="text">
      <style:text-properties officeooo:rsid="0141461f"/>
    </style:style>
    <style:style style:name="T256" style:family="text">
      <style:text-properties officeooo:rsid="014a5d30"/>
    </style:style>
    <style:style style:name="T257" style:family="text">
      <style:text-properties officeooo:rsid="0155d024"/>
    </style:style>
    <style:style style:name="T258" style:family="text">
      <style:text-properties officeooo:rsid="0156c16e"/>
    </style:style>
    <style:style style:name="T259" style:family="text">
      <style:text-properties officeooo:rsid="015c356a"/>
    </style:style>
    <style:style style:name="T260" style:family="text">
      <style:text-properties officeooo:rsid="015dbeaf"/>
    </style:style>
    <style:style style:name="T261" style:family="text">
      <style:text-properties officeooo:rsid="01605a3d"/>
    </style:style>
    <style:style style:name="T262" style:family="text">
      <style:text-properties officeooo:rsid="01665d60"/>
    </style:style>
    <style:style style:name="T263" style:family="text">
      <style:text-properties officeooo:rsid="016c00f6"/>
    </style:style>
    <style:style style:name="T264" style:family="text">
      <style:text-properties officeooo:rsid="016df246"/>
    </style:style>
    <style:style style:name="T265" style:family="text">
      <style:text-properties officeooo:rsid="0171a54c"/>
    </style:style>
    <style:style style:name="T266" style:family="text">
      <style:text-properties officeooo:rsid="0171c039"/>
    </style:style>
    <style:style style:name="T267" style:family="text">
      <style:text-properties officeooo:rsid="0174eaf5"/>
    </style:style>
    <style:style style:name="T268" style:family="text">
      <style:text-properties officeooo:rsid="0175b78c"/>
    </style:style>
    <style:style style:name="T269" style:family="text">
      <style:text-properties officeooo:rsid="0180d59f"/>
    </style:style>
    <style:style style:name="T270" style:family="text">
      <style:text-properties officeooo:rsid="0180e82c"/>
    </style:style>
    <style:style style:name="T271" style:family="text">
      <style:text-properties officeooo:rsid="01878b11"/>
    </style:style>
    <style:style style:name="T272" style:family="text">
      <style:text-properties officeooo:rsid="0189a6ef"/>
    </style:style>
    <style:style style:name="T273" style:family="text">
      <style:text-properties officeooo:rsid="01903110"/>
    </style:style>
    <style:style style:name="T274" style:family="text">
      <style:text-properties officeooo:rsid="0193ecc9"/>
    </style:style>
    <style:style style:name="T275" style:family="text">
      <style:text-properties officeooo:rsid="0196fe98"/>
    </style:style>
    <style:style style:name="T276" style:family="text">
      <style:text-properties officeooo:rsid="019dffd5"/>
    </style:style>
    <style:style style:name="T277" style:family="text">
      <style:text-properties officeooo:rsid="01aef2c8"/>
    </style:style>
    <style:style style:name="T278" style:family="text">
      <style:text-properties officeooo:rsid="01aff376"/>
    </style:style>
    <style:style style:name="T279" style:family="text">
      <style:text-properties officeooo:rsid="01b38966"/>
    </style:style>
    <style:style style:name="T280" style:family="text">
      <style:text-properties officeooo:rsid="01b3ac61"/>
    </style:style>
    <style:style style:name="T281" style:family="text">
      <style:text-properties officeooo:rsid="01b46633"/>
    </style:style>
    <style:style style:name="T282" style:family="text">
      <style:text-properties officeooo:rsid="01c4d885"/>
    </style:style>
    <style:style style:name="T283" style:family="text">
      <style:text-properties officeooo:rsid="01caa411"/>
    </style:style>
    <style:style style:name="T284" style:family="text">
      <style:text-properties officeooo:rsid="01cb33e8"/>
    </style:style>
    <style:style style:name="T285" style:family="text">
      <style:text-properties officeooo:rsid="01d1f3d0"/>
    </style:style>
    <style:style style:name="T286" style:family="text">
      <style:text-properties officeooo:rsid="01d32d01"/>
    </style:style>
    <style:style style:name="T287" style:family="text">
      <style:text-properties officeooo:rsid="01d7287c"/>
    </style:style>
    <style:style style:name="T288" style:family="text">
      <style:text-properties officeooo:rsid="01e6d319"/>
    </style:style>
    <style:style style:name="T289" style:family="text">
      <style:text-properties officeooo:rsid="01ed85e4"/>
    </style:style>
    <style:style style:name="T290" style:family="text">
      <style:text-properties officeooo:rsid="01ef590e"/>
    </style:style>
    <style:style style:name="T291" style:family="text">
      <style:text-properties officeooo:rsid="01f7b2d0"/>
    </style:style>
    <style:style style:name="T292" style:family="text">
      <style:text-properties officeooo:rsid="01f91dba"/>
    </style:style>
    <style:style style:name="T293" style:family="text">
      <style:text-properties officeooo:rsid="0206155c"/>
    </style:style>
    <style:style style:name="T294" style:family="text">
      <style:text-properties officeooo:rsid="021a1884"/>
    </style:style>
    <style:style style:name="T295" style:family="text">
      <style:text-properties officeooo:rsid="02200273"/>
    </style:style>
    <style:style style:name="T296" style:family="text">
      <style:text-properties officeooo:rsid="01168d43"/>
    </style:style>
    <style:style style:name="T297" style:family="text">
      <style:text-properties officeooo:rsid="027f8717"/>
    </style:style>
    <style:style style:name="T298" style:family="text">
      <style:text-properties officeooo:rsid="028546da"/>
    </style:style>
    <style:style style:name="T299" style:family="text">
      <style:text-properties officeooo:rsid="028382ca"/>
    </style:style>
    <style:style style:name="T300" style:family="text">
      <style:text-properties officeooo:rsid="02ebc4a9"/>
    </style:style>
    <style:style style:name="T301" style:family="text">
      <style:text-properties officeooo:rsid="0280bc21"/>
    </style:style>
    <style:style style:name="T302" style:family="text">
      <style:text-properties officeooo:rsid="011e8988"/>
    </style:style>
    <style:style style:name="T303" style:family="text">
      <style:text-properties officeooo:rsid="0281ebe5"/>
    </style:style>
    <style:style style:name="T304" style:family="text">
      <style:text-properties officeooo:rsid="02867e23"/>
    </style:style>
    <style:style style:name="T305" style:family="text">
      <style:text-properties officeooo:rsid="0286f96a"/>
    </style:style>
    <style:style style:name="T306" style:family="text">
      <style:text-properties officeooo:rsid="029985bb"/>
    </style:style>
    <style:style style:name="T307" style:family="text">
      <style:text-properties officeooo:rsid="02913b1a"/>
    </style:style>
    <style:style style:name="T308" style:family="text">
      <style:text-properties officeooo:rsid="029329f6"/>
    </style:style>
    <style:style style:name="T309" style:family="text">
      <style:text-properties officeooo:rsid="0294f2f3"/>
    </style:style>
    <style:style style:name="T310" style:family="text">
      <style:text-properties officeooo:rsid="0295d4f1"/>
    </style:style>
    <style:style style:name="T311" style:family="text">
      <style:text-properties officeooo:rsid="02980faa"/>
    </style:style>
    <style:style style:name="T312" style:family="text">
      <style:text-properties officeooo:rsid="0297fb46"/>
    </style:style>
    <style:style style:name="T313" style:family="text">
      <style:text-properties officeooo:rsid="02a32e44"/>
    </style:style>
    <style:style style:name="T314" style:family="text">
      <style:text-properties officeooo:rsid="029cd8e2"/>
    </style:style>
    <style:style style:name="T315" style:family="text">
      <style:text-properties officeooo:rsid="029e369d"/>
    </style:style>
    <style:style style:name="T316" style:family="text">
      <style:text-properties officeooo:rsid="02a74523"/>
    </style:style>
    <style:style style:name="T317" style:family="text">
      <style:text-properties officeooo:rsid="02a87d55"/>
    </style:style>
    <style:style style:name="T318" style:family="text">
      <style:text-properties officeooo:rsid="02abfea2"/>
    </style:style>
    <style:style style:name="T319" style:family="text">
      <style:text-properties officeooo:rsid="02a221c1"/>
    </style:style>
    <style:style style:name="T320" style:family="text">
      <style:text-properties officeooo:rsid="02ad9cde"/>
    </style:style>
    <style:style style:name="T321" style:family="text">
      <style:text-properties officeooo:rsid="02b072b0"/>
    </style:style>
    <style:style style:name="T322" style:family="text">
      <style:text-properties officeooo:rsid="02b4c101"/>
    </style:style>
    <style:style style:name="T323" style:family="text">
      <style:text-properties officeooo:rsid="02b4e7d8"/>
    </style:style>
    <style:style style:name="T324" style:family="text">
      <style:text-properties officeooo:rsid="02b91379"/>
    </style:style>
    <style:style style:name="T325" style:family="text">
      <style:text-properties officeooo:rsid="023ff377"/>
    </style:style>
    <style:style style:name="T326" style:family="text">
      <style:text-properties officeooo:rsid="02428b1c"/>
    </style:style>
    <style:style style:name="T327" style:family="text">
      <style:text-properties officeooo:rsid="02455340"/>
    </style:style>
    <style:style style:name="T328" style:family="text">
      <style:text-properties officeooo:rsid="02442c79"/>
    </style:style>
    <style:style style:name="T329" style:family="text">
      <style:text-properties officeooo:rsid="02473d20"/>
    </style:style>
    <style:style style:name="T330" style:family="text">
      <style:text-properties officeooo:rsid="02561ff1"/>
    </style:style>
    <style:style style:name="T331" style:family="text">
      <style:text-properties officeooo:rsid="02f051ef"/>
    </style:style>
    <style:style style:name="T332" style:family="text">
      <style:text-properties officeooo:rsid="02580e51"/>
    </style:style>
    <style:style style:name="T333" style:family="text">
      <style:text-properties officeooo:rsid="025f4454"/>
    </style:style>
    <style:style style:name="T334" style:family="text">
      <style:text-properties officeooo:rsid="025f6780"/>
    </style:style>
    <style:style style:name="T335" style:family="text">
      <style:text-properties officeooo:rsid="0262119a"/>
    </style:style>
    <style:style style:name="T336" style:family="text">
      <style:text-properties officeooo:rsid="0262a986"/>
    </style:style>
    <style:style style:name="T337" style:family="text">
      <style:text-properties officeooo:rsid="0266bf3f"/>
    </style:style>
    <style:style style:name="T338" style:family="text">
      <style:text-properties officeooo:rsid="0262e899"/>
    </style:style>
    <style:style style:name="T339" style:family="text">
      <style:text-properties officeooo:rsid="026b8cd2"/>
    </style:style>
    <style:style style:name="T340" style:family="text">
      <style:text-properties officeooo:rsid="0271cd1c"/>
    </style:style>
    <style:style style:name="T341" style:family="text">
      <style:text-properties officeooo:rsid="013a4a8f"/>
    </style:style>
    <style:style style:name="T342" style:family="text">
      <style:text-properties officeooo:rsid="02721c60"/>
    </style:style>
    <style:style style:name="T343" style:family="text">
      <style:text-properties officeooo:rsid="02736f74"/>
    </style:style>
    <style:style style:name="T344" style:family="text">
      <style:text-properties officeooo:rsid="0275618e"/>
    </style:style>
    <style:style style:name="T345" style:family="text">
      <style:text-properties officeooo:rsid="02f2447b"/>
    </style:style>
    <style:style style:name="T346" style:family="text">
      <style:text-properties officeooo:rsid="02f40f94"/>
    </style:style>
    <style:style style:name="T347" style:family="text">
      <style:text-properties officeooo:rsid="027b67b0"/>
    </style:style>
    <style:style style:name="T348" style:family="text">
      <style:text-properties officeooo:rsid="0231b9a3"/>
    </style:style>
    <style:style style:name="T349" style:family="text">
      <style:text-properties officeooo:rsid="027a33a4"/>
    </style:style>
    <style:style style:name="T350" style:family="text">
      <style:text-properties officeooo:rsid="02c0df7b"/>
    </style:style>
    <style:style style:name="T351" style:family="text">
      <style:text-properties officeooo:rsid="02bc2e46"/>
    </style:style>
    <style:style style:name="T352" style:family="text">
      <style:text-properties officeooo:rsid="02c92dd5"/>
    </style:style>
    <style:style style:name="T353" style:family="text">
      <style:text-properties officeooo:rsid="02c4723e"/>
    </style:style>
    <style:style style:name="T354" style:family="text">
      <style:text-properties officeooo:rsid="027a0132"/>
    </style:style>
    <style:style style:name="T355" style:family="text">
      <style:text-properties officeooo:rsid="02f9d939"/>
    </style:style>
    <style:style style:name="T356" style:family="text">
      <style:text-properties officeooo:rsid="02fd636a"/>
    </style:style>
    <style:style style:name="T357" style:family="text">
      <style:text-properties officeooo:rsid="027d9b82"/>
    </style:style>
    <style:style style:name="T358" style:family="text">
      <style:text-properties officeooo:rsid="02fc0589"/>
    </style:style>
    <style:style style:name="T359" style:family="text">
      <style:text-properties officeooo:rsid="0125f0fe"/>
    </style:style>
    <style:style style:name="T360" style:family="text">
      <style:text-properties officeooo:rsid="014f7933"/>
    </style:style>
    <style:style style:name="T361" style:family="text">
      <style:text-properties style:font-name-complex="Times New Roman"/>
    </style:style>
    <style:style style:name="T362" style:family="text">
      <style:text-properties officeooo:rsid="02fc0589" style:font-name-complex="Times New Roman"/>
    </style:style>
    <style:style style:name="T363" style:family="text">
      <style:text-properties officeooo:rsid="02fd636a" style:font-name-complex="Times New Roman"/>
    </style:style>
    <style:style style:name="T364" style:family="text">
      <style:text-properties officeooo:rsid="0238d2c4" style:font-name-complex="Times New Roman"/>
    </style:style>
    <style:style style:name="T365" style:family="text">
      <style:text-properties officeooo:rsid="0239d36f" style:font-name-complex="Times New Roman"/>
    </style:style>
    <style:style style:name="T366" style:family="text">
      <style:text-properties officeooo:rsid="025453f9" style:font-name-complex="Times New Roman"/>
    </style:style>
    <style:style style:name="T367" style:family="text">
      <style:text-properties officeooo:rsid="02a5ed4d" style:font-name-complex="Times New Roman"/>
    </style:style>
    <style:style style:name="T368" style:family="text">
      <style:text-properties officeooo:rsid="02afedb9"/>
    </style:style>
    <style:style style:name="T369" style:family="text">
      <style:text-properties officeooo:rsid="0229108d"/>
    </style:style>
    <style:style style:name="T370" style:family="text">
      <style:text-properties officeooo:rsid="024f68a0"/>
    </style:style>
    <style:style style:name="T371" style:family="text">
      <style:text-properties officeooo:rsid="02343c1d"/>
    </style:style>
    <style:style style:name="T372" style:family="text">
      <style:text-properties officeooo:rsid="02401a08"/>
    </style:style>
    <style:style style:name="T373" style:family="text">
      <style:text-properties officeooo:rsid="0243e173"/>
    </style:style>
    <style:style style:name="T374" style:family="text">
      <style:text-properties officeooo:rsid="02459e97"/>
    </style:style>
    <style:style style:name="T375" style:family="text">
      <style:text-properties officeooo:rsid="0249e45e"/>
    </style:style>
    <style:style style:name="T376" style:family="text">
      <style:text-properties officeooo:rsid="0228a669"/>
    </style:style>
    <style:style style:name="T377" style:family="text">
      <style:text-properties officeooo:rsid="025a7099"/>
    </style:style>
    <style:style style:name="T378" style:family="text">
      <style:text-properties officeooo:rsid="02550e9a"/>
    </style:style>
    <style:style style:name="T379" style:family="text">
      <style:text-properties officeooo:rsid="025c5810"/>
    </style:style>
    <style:style style:name="T380" style:family="text">
      <style:text-properties officeooo:rsid="0255e935"/>
    </style:style>
    <style:style style:name="T381" style:family="text">
      <style:text-properties officeooo:rsid="025dff38"/>
    </style:style>
    <style:style style:name="T382" style:family="text">
      <style:text-properties officeooo:rsid="0267a973"/>
    </style:style>
    <style:style style:name="T383" style:family="text">
      <style:text-properties officeooo:rsid="025cb102"/>
    </style:style>
    <style:style style:name="T384" style:family="text">
      <style:text-properties officeooo:rsid="0268e9ab"/>
    </style:style>
    <style:style style:name="T385" style:family="text">
      <style:text-properties officeooo:rsid="027157e1"/>
    </style:style>
    <style:style style:name="T386" style:family="text">
      <style:text-properties officeooo:rsid="0277239c"/>
    </style:style>
    <style:style style:name="T387" style:family="text">
      <style:text-properties officeooo:rsid="027afa65"/>
    </style:style>
    <style:style style:name="T388" style:family="text">
      <style:text-properties officeooo:rsid="027cbd86"/>
    </style:style>
    <style:style style:name="T389" style:family="text">
      <style:text-properties officeooo:rsid="027fc591"/>
    </style:style>
    <style:style style:name="T390" style:family="text">
      <style:text-properties officeooo:rsid="028495a1"/>
    </style:style>
    <style:style style:name="T391" style:family="text">
      <style:text-properties officeooo:rsid="0285c2e1"/>
    </style:style>
    <style:style style:name="T392" style:family="text">
      <style:text-properties officeooo:rsid="0280f72c"/>
    </style:style>
    <style:style style:name="T393" style:family="text">
      <style:text-properties officeooo:rsid="02732b5a"/>
    </style:style>
    <style:style style:name="T394" style:family="text">
      <style:text-properties officeooo:rsid="028728b8"/>
    </style:style>
    <style:style style:name="T395" style:family="text">
      <style:text-properties officeooo:rsid="028b1e32"/>
    </style:style>
    <style:style style:name="T396" style:family="text">
      <style:text-properties officeooo:rsid="028c81ba"/>
    </style:style>
    <style:style style:name="T397" style:family="text">
      <style:text-properties officeooo:rsid="00ba6b9f"/>
    </style:style>
    <style:style style:name="T398" style:family="text">
      <style:text-properties officeooo:rsid="0273dc12"/>
    </style:style>
    <style:style style:name="T399" style:family="text">
      <style:text-properties officeooo:rsid="0274dcc9"/>
    </style:style>
    <style:style style:name="T400" style:family="text">
      <style:text-properties officeooo:rsid="02e36c82"/>
    </style:style>
    <style:style style:name="T401" style:family="text">
      <style:text-properties officeooo:rsid="02e427a9"/>
    </style:style>
    <style:style style:name="T402" style:family="text">
      <style:text-properties officeooo:rsid="0297406c"/>
    </style:style>
    <style:style style:name="T403" style:family="text">
      <style:text-properties officeooo:rsid="02763b85"/>
    </style:style>
    <style:style style:name="T404" style:family="text">
      <style:text-properties officeooo:rsid="0297b9fc"/>
    </style:style>
    <style:style style:name="T405" style:family="text">
      <style:text-properties officeooo:rsid="02aba7fa"/>
    </style:style>
    <style:style style:name="T406" style:family="text">
      <style:text-properties officeooo:rsid="029b9d50"/>
    </style:style>
    <style:style style:name="T407" style:family="text">
      <style:text-properties officeooo:rsid="029abdfa"/>
    </style:style>
    <style:style style:name="T408" style:family="text">
      <style:text-properties officeooo:rsid="02aced90"/>
    </style:style>
    <style:style style:name="T409" style:family="text">
      <style:text-properties officeooo:rsid="029f35a6"/>
    </style:style>
    <style:style style:name="T410" style:family="text">
      <style:text-properties officeooo:rsid="029d4e96"/>
    </style:style>
    <style:style style:name="T411" style:family="text">
      <style:text-properties officeooo:rsid="0226a1f3"/>
    </style:style>
    <style:style style:name="T412" style:family="text">
      <style:text-properties officeooo:rsid="02a66480"/>
    </style:style>
    <style:style style:name="T413" style:family="text">
      <style:text-properties officeooo:rsid="0232c1ed"/>
    </style:style>
    <style:style style:name="T414" style:family="text">
      <style:text-properties officeooo:rsid="02a88f19"/>
    </style:style>
    <style:style style:name="T415" style:family="text">
      <style:text-properties officeooo:rsid="02b6bb1e"/>
    </style:style>
    <style:style style:name="T416" style:family="text">
      <style:text-properties officeooo:rsid="02df1f00"/>
    </style:style>
    <style:style style:name="T417" style:family="text">
      <style:text-properties officeooo:rsid="02b31f93"/>
    </style:style>
    <style:style style:name="T418" style:family="text">
      <style:text-properties officeooo:rsid="02277db5"/>
    </style:style>
    <style:style style:name="T419" style:family="text">
      <style:text-properties officeooo:rsid="022916a0"/>
    </style:style>
    <style:style style:name="T420" style:family="text">
      <style:text-properties officeooo:rsid="022b5e82"/>
    </style:style>
    <style:style style:name="T421" style:family="text">
      <style:text-properties style:font-name="times new roman" fo:font-size="14pt" style:font-size-asian="14pt" style:font-size-complex="14pt"/>
    </style:style>
    <style:style style:name="T422" style:family="text">
      <style:text-properties style:font-name="times new roman" fo:font-size="14pt" officeooo:rsid="022ebaae" style:font-size-asian="14pt" style:font-size-complex="14pt"/>
    </style:style>
    <style:style style:name="T423" style:family="text">
      <style:text-properties style:font-name="times new roman" fo:font-size="14pt" officeooo:rsid="02304ab6" style:font-size-asian="14pt" style:font-size-complex="14pt"/>
    </style:style>
    <style:style style:name="T424" style:family="text">
      <style:text-properties style:font-name="times new roman" fo:font-size="14pt" officeooo:rsid="02315b47" style:font-size-asian="14pt" style:font-size-complex="14pt"/>
    </style:style>
    <style:style style:name="T425" style:family="text">
      <style:text-properties style:font-name="times new roman" fo:font-size="14pt" officeooo:rsid="023312ef" style:font-size-asian="14pt" style:font-size-complex="14pt"/>
    </style:style>
    <style:style style:name="T426" style:family="text">
      <style:text-properties style:font-name="times new roman" fo:font-size="14pt" officeooo:rsid="02cb47f8" style:font-size-asian="14pt" style:font-size-complex="14pt"/>
    </style:style>
    <style:style style:name="T427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28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29" style:family="text">
      <style:text-properties officeooo:rsid="022cc0d2"/>
    </style:style>
    <style:style style:name="T430" style:family="text">
      <style:text-properties officeooo:rsid="022ebaae"/>
    </style:style>
    <style:style style:name="T431" style:family="text">
      <style:text-properties officeooo:rsid="02310118"/>
    </style:style>
    <style:style style:name="T432" style:family="text">
      <style:text-properties officeooo:rsid="02315b47"/>
    </style:style>
    <style:style style:name="T433" style:family="text">
      <style:text-properties officeooo:rsid="0237b429"/>
    </style:style>
    <style:style style:name="T434" style:family="text">
      <style:text-properties officeooo:rsid="0238d2c4"/>
    </style:style>
    <style:style style:name="T435" style:family="text">
      <style:text-properties officeooo:rsid="0239d36f"/>
    </style:style>
    <style:style style:name="T436" style:family="text">
      <style:text-properties officeooo:rsid="023a5d35"/>
    </style:style>
    <style:style style:name="T437" style:family="text">
      <style:text-properties officeooo:rsid="023c74da"/>
    </style:style>
    <style:style style:name="T438" style:family="text">
      <style:text-properties officeooo:rsid="0248356d"/>
    </style:style>
    <style:style style:name="T439" style:family="text">
      <style:text-properties officeooo:rsid="026f42a6"/>
    </style:style>
    <style:style style:name="T440" style:family="text">
      <style:text-properties officeooo:rsid="02700f49"/>
    </style:style>
    <style:style style:name="T441" style:family="text">
      <style:text-properties officeooo:rsid="0272f8d8"/>
    </style:style>
    <style:style style:name="T442" style:family="text">
      <style:text-properties officeooo:rsid="02736f3d"/>
    </style:style>
    <style:style style:name="T443" style:family="text">
      <style:text-properties officeooo:rsid="027abb30"/>
    </style:style>
    <style:style style:name="T444" style:family="text">
      <style:text-properties officeooo:rsid="02836611"/>
    </style:style>
    <style:style style:name="T445" style:family="text">
      <style:text-properties officeooo:rsid="0286ed9f"/>
    </style:style>
    <style:style style:name="T446" style:family="text">
      <style:text-properties officeooo:rsid="028845da"/>
    </style:style>
    <style:style style:name="T447" style:family="text">
      <style:text-properties officeooo:rsid="028da146"/>
    </style:style>
    <style:style style:name="T448" style:family="text">
      <style:text-properties officeooo:rsid="028e1c4f"/>
    </style:style>
    <style:style style:name="T449" style:family="text">
      <style:text-properties officeooo:rsid="028f45b7"/>
    </style:style>
    <style:style style:name="T450" style:family="text">
      <style:text-properties officeooo:rsid="028fd500"/>
    </style:style>
    <style:style style:name="T451" style:family="text">
      <style:text-properties officeooo:rsid="02932249"/>
    </style:style>
    <style:style style:name="T452" style:family="text">
      <style:text-properties officeooo:rsid="0298652f"/>
    </style:style>
    <style:style style:name="T453" style:family="text">
      <style:text-properties officeooo:rsid="02997063"/>
    </style:style>
    <style:style style:name="T454" style:family="text">
      <style:text-properties officeooo:rsid="029ada60"/>
    </style:style>
    <style:style style:name="T455" style:family="text">
      <style:text-properties officeooo:rsid="029c8074"/>
    </style:style>
    <style:style style:name="T456" style:family="text">
      <style:text-properties officeooo:rsid="029d5d42"/>
    </style:style>
    <style:style style:name="T457" style:family="text">
      <style:text-properties officeooo:rsid="029e86e2"/>
    </style:style>
    <style:style style:name="T458" style:family="text">
      <style:text-properties officeooo:rsid="02a3fc21"/>
    </style:style>
    <style:style style:name="T459" style:family="text">
      <style:text-properties officeooo:rsid="02ac77b1"/>
    </style:style>
    <style:style style:name="T460" style:family="text">
      <style:text-properties style:text-position="super 58%" fo:font-size="12pt" style:font-size-asian="12pt" style:font-name-complex="Times New Roman" style:font-size-complex="12pt"/>
    </style:style>
    <style:style style:name="T461" style:family="text">
      <style:text-properties style:text-position="super 58%" fo:language="en" fo:country="US" officeooo:rsid="02bfa88c"/>
    </style:style>
    <style:style style:name="T462" style:family="text">
      <style:text-properties style:text-position="super 58%" fo:language="en" fo:country="US" officeooo:rsid="02c87178"/>
    </style:style>
    <style:style style:name="T463" style:family="text">
      <style:text-properties officeooo:rsid="02b049e3"/>
    </style:style>
    <style:style style:name="T464" style:family="text">
      <style:text-properties officeooo:rsid="02b2ab90"/>
    </style:style>
    <style:style style:name="T465" style:family="text">
      <style:text-properties officeooo:rsid="02b91f9b"/>
    </style:style>
    <style:style style:name="T466" style:family="text">
      <style:text-properties fo:language="none" fo:country="none" officeooo:rsid="02ac77b1"/>
    </style:style>
    <style:style style:name="T467" style:family="text">
      <style:text-properties fo:language="none" fo:country="none" officeooo:rsid="02bc14f8"/>
    </style:style>
    <style:style style:name="T468" style:family="text">
      <style:text-properties fo:language="none" fo:country="none" officeooo:rsid="02bd0267"/>
    </style:style>
    <style:style style:name="T469" style:family="text">
      <style:text-properties officeooo:rsid="02bb8d35"/>
    </style:style>
    <style:style style:name="T470" style:family="text">
      <style:text-properties officeooo:rsid="02bdab9b"/>
    </style:style>
    <style:style style:name="T471" style:family="text">
      <style:text-properties officeooo:rsid="02be6a10"/>
    </style:style>
    <style:style style:name="T472" style:family="text">
      <style:text-properties officeooo:rsid="02bfa88c"/>
    </style:style>
    <style:style style:name="T473" style:family="text">
      <style:text-properties fo:language="en" fo:country="US"/>
    </style:style>
    <style:style style:name="T474" style:family="text">
      <style:text-properties fo:language="en" fo:country="US" officeooo:rsid="02bfa88c"/>
    </style:style>
    <style:style style:name="T475" style:family="text">
      <style:text-properties fo:language="en" fo:country="US" officeooo:rsid="02c9ffe5"/>
    </style:style>
    <style:style style:name="T476" style:family="text">
      <style:text-properties fo:language="en" fo:country="US" officeooo:rsid="02cc9c39"/>
    </style:style>
    <style:style style:name="T477" style:family="text">
      <style:text-properties fo:language="en" fo:country="US" officeooo:rsid="02cbb881"/>
    </style:style>
    <style:style style:name="T478" style:family="text">
      <style:text-properties fo:language="en" fo:country="US" officeooo:rsid="0303058b"/>
    </style:style>
    <style:style style:name="T479" style:family="text">
      <style:text-properties fo:language="en" fo:country="US" officeooo:rsid="02c87178"/>
    </style:style>
    <style:style style:name="T480" style:family="text">
      <style:text-properties fo:language="en" fo:country="US" officeooo:rsid="02e34bdc"/>
    </style:style>
    <style:style style:name="T481" style:family="text">
      <style:text-properties fo:language="en" fo:country="US" officeooo:rsid="02f3bd61"/>
    </style:style>
    <style:style style:name="T482" style:family="text">
      <style:text-properties officeooo:rsid="02c25d06"/>
    </style:style>
    <style:style style:name="T483" style:family="text">
      <style:text-properties officeooo:rsid="02c46d9c"/>
    </style:style>
    <style:style style:name="T484" style:family="text">
      <style:text-properties officeooo:rsid="02c6ebbb"/>
    </style:style>
    <style:style style:name="T485" style:family="text">
      <style:text-properties officeooo:rsid="02c95504"/>
    </style:style>
    <style:style style:name="T486" style:family="text">
      <style:text-properties officeooo:rsid="02d18c4d"/>
    </style:style>
    <style:style style:name="T487" style:family="text">
      <style:text-properties officeooo:rsid="00861c75"/>
    </style:style>
    <style:style style:name="T488" style:family="text">
      <style:text-properties officeooo:rsid="02e0677b"/>
    </style:style>
    <style:style style:name="T489" style:family="text">
      <style:text-properties officeooo:rsid="01e76398"/>
    </style:style>
    <style:style style:name="T490" style:family="text">
      <style:text-properties officeooo:rsid="02e5bce1"/>
    </style:style>
    <style:style style:name="T491" style:family="text">
      <style:text-properties officeooo:rsid="02ed13e1"/>
    </style:style>
    <style:style style:name="T492" style:family="text">
      <style:text-properties officeooo:rsid="02ee068c"/>
    </style:style>
    <style:style style:name="T493" style:family="text">
      <style:text-properties officeooo:rsid="02ee2521"/>
    </style:style>
    <style:style style:name="T494" style:family="text">
      <style:text-properties officeooo:rsid="02fe7524"/>
    </style:style>
    <style:style style:name="T495" style:family="text">
      <style:text-properties officeooo:rsid="02fedf19"/>
    </style:style>
    <style:style style:name="T496" style:family="text">
      <style:text-properties officeooo:rsid="03034207"/>
    </style:style>
    <style:style style:name="T497" style:family="text">
      <style:text-properties officeooo:rsid="030a591b"/>
    </style:style>
    <style:style style:name="T498" style:family="text">
      <style:text-properties officeooo:rsid="030bd878"/>
    </style:style>
    <style:style style:name="T499" style:family="text">
      <style:text-properties officeooo:rsid="030f3854"/>
    </style:style>
    <style:style style:name="T500" style:family="text">
      <style:text-properties officeooo:rsid="031335da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fo:margin-left="0cm" fo:margin-right="0cm" style:vertical-pos="from-top" fo:padding="0.002cm" fo:border="none" draw:ole-draw-aspect="1"/>
    </style:style>
    <style:style style:name="fr10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1"><draw:frame draw:style-name="fr1" draw:name="Image1" text:anchor-type="as-char" svg:width="2.258cm" svg:height="1.921cm" draw:z-index="42"><draw:image xlink:href="Pictures/10000201000000D10000008CEA3FC5F5175B33A8.png" xlink:type="simple" xlink:show="embed" xlink:actuate="onLoad"/></draw:frame></text:p>
          </table:table-cell>
          <table:table-cell table:style-name="Table1.A1" office:value-type="string">
            <text:p text:style-name="P282">Негосударственное образовательное учреждение </text:p>
            <text:p text:style-name="P282">высшего образования </text:p>
            <text:p text:style-name="P282">Московский технологический институт</text:p>
          </table:table-cell>
        </table:table-row>
      </table:table>
      <text:p text:style-name="P168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3">Факультет: Техники и современных технологий <text:s text:c="9"/></text:p>
          </table:table-cell>
          <table:table-cell table:style-name="Table2.A1" office:value-type="string">
            <text:p text:style-name="P53">Кафедра: Информатики и автоматизации</text:p>
          </table:table-cell>
        </table:table-row>
      </table:table>
      <text:p text:style-name="P169"/>
      <text:p text:style-name="P53">Уровень образования: бакалавриат</text:p>
      <text:p text:style-name="P53">Направление: 230100 «Информатика и вычислительная техника»</text:p>
      <text:p text:style-name="P53">Профиль: «Программное обеспечение средств вычислительной техники и автоматизированных систем»</text:p>
      <text:p text:style-name="P150"/>
      <text:p text:style-name="P152"><text:s text:c="58"/></text:p>
      <text:p text:style-name="P153"/>
      <text:p text:style-name="P153"/>
      <text:p text:style-name="P151"/>
      <text:p text:style-name="P146">ВЫПУСКНАЯ КВАЛИФИКАЦИОННАЯ РАБОТА</text:p>
      <text:p text:style-name="P171"/>
      <text:p text:style-name="P171">на тему:</text:p>
      <text:p text:style-name="P176"/>
      <text:p text:style-name="P172">«Разработка системы оптимизации распределения инвестиций (на примере).»</text:p>
      <text:p text:style-name="P177"/>
      <text:p text:style-name="P177"/>
      <text:p text:style-name="P174">Студента: Габец Тимура Георгиевича <text:s text:c="3"/>___________________</text:p>
      <text:p text:style-name="P178"><text:s text:c="55"/>Ф.И.О. (полностью) <text:s text:c="50"/>(подпись) <text:s text:c="24"/></text:p>
      <text:p text:style-name="P170"/>
      <text:p text:style-name="P174">Руководитель ВКР: КТН, доцент Бужинский Владимир Александрович _____________</text:p>
      <text:p text:style-name="P170"><text:span text:style-name="T460"><text:s text:c="58"/>ученая степень, звание</text:span><text:bookmark text:name="_GoBack1"/><text:span text:style-name="T460"> <text:s text:c="41"/>Ф.И.О. (полностью) <text:s text:c="57"/>(подпись) <text:s text:c="38"/></text:span></text:p>
      <text:p text:style-name="P173"/>
      <text:p text:style-name="P173">Допущена к защите:</text:p>
      <text:p text:style-name="P173"/>
      <text:p text:style-name="P174">Зав.кафедрой: КТН, доцент Подлевских Александр Павлович _____________________</text:p>
      <text:p text:style-name="P287"><text:s text:c="2"/>ученая степень, звание <text:s text:c="20"/>Ф.И.О. (полностью) <text:s text:c="71"/>(подпись) <text:s text:c="38"/></text:p>
      <text:p text:style-name="P173"/>
      <text:p text:style-name="P173">« ____» <text:s/>_______________ 20<text:span text:style-name="T486">16</text:span> г.</text:p>
      <text:p text:style-name="P173"/>
      <text:p text:style-name="P173"/>
      <text:p text:style-name="P173"/>
      <text:p text:style-name="P10"/>
      <text:p text:style-name="P175"/>
      <text:p text:style-name="P175"/>
      <text:p text:style-name="P175"/>
      <text:p text:style-name="P175"/>
      <text:p text:style-name="P175"/>
      <text:p text:style-name="P175"/>
      <text:p text:style-name="P44">Москва 2016 г.</text:p>
      <text:p text:style-name="P211"><text:bookmark-start text:name="__RefHeading__73_1326476611"/>ОГЛАВЛЕНИЕ<text:bookmark-end text:name="__RefHeading__73_1326476611"/></text:p>
      <text:p text:style-name="P46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369"><text:a xlink:type="simple" xlink:href="#__RefHeading__73_1326476611" text:style-name="Index_20_Link" text:visited-style-name="Index_20_Link">ОГЛАВЛЕНИЕ<text:tab/>2</text:a></text:p>
          <text:p text:style-name="P369"><text:a xlink:type="simple" xlink:href="#__RefHeading__75_1326476611" text:style-name="Index_20_Link" text:visited-style-name="Index_20_Link">ВВЕДЕНИЕ<text:tab/>3</text:a></text:p>
          <text:p text:style-name="P369"><text:a xlink:type="simple" xlink:href="#__RefHeading___Toc5159_1010778528" text:style-name="Index_20_Link" text:visited-style-name="Index_20_Link">ГЛАВА 1. ИНВЕСТИЦИИ.<text:tab/>6</text:a></text:p>
          <text:p text:style-name="P368"><text:a xlink:type="simple" xlink:href="#__RefHeading___Toc142_1574039482" text:style-name="Index_20_Link" text:visited-style-name="Index_20_Link">1.1. Основные типы инвестиций и их классификация<text:tab/>6</text:a></text:p>
          <text:p text:style-name="P368"><text:a xlink:type="simple" xlink:href="#__RefHeading___Toc2078_795193529" text:style-name="Index_20_Link" text:visited-style-name="Index_20_Link">1.2. Инвестиции в ценные бумаги<text:tab/>7</text:a></text:p>
          <text:p text:style-name="P368"><text:a xlink:type="simple" xlink:href="#__RefHeading___Toc1809_1435979290" text:style-name="Index_20_Link" text:visited-style-name="Index_20_Link">1.3. Инвестиционный процесс<text:tab/>22</text:a></text:p>
          <text:p text:style-name="P368"><text:a xlink:type="simple" xlink:href="#__RefHeading___Toc3177_1360820806" text:style-name="Index_20_Link" text:visited-style-name="Index_20_Link">Выводы по главе<text:tab/>27</text:a></text:p>
          <text:p text:style-name="P369"><text:a xlink:type="simple" xlink:href="#__RefHeading___Toc7229_1010778528" text:style-name="Index_20_Link" text:visited-style-name="Index_20_Link">ГЛАВА 2. ОСНОВЫ СОВРЕМЕННОЙ ТЕОРИИ ФОРМИРОВАНИЯ ПОРТФЕЛЯ.<text:tab/>29</text:a></text:p>
          <text:p text:style-name="P368"><text:a xlink:type="simple" xlink:href="#__RefHeading___Toc150_1574039482" text:style-name="Index_20_Link" text:visited-style-name="Index_20_Link">2.1. Основные термины и понятия<text:tab/>30</text:a></text:p>
          <text:p text:style-name="P368"><text:a xlink:type="simple" xlink:href="#__RefHeading___Toc152_1574039482" text:style-name="Index_20_Link" text:visited-style-name="Index_20_Link">2.2. Портфельный анализ<text:tab/>34</text:a></text:p>
          <text:p text:style-name="P368"><text:a xlink:type="simple" xlink:href="#__RefHeading___Toc2454_99562824" text:style-name="Index_20_Link" text:visited-style-name="Index_20_Link">2.3. Стратегии управления портфелем и оценка эффективности<text:tab/>42</text:a></text:p>
          <text:p text:style-name="P368"><text:a xlink:type="simple" xlink:href="#__RefHeading___Toc2300_99562824" text:style-name="Index_20_Link" text:visited-style-name="Index_20_Link">Выводы по главе<text:tab/>48</text:a></text:p>
          <text:p text:style-name="P369"><text:a xlink:type="simple" xlink:href="#__RefHeading___Toc154_1574039482" text:style-name="Index_20_Link" text:visited-style-name="Index_20_Link">ГЛАВА 3. СИСТЕМА ОПТИМАЛЬНОГО РАСПРЕДЕЛЕНИЯ ИНВЕСТИЦИЙ<text:tab/>50</text:a></text:p>
          <text:p text:style-name="P368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50</text:a></text:p>
          <text:p text:style-name="P368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53</text:a></text:p>
          <text:p text:style-name="P368"><text:a xlink:type="simple" xlink:href="#__RefHeading___Toc160_1574039482" text:style-name="Index_20_Link" text:visited-style-name="Index_20_Link">3.3. Практическая значимость разработанной системы<text:tab/>68</text:a></text:p>
          <text:p text:style-name="P369"><text:a xlink:type="simple" xlink:href="#__RefHeading___Toc473_1574039482" text:style-name="Index_20_Link" text:visited-style-name="Index_20_Link">ЗАКЛЮЧЕНИЕ<text:tab/>78</text:a></text:p>
          <text:p text:style-name="P369"><text:a xlink:type="simple" xlink:href="#__RefHeading___Toc5328_859139803" text:style-name="Index_20_Link" text:visited-style-name="Index_20_Link">СПИСОК ИСПОЛЬЗОВАННОЙ ЛИТЕРАТУРЫ<text:tab/>81</text:a></text:p>
        </text:index-body>
      </text:table-of-content>
      <text:p text:style-name="P4"/>
      <text:section text:style-name="Sect2" text:name="Section1">
        <text:p text:style-name="P112"/>
        <text:h text:style-name="P332" text:outline-level="1"/>
        <text:h text:style-name="P333" text:outline-level="1"><text:bookmark-start text:name="__RefHeading__75_1326476611"/>ВВЕДЕНИЕ<text:bookmark-end text:name="__RefHeading__75_1326476611"/></text:h>
        <text:p text:style-name="P188">Актуальность темы исследования данной выпускной квалификационной работы <text:span text:style-name="T459">заключается в том, что инвестиции в ценные бумаги являются одним из самых доходных инструментов современного инвестора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P283">Объектом исследования выпускной квалификационной работы являются «Информационные системы», а предметом исследования – «<text:span text:style-name="T463">система оптимизации распределения инвестиций</text:span>». </text:p>
        <text:p text:style-name="P233"><text:span text:style-name="T203">Целью выпускной квалификационной работы является разработка программного модуля </text:span><text:span text:style-name="T204">с</text:span><text:span text:style-name="T205">истемы оптимизации распределения инвестиций </text:span><text:span text:style-name="T206">с применением одного</text:span><text:span text:style-name="T205"> высокоуровневых языков программирования, на основе современной теории формирования инвестиционного портфеля.</text:span></text:p>
        <text:p text:style-name="P189">Для достижения поставленной цели в выпускной квалификационной работе необходимо решить следующие задачи:</text:p>
        <text:list xml:id="list435716392348866941" text:style-name="WW8Num4">
          <text:list-item>
            <text:p text:style-name="P288">дать определение понятию инвестиции, привести основную классификацию инвестиций</text:p>
          </text:list-item>
          <text:list-item>
            <text:p text:style-name="P291">указать основные этапы инвестиционного процесса</text:p>
          </text:list-item>
          <text:list-item>
            <text:p text:style-name="P290">рассмотреть теоретические основы современной теории формирования инвестиционного портфеля</text:p>
          </text:list-item>
          <text:list-item>
            <text:p text:style-name="P291">указать <text:s/>методы оценки эффективности инвестиций</text:p>
          </text:list-item>
          <text:list-item>
            <text:p text:style-name="P288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293">провести оценку эффективности разработанной системы</text:p>
          </text:list-item>
        </text:list>
        <text:p text:style-name="P187"><text:soft-page-break/></text:p>
        <text:p text:style-name="P222"><text:span text:style-name="T175">Теоретическая и практическая значимость работы</text:span><text:span text:style-name="T176"> заключается в том, что </text:span><text:span text:style-name="T177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178">«наивн</text:span><text:span text:style-name="T177">ое</text:span><text:span text:style-name="T178">» управления инвестициями, </text:span><text:span text:style-name="T177"><text:s/>выраженное в </text:span><text:span text:style-name="T179">отсутстви</text:span><text:span text:style-name="T177">и</text:span><text:span text:style-name="T179"> объективных критериев оптимальности и эффективности, </text:span><text:span text:style-name="T177">а также </text:span><text:span text:style-name="T179">неучет</text:span><text:span text:style-name="T177">е</text:span><text:span text:style-name="T179"> риска в </text:span><text:span text:style-name="T177">математической</text:span><text:span text:style-name="T179"> форме </text:span><text:span text:style-name="T177">либо</text:span><text:span text:style-name="T179"> подмен</text:span><text:span text:style-name="T177">е</text:span><text:span text:style-name="T179"> </text:span><text:span text:style-name="T177">его</text:span><text:span text:style-name="T179"> словесными формулировками. </text:span><text:span text:style-name="T177">Что характерно, </text:span><text:span text:style-name="T180">такого рода «наивное» управление инвестициями характерно как для многих индивидуальных инвесторов, так и для некоторых институциональных инвесторов и инвестиционных фондов. </text:span><text:span text:style-name="T177">Результатом такого управления зачастую является неудовлетворительные показатели доходности инвестиций. </text:span><text:span text:style-name="T181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P191"><text:span text:style-name="T174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193"> современной </text:span><text:span text:style-name="T197">теорией формирования портфеля </text:span><text:span text:style-name="T198">(modern portfolio theory</text:span><text:span text:style-name="T197">). Областью применения данной системы являются инвестиции в обыкновенные акции.</text:span></text:p>
        <text:p text:style-name="P190"><text:span text:style-name="T174">При написании <text:s/>работы использовались научные труды следующих авторов: </text:span><text:span text:style-name="T173"><text:s/></text:span><text:span text:style-name="T202">У. Шарп[4], Y.Hilpish [6], <text:s/>Н.И. </text:span><text:span text:style-name="T189">Берзон Н.И.</text:span><text:span text:style-name="T190">[1], Ц.Боди [2].</text:span></text:p>
        <text:p text:style-name="P284">Выпускная квалификационная работа состоит из <text:span text:style-name="T464">в</text:span>ведения, трех глав, Заключения, Списка использованной литературы, Приложения.</text:p>
        <text:p text:style-name="P284">В первой главе выпускной квалификационной работы рассматриваются основные понятия, <text:span text:style-name="T464">связанные с инвестициями в ценные бумаги</text:span>.</text:p>
        <text:p text:style-name="P284">Во второй главе работы отражаются основные аспекты <text:span text:style-name="T464">инвестиционного процесса</text:span>.</text:p>
        <text:p text:style-name="P284"><text:soft-page-break/><text:span text:style-name="T190">В третьей главе работы </text:span><text:span text:style-name="T202">описывается</text:span><text:span text:style-name="T190"> разработ</text:span><text:span text:style-name="T202">анный программный модуль, производится его тестирование</text:span><text:span text:style-name="T190"> </text:span><text:span text:style-name="T202">и </text:span><text:span text:style-name="T207">осуществляется </text:span><text:span text:style-name="T202">оценка </text:span><text:span text:style-name="T207">его</text:span><text:span text:style-name="T202"> эффективности.</text:span></text:p>
        <text:h text:style-name="P336" text:outline-level="1"><text:bookmark-start text:name="__RefHeading___Toc5159_1010778528"/>ГЛАВА 1. ИНВЕСТИЦИИ.<text:bookmark-end text:name="__RefHeading___Toc5159_1010778528"/></text:h>
        <text:h text:style-name="P338" text:outline-level="2"><text:bookmark-start text:name="__RefHeading___Toc142_1574039482"/>1.<text:span text:style-name="T282">1</text:span>. Основные типы инвестиций и их классификация<text:bookmark-end text:name="__RefHeading___Toc142_1574039482"/></text:h>
        <text:p text:style-name="P149">Инвестиция — это текущее вложение денег с целью извлечения будущей прибыли. </text:p>
        <text:p text:style-name="P147">Инвестиции можно условно разделить на два типа, согласно объекту инвестирования [4]:</text:p>
        <text:list xml:id="list4352783983239171424" text:style-name="L1">
          <text:list-item>
            <text:p text:style-name="P295">реальные инвестиции</text:p>
          </text:list-item>
          <text:list-item>
            <text:p text:style-name="P295">финансовые инвестиции</text:p>
          </text:list-item>
        </text:list>
        <text:p text:style-name="P156"><text:span text:style-name="T194">Реальные инвестиции</text:span><text:span text:style-name="T175"> (real investments) </text:span><text:span text:style-name="T182">обычно </text:span><text:span text:style-name="T183">представляют собой</text:span><text:span text:style-name="T182"> </text:span><text:span text:style-name="T183">вложения</text:span><text:span text:style-name="T182"> в какой-либо тип материально осязаемых активов, таких, как земля, недвижимость, <text:s/>драгоценные металлы, </text:span><text:span text:style-name="T184">антикварные п</text:span><text:span text:style-name="T182">редметы и пр. </text:span></text:p>
        <text:p text:style-name="P154"><text:span text:style-name="T196">«</text:span><text:span text:style-name="T194">Финансовые инвестиции</text:span><text:span text:style-name="T175"> (financial investments) представляют собой контракты, записанные на бумаге, такие, как обыкновенные акции и облигации. В примитивных экономиках основная часть инвестиций относится к реальным, в то время как в современной экономике, благодаря развит</text:span><text:span text:style-name="T185">ию</text:span><text:span text:style-name="T175"> институт</text:span><text:span text:style-name="T185">ов</text:span><text:span text:style-name="T175"> финансового инвестирования, большая часть инвестиций представлена финансовыми инвестициями.» </text:span><text:span text:style-name="T192">[4, стр.1]</text:span><text:span text:style-name="T175"> </text:span><text:span text:style-name="T186"><text:s/></text:span></text:p>
        <text:p text:style-name="P155"><text:span text:style-name="T182">О</text:span><text:span text:style-name="T175">сновным объектом финансовой инвестиции является ценная бумага. «</text:span><text:span text:style-name="T195">Ценная бумага</text:span><text:span text:style-name="T187"> (security) </text:span><text:span text:style-name="T191">означает</text:span><text:span text:style-name="T187"> <text:s/>законодательно признанное свидетельство права на получение ожидаемых в будущем доходов при конкретных условиях»[4, </text:span><text:span text:style-name="T191">стр. 3</text:span><text:span text:style-name="T187">]. </text:span><text:span text:style-name="T188">Различные типы ценных бумаг, а также их основные особенности будут рассмотрены в следующем разделе.</text:span></text:p>
        <text:p text:style-name="P149"/>
        <text:p text:style-name="P149"/>
        <text:p text:style-name="P85"/>
        <text:h text:style-name="P339" text:outline-level="2"><text:bookmark-start text:name="__RefHeading___Toc2078_795193529"/><text:soft-page-break/>1.2. Инвестиции в ценные бумаги<text:bookmark-end text:name="__RefHeading___Toc2078_795193529"/></text:h>
        <text:h text:style-name="P344" text:outline-level="3"><text:bookmark-start text:name="__RefHeading___Toc2080_795193529"/><text:span text:style-name="T283">1.2.1. </text:span>Типы ценных бумаг <text:bookmark-end text:name="__RefHeading___Toc2080_795193529"/></text:h>
        <text:p text:style-name="P60"><text:span text:style-name="T245">С</text:span>огласно [4], можно выделить три основных типа ценных бумаг, которые могут выступать в качестве объекта инвестирования:</text:p>
        <text:list xml:id="list1737061857290030175" text:style-name="L2">
          <text:list-item>
            <text:p text:style-name="P297">Казначейские векселя</text:p>
          </text:list-item>
          <text:list-item>
            <text:p text:style-name="P297">Долгосрочные казначейские и корпоративные облигации</text:p>
          </text:list-item>
          <text:list-item>
            <text:p text:style-name="P297">Обыкновенные акции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20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23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P45"><draw:frame draw:style-name="fr2" draw:name="Image14" text:anchor-type="char" svg:width="16.499cm" svg:height="8.105cm" draw:z-index="41"><draw:image xlink:href="Pictures/100002010000032000000189231F48745E1D0043.png" xlink:type="simple" xlink:show="embed" xlink:actuate="onLoad"/></draw:frame>Рисунок <text:span text:style-name="T483">1</text:span> — капитализация фондового рынка США, а также пропорции отдельных видов ценных бумаг в нём [8].</text:p>
        <text:h text:style-name="P344" text:outline-level="3">Казначейские векселя </text:h>
        <text:p text:style-name="P61"><text:span text:style-name="T210">Казначейские векселя</text:span> являются ценными бумагами, подтверждающими <text:span text:style-name="T296">предоставление краткосрочного кредита Казначейству США. Вследствие того, что</text:span> «р<text:span text:style-name="T296">иск нарушения обязательств по выплате такого кредита </text:span>весьма <text:soft-page-break/><text:span text:style-name="T296">незначителен, если вообще существует»[4, стр.3] (Соединенные Штаты Америки, как известно, ни разу не объявляли </text:span>государственный <text:span text:style-name="T296">дефолт), </text:span>данные ценные бумаги являются хорошим инвестиционным средством с точки зрения риска, <text:span text:style-name="T297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344" text:outline-level="3">Долгосрочные <text:span text:style-name="T246">казначейские и корпоративные </text:span>облигации</text:h>
        <text:p text:style-name="P62"><text:span text:style-name="T212">О</text:span><text:span text:style-name="T210">блигаци</text:span><text:span text:style-name="T212">и</text:span> <text:span text:style-name="T298">(bonds) являются</text:span> долгосрочн<text:span text:style-name="T299">ым</text:span> обязательство<text:span text:style-name="T299">м</text:span> со стороны эмитента перед инвестором (т. е. <text:span text:style-name="T300">к</text:span>редитором). <text:span text:style-name="T490">«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105">Из-за наличия купонных платежей, облигации также называют ценными бумагами с фиксированным доходом (fixed income securities).</text:p>
        <text:p text:style-name="P104"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63"><text:span text:style-name="T301">Долгосрочные </text:span>казначейски<text:span text:style-name="T301">е</text:span> облигаци<text:span text:style-name="T301">и</text:span> (или бонд<text:span text:style-name="T301">ы, bonds) <text:s/>являются ценными бумагами, подтверждающими предоставление кредита Казначейству США сроком </text:span>примерно на 20 лет. <text:span text:style-name="T302">Согласно [4], доходность долгосрочных казначейских облигаций в период с 1926 по 2013 год составила в среднем 5,36% годовых со стандартным отклонением <text:s/>8,67%</text:span></text:p>
        <text:p text:style-name="P64">Корпоративные облигации (или корпоративные бонды)<text:span text:style-name="T298"> </text:span>являются ценными бумагами, подтверждающими предоставление кредита <text:span text:style-name="T247">наиболее надежным американским компаниям, выпускающими данные облигации, </text:span>сроком также на 20 лет.</text:p>
        <text:p text:style-name="P65"><text:soft-page-break/>Согласно <text:span text:style-name="T303">таблице 1,</text:span> доходность корпоративных облигаций в период с 1926 по 2013 год составила <text:span text:style-name="T249">в среднем 6,0% годовых со стандартным отклонением <text:s/>8,4%. Очевидно, что доходность долгосрочных казначейских и корпоративных облигаций в целом существенно выше казначейских векселей.</text:span></text:p>
        <text:h text:style-name="P344" text:outline-level="3">Обыкновенные акции</text:h>
        <text:p text:style-name="P67"><text:span text:style-name="T210">Обыкновенные акции</text:span> <text:span text:style-name="T304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83">е</text:span> бумаг<text:span text:style-name="T304">и</text:span>, обеспеченны<text:span text:style-name="T304">ми</text:span> акционерным капиталом компани<text:span text:style-name="T304">и (акционерного общества)</text:span>, и «<text:span text:style-name="T304">представляют собой право на совладение корпорацией» [4, стр. 488]. </text:span>Каждая обыкновенная акция дает её <text:span text:style-name="T304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66">Две самые важные характеристики обыкновенной акции как объекта инвестиции в ценные бумаги — это оста<text:span text:style-name="T251">точное правопритязание и ограниченная ответственность акционера [1].</text:span></text:p>
        <text:p text:style-name="P68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52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</text:span><text:soft-page-break/><text:span text:style-name="T252">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 <text:s/></text:span></text:p>
        <text:p text:style-name="P69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05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P103">Важной особенностью обыкновенных акций является <text:span text:style-name="T306">осуществление наличных </text:span>выплат <text:span text:style-name="T306">акционерам, которые называются </text:span>дивиденд<text:span text:style-name="T306">ами (dividends)</text:span>. <text:span text:style-name="T199">Дивиденды — это часть прибыли компании, котора</text:span><text:span text:style-name="T200">я</text:span><text:span text:style-name="T199"> </text:span><text:span text:style-name="T200">выплачивается</text:span><text:span text:style-name="T199"> акционерам </text:span><text:span text:style-name="T200">(обычно это производится ежегодно или ежеквартально)</text:span><text:span text:style-name="T199"> в соответствии </text:span><text:span text:style-name="T201">с количеством и видом акций, долей, находящихся в их владении [21]</text:span><text:span text:style-name="T199">. </text:span><text:span text:style-name="T200">Многие компании <text:s/>(как правило, это молодые и активно развивающиеся компании) вообще не платят дивидендов своим акционерам, и предпочитают <text:s/>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 </text:span></text:p>
        <text:p text:style-name="P148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P70"><text:soft-page-break/>В <text:span text:style-name="T307">силу того, что <text:s/></text:span>курсы покупки и продажи акций колеблются достаточно сильно, годовая доходность <text:span text:style-name="T308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50">Среднегодовое значение доходности за данный период составило 11,41%.</text:span></text:p>
        <text:p text:style-name="P70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25">Тип ценных бумаг</text:p>
            </table:table-cell>
            <table:table-cell table:style-name="Table3.A1" office:value-type="string">
              <text:p text:style-name="P25">88 лет</text:p>
            </table:table-cell>
            <table:table-cell table:style-name="Table3.A1" office:value-type="string">
              <text:p text:style-name="P25">20 лет</text:p>
            </table:table-cell>
            <table:table-cell table:style-name="Table3.A1" office:value-type="string">
              <text:p text:style-name="P25">10 лет</text:p>
            </table:table-cell>
            <table:table-cell table:style-name="Table3.A1" office:value-type="string">
              <text:p text:style-name="P25">5 лет</text:p>
            </table:table-cell>
            <table:table-cell table:style-name="Table3.A1" office:value-type="string">
              <text:p text:style-name="P25">1 год</text:p>
            </table:table-cell>
            <table:table-cell table:style-name="Table3.G1" office:value-type="string">
              <text:p text:style-name="P25">Стандартное отклонение</text:p>
            </table:table-cell>
          </table:table-row>
          <table:table-row>
            <table:table-cell table:style-name="Table3.A2" office:value-type="string">
              <text:p text:style-name="P15">Казначейские векселя</text:p>
            </table:table-cell>
            <table:table-cell table:style-name="Table3.A2" office:value-type="string">
              <text:p text:style-name="P15">3.5%</text:p>
            </table:table-cell>
            <table:table-cell table:style-name="Table3.A2" office:value-type="string">
              <text:p text:style-name="P15">2.9%</text:p>
            </table:table-cell>
            <table:table-cell table:style-name="Table3.A2" office:value-type="string">
              <text:p text:style-name="P15">1.5%</text:p>
            </table:table-cell>
            <table:table-cell table:style-name="Table3.A2" office:value-type="string">
              <text:p text:style-name="P15">0.1%</text:p>
            </table:table-cell>
            <table:table-cell table:style-name="Table3.A2" office:value-type="string">
              <text:p text:style-name="P15">0.0%</text:p>
            </table:table-cell>
            <table:table-cell table:style-name="Table3.G2" office:value-type="string">
              <text:p text:style-name="P15">3.1%</text:p>
            </table:table-cell>
          </table:table-row>
          <table:table-row>
            <table:table-cell table:style-name="Table3.A2" office:value-type="string">
              <text:p text:style-name="P15">Корпоративные облигации</text:p>
            </table:table-cell>
            <table:table-cell table:style-name="Table3.A2" office:value-type="string">
              <text:p text:style-name="P15">6.0%</text:p>
            </table:table-cell>
            <table:table-cell table:style-name="Table3.A2" office:value-type="string">
              <text:p text:style-name="P15">7.2%</text:p>
            </table:table-cell>
            <table:table-cell table:style-name="Table3.A2" office:value-type="string">
              <text:p text:style-name="P15">6.4%</text:p>
            </table:table-cell>
            <table:table-cell table:style-name="Table3.A2" office:value-type="string">
              <text:p text:style-name="P15">7.0%</text:p>
            </table:table-cell>
            <table:table-cell table:style-name="Table3.A2" office:value-type="string">
              <text:p text:style-name="P15">-7.1%</text:p>
            </table:table-cell>
            <table:table-cell table:style-name="Table3.G2" office:value-type="string">
              <text:p text:style-name="P15">8.4%</text:p>
            </table:table-cell>
          </table:table-row>
          <table:table-row>
            <table:table-cell table:style-name="Table3.A2" office:value-type="string">
              <text:p text:style-name="P15">Обычные акции</text:p>
            </table:table-cell>
            <table:table-cell table:style-name="Table3.A2" office:value-type="string">
              <text:p text:style-name="P15">10.1%</text:p>
            </table:table-cell>
            <table:table-cell table:style-name="Table3.A2" office:value-type="string">
              <text:p text:style-name="P15">9.2%</text:p>
            </table:table-cell>
            <table:table-cell table:style-name="Table3.A2" office:value-type="string">
              <text:p text:style-name="P15">7.4%</text:p>
            </table:table-cell>
            <table:table-cell table:style-name="Table3.A2" office:value-type="string">
              <text:p text:style-name="P15">17.9%</text:p>
            </table:table-cell>
            <table:table-cell table:style-name="Table3.A2" office:value-type="string">
              <text:p text:style-name="P15">32.4%</text:p>
            </table:table-cell>
            <table:table-cell table:style-name="Table3.G2" office:value-type="string">
              <text:p text:style-name="P15">20.2%</text:p>
            </table:table-cell>
          </table:table-row>
          <table:table-row>
            <table:table-cell table:style-name="Table3.A2" office:value-type="string">
              <text:p text:style-name="P15">Обычные акции небольших компаний</text:p>
            </table:table-cell>
            <table:table-cell table:style-name="Table3.A2" office:value-type="string">
              <text:p text:style-name="P15">12.3%</text:p>
            </table:table-cell>
            <table:table-cell table:style-name="Table3.A2" office:value-type="string">
              <text:p text:style-name="P15">12.0%</text:p>
            </table:table-cell>
            <table:table-cell table:style-name="Table3.A2" office:value-type="string">
              <text:p text:style-name="P15">9.3%</text:p>
            </table:table-cell>
            <table:table-cell table:style-name="Table3.A2" office:value-type="string">
              <text:p text:style-name="P15">22.8%</text:p>
            </table:table-cell>
            <table:table-cell table:style-name="Table3.A2" office:value-type="string">
              <text:p text:style-name="P15">45.1%</text:p>
            </table:table-cell>
            <table:table-cell table:style-name="Table3.G2" office:value-type="string">
              <text:p text:style-name="P15">32.3%</text:p>
            </table:table-cell>
          </table:table-row>
        </table:table>
        <text:p text:style-name="P101">Таблица <text:span text:style-name="T300">1 — </text:span><text:s/>Доходность и стандартное отклонение различных ценных бумаг в период с 1926 по 2013 год. Под небольшими компаниями <text:span text:style-name="T248">понимаются компании с рыночной капитализацией менее $630 млн. </text:span>Источник — [16].</text:p>
        <text:p text:style-name="P101"/>
        <text:p text:style-name="P102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82">рост индекса S&amp;P500 в 2013 году составил 26.4%, в 2014 году — 12.4%.</text:span></text:p>
        <text:h text:style-name="P344" text:outline-level="3"><text:bookmark-start text:name="__RefHeading___Toc2284_99562824"/><text:span text:style-name="T284">1.2.2. </text:span>Оценка акций<text:bookmark-end text:name="__RefHeading___Toc2284_99562824"/></text:h>
        <text:p text:style-name="P56"><text:span text:style-name="T309">Существуют</text:span> различные виды стоимостных оценок акций, <text:span text:style-name="T309">которые используются в процессе анализа рынка ценных бумаг в ходе принятия инвестиционных решений [1]:</text:span></text:p>
        <text:list xml:id="list4025169952345937266" text:style-name="L3">
          <text:list-item>
            <text:p text:style-name="P298">номинальная стоимость </text:p>
          </text:list-item>
          <text:list-item>
            <text:p text:style-name="P298"><text:soft-page-break/>эмиссионная стоимость (цена <text:span text:style-name="T310">первичного </text:span>размещения)</text:p>
          </text:list-item>
          <text:list-item>
            <text:p text:style-name="P298">рыночная (курсовая) стоимость</text:p>
          </text:list-item>
          <text:list-item>
            <text:p text:style-name="P298">ликвидационная стоимость привилегированных акций</text:p>
          </text:list-item>
          <text:list-item>
            <text:p text:style-name="P298">бухгалтерская (балансовая, книжная) стоимость</text:p>
          </text:list-item>
        </text:list>
        <text:p text:style-name="P57"><text:span text:style-name="T210">Номинальная стоимость</text:span> <text:span text:style-name="T311">(par value) </text:span>акции определяется <text:span text:style-name="T290">делением суммы уставного капитала на количество выпускаемых акций. Номинальная стоимость <text:s/>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P128">Эмиссионная стоимость (цена <text:span text:style-name="T312">первичного </text:span>размещения) <text:span text:style-name="T219">акции — цена, по которой реализуются акции </text:span><text:span text:style-name="T223">в ходе первичного размещения акций на фондовом рынке</text:span><text:span text:style-name="T219">. </text:span><text:span text:style-name="T220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21">(в то время как в процессе обращения на вторичном рынке цена сделки по купле-продажи акций может быть выше или ниже номинальной). </text:span><text:span text:style-name="T222">Компания, определяя цену размещения, ориентируется на рыночные котировки акций, </text:span><text:span text:style-name="T224">выпуск акций</text:span><text:span text:style-name="T222"> состоится только в том случае, если инвесторы сочтут цену размещения справедливой и купят выпущенные акции, </text:span><text:span text:style-name="T225">поэтому компании</text:span><text:span text:style-name="T222"> заинтересованы в повышении формируемых на рынке цен на свои акции.</text:span></text:p>
        <text:p text:style-name="P56"><text:soft-page-break/><text:span text:style-name="T210">Рыночная стоимость </text:span>акции <text:span text:style-name="T313">(market value) </text:span>— <text:span text:style-name="T291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71">Рыночная стоимость акций <text:span text:style-name="T314">используется при вычислении <text:s/></text:span>капитализации компании — основным <text:span text:style-name="T314">показателем</text:span> ценности <text:span text:style-name="T314">данной </text:span>компании на рынке. <text:span text:style-name="T314">Величина капитализации </text:span>определяется умножением рыночн<text:span text:style-name="T315">ой</text:span> стоимост<text:span text:style-name="T315">и</text:span> <text:s/>акций, находящихся в обращении <text:span text:style-name="T314">на вторичном рынке</text:span>, на их <text:span text:style-name="T314">совокупное число.</text:span></text:p>
        <text:p text:style-name="P56"><text:span text:style-name="T226">Для привилегированные акций существует понятие л</text:span><text:span text:style-name="T210">иквидационн</text:span><text:span text:style-name="T213">ой</text:span><text:span text:style-name="T210"> стоимост</text:span><text:span text:style-name="T213">и</text:span><text:span text:style-name="T226">, которое </text:span><text:span text:style-name="T292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305"><text:span text:style-name="T210">Балансовая (бухгалтерская) стоимость</text:span> отображает стоимость читсых активов компании и рассчитывается по формуле:</text:p>
        <text:p text:style-name="P305"><draw:frame draw:style-name="fr10" draw:name="Object8" text:anchor-type="as-char" svg:y="-0.683cm" svg:width="2.424cm" svg:height="1.062cm" draw:z-index="167"><draw:object xlink:href="./Object 27" xlink:type="simple" xlink:show="embed" xlink:actuate="onLoad"/><draw:image xlink:href="./ObjectReplacements/Object 27" xlink:type="simple" xlink:show="embed" xlink:actuate="onLoad"/></draw:frame>, где <draw:frame draw:style-name="fr10" draw:name="Object9" text:anchor-type="as-char" svg:y="-0.377cm" svg:width="0.787cm" svg:height="0.533cm" draw:z-index="168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draw:frame draw:style-name="fr10" draw:name="Object10" text:anchor-type="as-char" svg:y="-0.377cm" svg:width="0.658cm" svg:height="0.533cm" draw:z-index="169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draw:frame draw:style-name="fr10" draw:name="Object11" text:anchor-type="as-char" svg:y="-0.377cm" svg:width="0.549cm" svg:height="0.469cm" draw:z-index="170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P305"><text:soft-page-break/><text:span text:style-name="T319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это соотношение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</text:span></text:p>
        <text:p text:style-name="P193">Во-первых, инвесторы готовы переплачивать за то, что они покупают акции <text:span text:style-name="T316">работающего</text:span> предприятия, <text:span text:style-name="T316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P194">Во-вторых, <text:span text:style-name="T317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17">щих</text:span> получить некоторый доход в будущем. <text:span text:style-name="T317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<text:s/>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195">Однако, когда <text:span text:style-name="T318">в</text:span> результате опережающего роста цен на акции относительно реальных темпов развития экономики <text:span text:style-name="T319">соотношение рыночной </text:span><text:soft-page-break/><text:span text:style-name="T319">стоимости и балансовой стоимости </text:span><text:s/>становится чрезвычайно большим, <text:span text:style-name="T318">на </text:span>фондов<text:span text:style-name="T318">ом </text:span>рынк<text:span text:style-name="T318">е</text:span> <text:span text:style-name="T318">может </text:span>создат<text:span text:style-name="T318">ь</text:span>ся так называемый «мыльный пузырь» <text:span text:style-name="T320">(Stock market bubble)</text:span>. </text:p>
        <text:p text:style-name="P196"><text:span text:style-name="T321">При наличии «пузыря» на фондовом рынке, </text:span>стабильность <text:span text:style-name="T321">его </text:span>может быть нарушена под влиянием <text:span text:style-name="T321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21">ы</text:span> <text:span text:style-name="T321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</text:span><text:soft-page-break/><text:span text:style-name="T321">1932 год курс акций General Motors снизился в 80 раз, The New York Central — в 51, American Radio Corporation — в 33, Chysler Corporation — в 27 раз.</text:span></text:p>
        <text:p text:style-name="P197">Эффект мыльного пузыря, <text:span text:style-name="T322">при котором</text:span> фондовый рынок <text:span text:style-name="T322">рос</text:span> <text:span text:style-name="T322">быстрее</text:span> реальн<text:span text:style-name="T322">ого</text:span> сектор<text:span text:style-name="T322">а экономики,</text:span> вновь проявился в <text:s/>США в 1990 годы. За период с 1990 по 1999 год индекс Доу-Джонса, который <text:span text:style-name="T322">является</text:span> <text:span text:style-name="T322">индикатором </text:span>стоимости акций 30 ведущих американских компаний, увеличился в 4,7 раза, а валовый внутренний продукт <text:span text:style-name="T322">США </text:span>за этот период вырос только в 1,3 раза. <text:span text:style-name="T323">Возникший экономический пузырь, названный «пузырем доткомов», схлопнулся </text:span>в <text:span text:style-name="T323">марте </text:span>2000 год<text:span text:style-name="T323">а, и привел к массовой потере вложенных в акции в интернет-компаний средств инвесторами, череде банкротств и падению основных фондовых индексов[23] — к примеру, и</text:span>ндекс Доу-Джонса за 2000-2003 годы снизился более чем на 40%<text:span text:style-name="T323">[1]</text:span>. </text:p>
        <text:p text:style-name="P197">Еще более значительно индекс Доу-Джонса упал во время мирового финансового кризиса <text:span text:style-name="T324">2008 года</text:span>, <text:span text:style-name="T324">обусловленного ипотечным пузырем в США</text:span>. С максимального значения <text:span text:style-name="T324">в </text:span>14164 пункта, достигнутого индексом в 2007 году, индекс снизился до 6547 пунктов в 2009 году, <text:span text:style-name="T294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344" text:outline-level="3"><text:bookmark-start text:name="__RefHeading___Toc2286_99562824"/><text:span text:style-name="T289">1.2.3. </text:span>Доходность акций<text:bookmark-end text:name="__RefHeading___Toc2286_99562824"/></text:h>
        <text:p text:style-name="P58"><text:span text:style-name="T325">Инвестируя в</text:span> <text:span text:style-name="T325">те или иные акции различных компаний</text:span>, инвестор предполагает получить <text:span text:style-name="T325">доход от этого вложения. Выделяют два различных типа такого рода дохода [1]:</text:span></text:p>
        <text:list xml:id="list6534348456524448106" text:style-name="L4">
          <text:list-item>
            <text:p text:style-name="P300">дивиденды</text:p>
          </text:list-item>
          <text:list-item>
            <text:p text:style-name="P300">прирост курсовой стоимости акций</text:p>
          </text:list-item>
        </text:list>
        <text:p text:style-name="P58"><text:soft-page-break/><text:span text:style-name="T326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58"><text:span text:style-name="T327">Д</text:span>ивидендная <text:span text:style-name="T327">(текущая)</text:span> доходность характеризуется <text:span text:style-name="T328">отношением </text:span>размер<text:span text:style-name="T328">а</text:span> годовых дивидендных выплат к цене акции. <text:span text:style-name="T328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100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29">б инвестировании в данные</text:span> акци<text:span text:style-name="T329">и</text:span>. <text:span text:style-name="T253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<text:s/>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</text:span><text:soft-page-break/><text:span text:style-name="T253">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P72"><text:span text:style-name="T330">Однако, п</text:span>олучаемые дивиденды <text:span text:style-name="T330">являются лишь небольшой частью дохода от владения акциями данной компании. К примеру, в таблице 2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16">Название компании</text:p>
            </table:table-cell>
            <table:table-cell table:style-name="Дивиденды.A1" office:value-type="string">
              <text:p text:style-name="P16">Символ на бирже Нью-Йоркской фондовой бирже NYSE</text:p>
            </table:table-cell>
            <table:table-cell table:style-name="Дивиденды.A1" office:value-type="string">
              <text:p text:style-name="P17">Размер годовых дивидендов, $</text:p>
            </table:table-cell>
            <table:table-cell table:style-name="Дивиденды.D1" office:value-type="string">
              <text:p text:style-name="P17">Размер <text:s/>годовых дивидендов, % от стоимости акции</text:p>
            </table:table-cell>
          </table:table-row>
          <table:table-row>
            <table:table-cell table:style-name="Дивиденды.A31" office:value-type="string">
              <text:p text:style-name="P16">3M Co.</text:p>
            </table:table-cell>
            <table:table-cell table:style-name="Дивиденды.B31" office:value-type="string">
              <text:p text:style-name="P16">MMM</text:p>
            </table:table-cell>
            <table:table-cell table:style-name="Дивиденды.C2" office:value-type="string">
              <text:p text:style-name="P17">4.44</text:p>
            </table:table-cell>
            <table:table-cell table:style-name="Дивиденды.D2" office:value-type="string">
              <text:p text:style-name="P17">2.78</text:p>
            </table:table-cell>
          </table:table-row>
          <table:table-row>
            <table:table-cell table:style-name="Дивиденды.A31" office:value-type="string">
              <text:p text:style-name="P16">American Express Co.</text:p>
            </table:table-cell>
            <table:table-cell table:style-name="Дивиденды.B31" office:value-type="string">
              <text:p text:style-name="P16">AXP</text:p>
            </table:table-cell>
            <table:table-cell table:style-name="Дивиденды.C3" office:value-type="string">
              <text:p text:style-name="P17">1.16</text:p>
            </table:table-cell>
            <table:table-cell table:style-name="Дивиденды.D3" office:value-type="string">
              <text:p text:style-name="P17">1.96</text:p>
            </table:table-cell>
          </table:table-row>
          <table:table-row>
            <table:table-cell table:style-name="Дивиденды.A31" office:value-type="string">
              <text:p text:style-name="P16">AT&amp;T </text:p>
            </table:table-cell>
            <table:table-cell table:style-name="Дивиденды.B31" office:value-type="string">
              <text:p text:style-name="P16">T</text:p>
            </table:table-cell>
            <table:table-cell table:style-name="Дивиденды.C4" office:value-type="string">
              <text:p text:style-name="P17">1.92</text:p>
            </table:table-cell>
            <table:table-cell table:style-name="Дивиденды.D4" office:value-type="string">
              <text:p text:style-name="P17">5.06</text:p>
            </table:table-cell>
          </table:table-row>
          <table:table-row>
            <table:table-cell table:style-name="Дивиденды.A31" office:value-type="string">
              <text:p text:style-name="P16">Boeing Co.</text:p>
            </table:table-cell>
            <table:table-cell table:style-name="Дивиденды.B31" office:value-type="string">
              <text:p text:style-name="P16">BA</text:p>
            </table:table-cell>
            <table:table-cell table:style-name="Дивиденды.C5" office:value-type="string">
              <text:p text:style-name="P17">4.36</text:p>
            </table:table-cell>
            <table:table-cell table:style-name="Дивиденды.D5" office:value-type="string">
              <text:p text:style-name="P17">3.55</text:p>
            </table:table-cell>
          </table:table-row>
          <table:table-row>
            <table:table-cell table:style-name="Дивиденды.A31" office:value-type="string">
              <text:p text:style-name="P16">Caterpillar, Inc.</text:p>
            </table:table-cell>
            <table:table-cell table:style-name="Дивиденды.B31" office:value-type="string">
              <text:p text:style-name="P16">CAT</text:p>
            </table:table-cell>
            <table:table-cell table:style-name="Дивиденды.C6" office:value-type="string">
              <text:p text:style-name="P17">3.08</text:p>
            </table:table-cell>
            <table:table-cell table:style-name="Дивиденды.D6" office:value-type="string">
              <text:p text:style-name="P17">4.29</text:p>
            </table:table-cell>
          </table:table-row>
          <table:table-row>
            <table:table-cell table:style-name="Дивиденды.A31" office:value-type="string">
              <text:p text:style-name="P16">Cisco Systems</text:p>
            </table:table-cell>
            <table:table-cell table:style-name="Дивиденды.B31" office:value-type="string">
              <text:p text:style-name="P16">CSCO</text:p>
            </table:table-cell>
            <table:table-cell table:style-name="Дивиденды.C7" office:value-type="string">
              <text:p text:style-name="P17">1.04</text:p>
            </table:table-cell>
            <table:table-cell table:style-name="Дивиденды.D7" office:value-type="string">
              <text:p text:style-name="P17">3.77</text:p>
            </table:table-cell>
          </table:table-row>
          <table:table-row>
            <table:table-cell table:style-name="Дивиденды.A31" office:value-type="string">
              <text:p text:style-name="P16">Chevron Corp.</text:p>
            </table:table-cell>
            <table:table-cell table:style-name="Дивиденды.B31" office:value-type="string">
              <text:p text:style-name="P16">CVX</text:p>
            </table:table-cell>
            <table:table-cell table:style-name="Дивиденды.C8" office:value-type="string">
              <text:p text:style-name="P17">4.28</text:p>
            </table:table-cell>
            <table:table-cell table:style-name="Дивиденды.D8" office:value-type="string">
              <text:p text:style-name="P17">4.61</text:p>
            </table:table-cell>
          </table:table-row>
          <table:table-row>
            <table:table-cell table:style-name="Дивиденды.A31" office:value-type="string">
              <text:p text:style-name="P16">Coca-Cola Co.</text:p>
            </table:table-cell>
            <table:table-cell table:style-name="Дивиденды.B31" office:value-type="string">
              <text:p text:style-name="P16">KO</text:p>
            </table:table-cell>
            <table:table-cell table:style-name="Дивиденды.C9" office:value-type="string">
              <text:p text:style-name="P17">1.40</text:p>
            </table:table-cell>
            <table:table-cell table:style-name="Дивиденды.D9" office:value-type="string">
              <text:p text:style-name="P17">3.10</text:p>
            </table:table-cell>
          </table:table-row>
          <table:table-row>
            <table:table-cell table:style-name="Дивиденды.A31" office:value-type="string">
              <text:p text:style-name="P16">E.I. du Pont de Nemours &amp; Co.</text:p>
            </table:table-cell>
            <table:table-cell table:style-name="Дивиденды.B31" office:value-type="string">
              <text:p text:style-name="P16">DD</text:p>
            </table:table-cell>
            <table:table-cell table:style-name="Дивиденды.C10" office:value-type="string">
              <text:p text:style-name="P17">1.52</text:p>
            </table:table-cell>
            <table:table-cell table:style-name="Дивиденды.D10" office:value-type="string">
              <text:p text:style-name="P17">2.40</text:p>
            </table:table-cell>
          </table:table-row>
          <table:table-row>
            <table:table-cell table:style-name="Дивиденды.A31" office:value-type="string">
              <text:p text:style-name="P16">Exxon Mobil Corp.</text:p>
            </table:table-cell>
            <table:table-cell table:style-name="Дивиденды.B31" office:value-type="string">
              <text:p text:style-name="P16">XOM</text:p>
            </table:table-cell>
            <table:table-cell table:style-name="Дивиденды.C11" office:value-type="string">
              <text:p text:style-name="P17">2.92</text:p>
            </table:table-cell>
            <table:table-cell table:style-name="Дивиденды.D11" office:value-type="string">
              <text:p text:style-name="P17">3.54</text:p>
            </table:table-cell>
          </table:table-row>
          <table:table-row>
            <table:table-cell table:style-name="Дивиденды.A31" office:value-type="string">
              <text:p text:style-name="P16">General Electric Co.</text:p>
            </table:table-cell>
            <table:table-cell table:style-name="Дивиденды.B31" office:value-type="string">
              <text:p text:style-name="P16">GE</text:p>
            </table:table-cell>
            <table:table-cell table:style-name="Дивиденды.C12" office:value-type="string">
              <text:p text:style-name="P17">0.92</text:p>
            </table:table-cell>
            <table:table-cell table:style-name="Дивиденды.D12" office:value-type="string">
              <text:p text:style-name="P17">3.06</text:p>
            </table:table-cell>
          </table:table-row>
          <table:table-row>
            <table:table-cell table:style-name="Дивиденды.A31" office:value-type="string">
              <text:p text:style-name="P16">The Goldman Sachs Group, Inc.</text:p>
            </table:table-cell>
            <table:table-cell table:style-name="Дивиденды.B31" office:value-type="string">
              <text:p text:style-name="P16">GS</text:p>
            </table:table-cell>
            <table:table-cell table:style-name="Дивиденды.C13" office:value-type="string">
              <text:p text:style-name="P17">2.60</text:p>
            </table:table-cell>
            <table:table-cell table:style-name="Дивиденды.D13" office:value-type="string">
              <text:p text:style-name="P17">1.73</text:p>
            </table:table-cell>
          </table:table-row>
          <table:table-row>
            <table:table-cell table:style-name="Дивиденды.A31" office:value-type="string">
              <text:p text:style-name="P16">Home Depot, Inc.</text:p>
            </table:table-cell>
            <table:table-cell table:style-name="Дивиденды.B31" office:value-type="string">
              <text:p text:style-name="P16">HD</text:p>
            </table:table-cell>
            <table:table-cell table:style-name="Дивиденды.C14" office:value-type="string">
              <text:p text:style-name="P17">2.76</text:p>
            </table:table-cell>
            <table:table-cell table:style-name="Дивиденды.D14" office:value-type="string">
              <text:p text:style-name="P17">2.19</text:p>
            </table:table-cell>
          </table:table-row>
          <table:table-row>
            <table:table-cell table:style-name="Дивиденды.A31" office:value-type="string">
              <text:p text:style-name="P16">Intel Corp.</text:p>
            </table:table-cell>
            <table:table-cell table:style-name="Дивиденды.B31" office:value-type="string">
              <text:p text:style-name="P16">INTC</text:p>
            </table:table-cell>
            <table:table-cell table:style-name="Дивиденды.C15" office:value-type="string">
              <text:p text:style-name="P17">1.04</text:p>
            </table:table-cell>
            <table:table-cell table:style-name="Дивиденды.D15" office:value-type="string">
              <text:p text:style-name="P17">3.77</text:p>
            </table:table-cell>
          </table:table-row>
          <table:table-row>
            <table:table-cell table:style-name="Дивиденды.A31" office:value-type="string">
              <text:p text:style-name="P16">International Business Machines Corp. </text:p>
            </table:table-cell>
            <table:table-cell table:style-name="Дивиденды.B31" office:value-type="string">
              <text:p text:style-name="P16">IBM</text:p>
            </table:table-cell>
            <table:table-cell table:style-name="Дивиденды.C16" office:value-type="string">
              <text:p text:style-name="P17">5.20</text:p>
            </table:table-cell>
            <table:table-cell table:style-name="Дивиденды.D16" office:value-type="string">
              <text:p text:style-name="P17">3.70</text:p>
            </table:table-cell>
          </table:table-row>
          <table:table-row>
            <table:table-cell table:style-name="Дивиденды.A31" office:value-type="string">
              <text:p text:style-name="P16">JPMorgan Chase and Co.</text:p>
            </table:table-cell>
            <table:table-cell table:style-name="Дивиденды.B31" office:value-type="string">
              <text:p text:style-name="P16">JPM</text:p>
            </table:table-cell>
            <table:table-cell table:style-name="Дивиденды.C17" office:value-type="string">
              <text:p text:style-name="P17">1.76</text:p>
            </table:table-cell>
            <table:table-cell table:style-name="Дивиденды.D17" office:value-type="string">
              <text:p text:style-name="P17">2.98</text:p>
            </table:table-cell>
          </table:table-row>
          <table:table-row>
            <table:table-cell table:style-name="Дивиденды.A31" office:value-type="string">
              <text:p text:style-name="P16">Johnson &amp; Johnson Inc.</text:p>
            </table:table-cell>
            <table:table-cell table:style-name="Дивиденды.B31" office:value-type="string">
              <text:p text:style-name="P16">JNJ</text:p>
            </table:table-cell>
            <table:table-cell table:style-name="Дивиденды.C18" office:value-type="string">
              <text:p text:style-name="P17">3.00</text:p>
            </table:table-cell>
            <table:table-cell table:style-name="Дивиденды.D18" office:value-type="string">
              <text:p text:style-name="P17">2.81</text:p>
            </table:table-cell>
          </table:table-row>
          <table:table-row>
            <table:table-cell table:style-name="Дивиденды.A31" office:value-type="string">
              <text:p text:style-name="P16">McDonald’s Corp.</text:p>
            </table:table-cell>
            <table:table-cell table:style-name="Дивиденды.B31" office:value-type="string">
              <text:p text:style-name="P16">MCD</text:p>
            </table:table-cell>
            <table:table-cell table:style-name="Дивиденды.C19" office:value-type="string">
              <text:p text:style-name="P17">3.56</text:p>
            </table:table-cell>
            <table:table-cell table:style-name="Дивиденды.D19" office:value-type="string">
              <text:p text:style-name="P17">2.98</text:p>
            </table:table-cell>
          </table:table-row>
          <table:table-row>
            <table:table-cell table:style-name="Дивиденды.A31" office:value-type="string">
              <text:p text:style-name="P16">Merck &amp; Co., Inc.</text:p>
            </table:table-cell>
            <table:table-cell table:style-name="Дивиденды.B31" office:value-type="string">
              <text:p text:style-name="P16">MRK</text:p>
            </table:table-cell>
            <table:table-cell table:style-name="Дивиденды.C20" office:value-type="string">
              <text:p text:style-name="P17">1.84</text:p>
            </table:table-cell>
            <table:table-cell table:style-name="Дивиденды.D20" office:value-type="string">
              <text:p text:style-name="P17">3.51</text:p>
            </table:table-cell>
          </table:table-row>
          <table:table-row>
            <table:table-cell table:style-name="Дивиденды.A31" office:value-type="string">
              <text:p text:style-name="P16">Microsoft Corp.</text:p>
            </table:table-cell>
            <table:table-cell table:style-name="Дивиденды.B31" office:value-type="string">
              <text:p text:style-name="P16">MSFT</text:p>
            </table:table-cell>
            <table:table-cell table:style-name="Дивиденды.C21" office:value-type="string">
              <text:p text:style-name="P17">1.44</text:p>
            </table:table-cell>
            <table:table-cell table:style-name="Дивиденды.D21" office:value-type="string">
              <text:p text:style-name="P17">2.73</text:p>
            </table:table-cell>
          </table:table-row>
          <text:soft-page-break/>
          <table:table-row>
            <table:table-cell table:style-name="Дивиденды.A31" office:value-type="string">
              <text:p text:style-name="P16">Nike Inc. </text:p>
            </table:table-cell>
            <table:table-cell table:style-name="Дивиденды.B31" office:value-type="string">
              <text:p text:style-name="P16">NKE</text:p>
            </table:table-cell>
            <table:table-cell table:style-name="Дивиденды.C22" office:value-type="string">
              <text:p text:style-name="P17">0.64</text:p>
            </table:table-cell>
            <table:table-cell table:style-name="Дивиденды.D22" office:value-type="string">
              <text:p text:style-name="P17">1.10</text:p>
            </table:table-cell>
          </table:table-row>
          <table:table-row>
            <table:table-cell table:style-name="Дивиденды.A31" office:value-type="string">
              <text:p text:style-name="P16">Pfizer, Inc.</text:p>
            </table:table-cell>
            <table:table-cell table:style-name="Дивиденды.B31" office:value-type="string">
              <text:p text:style-name="P16">PFE</text:p>
            </table:table-cell>
            <table:table-cell table:style-name="Дивиденды.C23" office:value-type="string">
              <text:p text:style-name="P17">1.20</text:p>
            </table:table-cell>
            <table:table-cell table:style-name="Дивиденды.D23" office:value-type="string">
              <text:p text:style-name="P17">4.03</text:p>
            </table:table-cell>
          </table:table-row>
          <table:table-row>
            <table:table-cell table:style-name="Дивиденды.A31" office:value-type="string">
              <text:p text:style-name="P16">Procter &amp; Gamble Co.</text:p>
            </table:table-cell>
            <table:table-cell table:style-name="Дивиденды.B31" office:value-type="string">
              <text:p text:style-name="P16">PG</text:p>
            </table:table-cell>
            <table:table-cell table:style-name="Дивиденды.C24" office:value-type="string">
              <text:p text:style-name="P17">2.65</text:p>
            </table:table-cell>
            <table:table-cell table:style-name="Дивиденды.D24" office:value-type="string">
              <text:p text:style-name="P17">3.20</text:p>
            </table:table-cell>
          </table:table-row>
          <table:table-row>
            <table:table-cell table:style-name="Дивиденды.A31" office:value-type="string">
              <text:p text:style-name="P16">Travelers</text:p>
            </table:table-cell>
            <table:table-cell table:style-name="Дивиденды.B31" office:value-type="string">
              <text:p text:style-name="P16">TRV</text:p>
            </table:table-cell>
            <table:table-cell table:style-name="Дивиденды.C25" office:value-type="string">
              <text:p text:style-name="P17">2.44</text:p>
            </table:table-cell>
            <table:table-cell table:style-name="Дивиденды.D25" office:value-type="string">
              <text:p text:style-name="P17">2.19</text:p>
            </table:table-cell>
          </table:table-row>
          <table:table-row>
            <table:table-cell table:style-name="Дивиденды.A31" office:value-type="string">
              <text:p text:style-name="P16">UnitedHealth Group Inc </text:p>
            </table:table-cell>
            <table:table-cell table:style-name="Дивиденды.B31" office:value-type="string">
              <text:p text:style-name="P16">UNH</text:p>
            </table:table-cell>
            <table:table-cell table:style-name="Дивиденды.C26" office:value-type="string">
              <text:p text:style-name="P17">2.00</text:p>
            </table:table-cell>
            <table:table-cell table:style-name="Дивиденды.D26" office:value-type="string">
              <text:p text:style-name="P17">1.65</text:p>
            </table:table-cell>
          </table:table-row>
          <table:table-row>
            <table:table-cell table:style-name="Дивиденды.A31" office:value-type="string">
              <text:p text:style-name="P16">United Technologies Corp.</text:p>
            </table:table-cell>
            <table:table-cell table:style-name="Дивиденды.B31" office:value-type="string">
              <text:p text:style-name="P16">UTX</text:p>
            </table:table-cell>
            <table:table-cell table:style-name="Дивиденды.C27" office:value-type="string">
              <text:p text:style-name="P17">2.56</text:p>
            </table:table-cell>
            <table:table-cell table:style-name="Дивиденды.D27" office:value-type="string">
              <text:p text:style-name="P17">2.65</text:p>
            </table:table-cell>
          </table:table-row>
          <table:table-row>
            <table:table-cell table:style-name="Дивиденды.A31" office:value-type="string">
              <text:p text:style-name="P16">Verizon Communications</text:p>
            </table:table-cell>
            <table:table-cell table:style-name="Дивиденды.B31" office:value-type="string">
              <text:p text:style-name="P16">VZ</text:p>
            </table:table-cell>
            <table:table-cell table:style-name="Дивиденды.C28" office:value-type="string">
              <text:p text:style-name="P17">2.26</text:p>
            </table:table-cell>
            <table:table-cell table:style-name="Дивиденды.D28" office:value-type="string">
              <text:p text:style-name="P17">4.32</text:p>
            </table:table-cell>
          </table:table-row>
          <table:table-row>
            <table:table-cell table:style-name="Дивиденды.A31" office:value-type="string">
              <text:p text:style-name="P16">Visa, Inc.</text:p>
            </table:table-cell>
            <table:table-cell table:style-name="Дивиденды.B31" office:value-type="string">
              <text:p text:style-name="P16">V</text:p>
            </table:table-cell>
            <table:table-cell table:style-name="Дивиденды.C29" office:value-type="string">
              <text:p text:style-name="P17">0.56</text:p>
            </table:table-cell>
            <table:table-cell table:style-name="Дивиденды.D29" office:value-type="string">
              <text:p text:style-name="P17">0.79</text:p>
            </table:table-cell>
          </table:table-row>
          <table:table-row>
            <table:table-cell table:style-name="Дивиденды.A31" office:value-type="string">
              <text:p text:style-name="P16">Wal-Mart Stores, Inc. </text:p>
            </table:table-cell>
            <table:table-cell table:style-name="Дивиденды.B31" office:value-type="string">
              <text:p text:style-name="P16">WMT</text:p>
            </table:table-cell>
            <table:table-cell table:style-name="Дивиденды.C30" office:value-type="string">
              <text:p text:style-name="P17">2.00</text:p>
            </table:table-cell>
            <table:table-cell table:style-name="Дивиденды.D30" office:value-type="string">
              <text:p text:style-name="P17">2.96</text:p>
            </table:table-cell>
          </table:table-row>
          <table:table-row>
            <table:table-cell table:style-name="Дивиденды.A31" office:value-type="string">
              <text:p text:style-name="P16">Walt Disney Co.</text:p>
            </table:table-cell>
            <table:table-cell table:style-name="Дивиденды.B31" office:value-type="string">
              <text:p text:style-name="P16">DIS</text:p>
            </table:table-cell>
            <table:table-cell table:style-name="Дивиденды.C31" office:value-type="string">
              <text:p text:style-name="P17">1.42</text:p>
            </table:table-cell>
            <table:table-cell table:style-name="Дивиденды.D31" office:value-type="string">
              <text:p text:style-name="P17">1.45</text:p>
            </table:table-cell>
          </table:table-row>
        </table:table>
        <text:p text:style-name="P73">Таблица <text:span text:style-name="T331">2 —</text:span> Размер выплаченных дивидендов компаниями, входящими в промышленный индекс Доу-Джонса в период с марта 2015 по март 2016. На основании данных из [20].</text:p>
        <text:p text:style-name="P74"><text:span text:style-name="T332">И</text:span>з таблицы <text:span text:style-name="T331">2</text:span> <text:span text:style-name="T332">в</text:span>идно, что<text:span text:style-name="T332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75"><text:span text:style-name="T333">Как правило, б</text:span>ольшую часть дохода составляет <text:span text:style-name="T333">всё-таки </text:span>прирост курсовой стоимости акций <text:span text:style-name="T334">[1]</text:span>. <text:span text:style-name="T335">Это обусловлено тем, что акции (в</text:span> отличие, <text:span text:style-name="T336">например,</text:span> от <text:span text:style-name="T337">корпоративных </text:span>облигаций<text:span text:style-name="T335">)</text:span> <text:span text:style-name="T335">отражают</text:span> реальные активы <text:span text:style-name="T336">данной </text:span>компании, <text:span text:style-name="T336">и, в условиях свободного рынка, это безусловно</text:span> отражается на их рыночной цене. <text:span text:style-name="T338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38">некоторой компании</text:span>, инвестор <text:s/>рассчитывает не столько на получение <text:span text:style-name="T338">дивидендного</text:span> дохода, сколько на получение совокупного дохода, <text:span text:style-name="T338">обусловленного развитием данной компании и ростом цены</text:span> <text:span text:style-name="T339">её </text:span>акций <text:span text:style-name="T338">в будущем</text:span>.</text:p>
        <text:p text:style-name="P76"><text:soft-page-break/>В соответствии со всем вышеуказанным, полная годовая доходность определяется по формуле:</text:p>
        <text:p text:style-name="P77"><draw:frame draw:style-name="fr8" draw:name="Object109" text:anchor-type="as-char" svg:y="-0.691cm" svg:width="3.113cm" svg:height="1.132cm" draw:z-index="21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340">где </text:span><text:span text:style-name="T340"><draw:frame draw:style-name="fr8" draw:name="Object95" text:anchor-type="as-char" svg:y="-0.377cm" svg:width="0.624cm" svg:height="0.531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40">- <text:s/>текущая цена акции, </text:span><text:span text:style-name="T340"><draw:frame draw:style-name="fr8" draw:name="Object110" text:anchor-type="as-char" svg:y="-0.377cm" svg:width="0.619cm" svg:height="0.533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40">- ожидаемая цена акции в следующем инвестиционном периоде (как правило, через год), </text:span><text:span text:style-name="T340"><draw:frame draw:style-name="fr8" draw:name="Object138" text:anchor-type="as-char" svg:y="-0.377cm" svg:width="0.57cm" svg:height="0.533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40">- размер выплачиваемых за этот период дивидендов.</text:span></text:p>
        <text:p text:style-name="P78">Для случая с владением <text:span text:style-name="T341">акциями </text:span>в течение <text:span text:style-name="T341">нескольк</text:span>их<text:span text:style-name="T341"> лет, </text:span>формула вычисления <text:span text:style-name="T341">полн</text:span>ой<text:span text:style-name="T341"> доходност</text:span>и принимает вид:</text:p>
        <text:p text:style-name="P79"><draw:frame draw:style-name="fr8" draw:name="Object140" text:anchor-type="as-char" svg:y="-1.291cm" svg:width="4.399cm" svg:height="1.734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, где <text:s/><draw:frame draw:style-name="fr8" draw:name="Object139" text:anchor-type="as-char" svg:y="-0.377cm" svg:width="0.524cm" svg:height="0.533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- <text:span text:style-name="T342">полная доходность в расчете на год;</text:span> <draw:frame draw:style-name="fr8" draw:name="Object141" text:anchor-type="as-char" svg:y="-0.377cm" svg:width="0.519cm" svg:height="0.533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54">— размер выплаченных дивидендов выплаты в </text:span><text:span text:style-name="T254"><draw:frame draw:style-name="fr8" draw:name="Object142" text:anchor-type="as-char" svg:y="-0.377cm" svg:width="0.326cm" svg:height="0.469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54">-м году; </text:span><text:span text:style-name="T254"><draw:frame draw:style-name="fr8" draw:name="Object143" text:anchor-type="as-char" svg:y="-0.377cm" svg:width="0.626cm" svg:height="0.533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54">— цена приобретения акций;</text:span><text:span text:style-name="T254"><draw:frame draw:style-name="fr8" draw:name="Object145" text:anchor-type="as-char" svg:y="-0.377cm" svg:width="0.626cm" svg:height="0.533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54">— рыночная цена акции в году</text:span><text:span text:style-name="T254"><draw:frame draw:style-name="fr8" draw:name="Object144" text:anchor-type="as-char" svg:y="-0.377cm" svg:width="0.422cm" svg:height="0.469cm" draw:z-index="3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54">; <text:s/></text:span><text:span text:style-name="T254"><draw:frame draw:style-name="fr8" draw:name="Object146" text:anchor-type="as-char" svg:y="-0.377cm" svg:width="0.482cm" svg:height="0.469cm" draw:z-index="3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54">— число лет владения акциями; </text:span><text:span text:style-name="T254"><draw:frame draw:style-name="fr8" draw:name="Object147" text:anchor-type="as-char" svg:y="-0.377cm" svg:width="1.605cm" svg:height="0.483cm" draw:z-index="3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54">— год владения акциями.</text:span></text:p>
        <text:p text:style-name="P80">Вложения в акции могу носить как долгосрочный (инвестиционный), так и краткосрочный (спекулятивный) характер. <text:span text:style-name="T343">В первом случае основой получаемого дохода служит продажа акций в конце инвестиционного периода по цене, превышающей <text:s/>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81"><text:span text:style-name="T344">Одним из основных</text:span> свойств акций является высокая <text:span text:style-name="T344">волатильность</text:span> <text:span text:style-name="T255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</text:span><text:soft-page-break/><text:span text:style-name="T255">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83">Рассматривая соотношение между дивидендной доходностью и доходностью от <text:span text:style-name="T344">изменения цены акций</text:span>, можно заметить, что в историческ<text:span text:style-name="T344">ой перспективе</text:span> в общей доходности все большую роль играет именно <text:span text:style-name="T344">курсовая стоимость акций.</text:span></text:p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34">Страна</text:p>
            </table:table-cell>
            <table:table-cell table:style-name="Table4.A1" table:number-rows-spanned="2" office:value-type="string">
              <text:p text:style-name="P34">Годы</text:p>
            </table:table-cell>
            <table:table-cell table:style-name="Table4.A1" table:number-rows-spanned="2" office:value-type="string">
              <text:p text:style-name="P34">Полная доходность</text:p>
            </table:table-cell>
            <table:table-cell table:style-name="Table4.D1" table:number-columns-spanned="2" office:value-type="string">
              <text:p text:style-name="P35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35">Дивидендная доходность</text:p>
            </table:table-cell>
            <table:table-cell table:style-name="Table4.E2" office:value-type="string">
              <text:p text:style-name="P35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35">США</text:p>
            </table:table-cell>
            <table:table-cell table:style-name="Table4.D11" office:value-type="string">
              <text:p text:style-name="P35">1802-1900</text:p>
            </table:table-cell>
            <table:table-cell table:style-name="Table4.D11" office:value-type="string">
              <text:p text:style-name="P36">5,89</text:p>
            </table:table-cell>
            <table:table-cell table:style-name="Table4.D11" office:value-type="string">
              <text:p text:style-name="P36">5,18</text:p>
            </table:table-cell>
            <table:table-cell table:style-name="Table4.E11" office:value-type="string">
              <text:p text:style-name="P36">0,71</text:p>
            </table:table-cell>
          </table:table-row>
          <table:table-row>
            <table:covered-table-cell/>
            <table:table-cell table:style-name="Table4.D11" office:value-type="string">
              <text:p text:style-name="P35">1900-1995</text:p>
            </table:table-cell>
            <table:table-cell table:style-name="Table4.D11" office:value-type="string">
              <text:p text:style-name="P36">9,78</text:p>
            </table:table-cell>
            <table:table-cell table:style-name="Table4.D11" office:value-type="string">
              <text:p text:style-name="P36">4,84</text:p>
            </table:table-cell>
            <table:table-cell table:style-name="Table4.E11" office:value-type="string">
              <text:p text:style-name="P36">4,94</text:p>
            </table:table-cell>
          </table:table-row>
          <table:table-row>
            <table:covered-table-cell/>
            <table:table-cell table:style-name="Table4.D11" office:value-type="string">
              <text:p text:style-name="P35">1950-2005</text:p>
            </table:table-cell>
            <table:table-cell table:style-name="Table4.D11" office:value-type="string">
              <text:p text:style-name="P36">12,1</text:p>
            </table:table-cell>
            <table:table-cell table:style-name="Table4.D11" office:value-type="string">
              <text:p text:style-name="P36">3,8</text:p>
            </table:table-cell>
            <table:table-cell table:style-name="Table4.E11" office:value-type="string">
              <text:p text:style-name="P36">8,3</text:p>
            </table:table-cell>
          </table:table-row>
          <table:table-row>
            <table:table-cell table:style-name="Table4.A8" table:number-rows-spanned="3" office:value-type="string">
              <text:p text:style-name="P35">Великобритания</text:p>
            </table:table-cell>
            <table:table-cell table:style-name="Table4.D11" office:value-type="string">
              <text:p text:style-name="P35">1800-1900</text:p>
            </table:table-cell>
            <table:table-cell table:style-name="Table4.D11" office:value-type="string">
              <text:p text:style-name="P36">4,69</text:p>
            </table:table-cell>
            <table:table-cell table:style-name="Table4.D11" office:value-type="string">
              <text:p text:style-name="P36">3,91</text:p>
            </table:table-cell>
            <table:table-cell table:style-name="Table4.E11" office:value-type="string">
              <text:p text:style-name="P36">0,79</text:p>
            </table:table-cell>
          </table:table-row>
          <table:table-row>
            <table:covered-table-cell/>
            <table:table-cell table:style-name="Table4.D11" office:value-type="string">
              <text:p text:style-name="P35">1900-1995</text:p>
            </table:table-cell>
            <table:table-cell table:style-name="Table4.D11" office:value-type="string">
              <text:p text:style-name="P36">8,86</text:p>
            </table:table-cell>
            <table:table-cell table:style-name="Table4.D11" office:value-type="string">
              <text:p text:style-name="P36">4,94</text:p>
            </table:table-cell>
            <table:table-cell table:style-name="Table4.E11" office:value-type="string">
              <text:p text:style-name="P36">3,92</text:p>
            </table:table-cell>
          </table:table-row>
          <table:table-row>
            <table:covered-table-cell/>
            <table:table-cell table:style-name="Table4.D11" office:value-type="string">
              <text:p text:style-name="P35">1950-2005</text:p>
            </table:table-cell>
            <table:table-cell table:style-name="Table4.D11" office:value-type="string">
              <text:p text:style-name="P36">12,7</text:p>
            </table:table-cell>
            <table:table-cell table:style-name="Table4.D11" office:value-type="string">
              <text:p text:style-name="P36">5,1</text:p>
            </table:table-cell>
            <table:table-cell table:style-name="Table4.E11" office:value-type="string">
              <text:p text:style-name="P36">7,6</text:p>
            </table:table-cell>
          </table:table-row>
          <table:table-row>
            <table:table-cell table:style-name="Table4.A11" table:number-rows-spanned="3" office:value-type="string">
              <text:p text:style-name="P35">Германия</text:p>
            </table:table-cell>
            <table:table-cell table:style-name="Table4.D11" office:value-type="string">
              <text:p text:style-name="P35">1870-1913</text:p>
            </table:table-cell>
            <table:table-cell table:style-name="Table4.D11" office:value-type="string">
              <text:p text:style-name="P36">6,92</text:p>
            </table:table-cell>
            <table:table-cell table:style-name="Table4.D11" office:value-type="string">
              <text:p text:style-name="P36">5,59</text:p>
            </table:table-cell>
            <table:table-cell table:style-name="Table4.E11" office:value-type="string">
              <text:p text:style-name="P36">1,33</text:p>
            </table:table-cell>
          </table:table-row>
          <table:table-row>
            <table:covered-table-cell/>
            <table:table-cell table:style-name="Table4.D11" office:value-type="string">
              <text:p text:style-name="P35">1900-1995</text:p>
            </table:table-cell>
            <table:table-cell table:style-name="Table4.D11" office:value-type="string">
              <text:p text:style-name="P36">5,80</text:p>
            </table:table-cell>
            <table:table-cell table:style-name="Table4.D11" office:value-type="string">
              <text:p text:style-name="P36">1,91</text:p>
            </table:table-cell>
            <table:table-cell table:style-name="Table4.E11" office:value-type="string">
              <text:p text:style-name="P36">3,91</text:p>
            </table:table-cell>
          </table:table-row>
          <table:table-row>
            <table:covered-table-cell/>
            <table:table-cell table:style-name="Table4.D11" office:value-type="string">
              <text:p text:style-name="P35">1950-2005</text:p>
            </table:table-cell>
            <table:table-cell table:style-name="Table4.D11" office:value-type="string">
              <text:p text:style-name="P36">12,3</text:p>
            </table:table-cell>
            <table:table-cell table:style-name="Table4.D11" office:value-type="string">
              <text:p text:style-name="P36">3,3</text:p>
            </table:table-cell>
            <table:table-cell table:style-name="Table4.E11" office:value-type="string">
              <text:p text:style-name="P36">9,0</text:p>
            </table:table-cell>
          </table:table-row>
        </table:table>
        <text:p text:style-name="P82">Таблица <text:span text:style-name="T345">3 — </text:span><text:s/>Среднегодовая доходность акций <text:span text:style-name="T256">в %</text:span>. Источник — [1].</text:p>
        <text:p text:style-name="P82"/>
        <text:p text:style-name="P84">Как свидетельствуют приведенные в таблице <text:span text:style-name="T346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84"><text:soft-page-break/></text:p>
        <text:h text:style-name="P338" text:outline-level="2"><text:bookmark-start text:name="__RefHeading___Toc1809_1435979290"/>1.<text:span text:style-name="T347">3</text:span>. <text:span text:style-name="T208">Инвестиционный процесс</text:span><text:bookmark-end text:name="__RefHeading___Toc1809_1435979290"/></text:h>
        <text:p text:style-name="P54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6272590545753870475" text:style-name="WW8Num6">
          <text:list-item>
            <text:p text:style-name="P306">Выбор инвестиционной политики</text:p>
          </text:list-item>
          <text:list-item>
            <text:p text:style-name="P306">Анализ рынка ценных бумаг</text:p>
          </text:list-item>
          <text:list-item>
            <text:p text:style-name="P306">Формирование портфеля ценных бумаг.</text:p>
          </text:list-item>
          <text:list-item>
            <text:p text:style-name="P306">Пересмотр портфеля ценных бумаг.</text:p>
          </text:list-item>
          <text:list-item>
            <text:p text:style-name="P306">Оценка эффективности портфеля ценных бумаг.» <text:span text:style-name="T492">[4, стр.10]</text:span></text:p>
          </text:list-item>
        </text:list>
        <text:h text:style-name="P344" text:outline-level="3">1.<text:span text:style-name="T347">3</text:span>.1. <text:span text:style-name="T348">Выбор и</text:span>нвестиционн<text:span text:style-name="T348">ой</text:span> политик<text:span text:style-name="T348">и</text:span></text:h>
        <text:p text:style-name="P156"><text:span text:style-name="T119">«</text:span><text:span text:style-name="T97">В</text:span><text:span text:style-name="T82">ыбор инвестиционной политики (</text:span><text:span text:style-name="T130">investment policy</text:span><text:span text:style-name="T82">) включает </text:span><text:span text:style-name="T97">в себя </text:span><text:span text:style-name="T82"><text:s/>определение цели инвестора и объема инвестируемых средств»</text:span><text:span text:style-name="T119">[4, стр.10]</text:span><text:span text:style-name="T82">. Поскольку для рациональных </text:span><text:span text:style-name="T97">инвестиционных </text:span><text:span text:style-name="T82">стратегий </text:span><text:span text:style-name="T98">(т. е. инвестиционных стратегий, способных приносить некоторый реальный доход) </text:span><text:span text:style-name="T82">существует прямая связь между риском и доходностью, </text:span><text:span text:style-name="T97">и и</text:span><text:span text:style-name="T99">нвестору <text:s/>следует понимать, что</text:span><text:span text:style-name="T82"> стремление получить большую прибыль </text:span><text:span text:style-name="T99">может быть </text:span><text:span text:style-name="T100">привести</text:span><text:span text:style-name="T99"> </text:span><text:span text:style-name="T100">к</text:span><text:span text:style-name="T82"> </text:span><text:span text:style-name="T97">вложени</text:span><text:span text:style-name="T100">ю средств инвестирования</text:span><text:span text:style-name="T97"> в </text:span><text:span text:style-name="T99">высокорисковы</text:span><text:span text:style-name="T97">е</text:span><text:span text:style-name="T99"> актив</text:span><text:span text:style-name="T97">ы</text:span><text:span text:style-name="T99">, которые характеризуются высокой волатильностью, что, в конечном итоге, может привести к финансовым потерям. </text:span><text:span text:style-name="T82">Цели инвестирования </text:span><text:span text:style-name="T99">всегда</text:span><text:span text:style-name="T82"> должны формулироваться с учетом как доходности, так и риска, </text:span><text:span text:style-name="T101">и любая инвестиция всегда должна рассматриваться </text:span><text:span text:style-name="T100">как совокупность </text:span><text:span text:style-name="T101">доходности и риска.</text:span></text:p>
        <text:p text:style-name="P156"><text:span text:style-name="T101"><text:s/>«</text:span><text:span text:style-name="T120">Э</text:span><text:span text:style-name="T97">тот этап </text:span><text:span text:style-name="T120">инвестиционного процесса завершается</text:span><text:span text:style-name="T97"> выбор</text:span><text:span text:style-name="T120">ом</text:span><text:span text:style-name="T97"> потенциальных видов финансовых активов </text:span><text:span text:style-name="T120">для</text:span><text:span text:style-name="T102"> включен</text:span><text:span text:style-name="T120">ия</text:span><text:span text:style-name="T102"> в </text:span><text:span text:style-name="T120">основной</text:span><text:span text:style-name="T102"> портфель. </text:span><text:span text:style-name="T82">Выбор</text:span><text:span text:style-name="T103"> должен </text:span><text:span text:style-name="T82">учитывать наряду с прочими соображениями цели инвестирования, объем инвестируемых средств, </text:span><text:span text:style-name="T103">а также</text:span><text:span text:style-name="T82"> статус инвестора как </text:span><text:soft-page-break/><text:span text:style-name="T82">налогоплательщика. Например, индивидуальным инвесторам обычно нет смысла приобретать привилегированные акции, а инвесторам, имеющим налоговые льготы (в частности, пенсионным фондам) не следует вкладывать средства в ценные бумаги с налоговыми льготами (такие, как муниципальные облигации)»</text:span><text:span text:style-name="T103">[4, </text:span><text:span text:style-name="T120">стр.10</text:span><text:span text:style-name="T103">]</text:span><text:span text:style-name="T82">.</text:span></text:p>
        <text:h text:style-name="P344" text:outline-level="3">1.<text:span text:style-name="T349">3</text:span>.2. Анализ рынка ценных бумаг</text:h>
        <text:p text:style-name="P156"><text:span text:style-name="T104">«А</text:span><text:span text:style-name="T82">нализ ценных бумаг (</text:span><text:span text:style-name="T130">security analysis</text:span><text:span text:style-name="T82">), </text:span><text:span text:style-name="T104">являющийся в</text:span><text:span text:style-name="T82">тор</text:span><text:span text:style-name="T104">ым</text:span><text:span text:style-name="T82"> этап</text:span><text:span text:style-name="T104">ом</text:span><text:span text:style-name="T82"> инвестиционного процесса, включает изучение отдельных видов ценных бумаг (или групп бумаг) в рамках основных категорий, указанных ранее»</text:span><text:span text:style-name="T121">[4, стр.10]</text:span><text:span text:style-name="T82">. </text:span><text:span text:style-name="T105">Главной </text:span><text:span text:style-name="T82"><text:s/>цел</text:span><text:span text:style-name="T105">ью</text:span><text:span text:style-name="T82"> такого </text:span><text:span text:style-name="T106">анализа</text:span><text:span text:style-name="T82"> является определение тех ценных бумаг, которые <text:s/></text:span><text:span text:style-name="T105">приносили определенный доход в прошлом при одновременном сохранении приемлемого уровня риска (т. е. волатильности). </text:span></text:p>
        <text:p text:style-name="P156"><text:span text:style-name="T82">Существует много различных подходов к анализу ценных бумаг, однако </text:span><text:span text:style-name="T107">все они так или иначе относятся к одному из двух основных типов анализа </text:span><text:span text:style-name="T108">[4]</text:span><text:span text:style-name="T107">:</text:span></text:p>
        <text:list xml:id="list385897540487856827" text:style-name="L5">
          <text:list-item>
            <text:p text:style-name="P319"><text:span text:style-name="T107">технический анализ </text:span><text:span text:style-name="T82">(</text:span><text:span text:style-name="T130">technical analysis</text:span><text:span text:style-name="T82">)</text:span></text:p>
          </text:list-item>
          <text:list-item>
            <text:p text:style-name="P319"><text:span text:style-name="T137">фундаментальн</text:span><text:span text:style-name="T138">ый</text:span><text:span text:style-name="T137"> анализ </text:span><text:span text:style-name="T82">(</text:span><text:span text:style-name="T130">fundamental analysis</text:span><text:span text:style-name="T82">)</text:span></text:p>
          </text:list-item>
        </text:list>
        <text:p text:style-name="P85"><text:span text:style-name="T210">Технический анализ</text:span> в его простейшей форме <text:span text:style-name="T350">предполагает</text:span> изучение курсов рынка акций <text:span text:style-name="T351">в прошлом</text:span>, с тем, чтобы дать прогноз динамики курсов акций конкретной фирмы <text:span text:style-name="T351">в будущем, и проходит в несколько этапов. Сначала</text:span> проводится исследование курсов <text:span text:style-name="T350">акций данной компании (а также компаний-конкурентов и компаний из этого же экономического сектора) </text:span>за <text:span text:style-name="T350">большой</text:span> <text:span text:style-name="T350">исторический</text:span> период с целью выявления повторяющихся тенденций или циклов в динамике курсов <text:span text:style-name="T350">акций</text:span>. Затем анализируются курсы акций за <text:span text:style-name="T350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<text:soft-page-break/>предположения, что ценовые тренды периодически повторяются. <text:span text:style-name="T350">Выявляя т</text:span>аким образом текущие тенденции, аналитик надеется дать прогноз будущей динамики курсов акций <text:span text:style-name="T350">требуемой компании</text:span>. <text:span text:style-name="T352">Различные методы технического анализа, в основном благодаря наглядности при работе с графиками, доступны в том числе и <text:s/>непрофессиональным инвесторам.</text:span></text:p>
        <text:p text:style-name="P106"><text:span text:style-name="T210">Фундаментальный анализ</text:span> <text:span text:style-name="T353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<text:s/>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344" text:outline-level="3">1.<text:span text:style-name="T354">3</text:span>.3. Формирование портфеля ценных бумаг</text:h>
        <text:p text:style-name="P156"><text:span text:style-name="T140">«Ф</text:span><text:span text:style-name="T139">ормирование портфеля</text:span><text:span text:style-name="T1"> (</text:span><text:span text:style-name="T133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75">[4, стр.13]</text:span><text:span text:style-name="T1"> </text:span><text:soft-page-break/><text:span text:style-name="T2">Основными проблемами, с которыми инвестор сталкивается на данном этапе, являются:</text:span></text:p>
        <text:list xml:id="list2155499471581421492" text:style-name="L6">
          <text:list-item>
            <text:p text:style-name="P308">Селективность </text:p>
          </text:list-item>
          <text:list-item>
            <text:p text:style-name="P308">Выбор времени операций</text:p>
          </text:list-item>
          <text:list-item>
            <text:p text:style-name="P308">Диверсификация</text:p>
          </text:list-item>
        </text:list>
        <text:p text:style-name="P156"><text:span text:style-name="T133">«Селективность</text:span><text:span text:style-name="T1"> (</text:span><text:span text:style-name="T141">selectivity</text:span><text:span text:style-name="T1">), называемая также микропрогнозированием, <text:s/>относится к анализу ценных бумаг и связана с прогнозированием динамики цен отдельных видов ценных бумаг</text:span><text:span text:style-name="T75">»</text:span><text:span text:style-name="T3">[4, </text:span><text:span text:style-name="T75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P156"><text:span text:style-name="T133">«Выбор времени операций</text:span><text:span text:style-name="T1"> (</text:span><text:span text:style-name="T141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75">фондовых</text:span><text:span text:style-name="T1"> инструментов с фиксированным доходом, </text:span><text:span text:style-name="T75">такими, как </text:span><text:span text:style-name="T5">корпоративные облигации»</text:span><text:span text:style-name="T3">[4, </text:span><text:span text:style-name="T75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text:s/>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P156"><text:span text:style-name="T133">«Диверсификация</text:span><text:span text:style-name="T1"> (</text:span><text:span text:style-name="T141">diversification</text:span><text:span text:style-name="T1">) заключается в </text:span><text:span text:style-name="T76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76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p text:style-name="P47"><text:soft-page-break/></text:p>
        <text:h text:style-name="P344" text:outline-level="3">1.3.4. Пересмотр портфеля</text:h>
        <text:p text:style-name="P156"><text:span text:style-name="T1">Пересмотр портфеля (</text:span><text:span text:style-name="T133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156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156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344" text:outline-level="3">1.<text:span text:style-name="T354">3</text:span>.5. Оценка эффективности портфеля</text:h>
        <text:p text:style-name="P156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P338" text:outline-level="2"><text:bookmark-start text:name="__RefHeading___Toc3177_1360820806"/><text:soft-page-break/>Выводы <text:span text:style-name="T295">по главе</text:span><text:bookmark-end text:name="__RefHeading___Toc3177_1360820806"/></text:h>
        <text:p text:style-name="P217">В первой главе выпускной квалификационной работы рассмотрены основные понятия, <text:span text:style-name="T355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P213"><text:span text:style-name="T356">Во втором разделе главы указаны </text:span>основные типы ценных бумаг: к<text:span text:style-name="T357">азначейские векселя, </text:span>д<text:span text:style-name="T357">олгосрочные казначейские и корпоративные облигации (относящиеся к ценным бумагам с фиксированным доходом) и </text:span>о<text:span text:style-name="T357">быкновенные акции; </text:span>приведены <text:span text:style-name="T356">значения </text:span>доходности и волатильности этих <text:span text:style-name="T358">типов </text:span>ценных бумаг за большой исторический период. </text:p>
        <text:p text:style-name="P213">Основное внимание в главе уделено обыкновенным акциям <text:span text:style-name="T358">и инвестициям в них </text:span>— указаны <text:span text:style-name="T358">важные </text:span>основные свойства (<text:span text:style-name="T359">остаточное правопритязание и ограниченная ответственность акционера</text:span>); и рассмотрены различные типы стоимости (<text:span text:style-name="T360">номинальная, эмиссионная, рыночная, ликвидационная и балансовая</text:span>), фигурирующие при оценке акций различных компаний.</text:p>
        <text:p text:style-name="P215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56">30</text:span> крупнейших <text:span text:style-name="T356">публичных </text:span>компаний США; также <text:span text:style-name="T356">рассмотрено </text:span>изменение пропорции <text:span text:style-name="T356">выплачиваемых </text:span>дивидендов в полной доходности обыкновенных акций в исторической перспективе <text:span text:style-name="T356">для разных стран мира.</text:span></text:p>
        <text:p text:style-name="P217"><text:soft-page-break/><text:span text:style-name="T358">В заключительной части главы основное внимание уделено инвестиционному процессу, и его основным этапам — в</text:span><text:span text:style-name="T362">ыбору инвестиционной политики, а</text:span><text:span text:style-name="T361">нализ</text:span><text:span text:style-name="T362">у</text:span><text:span text:style-name="T361"> рынка ценных бумаг, </text:span><text:span text:style-name="T362">ф</text:span><text:span text:style-name="T361">ормировани</text:span><text:span text:style-name="T362">ю </text:span><text:span text:style-name="T361">портфеля, </text:span><text:span text:style-name="T362">его п</text:span><text:span text:style-name="T361">ересмотр</text:span><text:span text:style-name="T362">у</text:span><text:span text:style-name="T361"> </text:span><text:span text:style-name="T362">и оценке эффективности портфеля по сравнению с «эталонным» портфелем. </text:span></text:p>
        <text:p text:style-name="P217"><text:span text:style-name="T362">Проведенное исследование и полученные выводы позволяют перейти к рассмотрению материала следующей главы, посвященной </text:span><text:span text:style-name="T363">формированию оптимального инвестиционного портфеля</text:span><text:span text:style-name="T362"> </text:span><text:span text:style-name="T363">на основании теории эффективного портфеля Марковитца.</text:span></text:p>
        <text:p text:style-name="P5"/>
        <text:h text:style-name="P335" text:outline-level="1"><text:bookmark-start text:name="__RefHeading___Toc7229_1010778528"/><text:span text:style-name="T208">ГЛАВА 2. </text:span><text:span text:style-name="T209">ОСНОВЫ СОВРЕМЕННОЙ ТЕОРИИ ФОРМИРОВАНИЯ ПОРТФЕЛЯ</text:span><text:span text:style-name="T208">.</text:span><text:bookmark-end text:name="__RefHeading___Toc7229_1010778528"/></text:h>
        <text:p text:style-name="P86">Современная теория инвестиций представляет собой совокупность понятий, методов и результатов, относящихся к различным <text:span text:style-name="T369">этапам</text:span> инвестиционного процесса, <text:span text:style-name="T369">рассмотренным в предыдущей главе, и в первую очередь, к этапам формирования портфеля и оценки его эффективности.</text:span></text:p>
        <text:p text:style-name="P87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3717483308728192237" text:style-name="L7">
          <text:list-item>
            <text:p text:style-name="P301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301">неучет риска в количественной форме либо подмена такого учета словесными формулировками</text:p>
          </text:list-item>
          <text:list-item>
            <text:p text:style-name="P301">отсутствие объективных критериев оптимальности и эффективности <text:span text:style-name="T369">инвестиции</text:span></text:p>
          </text:list-item>
        </text:list>
        <text:p text:style-name="P88">Современная теория инвестиций, <text:span text:style-name="T369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69">осознанные</text:span> и ответственные решения на всех этапах инвестиционного процесса, <text:span text:style-name="T369">прежде всего, на этапе формирования портфеля.</text:span> <text:span text:style-name="T273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88"><text:soft-page-break/></text:p>
        <text:h text:style-name="P340" text:outline-level="2"><text:bookmark-start text:name="__RefHeading___Toc150_1574039482"/>2.<text:span text:style-name="T257">1.</text:span> <text:span text:style-name="T370">Основные термины и понятия</text:span><text:bookmark-end text:name="__RefHeading___Toc150_1574039482"/></text:h>
        <text:p text:style-name="P179"><text:span text:style-name="T82">В 1952 году Гарри Марковитц (Harry Markowitz) опубликовал <text:s/>работу[11], которая стала основой современной </text:span><text:span text:style-name="T130">теории формирования портфеля</text:span><text:span text:style-name="T162"> (modern portfolio theory, также широко используется термин mean-variance analysis)</text:span><text:span text:style-name="T130">.</text:span><text:span text:style-name="T82"> </text:span></text:p>
        <text:p text:style-name="P180"><text:span text:style-name="T123">Основная и</text:span><text:span text:style-name="T122">дея Марковитца заключается в том, что</text:span><text:span text:style-name="T82"> инвестор </text:span><text:span text:style-name="T122">в момент формирования портфеля и включения в него различных ценных бумаг </text:span><text:span text:style-name="T82">не имеет никакой достоверной информации о том, </text:span><text:span text:style-name="T122">каковы</text:span><text:span text:style-name="T82"> будут </text:span><text:span text:style-name="T122">котировки этих </text:span><text:span text:style-name="T82">цен</text:span><text:span text:style-name="T122">ных</text:span><text:span text:style-name="T82"> бумаг </text:span><text:span text:style-name="T122">в будущем, а следовательно, и</text:span><text:span text:style-name="T109"> какой будет доходность портфеля по итогам периода владения. </text:span><text:span text:style-name="T122">В соответствии с этим</text:span><text:span text:style-name="T109">, инвестор должен считать </text:span><text:span text:style-name="T110">доходность каждого портфеля </text:span><text:span text:style-name="T131">случайной величиной</text:span><text:span text:style-name="T110"> </text:span><text:span text:style-name="T109">(random value). </text:span></text:p>
        <text:p text:style-name="P181"><text:span text:style-name="T110">Случайные величины</text:span><text:span text:style-name="T109"> имеют </text:span><text:span text:style-name="T110">различные</text:span><text:span text:style-name="T109"> характеристики, одна</text:span><text:span text:style-name="T110">ко в приложении к </text:span><text:span text:style-name="T123">современной </text:span><text:span text:style-name="T110">теории формирования портфеля самыми важными являются </text:span><text:span text:style-name="T109">ожидаемое (или среднее) значение </text:span><text:span text:style-name="T85">доходности</text:span><text:span text:style-name="T109"> (expected </text:span><text:span text:style-name="T86">return </text:span><text:span text:style-name="T109">value) </text:span><text:span text:style-name="T110">и</text:span><text:span text:style-name="T109"> стандартное отклонение (standard deviation)</text:span><text:span text:style-name="T123">, и п</text:span><text:span text:style-name="T111">одход </text:span><text:span text:style-name="T87">Марковитц</text:span><text:span text:style-name="T111">а</text:span><text:span text:style-name="T87"> утверждает, что инвестор</text:span><text:span text:style-name="T84"> должен оценить ожидаемую доходность и стандартное отклонение каждого </text:span><text:span text:style-name="T110">теоретически возможного </text:span><text:span text:style-name="T84">портфеля, а затем выбрать «лучший» из них, основываясь на </text:span><text:span text:style-name="T124">совокупности двух величин — </text:span><text:span text:style-name="T84"><text:s/></text:span><text:span text:style-name="T112">доходности и стандартного отклонения</text:span><text:span text:style-name="T84">. Ожидаемая доходность </text:span><text:span text:style-name="T124">здесь является </text:span><text:span text:style-name="T84">мер</text:span><text:span text:style-name="T124">ой</text:span><text:span text:style-name="T84"> потенциального вознаграждения </text:span><text:span text:style-name="T124">данного портфеля</text:span><text:span text:style-name="T84">, а стандартное отклонение — мер</text:span><text:span text:style-name="T124">ой</text:span><text:span text:style-name="T84"> риска. </text:span></text:p>
        <text:h text:style-name="P345" text:outline-level="3"><text:span text:style-name="T277">2.1.1. Д</text:span>оходност<text:span text:style-name="T371">ь</text:span> портфеля</text:h>
        <text:p text:style-name="P109">Доходность каждой отдельно взятой ценной бумаги является отношением разницы цены продажи и цены покупки к начальной цене (цене <text:soft-page-break/>покупки), с учетом произв<text:span text:style-name="T499">еденных</text:span> <text:span text:style-name="T499">за период владения ценной бумагой </text:span>дивидендных выплат :</text:p>
        <text:p text:style-name="P109"><draw:frame draw:style-name="fr9" draw:name="Object6" text:anchor-type="as-char" svg:y="-0.684cm" svg:width="2.676cm" svg:height="1.125cm" draw:z-index="45"><draw:object xlink:href="./Object 14" xlink:type="simple" xlink:show="embed" xlink:actuate="onLoad"/><draw:image xlink:href="./ObjectReplacements/Object 14" xlink:type="simple" xlink:show="embed" xlink:actuate="onLoad"/><svg:desc>formula</svg:desc></draw:frame>, где <draw:frame draw:style-name="fr9" draw:name="Object7" text:anchor-type="as-char" svg:y="-0.377cm" svg:width="0.646cm" svg:height="0.533cm" draw:z-index="46"><draw:object xlink:href="./Object 15" xlink:type="simple" xlink:show="embed" xlink:actuate="onLoad"/><draw:image xlink:href="./ObjectReplacements/Object 15" xlink:type="simple" xlink:show="embed" xlink:actuate="onLoad"/><svg:desc>formula</svg:desc></draw:frame> — цена покупки ценной бумаги, <draw:frame draw:style-name="fr9" draw:name="Object37" text:anchor-type="as-char" svg:y="-0.377cm" svg:width="0.639cm" svg:height="0.533cm" draw:z-index="47"><draw:object xlink:href="./Object 17" xlink:type="simple" xlink:show="embed" xlink:actuate="onLoad"/><draw:image xlink:href="./ObjectReplacements/Object 17" xlink:type="simple" xlink:show="embed" xlink:actuate="onLoad"/><svg:desc>formula</svg:desc></draw:frame>— <text:span text:style-name="T497">цена данной</text:span> ценной бумаги при продаже, <draw:frame draw:style-name="fr9" draw:name="Object36" text:anchor-type="as-char" svg:y="-0.377cm" svg:width="0.443cm" svg:height="0.469cm" draw:z-index="48"><draw:object xlink:href="./Object 16" xlink:type="simple" xlink:show="embed" xlink:actuate="onLoad"/><draw:image xlink:href="./ObjectReplacements/Object 16" xlink:type="simple" xlink:show="embed" xlink:actuate="onLoad"/><svg:desc>formula</svg:desc></draw:frame>— все осуществленные за период владения дивидендные выплаты.</text:p>
        <text:p text:style-name="P110"><text:span text:style-name="T498">П</text:span>ортфель, <text:span text:style-name="T498">являющийся </text:span>совокупность<text:span text:style-name="T498">ю</text:span> <text:span text:style-name="T498">включенных в него ценных </text:span>бумаг, <text:span text:style-name="T498">имеет следующую формулу вычисления доходности:</text:span></text:p>
        <text:p text:style-name="P185"><text:span text:style-name="T125"><draw:frame draw:style-name="fr9" draw:name="Object57" text:anchor-type="as-char" svg:y="-0.684cm" svg:width="3.052cm" svg:height="1.125cm" draw:z-index="49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125">, где </text:span><text:span text:style-name="T125"><draw:frame draw:style-name="fr9" draw:name="Object91" text:anchor-type="as-char" svg:y="-0.377cm" svg:width="0.741cm" svg:height="0.533cm" draw:z-index="50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25"> — совокупную цену покупки всех ценных бумаг, </text:span><text:span text:style-name="T125"><draw:frame draw:style-name="fr9" draw:name="Object96" text:anchor-type="as-char" svg:y="-0.377cm" svg:width="0.734cm" svg:height="0.533cm" draw:z-index="51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25"> — совокупную </text:span><text:span text:style-name="T126">цена</text:span><text:span text:style-name="T125"> </text:span><text:span text:style-name="T126">продажи</text:span><text:span text:style-name="T125"> этих ценных бумаг, </text:span><text:span text:style-name="T125"><draw:frame draw:style-name="fr9" draw:name="Object92" text:anchor-type="as-char" svg:y="-0.377cm" svg:width="0.547cm" svg:height="0.469cm" draw:z-index="52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25">— </text:span><text:span text:style-name="T127">совокупные </text:span><text:span text:style-name="T125">дивидендные выплаты.</text:span></text:p>
        <text:p text:style-name="P157"><text:span text:style-name="T94">Для вычислительных нужд более удобной может оказаться </text:span><text:span text:style-name="T82">матричн</text:span><text:span text:style-name="T94">ая</text:span><text:span text:style-name="T82"> </text:span><text:span text:style-name="T113">нотация </text:span><text:span text:style-name="T82">формул</text:span><text:span text:style-name="T95">ы</text:span><text:span text:style-name="T82"> вычисления доходности [14]:</text:span></text:p>
        <text:p text:style-name="P157"><text:span text:style-name="T82"><draw:frame draw:style-name="fr9" draw:name="Object152" text:anchor-type="as-char" svg:y="-0.437cm" svg:width="1.843cm" svg:height="0.593cm" draw:z-index="53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82">, где </text:span><text:span text:style-name="T82"><draw:frame draw:style-name="fr9" draw:name="Object158" text:anchor-type="as-char" svg:y="-0.998cm" svg:width="1.438cm" svg:height="1.81cm" draw:z-index="5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82"> </text:span><text:span text:style-name="T92">—</text:span><text:span text:style-name="T82"> матрица весов ценных бумаг, включенных в портфель, </text:span><text:span text:style-name="T82"><draw:frame draw:style-name="fr9" draw:name="Object153" text:anchor-type="as-char" svg:y="-0.998cm" svg:width="1.566cm" svg:height="1.81cm" draw:z-index="55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2"> <text:s/>- матрица доходност</text:span><text:span text:style-name="T91">ей</text:span><text:span text:style-name="T82"> отдельно взятых ценных бумаг. </text:span></text:p>
        <text:p text:style-name="P157"><text:span text:style-name="T91">К примеру, для трех ценных бумаг формула вычисления доходност</text:span><text:span text:style-name="T93">и портфеля</text:span><text:span text:style-name="T91"> в матричной форме будет выглядеть так:</text:span></text:p>
        <text:p text:style-name="P89"><draw:frame draw:style-name="fr9" draw:name="Object154" text:anchor-type="as-char" svg:y="-1.032cm" svg:width="8.024cm" svg:height="1.879cm" draw:z-index="5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345" text:outline-level="3">2.1.<text:span text:style-name="T372">2.</text:span> <text:span text:style-name="T500">Стандартное</text:span> отклонение <text:span text:style-name="T500">портфеля</text:span></text:h>
        <text:p text:style-name="P186"><text:span text:style-name="T132">Среднеквадратичное отклонение</text:span><text:span text:style-name="T128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</text:span><text:soft-page-break/><text:span text:style-name="T128">ожидания [38]. </text:span><text:span text:style-name="T129">В приложении к теории формирования портфеля, среднеквадратичное отклонение доходности </text:span><text:span text:style-name="T129"><draw:frame draw:style-name="fr9" draw:name="Object35" text:anchor-type="as-char" svg:y="-0.226cm" svg:width="0.482cm" svg:height="0.25cm" draw:z-index="4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29"> ценной бумаги является мерой риска. Оно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59">Формула <text:span text:style-name="T375">для </text:span>вычисления стандартного отклонения <text:span text:style-name="T275">портфеля имеет следующий вид [4]</text:span>:</text:p>
        <text:p text:style-name="P161"><draw:frame draw:style-name="fr9" draw:name="Object29" text:anchor-type="as-char" svg:y="-0.799cm" svg:width="3.734cm" svg:height="1.226cm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82">, </text:span><text:span text:style-name="T83">где</text:span><text:span text:style-name="T88"> </text:span><text:span text:style-name="T83"><draw:frame draw:style-name="fr9" draw:name="Object156" text:anchor-type="as-char" svg:y="-0.377cm" svg:width="0.605cm" svg:height="0.533cm" draw:z-index="76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83"> </text:span><text:span text:style-name="T88">и </text:span><text:span text:style-name="T88"><draw:frame draw:style-name="fr9" draw:name="Object157" text:anchor-type="as-char" svg:y="-0.377cm" svg:width="0.646cm" svg:height="0.533cm" draw:z-index="80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88"> являются весами </text:span><text:span text:style-name="T90">ценных бумаг</text:span><text:span text:style-name="T83"> </text:span><text:span text:style-name="T83"><draw:frame draw:style-name="fr9" draw:name="Object104" text:anchor-type="as-char" svg:y="-0.377cm" svg:width="0.326cm" svg:height="0.469cm" draw:z-index="83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83"> и </text:span><text:span text:style-name="T83"><draw:frame draw:style-name="fr9" draw:name="Object105" text:anchor-type="as-char" svg:y="-0.377cm" svg:width="0.395cm" svg:height="0.469cm" draw:z-index="84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89">, а</text:span><text:span text:style-name="T83"> </text:span><text:span text:style-name="T83"><draw:frame draw:style-name="fr9" draw:name="Object103" text:anchor-type="as-char" svg:y="-0.226cm" svg:width="0.63cm" svg:height="0.379cm" draw:z-index="85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83"> обозначает ковариацию доходностей </text:span><text:span text:style-name="T89">этих </text:span><text:span text:style-name="T83">ценных бумаг</text:span><text:span text:style-name="T88">.</text:span></text:p>
        <text:p text:style-name="P157"><text:span text:style-name="T96">Аналогично </text:span><text:span text:style-name="T88">формул</text:span><text:span text:style-name="T96">е</text:span><text:span text:style-name="T88"> вычисления доходности, </text:span><text:span text:style-name="T96">формула вычисления стандартного отклонения портфеля также имеет матричную форму [14]</text:span><text:span text:style-name="T88">:</text:span></text:p>
        <text:p text:style-name="P113"><draw:frame draw:style-name="fr9" draw:name="Object155" text:anchor-type="as-char" svg:y="-0.437cm" svg:width="1.979cm" svg:height="0.593cm" draw:z-index="94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76">где </text:span><text:span text:style-name="T276"><draw:frame draw:style-name="fr9" draw:name="Object151" text:anchor-type="as-char" svg:y="-0.998cm" svg:width="1.438cm" svg:height="1.81cm" draw:z-index="95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76"> — матрица весов ценных бумаг, включенных в портфель, </text:span><text:span text:style-name="T276"><draw:frame draw:style-name="fr9" draw:name="Object159" text:anchor-type="as-char" svg:y="-0.3cm" svg:width="0.466cm" svg:height="0.319cm" draw:z-index="96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76">— ковариационная матрица портфеля.</text:span></text:p>
        <text:p text:style-name="P116">К примеру, для случая с тремя бумагами в портфеле эта формула выглядит следующим образом:</text:p>
        <text:p text:style-name="P113"><draw:frame draw:style-name="fr9" draw:name="Object150" text:anchor-type="as-char" svg:y="-1.162cm" svg:width="7.394cm" svg:height="2.08cm" draw:z-index="100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p text:style-name="P6"/>
        <text:h text:style-name="P346" text:outline-level="3"><text:soft-page-break/><text:span text:style-name="T278">2.1.3. </text:span>Ковариация</text:h>
        <text:p text:style-name="P90">Важным понятием при вычислении стандартного отклонения портфеля является ковариация. </text:p>
        <text:p text:style-name="P111"><text:span text:style-name="T210">Ковариация</text:span> <text:span text:style-name="T236">(covariance) в теории вероятности и математической статистике является мерой линейной зависимости двух случайных величин [40].</text:span> <text:span text:style-name="T373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373">(являющихся случайными переменными)</text:span>, зависят друг от друга. <text:span text:style-name="T374">Значение ковариации двух случайных величин лежит в промежутке </text:span><text:span text:style-name="T374"><draw:frame draw:style-name="fr8" draw:name="Object4" text:anchor-type="as-char" svg:y="-0.377cm" svg:width="1.452cm" svg:height="0.482cm" draw:z-index="105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74">, ковариация, равная единице означает, что доходности бумаг меняются 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91"><text:span text:style-name="T279">Понятие ковариации используется д</text:span>ля вычисления стандартного отклонения портфеля, <text:span text:style-name="T279">в формуле вычисления которого используется</text:span> ковариационная матрица. Ковариационная матрица <draw:frame draw:style-name="fr9" draw:name="Object161" text:anchor-type="as-char" svg:y="-0.3cm" svg:width="0.466cm" svg:height="0.319cm" draw:z-index="106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280">К примеру, в случае портфеля из трех ценных бумаг,</text:span> формула вычисления <text:span text:style-name="T280">ковариационной матрицы</text:span> в матричной форме имее<text:span text:style-name="T280">т</text:span> следующий вид <text:span text:style-name="T375">[14]</text:span>:</text:p>
        <text:p text:style-name="P91"><draw:frame draw:style-name="fr9" draw:name="Object160" text:anchor-type="as-char" svg:y="-1.162cm" svg:width="3.475cm" svg:height="2.08cm" draw:z-index="116"><draw:object xlink:href="./Object 19" xlink:type="simple" xlink:show="embed" xlink:actuate="onLoad"/><draw:image xlink:href="./ObjectReplacements/Object 19" xlink:type="simple" xlink:show="embed" xlink:actuate="onLoad"/><svg:desc>formula</svg:desc></draw:frame>, <text:span text:style-name="T281">где </text:span><text:span text:style-name="T281"><draw:frame draw:style-name="fr9" draw:name="Object30" text:anchor-type="as-char" svg:y="-0.437cm" svg:width="0.61cm" svg:height="0.593cm" draw:z-index="11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81"> — дисперсия </text:span><text:span text:style-name="T281"><draw:frame draw:style-name="fr9" draw:name="Object31" text:anchor-type="as-char" svg:y="-0.377cm" svg:width="0.326cm" svg:height="0.469cm" draw:z-index="12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81">-й бумаги, </text:span><text:span text:style-name="T281"><draw:frame draw:style-name="fr9" draw:name="Object32" text:anchor-type="as-char" svg:y="-0.437cm" svg:width="0.63cm" svg:height="0.593cm" draw:z-index="12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81"> — ковариация между ценными бумагами </text:span><text:span text:style-name="T281"><draw:frame draw:style-name="fr9" draw:name="Object33" text:anchor-type="as-char" svg:y="-0.377cm" svg:width="0.326cm" svg:height="0.469cm" draw:z-index="12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81"> и </text:span><text:span text:style-name="T281"><draw:frame draw:style-name="fr9" draw:name="Object34" text:anchor-type="as-char" svg:y="-0.377cm" svg:width="0.395cm" svg:height="0.469cm" draw:z-index="13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81">.</text:span></text:p>
        <text:p text:style-name="P59"/>
        <text:h text:style-name="P342" text:outline-level="2"><text:bookmark-start text:name="__RefHeading___Toc152_1574039482"/><text:soft-page-break/>2.<text:span text:style-name="T258">2</text:span>. Портфельный анализ<text:bookmark-end text:name="__RefHeading___Toc152_1574039482"/></text:h>
        <text:h text:style-name="P345" text:outline-level="3">2.<text:span text:style-name="T376">2</text:span>.<text:span text:style-name="T377">1</text:span>. Достижимое множество</text:h>
        <text:p text:style-name="P49"><text:span text:style-name="T214">Достижимое множество </text:span><text:span text:style-name="T377">(feasible set) портфелей является множеством всех возможных портфелей, которые могут быть сформированы из набора в </text:span><text:span text:style-name="T377"><draw:frame draw:style-name="fr9" draw:name="Object5" text:anchor-type="as-char" svg:y="-0.377cm" svg:width="0.549cm" svg:height="0.469cm" draw:z-index="5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77"> ценных бумаг <text:s/>в различных комбинациях и в различных пропорциях. </text:span>На рисунке <text:span text:style-name="T376">1</text:span> представлен <text:span text:style-name="T378">пример</text:span> <text:span text:style-name="T379">такого</text:span> множества<text:span text:style-name="T380">.</text:span></text:p>
        <text:p text:style-name="P198"><draw:frame draw:style-name="fr3" draw:name="Image3" text:anchor-type="char" svg:y="0.014cm" svg:width="16.974cm" svg:height="8.359cm" draw:z-index="0"><draw:image xlink:href="Pictures/1000020100000352000001A49408649A5DADB5FB.png" xlink:type="simple" xlink:show="embed" xlink:actuate="onLoad"/></draw:frame>Рисунок ?<text:span text:style-name="T484"> — </text:span>достижимое множество портфелей, сформированного из некоторого количества ценных бумаг. <text:span text:style-name="T381">По вертикальной оси <text:s/>отложены значения доходностей, по горизонтальной — стандартное отклонение, являющееся мерой риска.</text:span></text:p>
        <text:p text:style-name="P49"/>
        <text:p text:style-name="P161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9" draw:name="Object43" text:anchor-type="as-char" svg:y="-0.377cm" svg:width="0.549cm" svg:height="0.469cm" draw:z-index="59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9" draw:name="Object106" text:anchor-type="as-char" svg:y="-0.377cm" svg:width="0.443cm" svg:height="0.469cm" draw:z-index="60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9" draw:name="Object107" text:anchor-type="as-char" svg:y="-0.377cm" svg:width="0.499cm" svg:height="0.469cm" draw:z-index="61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9" draw:name="Object108" text:anchor-type="as-char" svg:y="-0.377cm" svg:width="0.519cm" svg:height="0.469cm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17">1</text:span><text:span text:style-name="T1"> являются примерами таких портфелей).</text:span></text:p>
        <text:h text:style-name="P347" text:outline-level="3"><text:soft-page-break/>2.<text:span text:style-name="T376">2</text:span>.<text:span text:style-name="T382">2</text:span>. Теореме об эффективном множестве</text:h>
        <text:p text:style-name="P161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81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8">Однако, </text:span><text:span text:style-name="T15">подход Марковитца говорит о том, что </text:span><text:span text:style-name="T18">и</text:span><text:span text:style-name="T1">нвестору нет </text:span><text:span text:style-name="T18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P199">Инвестор <text:span text:style-name="T383">должен</text:span> свой оптимальный портфель из множества портфелей, каждый из которых:</text:p>
        <text:list xml:id="list472560612130476249" text:style-name="WW8Num7">
          <text:list-item>
            <text:p text:style-name="P310">Обеспечивает максимальную ожидаемую доходность дл<text:span text:style-name="T274">я</text:span> некоторого уровня риска</text:p>
          </text:list-item>
          <text:list-item>
            <text:p text:style-name="P310">Обеспечивает минимальный риск для некоторого значения ожидаемой доходности.</text:p>
          </text:list-item>
        </text:list>
        <text:p text:style-name="P161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P51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P200"><text:span text:style-name="T19">Для начала, определим</text:span><text:span text:style-name="T16"> множество портфелей, удовлетворяющих первому условию теорем</text:span><text:span text:style-name="T19">ы</text:span><text:span text:style-name="T16"> об эффективном </text:span><text:span text:style-name="T19">множестве, </text:span><text:span text:style-name="T20">а именно</text:span><text:span text:style-name="T19"> являющиеся портфелями с </text:span><text:span text:style-name="T134">максимальной доходностью.</text:span><text:span text:style-name="T19"> </text:span><text:span text:style-name="T21">Принимая во внимание, </text:span><text:span text:style-name="T20">что на </text:span><text:soft-page-break/><text:span text:style-name="T20">рисунке 1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20"><draw:frame draw:style-name="fr9" draw:name="Object24" text:anchor-type="as-char" svg:y="-0.377cm" svg:width="0.443cm" svg:height="0.469cm" draw:z-index="6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20">. Это объясняется тем, что если провести горизонтальную линию, проходящую через </text:span><text:span text:style-name="T20"><draw:frame draw:style-name="fr9" draw:name="Object26" text:anchor-type="as-char" svg:y="-0.377cm" svg:width="0.443cm" svg:height="0.469cm" draw:z-index="6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20">, то ни одна из точек достижимого множества не будет лежать выше горизонтальной прямой, проходящей через </text:span><text:span text:style-name="T20"><draw:frame draw:style-name="fr9" draw:name="Object25" text:anchor-type="as-char" svg:y="-0.377cm" svg:width="0.443cm" svg:height="0.469cm" draw:z-index="6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0">, </text:span><text:span text:style-name="T21">т. е. </text:span><text:span text:style-name="T20">не существует портфел</text:span><text:span text:style-name="T22">я</text:span><text:span text:style-name="T20">, </text:span><text:span text:style-name="T21">име</text:span><text:span text:style-name="T20">ющ</text:span><text:span text:style-name="T22">его</text:span><text:span text:style-name="T21"> </text:span><text:span text:style-name="T23">больш</text:span><text:span text:style-name="T20">ую доходность</text:span><text:span text:style-name="T21">, </text:span><text:span text:style-name="T22">чем </text:span><text:span text:style-name="T22"><draw:frame draw:style-name="fr9" draw:name="Object27" text:anchor-type="as-char" svg:y="-0.377cm" svg:width="0.443cm" svg:height="0.469cm" draw:z-index="66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2">. Аналогично, не существует портфеля, обеспечивающего меньшую ожидаемую доходность, чем портфель </text:span><text:span text:style-name="T22"><draw:frame draw:style-name="fr9" draw:name="Object28" text:anchor-type="as-char" svg:y="-0.377cm" svg:width="0.519cm" svg:height="0.469cm" draw:z-index="75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2">, потому что ни одна из точек достижимого множества не лежит ниже горизонтальной прямой, проходящей через </text:span><text:span text:style-name="T22"><draw:frame draw:style-name="fr9" draw:name="Object1" text:anchor-type="as-char" svg:y="-0.377cm" svg:width="0.519cm" svg:height="0.469cm" draw:z-index="143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2">. Таким образом, множеством портфелей, обеспечивающих минимальный риск при изменяющемся уровне ожидаемой доходности является часть левой (выпуклой) границы достижимого множества, лежащего между точками </text:span><text:span text:style-name="T22"><draw:frame draw:style-name="fr9" draw:name="Object2" text:anchor-type="as-char" svg:y="-0.377cm" svg:width="0.443cm" svg:height="0.469cm" draw:z-index="144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2"> и </text:span><text:span text:style-name="T22"><draw:frame draw:style-name="fr9" draw:name="Object41" text:anchor-type="as-char" svg:y="-0.377cm" svg:width="0.519cm" svg:height="0.469cm" draw:z-index="145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2">.</text:span></text:p>
        <text:p text:style-name="P200"><text:span text:style-name="T22">Перейдя ко второму </text:span><text:span text:style-name="T16">условию теорем</text:span><text:span text:style-name="T19">ы</text:span><text:span text:style-name="T16"> об эффективном </text:span><text:span text:style-name="T19">множестве, </text:span><text:span text:style-name="T22">определим </text:span><text:span text:style-name="T19">портфели с </text:span><text:span text:style-name="T134">м</text:span><text:span text:style-name="T135">инимальным риском</text:span><text:span text:style-name="T19">. </text:span><text:span text:style-name="T24">Т.к. с</text:span><text:span text:style-name="T22">тандартные отклонения, являющиеся мерой риска, отложены по горизонтальной шкале, </text:span><text:span text:style-name="T24">и</text:span><text:span text:style-name="T22">з рисунка 1 становится очевидно</text:span><text:span text:style-name="T21">, что </text:span><text:span text:style-name="T1">не существует менее рискового портфеля, чем портфель </text:span><text:span text:style-name="T1"><draw:frame draw:style-name="fr9" draw:name="Object44" text:anchor-type="as-char" svg:y="-0.377cm" svg:width="0.499cm" svg:height="0.469cm" draw:z-index="15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2">потому что не существует точки достижимого множества, лежащей левее </text:span><text:span text:style-name="T22"><draw:frame draw:style-name="fr9" draw:name="Object42" text:anchor-type="as-char" svg:y="-0.377cm" svg:width="0.499cm" svg:height="0.469cm" draw:z-index="15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2">, </text:span><text:span text:style-name="T21">т. е. име</text:span><text:span text:style-name="T22">ющей</text:span><text:span text:style-name="T21"> меньше</text:span><text:span text:style-name="T22">е</text:span><text:span text:style-name="T21"> стандартное отклонение.</text:span></text:p>
        <text:p text:style-name="P200"><text:span text:style-name="T24">Также</text:span><text:span text:style-name="T1">, не существует более рискового портфеля, чем </text:span><text:span text:style-name="T1"><draw:frame draw:style-name="fr9" draw:name="Object49" text:anchor-type="as-char" svg:y="-0.377cm" svg:width="0.519cm" svg:height="0.469cm" draw:z-index="154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4">так как</text:span><text:span text:style-name="T1"> <text:s/>ни одна точка достижимого множества не леж</text:span><text:span text:style-name="T24">и</text:span><text:span text:style-name="T1">т правее этой точки, </text:span><text:span text:style-name="T21">т. е. </text:span><text:span text:style-name="T20">не существует портфел</text:span><text:span text:style-name="T24">я</text:span><text:span text:style-name="T20">, </text:span><text:span text:style-name="T21">име</text:span><text:span text:style-name="T20">ющ</text:span><text:span text:style-name="T24">его</text:span><text:span text:style-name="T21"> </text:span><text:span text:style-name="T23">большее</text:span><text:span text:style-name="T21"> стандартное отклонение. </text:span></text:p>
        <text:p text:style-name="P200"><text:span text:style-name="T1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/text:span><text:span text:style-name="T1"><draw:frame draw:style-name="fr9" draw:name="Object47" text:anchor-type="as-char" svg:y="-0.377cm" svg:width="0.499cm" svg:height="0.469cm" draw:z-index="155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"> и </text:span><text:span text:style-name="T1"><draw:frame draw:style-name="fr9" draw:name="Object52" text:anchor-type="as-char" svg:y="-0.377cm" svg:width="0.443cm" svg:height="0.469cm" draw:z-index="156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">.</text:span></text:p>
        <text:p text:style-name="P200"><text:span text:style-name="T25">Принимая во внимание </text:span><text:span text:style-name="T1">оба условия </text:span><text:span text:style-name="T25">теоремы об эффективном множестве, приходим к заключению</text:span><text:span text:style-name="T1">, что </text:span><text:span text:style-name="T25">инвестора</text:span><text:span text:style-name="T1"> удовлетворяют только </text:span><text:soft-page-break/><text:span text:style-name="T1">портфели, лежащие на верхней левой границе достижимого множества между точками </text:span><text:span text:style-name="T1"><draw:frame draw:style-name="fr9" draw:name="Object48" text:anchor-type="as-char" svg:y="-0.377cm" svg:width="0.499cm" svg:height="0.469cm" draw:z-index="157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9" draw:name="Object58" text:anchor-type="as-char" svg:y="-0.377cm" svg:width="0.443cm" svg:height="0.469cm" draw:z-index="158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P200"><text:span text:style-name="T1">Соответственно, </text:span><text:span text:style-name="T26">л</text:span><text:span text:style-name="T1">ев</text:span><text:span text:style-name="T26">ая</text:span><text:span text:style-name="T1"> границ</text:span><text:span text:style-name="T26">а</text:span><text:span text:style-name="T1"> достижимого множества между точками </text:span><text:span text:style-name="T1"><draw:frame draw:style-name="fr9" draw:name="Object45" text:anchor-type="as-char" svg:y="-0.377cm" svg:width="0.499cm" svg:height="0.469cm" draw:z-index="15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9" draw:name="Object46" text:anchor-type="as-char" svg:y="-0.377cm" svg:width="0.443cm" svg:height="0.469cm" draw:z-index="160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6">и является искомым</text:span><text:span text:style-name="T1"> эффективн</text:span><text:span text:style-name="T26">ым</text:span><text:span text:style-name="T1"> множество</text:span><text:span text:style-name="T26">м</text:span><text:span text:style-name="T1">, и </text:span><text:span text:style-name="T26">именно </text:span><text:span text:style-name="T1">из этого множества эффективных портфелей (</text:span><text:span text:style-name="T133">efficient portfolios</text:span><text:span text:style-name="T1">) инвестор</text:span><text:span text:style-name="T26">у</text:span><text:span text:style-name="T1"> </text:span><text:span text:style-name="T26">необходимо</text:span><text:span text:style-name="T1"> выбирать </text:span><text:span text:style-name="T27">один, являющийся </text:span><text:span text:style-name="T1">оптимальны</text:span><text:span text:style-name="T27">м</text:span><text:span text:style-name="T1"> для </text:span><text:span text:style-name="T27">данного инвестора</text:span><text:span text:style-name="T1">. Все остальные портфели, </text:span><text:span text:style-name="T26">лежащие вне эффективного множества,</text:span><text:span text:style-name="T1"> являются неэффективными портфелями (</text:span><text:span text:style-name="T133">inefficient portfolios</text:span><text:span text:style-name="T1">), </text:span><text:span text:style-name="T26">и </text:span><text:span text:style-name="T77">инвестору</text:span><text:span text:style-name="T1"> </text:span><text:span text:style-name="T77">следует их</text:span><text:span text:style-name="T1"> игнорировать.</text:span></text:p>
        <text:h text:style-name="P345" text:outline-level="3">2.<text:span text:style-name="T376">2</text:span>.<text:span text:style-name="T384">3</text:span>. Выбор оптимального портфеля</text:h>
        <text:p text:style-name="P158"><text:span text:style-name="T1">Важным понятием при выборе оптимального портфеля являются кривые безразличия. </text:span><text:span text:style-name="T133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6].</text:span></text:p>
        <text:p text:style-name="P161"><text:span text:style-name="T1">Процесс выбор</text:span><text:span text:style-name="T28">а</text:span><text:span text:style-name="T1"> оптимального портфеля (optimal portfolio) </text:span><text:span text:style-name="T29">из</text:span><text:span text:style-name="T1"> </text:span><text:span text:style-name="T29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9">безразличия </text:span><text:span text:style-name="T1">касается эффективного множества</text:span><text:span text:style-name="T78">»[4, стр.197]</text:span><text:span text:style-name="T1">. Как видно </text:span><text:span text:style-name="T78">из</text:span><text:span text:style-name="T1"> рисунк</text:span><text:span text:style-name="T78">а</text:span><text:span text:style-name="T1"> </text:span><text:span text:style-name="T30">2</text:span><text:span text:style-name="T1">, таким портфелем является портфель </text:span><draw:frame draw:style-name="fr9" draw:name="Object59" text:anchor-type="as-char" svg:y="-0.377cm" svg:width="0.646cm" svg:height="0.533cm" draw:z-index="161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9" draw:name="Object60" text:anchor-type="as-char" svg:y="-0.377cm" svg:width="0.531cm" svg:height="0.533cm" draw:z-index="162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P49"/>
        <text:p text:style-name="P159"><draw:frame draw:style-name="fr3" draw:name="Image4" text:anchor-type="char" svg:y="0.284cm" svg:width="16.974cm" svg:height="8.373cm" draw:z-index="1"><draw:image xlink:href="Pictures/1000020100000352000001A4C75D60E2D4220443.png" xlink:type="simple" xlink:show="embed" xlink:actuate="onLoad"/></draw:frame><text:soft-page-break/><text:span text:style-name="T1">Рисунок </text:span><text:span text:style-name="T31">2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9" draw:name="Object61" text:anchor-type="as-char" svg:y="-0.377cm" svg:width="0.529cm" svg:height="0.533cm" draw:z-index="97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9" draw:name="Object62" text:anchor-type="as-char" svg:y="-0.437cm" svg:width="0.706cm" svg:height="0.593cm" draw:z-index="98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49"/>
        <text:p text:style-name="P161"><text:span text:style-name="T28">Очевидно</text:span><text:span text:style-name="T1">, что инвестор предпочел бы </text:span><text:span text:style-name="T28">некий </text:span><text:span text:style-name="T1">портфель, находящийся на кривой </text:span><text:span text:style-name="T1"><draw:frame draw:style-name="fr9" draw:name="Object63" text:anchor-type="as-char" svg:y="-0.437cm" svg:width="0.706cm" svg:height="0.593cm" draw:z-index="107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8">как более доходный, однако</text:span><text:span text:style-name="T1"> такого портфеля </text:span><text:span text:style-name="T28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161"><text:span text:style-name="T28">Каждый инвестор имеет свой набор кривых безразличия. К примеру, кривые безразличия и</text:span><text:span text:style-name="T1">нвестор</text:span><text:span text:style-name="T28">а</text:span><text:span text:style-name="T1"> с низкой степенью избегания риска буд</text:span><text:span text:style-name="T28">у</text:span><text:span text:style-name="T1">т <text:s/></text:span><text:span text:style-name="T28">находиться левее и ниже </text:span><text:span text:style-name="T1">кривых безразличия инвестора </text:span><text:span text:style-name="T28">с </text:span><text:span text:style-name="T1">высокой степенью избегания риска. На рисунке </text:span><text:span text:style-name="T32">2</text:span><text:span text:style-name="T1"> </text:span><text:span text:style-name="T32">кривые безразличия такого инвестора <text:s/>имеют синий цвет, <text:s/>и оптимальным </text:span><text:span text:style-name="T1">портфелем </text:span><text:span text:style-name="T32">для этого инвестора </text:span><text:span text:style-name="T1">является портфель </text:span><text:span text:style-name="T1"><draw:frame draw:style-name="fr9" draw:name="Object50" text:anchor-type="as-char" svg:y="-0.377cm" svg:width="0.646cm" svg:height="0.533cm" draw:z-index="119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9" draw:name="Object65" text:anchor-type="as-char" svg:y="-0.377cm" svg:width="0.531cm" svg:height="0.533cm" draw:z-index="120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9" draw:name="Object64" text:anchor-type="as-char" svg:y="-0.437cm" svg:width="0.706cm" svg:height="0.593cm" draw:z-index="121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32">является</text:span><text:span text:style-name="T1"> предпочтительн</text:span><text:span text:style-name="T32">ей</text:span><text:span text:style-name="T1"> для инвестора, </text:span><text:span text:style-name="T33">однако эта</text:span><text:span text:style-name="T1"> кривая не касается </text:span><text:span text:style-name="T32">достижимого</text:span><text:span text:style-name="T1"> множества). </text:span></text:p>
        <text:p text:style-name="P49"/>
        <text:p text:style-name="P159"><draw:frame draw:style-name="fr3" draw:name="Image22" text:anchor-type="char" svg:y="0.284cm" svg:width="16.974cm" svg:height="8.373cm" draw:z-index="2"><draw:image xlink:href="Pictures/1000020100000352000001A444BEAF737FF8F15B.png" xlink:type="simple" xlink:show="embed" xlink:actuate="onLoad"/></draw:frame><text:soft-page-break/><text:span text:style-name="T1">Рисунок </text:span><text:span text:style-name="T34">3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9" draw:name="Object67" text:anchor-type="as-char" svg:y="-0.377cm" svg:width="0.531cm" svg:height="0.533cm" draw:z-index="44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9" draw:name="Object68" text:anchor-type="as-char" svg:y="-0.437cm" svg:width="0.706cm" svg:height="0.593cm" draw:z-index="67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48"/>
        <text:h text:style-name="P345" text:outline-level="3">2.<text:span text:style-name="T385">2</text:span>.<text:span text:style-name="T385">4</text:span>. Рыночная модель</text:h>
        <text:p text:style-name="P59"><text:span text:style-name="T386">Важным понятием при формировании портфеля является диверсификация, которая рассматривается в ранках рыночной модели (</text:span><text:span text:style-name="T227">market model</text:span><text:span text:style-name="T386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ext:p text:style-name="P59"><draw:frame draw:style-name="fr9" draw:name="Object69" text:anchor-type="as-char" svg:y="-0.377cm" svg:width="3.002cm" svg:height="0.533cm" draw:z-index="68"><draw:object xlink:href="./Object 92" xlink:type="simple" xlink:show="embed" xlink:actuate="onLoad"/><draw:image xlink:href="./ObjectReplacements/Object 92" xlink:type="simple" xlink:show="embed" xlink:actuate="onLoad"/><svg:desc>formula</svg:desc></draw:frame>, где <draw:frame draw:style-name="fr9" draw:name="Object70" text:anchor-type="as-char" svg:y="-0.377cm" svg:width="0.467cm" svg:height="0.533cm" draw:z-index="69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9" draw:name="Object71" text:anchor-type="as-char" svg:y="-0.377cm" svg:width="0.326cm" svg:height="0.469cm" draw:z-index="70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387">владения</text:span>; <draw:frame draw:style-name="fr9" draw:name="Object72" text:anchor-type="as-char" svg:y="-0.377cm" svg:width="0.512cm" svg:height="0.533cm" draw:z-index="71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387">ого</text:span> индекс<text:span text:style-name="T387">а</text:span> за тот же период; <draw:frame draw:style-name="fr9" draw:name="Object73" text:anchor-type="as-char" svg:y="-0.215cm" svg:width="0.661cm" svg:height="0.37cm" draw:z-index="72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 <draw:frame draw:style-name="fr9" draw:name="Object74" text:anchor-type="as-char" svg:y="-0.312cm" svg:width="0.61cm" svg:height="0.466cm" draw:z-index="73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9" draw:name="Object75" text:anchor-type="as-char" svg:y="-0.219cm" svg:width="0.584cm" svg:height="0.372cm" draw:z-index="74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P161"><text:soft-page-break/><text:span text:style-name="T114">К</text:span><text:span text:style-name="T82"> пример</text:span><text:span text:style-name="T114">у, в случае</text:span><text:span text:style-name="T82"> рассмотрим акци</text:span><text:span text:style-name="T114">и компании</text:span><text:span text:style-name="T82"> A, для которых</text:span><text:span text:style-name="T82"><draw:frame draw:style-name="fr9" draw:name="Object76" text:anchor-type="as-char" svg:y="-0.377cm" svg:width="1.635cm" svg:height="0.533cm" draw:z-index="77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82">, </text:span><text:span text:style-name="T82"><draw:frame draw:style-name="fr9" draw:name="Object77" text:anchor-type="as-char" svg:y="-0.377cm" svg:width="1.505cm" svg:height="0.533cm" draw:z-index="78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2">. Это означает, что для акции А рыночная модель будет выглядеть следующим образом:</text:span></text:p>
        <text:p text:style-name="P161"><draw:frame draw:style-name="fr9" draw:name="Object78" text:anchor-type="as-char" svg:y="-0.377cm" svg:width="3.653cm" svg:height="0.533cm" draw:z-index="79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P161"><text:span text:style-name="T82">Таким образом, если рыночный индекс имеет доходность 10%, то ожидаемая доходность ценной бумаги состав</text:span><text:span text:style-name="T114">и</text:span><text:span text:style-name="T82">т </text:span><text:span text:style-name="T82"><draw:frame draw:style-name="fr9" draw:name="Object79" text:anchor-type="as-char" svg:y="-0.377cm" svg:width="3.263cm" svg:height="0.469cm" draw:z-index="81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82">. Если же доходность рыночного индекса равняется -5%, то доходность ценной бумаги А ожидается равной </text:span><text:span text:style-name="T82"><draw:frame draw:style-name="fr9" draw:name="Object80" text:anchor-type="as-char" svg:y="-0.386cm" svg:width="3.956cm" svg:height="0.51cm" draw:z-index="82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82">.</text:span></text:p>
        <text:p text:style-name="P107">«Член уравнения <draw:frame draw:style-name="fr9" draw:name="Object81" text:anchor-type="as-char" svg:y="-0.219cm" svg:width="0.584cm" svg:height="0.372cm" draw:z-index="86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388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9" draw:name="Object82" text:anchor-type="as-char" svg:y="-0.226cm" svg:width="0.748cm" svg:height="0.379cm" draw:z-index="87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388">[4, стр.210]</text:span>.</text:p>
        <text:p text:style-name="P201"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2].</text:p>
        <text:p text:style-name="P59">Исходя из рыночной модели, общий риск ценной бумаги <draw:frame draw:style-name="fr9" draw:name="Object83" text:anchor-type="as-char" svg:y="-0.377cm" svg:width="0.326cm" svg:height="0.469cm" draw:z-index="88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9" draw:name="Object84" text:anchor-type="as-char" svg:y="-0.437cm" svg:width="0.686cm" svg:height="0.593cm" draw:z-index="89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389">[4]</text:span>:</text:p>
        <text:list xml:id="list8060450630064864155" text:style-name="WW8Num8">
          <text:list-item>
            <text:p text:style-name="P302">систематический <text:s/><text:span text:style-name="T390">(или </text:span>рыночный) риск (market risk)</text:p>
          </text:list-item>
          <text:list-item>
            <text:p text:style-name="P302">несистематический <text:span text:style-name="T391">(собственный) </text:span>риск (unique risk)</text:p>
          </text:list-item>
        </text:list>
        <text:p text:style-name="P202">Таким образом, <text:span text:style-name="T389">дисперсия</text:span> <draw:frame draw:style-name="fr9" draw:name="Object85" text:anchor-type="as-char" svg:y="-0.437cm" svg:width="0.686cm" svg:height="0.593cm" draw:z-index="90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389">ценной бумаги равна </text:span><draw:frame draw:style-name="fr9" draw:name="Object86" text:anchor-type="as-char" svg:y="-0.437cm" svg:width="3.064cm" svg:height="0.593cm" draw:z-index="91"><draw:object xlink:href="./Object 109" xlink:type="simple" xlink:show="embed" xlink:actuate="onLoad"/><draw:image xlink:href="./ObjectReplacements/Object 109" xlink:type="simple" xlink:show="embed" xlink:actuate="onLoad"/><svg:desc>formula</svg:desc></draw:frame>, где <draw:frame draw:style-name="fr9" draw:name="Object87" text:anchor-type="as-char" svg:y="-0.437cm" svg:width="0.686cm" svg:height="0.593cm" draw:z-index="92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392">ого</text:span> индекс<text:span text:style-name="T392">а</text:span>, <draw:frame draw:style-name="fr9" draw:name="Object88" text:anchor-type="as-char" svg:y="-0.437cm" svg:width="1.311cm" svg:height="0.593cm" draw:z-index="93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9" draw:name="Object89" text:anchor-type="as-char" svg:y="-0.377cm" svg:width="0.326cm" svg:height="0.469cm" draw:z-index="99"><draw:object xlink:href="./Object 113" xlink:type="simple" xlink:show="embed" xlink:actuate="onLoad"/><draw:image xlink:href="./ObjectReplacements/Object 113" xlink:type="simple" xlink:show="embed" xlink:actuate="onLoad"/><svg:desc>formula</svg:desc></draw:frame>, а <draw:frame draw:style-name="fr9" draw:name="Object90" text:anchor-type="as-char" svg:y="-0.437cm" svg:width="0.833cm" svg:height="0.593cm" draw:z-index="101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9" draw:name="Object93" text:anchor-type="as-char" svg:y="-0.377cm" svg:width="0.326cm" svg:height="0.469cm" draw:z-index="108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9" draw:name="Object94" text:anchor-type="as-char" svg:y="-0.219cm" svg:width="0.584cm" svg:height="0.372cm" draw:z-index="109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345" text:outline-level="3"><text:soft-page-break/><text:span text:style-name="T393">2.2.6. </text:span>Общий риск и доходность портфеля</text:h>
        <text:p text:style-name="P59"><text:span text:style-name="T394">Как уже упоминалось ранее, д</text:span>оходность<text:span text:style-name="T238"> портфеля может быть вычислена следующим образом:</text:span></text:p>
        <text:p text:style-name="P59"><draw:frame draw:style-name="fr9" draw:name="Object112" text:anchor-type="as-char" svg:y="-0.713cm" svg:width="2.178cm" svg:height="1.139cm" draw:z-index="110"><draw:object xlink:href="./Object 119" xlink:type="simple" xlink:show="embed" xlink:actuate="onLoad"/><draw:image xlink:href="./ObjectReplacements/Object 119" xlink:type="simple" xlink:show="embed" xlink:actuate="onLoad"/><svg:desc>formula</svg:desc></draw:frame>, <text:span text:style-name="T238">где </text:span><text:span text:style-name="T238"><draw:frame draw:style-name="fr9" draw:name="Object113" text:anchor-type="as-char" svg:y="-0.377cm" svg:width="0.326cm" svg:height="0.469cm" draw:z-index="111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238"> - ценная бумага, входящая в портфель; </text:span><text:span text:style-name="T238"><draw:frame draw:style-name="fr9" draw:name="Object116" text:anchor-type="as-char" svg:y="-0.377cm" svg:width="0.549cm" svg:height="0.469cm" draw:z-index="112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238"> - количество бумаг в портфеле; </text:span><text:span text:style-name="T238"><draw:frame draw:style-name="fr9" draw:name="Object117" text:anchor-type="as-char" svg:y="-0.377cm" svg:width="0.605cm" svg:height="0.533cm" draw:z-index="118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238"> - доля ценной бумаги в портфеле; </text:span><text:span text:style-name="T238"><draw:frame draw:style-name="fr9" draw:name="Object118" text:anchor-type="as-char" svg:y="-0.377cm" svg:width="0.467cm" svg:height="0.533cm" draw:z-index="123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238"> - доходность отдельной ценной бумаги. </text:span></text:p>
        <text:p text:style-name="P92">По<text:span text:style-name="T494">д</text:span>ставив в уравнение доходности уравнение рыночной модели, получим:</text:p>
        <text:p text:style-name="P59"><draw:frame draw:style-name="fr9" draw:name="Object119" text:anchor-type="as-char" svg:y="-0.713cm" svg:width="13.286cm" svg:height="1.139cm" draw:z-index="124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<text:p text:style-name="P93">Данное уравнение показывает, что <draw:frame draw:style-name="fr9" draw:name="Object120" text:anchor-type="as-char" svg:y="-0.215cm" svg:width="0.744cm" svg:height="0.37cm" draw:z-index="125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9" draw:name="Object121" text:anchor-type="as-char" svg:y="-0.312cm" svg:width="0.693cm" svg:height="0.466cm" draw:z-index="128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39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39"><draw:frame draw:style-name="fr9" draw:name="Object122" text:anchor-type="as-char" svg:y="-0.219cm" svg:width="0.667cm" svg:height="0.372cm" draw:z-index="129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39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P94">Также из этого уравнения следует, что общий риск портфеля, измеряемый дисперсией его доходности <draw:frame draw:style-name="fr9" draw:name="Object3" text:anchor-type="as-char" svg:y="-0.437cm" svg:width="0.769cm" svg:height="0.593cm" draw:z-index="130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395">может быть </text:span>выраже<text:span text:style-name="T395">н</text:span> следующим образом:</text:p>
        <text:p text:style-name="P94"><draw:frame draw:style-name="fr9" draw:name="Object124" text:anchor-type="as-char" svg:y="-0.437cm" svg:width="2.937cm" svg:height="0.593cm" draw:z-index="131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9" draw:name="Object125" text:anchor-type="as-char" svg:y="-0.799cm" svg:width="2.715cm" svg:height="1.226cm" draw:z-index="132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P94"><text:span text:style-name="T495">Сделав допущение, что</text:span> случайные отклонения доходност<text:span text:style-name="T396">ей</text:span> ценных бумаг, <text:span text:style-name="T495">входящих в портфель,</text:span> некореллированы, получим:</text:p>
        <text:p text:style-name="P94"><text:soft-page-break/><draw:frame draw:style-name="fr9" draw:name="Object126" text:anchor-type="as-char" svg:y="-0.799cm" svg:width="2.96cm" svg:height="1.226cm" draw:z-index="133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<text:p text:style-name="P95">Из этого уравнения следует, что в рамках рыночной модели, <text:span text:style-name="T397">общий риск портфеля состоит из двух </text:span>частей<text:span text:style-name="T397">, аналогичным двум </text:span>частям<text:span text:style-name="T397"> общего риска отдельных ценных бумаг. Эти компоненты также носят название </text:span>систематического (<text:span text:style-name="T397">рыночного</text:span>)<text:span text:style-name="T397"> риска </text:span><text:span text:style-name="T397"><draw:frame draw:style-name="fr9" draw:name="Object127" text:anchor-type="as-char" svg:y="-0.437cm" svg:width="1.147cm" svg:height="0.593cm" draw:z-index="13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397"> и </text:span>несистематического (<text:span text:style-name="T397">собственного</text:span>)<text:span text:style-name="T397"> риска </text:span><text:span text:style-name="T397"><draw:frame draw:style-name="fr9" draw:name="Object128" text:anchor-type="as-char" svg:y="-0.437cm" svg:width="0.787cm" svg:height="0.593cm" draw:z-index="135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397"> портфеля.</text:span></text:p>
        <text:h text:style-name="P348" text:outline-level="3"><text:span text:style-name="T398">2.2.7. Рыночный <text:s/>и с</text:span>обственный риск портфеля</text:h>
        <text:p text:style-name="P127">Рыночный риск портфеля <draw:frame draw:style-name="fr9" draw:name="Object39" text:anchor-type="as-char" svg:y="-0.437cm" svg:width="1.147cm" svg:height="0.593cm" draw:z-index="136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9" draw:name="Object129" text:anchor-type="as-char" svg:y="-0.799cm" svg:width="2.715cm" svg:height="1.226cm" draw:z-index="137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496">рыночной модели </text:span><draw:frame draw:style-name="fr9" draw:name="Object40" text:anchor-type="as-char" svg:y="-0.437cm" svg:width="2.937cm" svg:height="0.593cm" draw:z-index="138"><draw:object xlink:href="./Object 105" xlink:type="simple" xlink:show="embed" xlink:actuate="onLoad"/><draw:image xlink:href="./ObjectReplacements/Object 105" xlink:type="simple" xlink:show="embed" xlink:actuate="onLoad"/><svg:desc>formula</svg:desc></draw:frame> обладает важным свойством — чем больше значение <draw:frame draw:style-name="fr9" draw:name="Object131" text:anchor-type="as-char" svg:y="-0.377cm" svg:width="0.549cm" svg:height="0.469cm" draw:z-index="140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9" draw:name="Object130" text:anchor-type="as-char" svg:y="-0.437cm" svg:width="0.693cm" svg:height="0.593cm" draw:z-index="141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9" draw:name="Object132" text:anchor-type="as-char" svg:y="-0.312cm" svg:width="0.61cm" svg:height="0.466cm" draw:z-index="142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P108"><text:span text:style-name="T228">С</text:span><text:span text:style-name="T218">обственный риск портфеля </text:span><text:span text:style-name="T218"><draw:frame draw:style-name="fr9" draw:name="Object53" text:anchor-type="as-char" svg:y="-0.799cm" svg:width="2.96cm" svg:height="1.226cm" draw:z-index="102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18"> в уравнении рыночной модели </text:span><text:span text:style-name="T218"><draw:frame draw:style-name="fr9" draw:name="Object51" text:anchor-type="as-char" svg:y="-0.437cm" svg:width="2.937cm" svg:height="0.593cm" draw:z-index="103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218"> имеет другое свойство — при увеличении количества бумаг, входящих в портфель, коэффициент </text:span><text:span text:style-name="T218"><draw:frame draw:style-name="fr9" draw:name="Object54" text:anchor-type="as-char" svg:y="-0.437cm" svg:width="0.787cm" svg:height="0.593cm" draw:z-index="104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18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117"/>
        <text:h text:style-name="P340" text:outline-level="2"><text:bookmark-start text:name="__RefHeading___Toc2454_99562824"/>2.3. <text:span text:style-name="T399">Стратегии </text:span>управлени<text:span text:style-name="T399">я портфелем</text:span> и оценка эффективности<text:bookmark-end text:name="__RefHeading___Toc2454_99562824"/></text:h>
        <text:h text:style-name="P345" text:outline-level="3"><text:span text:style-name="T399">2.3.1. Стратегии </text:span>управлени<text:span text:style-name="T399">я</text:span> инвестиционным портфелем</text:h>
        <text:p text:style-name="P161"><text:span text:style-name="T82">Выделяют две стратегии управления </text:span><text:span text:style-name="T115">инвестициями</text:span><text:span text:style-name="T82"> — пассивную и активную </text:span><text:span text:style-name="T116">[2]:</text:span><text:span text:style-name="T82"> </text:span></text:p>
        <text:p text:style-name="P161"><text:soft-page-break/><text:span text:style-name="T35">Пассивное управление предполагает владение </text:span><text:span text:style-name="T82">диверсифицированным </text:span><text:span text:style-name="T116">инвестиционным</text:span><text:span text:style-name="T82"> портфел</text:span><text:span text:style-name="T116">е</text:span><text:span text:style-name="T82">м, </text:span><text:span text:style-name="T116">который не требует частого пересмотра. </text:span><text:span text:style-name="T163">При таком подходе оптимальной стратегией </text:span><text:span text:style-name="T164">зачастую</text:span><text:span text:style-name="T163"> </text:span><text:span text:style-name="T164">является </text:span><text:span text:style-name="T163">следование рыночным индексам (взвешенным по капитализации, таким, как S&amp;P500 </text:span><text:span text:style-name="T164">в случае инвестиций в американские ценные бумаги </text:span><text:span text:style-name="T163">или РТС </text:span><text:span text:style-name="T164">в случае инвестиций в российский фондовый рынок</text:span><text:span text:style-name="T163">)</text:span><text:span text:style-name="T165">[1]</text:span><text:span text:style-name="T163">. При пассивном управлении не требу</text:span><text:span text:style-name="T164">ю</text:span><text:span text:style-name="T163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64">значительно </text:span><text:span text:style-name="T163">меньше, чем при активном управлении, что дает экономию на транзакционных издержках </text:span><text:span text:style-name="T166">и брокерских комиссиях</text:span><text:span text:style-name="T163">.</text:span></text:p>
        <text:p text:style-name="P118">Активное управление — это попытка повысить эффективность портфеля путем <text:span text:style-name="T400">добавления в него</text:span> недооцененных рынком ценных бумаг <text:span text:style-name="T400">(с помощью фундаментального анализа)</text:span>, <text:s/><text:span text:style-name="T400">а также</text:span> посредством выбора времени для сделок с широкими классами активов, когда фондовый рынок имеет тенденцию к повышению. <text:span text:style-name="T401">Как будет показано ниже, </text:span>следова<text:span text:style-name="T401">ние</text:span> пассивным стратегиями <text:span text:style-name="T401">зачастую может привести к лучшим показателям доходности портфеля, так как в этом случае отсутствуют операционные издержки на частый пересмотр портфеля [1]</text:span>.</text:p>
        <text:p text:style-name="P119">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. <text:span text:style-name="T263">Для первичного ориентирования целесообразно иметь в виду следующие моменты [1]:</text:span></text:p>
        <text:list xml:id="list136845265893656582" text:style-name="L8">
          <text:list-item>
            <text:p text:style-name="P311">Портфели ценных бумаг всех инвесторов, взятые в совокупности, образую<text:span text:style-name="T265">т</text:span> рыночный портфель, <text:span text:style-name="T264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</text:span><text:soft-page-break/><text:span text:style-name="T264">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312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66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313">Универсальное свойство рыночного портфеля получено в предположении, что инвестиционный горизонт всех инвесторов одинаков. <text:span text:style-name="T267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314">Проводя анализ отдельных <text:span text:style-name="T402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268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</text:p>
            <text:p text:style-name="P314"/>
          </text:list-item>
        </text:list>
        <text:h text:style-name="P345" text:outline-level="3"><text:soft-page-break/><text:span text:style-name="T403">2.3.2. </text:span>Оценка эффективности управления инвестициями</text:h>
        <text:p text:style-name="P120">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260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04">коэффициент </text:span>P/E <text:span text:style-name="T259">(price/earnings ratio) </text:span>и т. п. <text:span text:style-name="T259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 и рейтинговые агентства.</text:span></text:p>
        <text:p text:style-name="P121">Совокупность <text:span text:style-name="T261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P115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6680699545788713186" text:style-name="L9">
          <text:list-item>
            <text:p text:style-name="P315">индекс фондового рынка ММВБ</text:p>
          </text:list-item>
          <text:list-item>
            <text:p text:style-name="P315"><text:soft-page-break/>индекс РТС RTSI (отличается от индекса ММВБ тем, что рассчитывается в долларах США)</text:p>
          </text:list-item>
          <text:list-item>
            <text:p text:style-name="P315">отраслевые индексы ММВБ: MICEX O&amp;G (нефтегазовая отрасль), MICEX PWR (энергетический сектор), <text:span text:style-name="T262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316">капитализированные индексы ММВБ: MICEX LC (компании высокой капитализации), MICEX MC (стандартной капитализации), MICEX SC (базовой капитализации). </text:p>
            <text:p text:style-name="P316"/>
          </text:list-item>
        </text:list>
        <text:p text:style-name="P122">Среди международных индексов стоит выделить следующие <text:span text:style-name="T270">[2]</text:span>:</text:p>
        <text:list xml:id="list5552915072760654192" text:style-name="L10">
          <text:list-item>
            <text:p text:style-name="P317">индекс Доу-Джонса <text:span text:style-name="T269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317">индекс S&amp;P500<text:span text:style-name="T270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318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318">немецкий DAX, <text:span text:style-name="T271">являющийся средневзвешенным индексом 30 крупнейших компаний Германии</text:span></text:p>
          </text:list-item>
          <text:list-item>
            <text:p text:style-name="P318">японский Nikkei,<text:span text:style-name="T272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7"/>
        <text:p text:style-name="P123"><text:soft-page-break/>Примерами <text:span text:style-name="T405">пассивно управляемых </text:span>эталонных портфелей могут служить индекс S&amp;P500 <text:span text:style-name="T406">(символ </text:span><text:span text:style-name="T215">^GSPC</text:span><text:span text:style-name="T406"> на Нью-Йоркской фондовой бирже)</text:span>и торгуемый фонд ETF SPDR S&amp;P500 <text:span text:style-name="T406">(символ </text:span><text:span text:style-name="T215">SPY</text:span><text:span text:style-name="T406">), построенный на базе индекса S&amp;P500</text:span>. <text:span text:style-name="T407">Разницу в показателях доходности, которые можно увидеть на рисунке 4 и в таблице 4, можно объяснить тем, что в случае торгуемого фонда <text:s/></text:span>SPDR <text:span text:style-name="T408">S&amp;P500, <text:s/>происходит некоторая оптимизация портфеля и изменение удельных весов входящих в портфель бумаг, а не прямое следование индексу S&amp;P500.</text:span></text:p>
        <text:p text:style-name="P8"><draw:frame draw:style-name="fr4" draw:name="Image2" text:anchor-type="as-char" svg:width="16.499cm" svg:height="7.565cm" draw:z-index="3"><draw:image xlink:href="Pictures/100002010000051800000256ED70E570DAC628CB.png" xlink:type="simple" xlink:show="embed" xlink:actuate="onLoad"/></draw:frame></text:p>
        <text:p text:style-name="P124">Рисунок 4 — доходнос<text:span text:style-name="T409">ти</text:span> индекса S&amp;P500 (синий) и торгуемого фонда ETF SPDR S&amp;P500 (красный) за 2012-2015 годы. <text:span text:style-name="T410">Котировки нормированы но индексу S&amp;P500.</text:span></text:p>
        <text:p text:style-name="P125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8">Год</text:p>
            </table:table-cell>
            <table:table-cell table:style-name="Table7.A1" office:value-type="string">
              <text:p text:style-name="P18">Фонд (индекс)</text:p>
            </table:table-cell>
            <table:table-cell table:style-name="Table7.A1" office:value-type="string">
              <text:p text:style-name="P18">Цена на начало периода владения</text:p>
            </table:table-cell>
            <table:table-cell table:style-name="Table7.A1" office:value-type="string">
              <text:p text:style-name="P18">Цена в конце периода владения</text:p>
            </table:table-cell>
            <table:table-cell table:style-name="Table7.E1" office:value-type="string">
              <text:p text:style-name="P18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8">2013</text:p>
            </table:table-cell>
            <table:table-cell table:style-name="Table7.B2" office:value-type="string">
              <text:p text:style-name="P18">S&amp;P500</text:p>
            </table:table-cell>
            <table:table-cell table:style-name="Table7.C2" office:value-type="string">
              <text:p text:style-name="P19">1462.42</text:p>
            </table:table-cell>
            <table:table-cell table:style-name="Table7.D2" office:value-type="string">
              <text:p text:style-name="P19">1848.36</text:p>
            </table:table-cell>
            <table:table-cell table:style-name="Table7.E2" office:value-type="string">
              <text:p text:style-name="P26">+26.4</text:p>
            </table:table-cell>
          </table:table-row>
          <table:table-row>
            <table:covered-table-cell/>
            <table:table-cell table:style-name="Table7.B3" office:value-type="string">
              <text:p text:style-name="P18">ETF SPDR S&amp;P500</text:p>
            </table:table-cell>
            <table:table-cell table:style-name="Table7.C3" office:value-type="string">
              <text:p text:style-name="P19">137.59</text:p>
            </table:table-cell>
            <table:table-cell table:style-name="Table7.D3" office:value-type="string">
              <text:p text:style-name="P19">177.49</text:p>
            </table:table-cell>
            <table:table-cell table:style-name="Table7.E3" office:value-type="string">
              <text:p text:style-name="P26">+29.0</text:p>
            </table:table-cell>
          </table:table-row>
          <table:table-row>
            <table:table-cell table:style-name="Table7.A5" table:number-rows-spanned="2" office:value-type="string">
              <text:p text:style-name="P18">2014</text:p>
            </table:table-cell>
            <table:table-cell table:style-name="Table7.B4" office:value-type="string">
              <text:p text:style-name="P18">S&amp;P500</text:p>
            </table:table-cell>
            <table:table-cell table:style-name="Table7.C4" office:value-type="string">
              <text:p text:style-name="P19">1831.98</text:p>
            </table:table-cell>
            <table:table-cell table:style-name="Table7.D4" office:value-type="string">
              <text:p text:style-name="P19">2058.9</text:p>
            </table:table-cell>
            <table:table-cell table:style-name="Table7.E4" office:value-type="string">
              <text:p text:style-name="P26">+12.4</text:p>
            </table:table-cell>
          </table:table-row>
          <table:table-row>
            <table:covered-table-cell/>
            <table:table-cell table:style-name="Table7.B5" office:value-type="string">
              <text:p text:style-name="P18">ETF SPDR S&amp;P500</text:p>
            </table:table-cell>
            <table:table-cell table:style-name="Table7.C5" office:value-type="string">
              <text:p text:style-name="P19">175.79</text:p>
            </table:table-cell>
            <table:table-cell table:style-name="Table7.D5" office:value-type="string">
              <text:p text:style-name="P19">201.38</text:p>
            </table:table-cell>
            <table:table-cell table:style-name="Table7.E5" office:value-type="string">
              <text:p text:style-name="P26">+14.6</text:p>
            </table:table-cell>
          </table:table-row>
          <table:table-row>
            <table:table-cell table:style-name="Table7.A7" table:number-rows-spanned="2" office:value-type="string">
              <text:p text:style-name="P18">2015</text:p>
            </table:table-cell>
            <table:table-cell table:style-name="Table7.B6" office:value-type="string">
              <text:p text:style-name="P18">S&amp;P500</text:p>
            </table:table-cell>
            <table:table-cell table:style-name="Table7.C6" office:value-type="string">
              <text:p text:style-name="P18">2058.2</text:p>
            </table:table-cell>
            <table:table-cell table:style-name="Table7.D6" office:value-type="string">
              <text:p text:style-name="P18">2043.94</text:p>
            </table:table-cell>
            <table:table-cell table:style-name="Table7.E6" office:value-type="string">
              <text:p text:style-name="P24">-<text:span text:style-name="T410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8">ETF SPDR S&amp;P500</text:p>
            </table:table-cell>
            <table:table-cell table:style-name="Table7.C7" office:value-type="string">
              <text:p text:style-name="P18">201.28</text:p>
            </table:table-cell>
            <table:table-cell table:style-name="Table7.D7" office:value-type="string">
              <text:p text:style-name="P18">203.87</text:p>
            </table:table-cell>
            <table:table-cell table:style-name="Table7.E7" office:value-type="string">
              <text:p text:style-name="P27">+1.3</text:p>
            </table:table-cell>
          </table:table-row>
        </table:table>
        <text:p text:style-name="P160"><text:span text:style-name="T167">Таблица</text:span><text:span text:style-name="T162"> </text:span><text:span text:style-name="T168">4</text:span><text:span text:style-name="T162"> — </text:span><text:span text:style-name="T167"><text:s/></text:span><text:span text:style-name="T162">доходност</text:span><text:span text:style-name="T167">и</text:span><text:span text:style-name="T162"> индекса S&amp;P500 и торгуемого фонда ETF SPDR S&amp;P500 за 2012-2015 годы.</text:span></text:p>
        <text:p text:style-name="P124"/>
        <text:h text:style-name="P340" text:outline-level="2"><text:bookmark-start text:name="__RefHeading___Toc2300_99562824"/>Выводы <text:span text:style-name="T411">по главе</text:span><text:bookmark-end text:name="__RefHeading___Toc2300_99562824"/></text:h>
        <text:p text:style-name="P204">В<text:span text:style-name="T465">о</text:span> второй главе выпускной квалификационной работы <text:s/><text:span text:style-name="T412">рассмотрены основные понятия, связанные с современной теорией формирования портфеля.</text:span></text:p>
        <text:p text:style-name="P206">В первом разделе главы рассмотрены основные величины связанные с инвестиционным портфелем — <text:span text:style-name="T413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207">Второ<text:span text:style-name="T414">й</text:span> раздел главы <text:span text:style-name="T414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228"><text:s/>усреднению </text:span><text:span text:style-name="T229">его </text:span><text:span text:style-name="T228">рыночного риска</text:span><text:span text:style-name="T211">.</text:span></text:p>
        <text:p text:style-name="P209">В третье<text:span text:style-name="T471">м</text:span> разделе главы основное внимание уделено двум основным стратегиям управления инвестициями, <text:span text:style-name="T368">указаны их основные преимущества, </text:span><text:soft-page-break/><text:span text:style-name="T368">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203">Проведенное <text:span text:style-name="T368">теоретическое </text:span>исследование <text:span text:style-name="T368">современной теории формирования портфеля Марковитца </text:span>и полученные выводы позволяют перейти к <text:span text:style-name="T368">практической реализации системы оптимизации инвестиций, описанной в следующей главе.</text:span></text:p>
        <text:h text:style-name="P334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h text:style-name="P343" text:outline-level="2"><text:bookmark-start text:name="__RefHeading___Toc1561_1158609865"/><text:span text:style-name="T433">3.1. </text:span>Особенности системы, используемые алгоритмы и <text:span text:style-name="T418">структуры данных</text:span>.<text:bookmark-end text:name="__RefHeading___Toc1561_1158609865"/></text:h>
        <text:p text:style-name="P221">Для практической реализации системы <text:span text:style-name="T419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2641584917690878920" text:style-name="L11">
          <text:list-item>
            <text:p text:style-name="P321">Высокая скорость разработки, обусловленная простым синтаксисом, и удобной модел<text:span text:style-name="T237">ью</text:span> данных</text:p>
          </text:list-item>
          <text:list-item>
            <text:p text:style-name="P321">Наличие большого количества библиотек, облегчающих работу с данными большого объема — библиотеки NumPy <text:span text:style-name="T485">и</text:span> SciPy.</text:p>
          </text:list-item>
          <text:list-item>
            <text:p text:style-name="P322">Широкий выбор библиотек для работы с финансовыми данными (в первую очередь — Pandas [9]).</text:p>
          </text:list-item>
          <text:list-item>
            <text:p text:style-name="P321">Наличие удобных средств визуализации для отображения графиков различной сложности (библиотека mathplotlib)</text:p>
          </text:list-item>
          <text:list-item>
            <text:p text:style-name="P323">Интерпретируемость и кросс-платформенность — возможность запускать приложения, написанные на языке Python в различных программных окружениях (MacOS, Linux, Windows).</text:p>
          </text:list-item>
          <text:list-item>
            <text:p text:style-name="P324">Возможность последующего использования приложения на Python в качестве back-end в веб-приложении</text:p>
          </text:list-item>
          <text:list-item>
            <text:p text:style-name="P326">Популярность языка python в финансовом секторе, сфере банкинга и инвестиционного менеджмента [10].</text:p>
          </text:list-item>
        </text:list>
        <text:p text:style-name="P220"/>
        <text:h text:style-name="Heading_20_3" text:outline-level="3">Используемые программные средства</text:h>
        <text:p text:style-name="P230">В качестве среды для запуска разработанного python-приложения была выбрана интерактивная вычислительная платформа Ipython Notebook [27]. <text:soft-page-break/>Основными преимуществами такой модели разработки и запуска приложения являются:</text:p>
        <text:list xml:id="list225444745038325" text:continue-list="list2641584917690878920" text:style-name="L11">
          <text:list-item text:start-value="1">
            <text:p text:style-name="P327"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325">Возможность использования встроенных графики и мультимедиа</text:p>
          </text:list-item>
          <text:list-item>
            <text:p text:style-name="P325">Поддержка кластеров и простой доступ к параллелизации вычислений</text:p>
          </text:list-item>
          <text:list-item>
            <text:p text:style-name="P327">Удобное использование математических формул в комментариях</text:p>
          </text:list-item>
          <text:list-item>
            <text:p text:style-name="P325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328">Кроссплатформенность — приложение I<text:span text:style-name="T451">P</text:span>ython Notebook доступно для всех современных операционных систем.</text:p>
          </text:list-item>
        </text:list>
        <text:p text:style-name="P224"/>
        <text:p text:style-name="P225">Пример <text:span text:style-name="T429">фрагмента запущенного приложения в среде Ipython Notebook показан на рисунке 5.</text:span></text:p>
        <text:p text:style-name="P226"><draw:frame draw:style-name="fr2" draw:name="Image23" text:anchor-type="char" svg:width="16.499cm" svg:height="10.705cm" draw:z-index="4"><draw:image xlink:href="Pictures/10000201000003A9000002608A153B8EABAC0959.png" xlink:type="simple" xlink:show="embed" xlink:actuate="onLoad"/></draw:frame><text:soft-page-break/>Рисунок <text:span text:style-name="T438">5</text:span> — <text:s/>фрагмент запущенного приложения в среде I<text:span text:style-name="T430">P</text:span>ython Notebook.</text:p>
        <text:p text:style-name="P226"/>
        <text:h text:style-name="Heading_20_3" text:outline-level="3">Используемые библиотеки</text:h>
        <text:p text:style-name="P227">Основными библиотеками, использованными в реализованной системе, являются: </text:p>
        <text:list xml:id="list6611329467198084592" text:style-name="L12">
          <text:list-item>
            <text:p text:style-name="P329"><text:span text:style-name="T422">Библиотека для анализа данных </text:span><text:span text:style-name="T428">Pandas</text:span><text:span text:style-name="T422"> [28], предоставляющая необходимые удобные </text:span><text:span text:style-name="T424">матричные </text:span><text:span text:style-name="T422">структуры данных (Pandas Dataframe) для работы с данными котировок </text:span><text:span text:style-name="T424">ценных бумаг</text:span><text:span text:style-name="T422">, а также методы, позволяющие легко получать котировки акций за нужный исторический период </text:span><text:span text:style-name="T423">(Pandas.io.DataReader) </text:span><text:span text:style-name="T426">[9]</text:span><text:span text:style-name="T423">.</text:span></text:p>
          </text:list-item>
          <text:list-item>
            <text:p text:style-name="P330"><text:span text:style-name="T423">Б</text:span><text:span text:style-name="T421">иблиотека </text:span><text:span text:style-name="T427">NumPy</text:span><text:span text:style-name="T421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</text:span><text:soft-page-break/><text:span text:style-name="T421">также с операциями над матрицами. В разработанной системе <text:s/>использовались умножение, транспонирование и вычисление ковариационной матрицы.</text:span></text:p>
          </text:list-item>
          <text:list-item>
            <text:p text:style-name="P330"><text:span text:style-name="T421">Библиотека </text:span><text:span text:style-name="T427">SciPy</text:span><text:span text:style-name="T421"> [30], </text:span><text:span text:style-name="T424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331"><text:span text:style-name="T421">Библиотека </text:span><text:span text:style-name="T427">mathplotlib</text:span><text:span text:style-name="T421"> [31], используемая для отображения графиков. </text:span></text:p>
          </text:list-item>
          <text:list-item>
            <text:p text:style-name="P331"><text:span text:style-name="T421">Различные второстепенные библиотеки — </text:span><text:span text:style-name="T427">re </text:span><text:span text:style-name="T421">(для работы с регулярными выражениями), </text:span><text:span text:style-name="T427">random</text:span><text:span text:style-name="T421"> (для генерации случайных чисел — используется при генерации портфеля из случайного набора заданного количества ценных бумаг), </text:span><text:span text:style-name="T427">urllib</text:span><text:span text:style-name="T421"> и </text:span><text:span text:style-name="T427">BeautifulSoup</text:span><text:span text:style-name="T421">(для парсинга веб-страниц — используется для получения списка </text:span><text:span text:style-name="T425">компаний, входящих в рейтинг S&amp;P500 из открытых источников</text:span><text:span text:style-name="T421">).</text:span></text:p>
          </text:list-item>
        </text:list>
        <text:h text:style-name="Heading_20_3" text:outline-level="3">Используемые структуры данных</text:h>
        <text:p text:style-name="P231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228"/>
        <text:h text:style-name="Heading_20_2" text:outline-level="2"><text:bookmark-start text:name="__RefHeading___Toc5580_859139803"/><text:span text:style-name="T433">3.2. </text:span>Инвестиционная политика с то<text:span text:style-name="T433">ч</text:span>ки зрения разработанного приложения<text:bookmark-end text:name="__RefHeading___Toc5580_859139803"/></text:h>
        <text:p text:style-name="P229">В главе 1 были рассмотрены следующие основные этапы инвестиционного процесса:</text:p>
        <text:list xml:id="list225444613973507" text:continue-list="list6272590545753870475" text:style-name="WW8Num6">
          <text:list-item text:start-value="1">
            <text:p text:style-name="P307"><text:soft-page-break/>Выбор инвестиционной политики</text:p>
          </text:list-item>
          <text:list-item>
            <text:p text:style-name="P307">Анализ рынка ценных бумаг</text:p>
          </text:list-item>
          <text:list-item>
            <text:p text:style-name="P307">Формирование портфеля ценных бумаг.</text:p>
          </text:list-item>
          <text:list-item>
            <text:p text:style-name="P307">Пересмотр портфеля ценных бумаг.</text:p>
          </text:list-item>
          <text:list-item>
            <text:p text:style-name="P307">Оценка эффективности портфеля ценных бумаг.</text:p>
          </text:list-item>
        </text:list>
        <text:p text:style-name="P50"/>
        <text:h text:style-name="Heading_20_3" text:outline-level="3">3.2.1. Выбор инвестиционной политики</text:h>
        <text:p text:style-name="P162"><text:span text:style-name="T117">Этап в</text:span><text:span text:style-name="T82">ыбор</text:span><text:span text:style-name="T117">а</text:span><text:span text:style-name="T82"> инвестиционной политики включает </text:span><text:span text:style-name="T97">в себя </text:span><text:span text:style-name="T82"><text:s/>определение цели инвестора, объема инвестируемых средств, </text:span><text:span text:style-name="T117">а также</text:span><text:span text:style-name="T36"> выбор потенциальных видов финансовых активов, которые будут включены в инвестиционный портфель. </text:span><text:span text:style-name="T37">В в</text:span><text:span text:style-name="T36">ыбор</text:span><text:span text:style-name="T37">е</text:span><text:span text:style-name="T36"> потенциальных видов финансовых активов</text:span><text:span text:style-name="T37"> разработанное приложение имеет два ограничения:</text:span></text:p>
        <text:list xml:id="list48817360805435028" text:style-name="L13">
          <text:list-item>
            <text:p text:style-name="P303"><text:span text:style-name="T364"><text:s/>инвестиции возможны только в акции компаний, торгующихся на Нью-Йоркской фондовой бирже </text:span><text:span text:style-name="T366">(New York Stock Exchange, NYSE).</text:span></text:p>
          </text:list-item>
          <text:list-item>
            <text:p text:style-name="P304"><text:span text:style-name="T364">с</text:span><text:span text:style-name="T361">писок ценных бумаг для инвестирования ограничен компаниями, входящими в индекс S&amp;P500.</text:span></text:p>
          </text:list-item>
        </text:list>
        <text:p text:style-name="P52"/>
        <text:p text:style-name="P97"><text:span text:style-name="T434">Первое ограничение</text:span> <text:span text:style-name="T434">вызвано тем, что </text:span>Нью-Йоркск<text:span text:style-name="T434">ая</text:span> фондов<text:span text:style-name="T434">ая</text:span> бирж<text:span text:style-name="T434">а</text:span> (New York Stock Exchange, NYSE) явля<text:span text:style-name="T434">ется</text:span> крупнейшей и самой популярной биржей в мире, благодаря чему существует множество веб-площадок, <text:span text:style-name="T434">бесплатно </text:span>предоставляющих данные (как актуальные данные в реальном времени, так и <text:span text:style-name="T435">данные за продолжительный </text:span>исторически<text:span text:style-name="T435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96"><text:soft-page-break/><text:span text:style-name="T365">Кроме того, </text:span><text:span text:style-name="T37">Нью Йоркская фондовая биржа NYSE остается крупнейшей </text:span><text:span text:style-name="T365">и наиболее ликвидной </text:span><text:span text:style-name="T37">единичной биржей, котирующей примерно 2800 компаний суммарной рыночной стоимостью в 2005 г. около 20 трлн. долларов</text:span><text:span text:style-name="T367">[13]</text:span><text:span text:style-name="T37">. <text:s/>Ежедневный торговый оборот NYSE в 2005 году составлял в среднем 1,6 млн акций на сумму 55 млрд долларов[2].</text:span></text:p>
        <text:p text:style-name="P163"><text:span text:style-name="T37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8">Yahoo Finance, </text:span><text:span text:style-name="T1">ни </text:span><text:span text:style-name="T38">Google Finance, </text:span><text:span text:style-name="T1">ни </text:span><text:span text:style-name="T38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<text:s/>всегда доступна в удобном формате в открытых источниках, например в [15].</text:span></text:p>
        <text:p text:style-name="P182"><text:span text:style-name="T40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фондовой биржи [33] </text:span><text:span text:style-name="T72">или Лондонской биржи[36]</text:span><text:span text:style-name="T40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84"><text:span text:style-name="T40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9" draw:name="Object66" text:anchor-type="as-char" svg:y="-0.377cm" svg:width="0.443cm" svg:height="0.469cm" draw:z-index="163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, </text:span><text:span text:style-name="T79">другими словами, доходность ценной бумаги равняется отношением разности цены продажи и цены покупки к начальной цене:</text:span></text:p>
        <text:p text:style-name="P183"/>
        <text:p text:style-name="P183"><text:soft-page-break/><text:span text:style-name="T1"><draw:frame draw:style-name="fr9" draw:name="Object38" text:anchor-type="as-char" svg:y="-0.684cm" svg:width="2.141cm" svg:height="1.125cm" draw:z-index="16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, где </text:span><text:span text:style-name="T1"><draw:frame draw:style-name="fr9" draw:name="Object55" text:anchor-type="as-char" svg:y="-0.377cm" svg:width="0.646cm" svg:height="0.533cm" draw:z-index="165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, </text:span><text:span text:style-name="T1"><draw:frame draw:style-name="fr9" draw:name="Object56" text:anchor-type="as-char" svg:y="-0.377cm" svg:width="0.639cm" svg:height="0.533cm" draw:z-index="166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80">цена данной</text:span><text:span text:style-name="T1"> ценной бумаги при продаже.</text:span></text:p>
        <text:p text:style-name="P55"/>
        <text:h text:style-name="Heading_20_3" text:outline-level="3"><text:span text:style-name="T36"><text:s/></text:span><text:span text:style-name="T39">3.2.2. </text:span><text:span text:style-name="T36">Анализ рынка ценных бумаг</text:span></text:h>
        <text:p text:style-name="P244"><text:span text:style-name="T36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73">иной </text:span><text:span text:style-name="T1">ценной бумаги он должен сделать самостоятельно.</text:span></text:p>
        <text:h text:style-name="Heading_20_3" text:outline-level="3"><text:span text:style-name="T437">3.2.3. </text:span><text:span text:style-name="T1">Формирование портфеля</text:span></text:h>
        <text:p text:style-name="P238">Данный этап 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P245"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55">6</text:span><text:span text:style-name="T1">, либо может быть сформирован случайным образом, с помощ</text:span><text:span text:style-name="T41">ь</text:span><text:span text:style-name="T1">ю метода random() класса SP500, как показано на рисунке </text:span><text:span text:style-name="T55">7</text:span><text:span text:style-name="T44">.</text:span></text:p>
        <text:p text:style-name="P273"><draw:frame draw:style-name="fr5" draw:name="Image37" text:anchor-type="char" svg:width="16.499cm" svg:height="0.979cm" draw:z-index="17"><draw:image xlink:href="Pictures/100002010000037C00000035773B980EF4736E92.png" xlink:type="simple" xlink:show="embed" xlink:actuate="onLoad"/></draw:frame><text:span text:style-name="T44">Р</text:span><text:span text:style-name="T1">исунок </text:span><text:span text:style-name="T55">6</text:span><text:span text:style-name="T1"> — создание портфеля из 4 бумаг определенных компаний</text:span></text:p>
        <text:p text:style-name="P266"><draw:frame draw:style-name="fr5" draw:name="Image27" text:anchor-type="char" svg:width="16.499cm" svg:height="2.838cm" draw:z-index="6"><draw:image xlink:href="Pictures/10000201000003620000009590A78B84A55064C5.png" xlink:type="simple" xlink:show="embed" xlink:actuate="onLoad"/></draw:frame><text:soft-page-break/><text:span text:style-name="T44">Р</text:span><text:span text:style-name="T48">исунок </text:span><text:span text:style-name="T57">7</text:span><text:span text:style-name="T48"> </text:span><text:span text:style-name="T41">— <text:s/>создание портфеля из </text:span><text:span text:style-name="T45">3</text:span><text:span text:style-name="T41">0 случайных ценных бумаг, входящих в индекс S&amp;P500. </text:span></text:p>
        <text:p text:style-name="P247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55">7</text:span><text:span text:style-name="T1"> - список из </text:span><text:span text:style-name="T45">3</text:span><text:span text:style-name="T1">0 бумаг). При создании объекта класса Portfolio, производится вызов процедуры fetch(), в которой </text:span><text:span text:style-name="T74">с помощью библиотечного вызова Pandas.DataReader </text:span><text:span text:style-name="T1">осуществляется выборка котировок акций заданных компаний из агрегатора Yahoo Finance.</text:span></text:p>
        <text:p text:style-name="P246"><draw:frame draw:style-name="fr5" draw:name="Image25" text:anchor-type="char" svg:width="16.499cm" svg:height="2.221cm" draw:z-index="5"><draw:image xlink:href="Pictures/10000201000002EE00000065175A1526381CBBBD.png" xlink:type="simple" xlink:show="embed" xlink:actuate="onLoad"/></draw:frame><text:span text:style-name="T1">Рисунок </text:span><text:span text:style-name="T57">8</text:span><text:span text:style-name="T1"> — использование Pandas DataFrame и Pandas DataReader для получения котировок акций из агрегатора Yahoo <text:s/>Finance</text:span></text:p>
        <text:p text:style-name="P248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6">Zoetis Inc.</text:span><text:span text:style-name="T1"> <text:s/>(</text:span><text:span text:style-name="T46">ZTS</text:span><text:span text:style-name="T1">) на рисунке </text:span><text:span text:style-name="T55">7</text:span><text:span text:style-name="T1"> (компания произвела листинг на бирже </text:span><text:span text:style-name="T46">4</text:span><text:span text:style-name="T1"> </text:span><text:span text:style-name="T46">февраля</text:span><text:span text:style-name="T1"> 2013 года), данная ценная бумага исключается из портфеля, и не участвует в дальнейш</text:span><text:span text:style-name="T47">их</text:span><text:span text:style-name="T1"> вычислени</text:span><text:span text:style-name="T47">ях</text:span><text:span text:style-name="T1">.</text:span></text:p>
        <text:p text:style-name="P249"><text:span text:style-name="T1">Вычисление эффективного множества портфелей осуществляется с помощью метода </text:span><text:span text:style-name="T133">calc()</text:span><text:span text:style-name="T141">. Данный метод имеет </text:span><text:span text:style-name="T153">три</text:span><text:span text:style-name="T141"> входных аргумента, <text:s/>имеющих решающее значение для времени вычисления оптимального портфеля — минимальная доходность, максимальная доходность <text:s/>и точность вычислений. </text:span><text:span text:style-name="T142">К примеру, на рисунке </text:span><text:span text:style-name="T159">9</text:span><text:span text:style-name="T142"> </text:span><text:span text:style-name="T144">производится вычисление </text:span><text:soft-page-break/><text:span text:style-name="T144">эффективного множества портфелей, с целевыми показателями доходности от 0% до 1</text:span><text:span text:style-name="T152">2</text:span><text:span text:style-name="T144">0%, точность вычислений в удельном весе бумаги в портфеле — 4 точки после запятой. </text:span><text:span text:style-name="T147">Как видно из рисунка ниже, время вычисления эффективного множества портфеля из </text:span><text:span text:style-name="T153">данного</text:span><text:span text:style-name="T147"> количества ценных бумаг и с такими параметрами заняло </text:span><text:span text:style-name="T155">2</text:span><text:span text:style-name="T152"> минуты </text:span><text:span text:style-name="T155">39</text:span><text:span text:style-name="T147"> секунд.</text:span></text:p>
        <text:p text:style-name="P267"><draw:frame draw:style-name="fr5" draw:name="Image34" text:anchor-type="char" svg:width="16.499cm" svg:height="2.531cm" draw:z-index="7"><draw:image xlink:href="Pictures/100002010000037D00000089BD738EC91D71F998.png" xlink:type="simple" xlink:show="embed" xlink:actuate="onLoad"/></draw:frame><text:span text:style-name="T147">Р</text:span><text:span text:style-name="T152">исунок </text:span><text:span text:style-name="T161">9</text:span><text:span text:style-name="T143"> — функция вычисления эффективного множества</text:span></text:p>
        <text:p text:style-name="P9"/>
        <text:p text:style-name="P99"><text:span text:style-name="T233">Д</text:span><text:span text:style-name="T232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17">get_effective_set()</text:span><text:span text:style-name="T232">, вызываемой из метода </text:span><text:span text:style-name="T217">calc().</text:span></text:p>
        <text:p text:style-name="P167"><text:span text:style-name="T141">Вычисление доходности портфеля осуществляется функцией </text:span><text:span text:style-name="T133">get_portfolio_return()</text:span><text:span text:style-name="T141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P235"><draw:frame draw:style-name="fr5" draw:name="Image10" text:anchor-type="char" svg:width="16.499cm" svg:height="2.429cm" draw:z-index="18"><draw:image xlink:href="Pictures/10000201000003ED00000094ED8F1D494305AF6E.png" xlink:type="simple" xlink:show="embed" xlink:actuate="onLoad"/></draw:frame><text:span text:style-name="T233">Л</text:span><text:span text:style-name="T232">истинг </text:span><text:span text:style-name="T234">1</text:span><text:span text:style-name="T232"> — функция вычисления доходности портфеля</text:span></text:p>
        <text:p text:style-name="P126">Вторым <text:span text:style-name="T443">используемым</text:span> математическим понятием в модели Марковитца является <text:span text:style-name="T240">стандартное отклонение, вычисляемое, как было показано в главе 2, по формуле</text:span></text:p>
        <text:p text:style-name="P126"><text:s/><draw:frame draw:style-name="fr9" draw:name="Object111" text:anchor-type="as-char" svg:y="-0.799cm" svg:width="3.734cm" svg:height="1.226cm" draw:z-index="146"><draw:object xlink:href="./Object 111" xlink:type="simple" xlink:show="embed" xlink:actuate="onLoad"/><draw:image xlink:href="./ObjectReplacements/Object 111" xlink:type="simple" xlink:show="embed" xlink:actuate="onLoad"/><svg:desc>formula</svg:desc></draw:frame>, <text:span text:style-name="T241">где </text:span><text:span text:style-name="T241"><draw:frame draw:style-name="fr9" draw:name="Object114" text:anchor-type="as-char" svg:y="-0.226cm" svg:width="0.63cm" svg:height="0.379cm" draw:z-index="147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241"> - ковариация двух ценных бумаг </text:span><text:span text:style-name="T241"><draw:frame draw:style-name="fr9" draw:name="Object115" text:anchor-type="as-char" svg:y="-0.377cm" svg:width="0.326cm" svg:height="0.469cm" draw:z-index="148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241"> и </text:span><text:span text:style-name="T241"><draw:frame draw:style-name="fr9" draw:name="Object149" text:anchor-type="as-char" svg:y="-0.377cm" svg:width="0.395cm" svg:height="0.469cm" draw:z-index="149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241">.</text:span></text:p>
        <text:p text:style-name="P114"><text:soft-page-break/><text:span text:style-name="T242">Э</text:span>то <text:span text:style-name="T443">же </text:span>уравнение в матричной форме <text:span text:style-name="T443">имеет вид</text:span>:</text:p>
        <text:p text:style-name="P114"><draw:frame draw:style-name="fr9" draw:name="Object162" text:anchor-type="as-char" svg:y="-0.437cm" svg:width="1.979cm" svg:height="0.593cm" draw:z-index="150"><draw:object xlink:href="./Object 162" xlink:type="simple" xlink:show="embed" xlink:actuate="onLoad"/><draw:image xlink:href="./ObjectReplacements/Object 162" xlink:type="simple" xlink:show="embed" xlink:actuate="onLoad"/><svg:desc>formula</svg:desc></draw:frame>, <text:span text:style-name="T443">где </text:span><text:span text:style-name="T443"><draw:frame draw:style-name="fr9" draw:name="Object164" text:anchor-type="as-char" svg:y="-0.3cm" svg:width="0.466cm" svg:height="0.319cm" draw:z-index="151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443"> является ковариационной матрицей.</text:span></text:p>
        <text:p text:style-name="P236"><text:span text:style-name="T230">Стандартное отклонение портфеля вычисляется с помощью функции</text:span><text:span text:style-name="T216"> statistics().</text:span><text:span text:style-name="T230"> </text:span><text:span text:style-name="T218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P234"><draw:frame draw:style-name="fr5" draw:name="Image9" text:anchor-type="char" svg:width="16.499cm" svg:height="2.101cm" draw:z-index="19"><draw:image xlink:href="Pictures/10000201000003F5000000812058B16DD7B09C3E.png" xlink:type="simple" xlink:show="embed" xlink:actuate="onLoad"/></draw:frame><text:span text:style-name="T235">Листинг 2</text:span><text:span text:style-name="T232"> - метод </text:span><text:span text:style-name="T217">statistics()</text:span><text:span text:style-name="T232">, </text:span><text:span text:style-name="T235">осуществляющий вычисление стандартного отклонения портфеля и </text:span><text:span text:style-name="T232">используемый функцией минимизации при построении эффективного множества</text:span></text:p>
        <text:p text:style-name="P237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10">minimize() </text:span><text:span text:style-name="T218">из библиотеки SciPy, который в качестве оптимизационного алгоритма использует последовательное квадратичное программирование (S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31">вычисления</text:span><text:span text:style-name="T218"> эффективного множества показан в листинге 3.</text:span></text:p>
        <text:p text:style-name="P274"><draw:frame draw:style-name="fr6" draw:name="Image8" text:anchor-type="char" svg:width="16.499cm" svg:height="6.546cm" draw:z-index="20"><draw:image xlink:href="Pictures/10000201000003EB0000018EF43D652CB8EC1AD5.png" xlink:type="simple" xlink:show="embed" xlink:actuate="onLoad"/></draw:frame><text:soft-page-break/><text:span text:style-name="T118">Листинг 3</text:span><text:span text:style-name="T82"> — метод </text:span><text:span text:style-name="T130">get_effective_set()</text:span><text:span text:style-name="T82">, осуществляющий вычисление эффективного множества</text:span></text:p>
        <text:p text:style-name="P252"><text:span text:style-name="T145">Для отображения построенного эффективного множества необходимо воспользоваться методом </text:span><text:span text:style-name="T136">plot()</text:span><text:span text:style-name="T145">. <text:s/></text:span></text:p>
        <text:p text:style-name="P265"><draw:frame draw:style-name="fr2" draw:name="Image5" text:anchor-type="char" svg:width="16.499cm" svg:height="7.265cm" draw:z-index="34"><draw:image xlink:href="Pictures/10000201000003810000018B28CECAE417CC3204.png" xlink:type="simple" xlink:show="embed" xlink:actuate="onLoad"/></draw:frame><text:span text:style-name="T145">Р</text:span><text:span text:style-name="T141">исунок </text:span><text:span text:style-name="T161">10</text:span><text:span text:style-name="T141"> </text:span><text:span text:style-name="T145">— </text:span><text:span text:style-name="T148">метод plot(), используемый для </text:span><text:span text:style-name="T145">построени</text:span><text:span text:style-name="T148">я</text:span><text:span text:style-name="T145"> эффективного множества</text:span></text:p>
        <text:p text:style-name="P253"><text:span text:style-name="T141">Из построенного графика становится видно, что построенное эффективное множество </text:span><text:span text:style-name="T154">повторяет </text:span><text:span text:style-name="T141">форму </text:span><text:span text:style-name="T154">множества</text:span><text:span text:style-name="T141">, описанную в главе 2 (см. рисунок 2). Желтой точкой на графике показан портфель с минимальной волатильностью (</text:span><text:span text:style-name="T146">minimal variance portfolio, </text:span><text:span text:style-name="T141">его координаты, в соответствии с </text:span><text:soft-page-break/><text:span text:style-name="T141">рисунком </text:span><text:span text:style-name="T159">9</text:span><text:span text:style-name="T146">, равны</text:span><text:span text:style-name="T141"> </text:span><text:span text:style-name="T146"><draw:frame draw:style-name="fr8" draw:name="Object102" text:anchor-type="as-char" svg:y="-0.377cm" svg:width="2.344cm" svg:height="0.482cm" draw:z-index="113"><draw:object xlink:href="./Object 158" xlink:type="simple" xlink:show="embed" xlink:actuate="onLoad"/><draw:image xlink:href="./ObjectReplacements/Object 158" xlink:type="simple" xlink:show="embed" xlink:actuate="onLoad"/></draw:frame></text:span><text:span text:style-name="T141">). </text:span><text:span text:style-name="T148">К</text:span><text:span text:style-name="T146">расной </text:span><text:span text:style-name="T148">точкой обозначен</text:span><text:span text:style-name="T146"> портфель с максимальным коэффициентом Шарпа — максимальным отношением доходности к волатильности (</text:span><text:span text:style-name="T148">h</text:span><text:span text:style-name="T147">ighest Sharpe ratio portfolio, </text:span><text:span text:style-name="T141">его координаты, в соответствии с рисунком </text:span><text:span text:style-name="T159">9</text:span><text:span text:style-name="T146">, равны </text:span><text:span text:style-name="T146"><draw:frame draw:style-name="fr8" draw:name="Object123" text:anchor-type="as-char" svg:y="-0.377cm" svg:width="2.565cm" svg:height="0.483cm" draw:z-index="114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46">). </text:span><text:span text:style-name="T154">Зеленой точкой </text:span><text:span text:style-name="T148">обозначен</text:span><text:span text:style-name="T146"> портфель с максимальн</text:span><text:span text:style-name="T154">ой</text:span><text:span text:style-name="T146"> </text:span><text:span text:style-name="T154">доходностью</text:span><text:span text:style-name="T146"> (</text:span><text:span text:style-name="T154">max return</text:span><text:span text:style-name="T147"> portfolio, </text:span><text:span text:style-name="T141">его координаты, в соответствии с рисунком </text:span><text:span text:style-name="T159">9</text:span><text:span text:style-name="T146">, равны </text:span><text:span text:style-name="T141"><draw:frame draw:style-name="fr8" draw:name="Object148" text:anchor-type="as-char" svg:y="-0.377cm" svg:width="2.556cm" svg:height="0.483cm" draw:z-index="115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46">). </text:span></text:p>
        <text:p text:style-name="P254"><text:span text:style-name="T146">Д</text:span><text:span text:style-name="T141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59">10</text:span><text:span text:style-name="T141">). </text:span><text:span text:style-name="T156">Для получения списка бумаг и </text:span><text:span text:style-name="T141">их удельны</text:span><text:span text:style-name="T156">х</text:span><text:span text:style-name="T141"> вес</text:span><text:span text:style-name="T156">ов</text:span><text:span text:style-name="T141">, входящие в данной портфель, </text:span><text:span text:style-name="T156">необходимо </text:span><text:span text:style-name="T141"><text:s/>воспользоваться методом </text:span><text:span text:style-name="T133">get_conservative()</text:span><text:span text:style-name="T141">, как показано на рисунке 1</text:span><text:span text:style-name="T159">1</text:span><text:span text:style-name="T141">.</text:span></text:p>
        <text:p text:style-name="P255"><draw:frame draw:style-name="fr2" draw:name="Image24" text:anchor-type="char" svg:width="16.499cm" svg:height="7.601cm" draw:z-index="8"><draw:image xlink:href="Pictures/100002010000037C0000019B0CC64C131B4C34C1.png" xlink:type="simple" xlink:show="embed" xlink:actuate="onLoad"/></draw:frame><text:span text:style-name="T141">Рисунок 1</text:span><text:span text:style-name="T161">1</text:span><text:span text:style-name="T141"> — получение списка ценных бумаг и их удельных весов для портфеля с минимальной волатильностью</text:span></text:p>
        <text:p text:style-name="P256"><text:span text:style-name="T141">Функция </text:span><text:span text:style-name="T133">get_conservative()</text:span><text:span text:style-name="T141"> возвращает два списка — список ценных бумаг и список их удельных весов. Из рисунка 1</text:span><text:span text:style-name="T159">1</text:span><text:span text:style-name="T141"> видно, что портфель с </text:span><text:soft-page-break/><text:span text:style-name="T141">минимальной <text:s/>волатильностью состоит из 1</text:span><text:span text:style-name="T156">3</text:span><text:span text:style-name="T141"> ценных бумаг, взятых в следующих пропорциях: </text:span><text:span text:style-name="T156">NKE</text:span><text:span text:style-name="T141"> — </text:span><text:span text:style-name="T156">3.</text:span><text:span text:style-name="T141">2%, </text:span><text:span text:style-name="T156">USB</text:span><text:span text:style-name="T141"> — 1</text:span><text:span text:style-name="T156">9</text:span><text:span text:style-name="T141">.</text:span><text:span text:style-name="T156">3</text:span><text:span text:style-name="T141">%, </text:span><text:span text:style-name="T156">EFX</text:span><text:span text:style-name="T141"> — </text:span><text:span text:style-name="T156">8.2</text:span><text:span text:style-name="T141">% и т. д.</text:span></text:p>
        <text:p text:style-name="P257"><text:span text:style-name="T141">В случае, если инвестор, </text:span><text:span text:style-name="T150">являясь инвестором с низкой степенью избегания риска,</text:span><text:span text:style-name="T141"> выбирает наиболее рисковый портфель (обозначенный </text:span><text:span text:style-name="T157">зеленой</text:span><text:span text:style-name="T141"> точкой на рисунке </text:span><text:span text:style-name="T159">10</text:span><text:span text:style-name="T141">), ему следует воспользоваться методом </text:span><text:span text:style-name="T133">get_risky()</text:span><text:span text:style-name="T150">, как показано в примере на рисунке 1</text:span><text:span text:style-name="T159">2</text:span><text:span text:style-name="T150">.</text:span></text:p>
        <text:p text:style-name="P258"><draw:frame draw:style-name="fr5" draw:name="Image28" text:anchor-type="char" svg:width="16.499cm" svg:height="1.274cm" draw:z-index="9"><draw:image xlink:href="Pictures/100002010000037D0000004563ED75E4AD52DBD8.png" xlink:type="simple" xlink:show="embed" xlink:actuate="onLoad"/></draw:frame><text:span text:style-name="T141">Рисунок 1</text:span><text:span text:style-name="T161">2</text:span><text:span text:style-name="T141"> — </text:span><text:span text:style-name="T149">получение списка ценных бумаг и их удельных весов для портфеля с </text:span><text:span text:style-name="T141">максимальн</text:span><text:span text:style-name="T157">ой</text:span><text:span text:style-name="T149"> </text:span><text:span text:style-name="T157">доходностью</text:span></text:p>
        <text:p text:style-name="P243">Естественно, инвестору не стоит выбирать данный портфель, поскольку <text:s/>он недиверсифицирован и состоит из одной-единственной бумаги. </text:p>
        <text:p text:style-name="P268"><text:span text:style-name="T141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33">get_sharpe()</text:span><text:span text:style-name="T141">:</text:span></text:p>
        <text:p text:style-name="P269"><draw:frame draw:style-name="fr5" draw:name="Image29" text:anchor-type="char" svg:width="16.499cm" svg:height="3.073cm" draw:z-index="10"><draw:image xlink:href="Pictures/100002010000037B000000A6A539F7391DB56808.png" xlink:type="simple" xlink:show="embed" xlink:actuate="onLoad"/></draw:frame><text:span text:style-name="T141">Рисунок 1</text:span><text:span text:style-name="T161">3</text:span><text:span text:style-name="T141"> — получение <text:s/></text:span><text:span text:style-name="T149">списка ценных бумаг и их удельных весов для портфеля с </text:span><text:span text:style-name="T141">максимальным коэффициентом Шарпа</text:span></text:p>
        <text:p text:style-name="P259"><text:span text:style-name="T141">Естественно, <text:s/>инвестор может </text:span><text:span text:style-name="T157">не ограничивать себя указанными выше тремя портфелями, и </text:span><text:span text:style-name="T141">выбрать </text:span><text:span text:style-name="T157">любой</text:span><text:span text:style-name="T141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33">get_acceptable()</text:span><text:span text:style-name="T141">, принимающим в качестве входного аргумента предельное </text:span><text:soft-page-break/><text:span text:style-name="T141">значение риска (волатильности) для данного инвестора. </text:span><text:span text:style-name="T151">Значение риска в этом случае должно лежать в промежутке от волатильности наименее рискового портфеля (0.</text:span><text:span text:style-name="T158">14</text:span><text:span text:style-name="T151"> в примере на рисунке </text:span><text:span text:style-name="T159">9</text:span><text:span text:style-name="T151">) до волатильности наиболее рискового портфеля (0.</text:span><text:span text:style-name="T158">477</text:span><text:span text:style-name="T151"> в примере на рисунке </text:span><text:span text:style-name="T159">9</text:span><text:span text:style-name="T151">).</text:span></text:p>
        <text:p text:style-name="P260"><draw:frame draw:style-name="fr5" draw:name="Image30" text:anchor-type="char" svg:width="16.499cm" svg:height="7.532cm" draw:z-index="11"><draw:image xlink:href="Pictures/100002010000035F0000018A54BD55D21526A93A.png" xlink:type="simple" xlink:show="embed" xlink:actuate="onLoad"/></draw:frame><text:span text:style-name="T141">Рисунок 1</text:span><text:span text:style-name="T161">4</text:span><text:span text:style-name="T141"> — два оптимальных портфеля для двух инвесторов с различной степенью избегания риска</text:span></text:p>
        <text:p text:style-name="P232"><text:span text:style-name="T151">В примере на рисунке 1</text:span><text:span text:style-name="T160">4</text:span><text:span text:style-name="T151"> показаны два оптимальных портфеля с различными мерами риска — 0.1</text:span><text:span text:style-name="T158">5</text:span><text:span text:style-name="T151"> и 0.1</text:span><text:span text:style-name="T158">6</text:span><text:span text:style-name="T151">. Несмотря на то, что состав бумаг в обоих портфелях является одинаковым, их удельные веса </text:span><text:span text:style-name="T158">значительно </text:span><text:span text:style-name="T151">отличаются от друг от друга.</text:span></text:p>
        <text:h text:style-name="Heading_20_3" text:outline-level="3"><text:span text:style-name="T437">3.2.4. </text:span><text:span text:style-name="T1">Пересмотр портфеля</text:span></text:h>
        <text:p text:style-name="P261"><text:span text:style-name="T1">Этап пересмотра портфеля легко реализуем в рамках разработанной систем</text:span><text:span text:style-name="T49">ы</text:span><text:span text:style-name="T1"> — достаточно лишь пересчитать эффективное множество портфелей с новым историческим периодом.</text:span></text:p>
        <text:p text:style-name="P262"><text:span text:style-name="T1">Для примера рассмотрим ситуацию, когда и</text:span><text:span text:style-name="T42"> инвестору из примера на рисунке 1</text:span><text:span text:style-name="T56">4</text:span><text:span text:style-name="T42"> спустя полгода необходимо пересмотреть <text:s/>портфель со значением риска 0.1</text:span><text:span text:style-name="T50">6</text:span><text:span text:style-name="T42">. </text:span><text:span text:style-name="T43">Для этого необходимо создать новый объект класса Portfolio, </text:span><text:soft-page-break/><text:span text:style-name="T43">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56">5</text:span><text:span text:style-name="T43">. </text:span></text:p>
        <text:p text:style-name="P250"><draw:frame draw:style-name="fr5" draw:name="Image31" text:anchor-type="char" svg:width="16.499cm" svg:height="2.046cm" draw:z-index="12"><draw:image xlink:href="Pictures/100002010000037F0000006F4CC01FAE042666F4.png" xlink:type="simple" xlink:show="embed" xlink:actuate="onLoad"/></draw:frame><text:span text:style-name="T43">Рисунок 1</text:span><text:span text:style-name="T57">5</text:span><text:span text:style-name="T43"> — пересмотр портфеля на основании изменившихся за полгода данных о котировках ценных бумаг</text:span></text:p>
        <text:p text:style-name="P239">После этого необходимо заново произвести вычисление эффективного множества:</text:p>
        <text:p text:style-name="P264"><draw:frame draw:style-name="fr5" draw:name="Image32" text:anchor-type="char" svg:width="16.499cm" svg:height="2.531cm" draw:z-index="13"><draw:image xlink:href="Pictures/100002010000037D00000089F213CAAF7A133FA8.png" xlink:type="simple" xlink:show="embed" xlink:actuate="onLoad"/></draw:frame><text:span text:style-name="T1">Рисунок 1</text:span><text:span text:style-name="T57">6</text:span><text:span text:style-name="T1"> — вычисление эффективного множества для пересматриваемого портфеля</text:span></text:p>
        <text:p text:style-name="P263"><text:span text:style-name="T1">Далее, если степень принятия риска для данного инвестора не изменилась, можно снова воспользоваться методом </text:span><text:span text:style-name="T133">get_acceptable()</text:span><text:span text:style-name="T1"> со старым значением волатильности:</text:span></text:p>
        <text:p text:style-name="P264"><draw:frame draw:style-name="fr5" draw:name="Image33" text:anchor-type="char" svg:width="16.499cm" svg:height="7.574cm" draw:z-index="14"><draw:image xlink:href="Pictures/100002010000037D0000019A3CCDC95F6F501199.png" xlink:type="simple" xlink:show="embed" xlink:actuate="onLoad"/></draw:frame><text:soft-page-break/><text:span text:style-name="T1">Рисунок 1</text:span><text:span text:style-name="T57">7</text:span><text:span text:style-name="T1"> — пересмотренный портфель со значением риска 0.18</text:span></text:p>
        <text:p text:style-name="P263"><text:span text:style-name="T1">Сравнив полученные данные <text:s/>из рисунка 1</text:span><text:span text:style-name="T56">6</text:span><text:span text:style-name="T1"> с данными из рисунка 1</text:span><text:span text:style-name="T50">3</text:span><text:span text:style-name="T1">, можно заметить, что </text:span><text:span text:style-name="T50">портфель</text:span><text:span text:style-name="T1"> </text:span><text:span text:style-name="T50">значительно изменился — увеличилось количество бумаг в портфеле, а также изменился удельный весь каждой из них.</text:span><text:span text:style-name="T1"> </text:span></text:p>
        <text:h text:style-name="Heading_20_3" text:outline-level="3"><text:span text:style-name="T437">3.2.5. </text:span><text:span text:style-name="T1">Оценка эффективности портфеля</text:span></text:h>
        <text:p text:style-name="P164"><text:span text:style-name="T51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51">Для проверки реальных показателей полученных оптимальных портфелей, 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166"><text:span text:style-name="T51">На рисунке 1</text:span><text:span text:style-name="T56">7</text:span><text:span text:style-name="T51"> показана полученная доходность портфеля из примера на рисунке </text:span><text:span text:style-name="T52">1</text:span><text:span text:style-name="T56">4</text:span><text:span text:style-name="T52">. Данный портфель был построен на основании исторических данных за 2013-2014 год, имеет стандартное отклонение 0.15, и имеет приемлемый уровень риска для некоторого инвестора. Пример на рисунке 1</text:span><text:span text:style-name="T56">7</text:span><text:span text:style-name="T52"> </text:span><text:soft-page-break/><text:span text:style-name="T52">показывает, какова была бы доходность данного портфеля за 2015 год (т. е. инвестор осуществляет покупку указанных ценных бумаг в указанном количестве в первый рабочий день 2015 года, и продает их в последний рабочий день 2015 года). Для каждой бумаги указан её удельный вес (в скобках), показано, как менялась цена в течение указанного периода времени и указана доходность каждой отдельно взятой бумаги. </text:span></text:p>
        <text:p text:style-name="P165"><draw:frame draw:style-name="fr5" draw:name="Image35" text:anchor-type="char" svg:width="16.499cm" svg:height="6.645cm" draw:z-index="15"><draw:image xlink:href="Pictures/100002010000035B0000015A9256180AAB7B2287.png" xlink:type="simple" xlink:show="embed" xlink:actuate="onLoad"/></draw:frame><text:span text:style-name="T51">Р</text:span><text:span text:style-name="T1">исунок 1</text:span><text:span text:style-name="T57">8</text:span><text:span text:style-name="T1"> — проверка показателей доходности портфеля </text:span><text:span text:style-name="T53">с уровнем риска 0.15</text:span></text:p>
        <text:p text:style-name="P270"><text:span text:style-name="T1">Из рисунка 1</text:span><text:span text:style-name="T56">7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P271"><text:span text:style-name="T1">На рисунке 1</text:span><text:span text:style-name="T57">8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4">16.1%.</text:span></text:p>
        <text:p text:style-name="P272"><draw:frame draw:style-name="fr5" draw:name="Image36" text:anchor-type="char" svg:width="16.499cm" svg:height="4.815cm" draw:z-index="16"><draw:image xlink:href="Pictures/100002010000037E000001059D7E13FDC0D6DA58.png" xlink:type="simple" xlink:show="embed" xlink:actuate="onLoad"/></draw:frame><text:soft-page-break/><text:span text:style-name="T1">Рисунок 1</text:span><text:span text:style-name="T57">9</text:span><text:span text:style-name="T1"> — проверка показателей портфеля с максимальным коэффициентом Шарпа</text:span></text:p>
        <text:p text:style-name="P277"><text:span text:style-name="T1">Как видно из рисунка </text:span><text:span text:style-name="T71">20</text:span><text:span text:style-name="T1">, далеко не любой выбранный из эффективного множества оптимальный портфель может</text:span><text:span text:style-name="T64"> оказаться удачным вложением средств и </text:span><text:span text:style-name="T1">показать </text:span><text:span text:style-name="T65">приемлемую</text:span><text:span text:style-name="T1"> <text:s/>доходность </text:span><text:span text:style-name="T60">в следующем году</text:span><text:span text:style-name="T1">. </text:span><text:span text:style-name="T60">И 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от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60">в выборе портфеля </text:span><text:span text:style-name="T1">играет мера избегания риска каждого отдельно взятого инвестора</text:span><text:span text:style-name="T60"> </text:span><text:span text:style-name="T1">и </text:span><text:span text:style-name="T60">его </text:span><text:span text:style-name="T1">интуиция.</text:span></text:p>
        <text:p text:style-name="P251"><draw:frame draw:style-name="fr2" draw:name="Image12" text:anchor-type="char" svg:width="16.499cm" svg:height="8.077cm" draw:z-index="39"><draw:image xlink:href="Pictures/100002010000032B0000018D3F71B1D65D722F2A.png" xlink:type="simple" xlink:show="embed" xlink:actuate="onLoad"/></draw:frame><text:soft-page-break/><text:span text:style-name="T67">Рисунок </text:span><text:span text:style-name="T66">20</text:span><text:span text:style-name="T67"> — зависимость доходности портфелей от стандартного отклонения на эффективном множестве </text:span><text:span text:style-name="T59">(из используемого примера)</text:span><text:span text:style-name="T67">. Красной точкой показан портфель с максимальным коэффициентом Шарпа</text:span></text:p>
        <text:p text:style-name="P240"/>
        <text:h text:style-name="P341" text:outline-level="2"><text:bookmark-start text:name="__RefHeading___Toc160_1574039482"/>3.3. <text:span text:style-name="T439">П</text:span>рактическая значимость разработанной системы<text:bookmark-end text:name="__RefHeading___Toc160_1574039482"/></text:h>
        <text:h text:style-name="P349" text:outline-level="3">3.3.1. Вычисление <text:span text:style-name="T450">эффективного множества из широкого набора доступных ценных бумаг</text:span></text:h>
        <text:p text:style-name="P129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достижимое <text:s/>множество инвестиционного портфеля должно включать все доступные акции, торгующиеся на Нью-Йоркской фондовой бирже. На основании данного множества система построит эффективное множеств<text:span text:style-name="T243">о</text:span>, из которого и будет выделен <text:span text:style-name="T440">один из оптимальных</text:span> портфел<text:span text:style-name="T440">ей с требуемым уровнем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44">расчета портфеля из 500 </text:span><text:soft-page-break/><text:span text:style-name="T244">бумаг (составленных, к примеру, из бумаг компаний, входящих в индекс S&amp;P500)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займёт еще более значительное количество времени.</text:span></text:p>
        <text:p text:style-name="P131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 портфелей, состоящих из 500 ценных бумаг, входящих в индекс S&amp;P500. <text:span text:style-name="T446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46">е</text:span> эффективного множества заняло почти пять дней, <text:span text:style-name="T445">построенное в результате </text:span>эффективное множество <text:span text:style-name="T445">показано на рисунке 21.</text:span></text:p>
        <text:p text:style-name="P130"><draw:frame draw:style-name="fr2" draw:name="Image6" text:anchor-type="char" svg:width="16.499cm" svg:height="7.262cm" draw:z-index="36"><draw:image xlink:href="Pictures/100002010000037F0000018A4CB5F10016744CFB.png" xlink:type="simple" xlink:show="embed" xlink:actuate="onLoad"/></draw:frame>Рисунок <text:span text:style-name="T452">21</text:span> — <text:s/>эффективное множество портфелей, построенное из 500 ценных бумаг, входящих в S&amp;P500, за 2013-2014 годы.</text:p>
        <text:p text:style-name="P130"/>
        <text:p text:style-name="P132"><text:soft-page-break/>Полученные портфели оказались хорошо диверсифицированными — портфель с минимальной волатильностью содержал 42 бумаги (рисунок <text:span text:style-name="T452">22</text:span>), портфель с максимальным коэффициентом Шарпа — 30 бумаг (рисунок <text:span text:style-name="T452">23</text:span>)</text:p>
        <text:p text:style-name="P275"><draw:frame draw:style-name="fr2" draw:name="Image7" text:anchor-type="char" svg:width="16.499cm" svg:height="13.732cm" draw:z-index="37"><draw:image xlink:href="Pictures/100002010000030D0000028A4FCA11EE7D531BC8.png" xlink:type="simple" xlink:show="embed" xlink:actuate="onLoad"/></draw:frame><text:span text:style-name="T1">Рисунок</text:span><text:span text:style-name="T68"> 22</text:span><text:span text:style-name="T1"> — </text:span><text:span text:style-name="T53">проверка показателей </text:span><text:span text:style-name="T1">доходности портфеля с минимальной волатильностью в 2015 году.</text:span></text:p>
        <text:p text:style-name="P241"/>
        <text:p text:style-name="P241"/>
        <text:p text:style-name="P276"><draw:frame draw:style-name="fr2" draw:name="Image11" text:anchor-type="char" svg:width="16.499cm" svg:height="10.737cm" draw:z-index="38"><draw:image xlink:href="Pictures/100002010000030B000001FB351450B9BF8A76D6.png" xlink:type="simple" xlink:show="embed" xlink:actuate="onLoad"/></draw:frame><text:span text:style-name="T1">Р</text:span><text:span text:style-name="T58">исунок </text:span><text:span text:style-name="T68">23</text:span><text:span text:style-name="T58"> — </text:span><text:span text:style-name="T53">проверка показателей </text:span><text:span text:style-name="T58">доходности портфеля с </text:span><text:span text:style-name="T1">максимальным коэффициентом Шарпа</text:span><text:span text:style-name="T58"> в 2015 году.</text:span></text:p>
        <text:p text:style-name="P278"><text:soft-page-break/><text:span text:style-name="T1">Показатели доходностей оптимальных портфелей, а также количество входящих в них бумаг показаны в таблице </text:span><text:span text:style-name="T70">5</text:span><text:span text:style-name="T1">. </text:span><text:span text:style-name="T61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37">Стандартное отклонение портфеля</text:p>
            </table:table-cell>
            <table:table-cell table:style-name="Table9.A1" office:value-type="string">
              <text:p text:style-name="P39">Количество бумаг в портфеле</text:p>
            </table:table-cell>
            <table:table-cell table:style-name="Table9.C1" office:value-type="string">
              <text:p text:style-name="P37">Доходность портфеля за 2015 год, %</text:p>
            </table:table-cell>
          </table:table-row>
          <table:table-row>
            <table:table-cell table:style-name="Table9.B31" office:value-type="string">
              <text:p text:style-name="P38">0.111</text:p>
            </table:table-cell>
            <table:table-cell table:style-name="Table9.B31" office:value-type="string">
              <text:p text:style-name="P38">42</text:p>
            </table:table-cell>
            <table:table-cell table:style-name="Table9.C31" office:value-type="string">
              <text:p text:style-name="P38">+3.7</text:p>
            </table:table-cell>
          </table:table-row>
          <table:table-row>
            <table:table-cell table:style-name="Table9.B31" office:value-type="string">
              <text:p text:style-name="P40">0.112</text:p>
            </table:table-cell>
            <table:table-cell table:style-name="Table9.B31" office:value-type="string">
              <text:p text:style-name="P40">32</text:p>
            </table:table-cell>
            <table:table-cell table:style-name="Table9.C31" office:value-type="string">
              <text:p text:style-name="P40">+3.9</text:p>
            </table:table-cell>
          </table:table-row>
          <table:table-row>
            <table:table-cell table:style-name="Table9.B31" office:value-type="string">
              <text:p text:style-name="P40">0.113</text:p>
            </table:table-cell>
            <table:table-cell table:style-name="Table9.B31" office:value-type="string">
              <text:p text:style-name="P40">30</text:p>
            </table:table-cell>
            <table:table-cell table:style-name="Table9.C31" office:value-type="string">
              <text:p text:style-name="P40">+1.7</text:p>
            </table:table-cell>
          </table:table-row>
          <table:table-row>
            <table:table-cell table:style-name="Table9.B31" office:value-type="string">
              <text:p text:style-name="P40">0.114</text:p>
            </table:table-cell>
            <table:table-cell table:style-name="Table9.B31" office:value-type="string">
              <text:p text:style-name="P40">28</text:p>
            </table:table-cell>
            <table:table-cell table:style-name="Table9.C31" office:value-type="string">
              <text:p text:style-name="P39">-<text:span text:style-name="T441">0.5</text:span></text:p>
            </table:table-cell>
          </table:table-row>
          <table:table-row>
            <table:table-cell table:style-name="Table9.B31" office:value-type="string">
              <text:p text:style-name="P40">0.115</text:p>
            </table:table-cell>
            <table:table-cell table:style-name="Table9.B31" office:value-type="string">
              <text:p text:style-name="P40">28</text:p>
            </table:table-cell>
            <table:table-cell table:style-name="Table9.C31" office:value-type="string">
              <text:p text:style-name="P39">-<text:span text:style-name="T441">2.4</text:span></text:p>
            </table:table-cell>
          </table:table-row>
          <table:table-row>
            <table:table-cell table:style-name="Table9.B31" office:value-type="string">
              <text:p text:style-name="P40">0.116</text:p>
            </table:table-cell>
            <table:table-cell table:style-name="Table9.B31" office:value-type="string">
              <text:p text:style-name="P41">28</text:p>
            </table:table-cell>
            <table:table-cell table:style-name="Table9.C31" office:value-type="string">
              <text:p text:style-name="P42">-<text:span text:style-name="T442">2.9</text:span></text:p>
            </table:table-cell>
          </table:table-row>
          <table:table-row>
            <table:table-cell table:style-name="Table9.B31" office:value-type="string">
              <text:p text:style-name="P41">0.117</text:p>
            </table:table-cell>
            <table:table-cell table:style-name="Table9.B31" office:value-type="string">
              <text:p text:style-name="P41">29</text:p>
            </table:table-cell>
            <table:table-cell table:style-name="Table9.C31" office:value-type="string">
              <text:p text:style-name="P42">-<text:span text:style-name="T442">3.3</text:span></text:p>
            </table:table-cell>
          </table:table-row>
          <table:table-row>
            <table:table-cell table:style-name="Table9.B31" office:value-type="string">
              <text:p text:style-name="P41">0.118</text:p>
            </table:table-cell>
            <table:table-cell table:style-name="Table9.B31" office:value-type="string">
              <text:p text:style-name="P41">30</text:p>
            </table:table-cell>
            <table:table-cell table:style-name="Table9.C31" office:value-type="string">
              <text:p text:style-name="P42">-<text:span text:style-name="T442">3.5</text:span></text:p>
            </table:table-cell>
          </table:table-row>
          <table:table-row>
            <table:table-cell table:style-name="Table9.B31" office:value-type="string">
              <text:p text:style-name="P41">0.119</text:p>
            </table:table-cell>
            <table:table-cell table:style-name="Table9.B31" office:value-type="string">
              <text:p text:style-name="P41">30</text:p>
            </table:table-cell>
            <table:table-cell table:style-name="Table9.C31" office:value-type="string">
              <text:p text:style-name="P42">-<text:span text:style-name="T442">4.1</text:span></text:p>
            </table:table-cell>
          </table:table-row>
          <table:table-row>
            <table:table-cell table:style-name="Table9.B31" office:value-type="string">
              <text:p text:style-name="P41">0.120</text:p>
            </table:table-cell>
            <table:table-cell table:style-name="Table9.B31" office:value-type="string">
              <text:p text:style-name="P41">30</text:p>
            </table:table-cell>
            <table:table-cell table:style-name="Table9.C31" office:value-type="string">
              <text:p text:style-name="P42">-<text:span text:style-name="T442">5.1</text:span></text:p>
            </table:table-cell>
          </table:table-row>
          <table:table-row>
            <table:table-cell table:style-name="Table9.B31" office:value-type="string">
              <text:p text:style-name="P41">0.121</text:p>
            </table:table-cell>
            <table:table-cell table:style-name="Table9.B31" office:value-type="string">
              <text:p text:style-name="P41">29</text:p>
            </table:table-cell>
            <table:table-cell table:style-name="Table9.C31" office:value-type="string">
              <text:p text:style-name="P42">-<text:span text:style-name="T442">5.2</text:span></text:p>
            </table:table-cell>
          </table:table-row>
          <table:table-row>
            <table:table-cell table:style-name="Table9.B31" office:value-type="string">
              <text:p text:style-name="P41">0.122</text:p>
            </table:table-cell>
            <table:table-cell table:style-name="Table9.B31" office:value-type="string">
              <text:p text:style-name="P41">29</text:p>
            </table:table-cell>
            <table:table-cell table:style-name="Table9.C31" office:value-type="string">
              <text:p text:style-name="P42">-<text:span text:style-name="T442">5.1</text:span></text:p>
            </table:table-cell>
          </table:table-row>
          <table:table-row>
            <table:table-cell table:style-name="Table9.B31" office:value-type="string">
              <text:p text:style-name="P41">0.123</text:p>
            </table:table-cell>
            <table:table-cell table:style-name="Table9.B31" office:value-type="string">
              <text:p text:style-name="P41">30</text:p>
            </table:table-cell>
            <table:table-cell table:style-name="Table9.C31" office:value-type="string">
              <text:p text:style-name="P42">-<text:span text:style-name="T442">5.3</text:span></text:p>
            </table:table-cell>
          </table:table-row>
          <table:table-row>
            <table:table-cell table:style-name="Table9.B31" office:value-type="string">
              <text:p text:style-name="P41">0.124</text:p>
            </table:table-cell>
            <table:table-cell table:style-name="Table9.B31" office:value-type="string">
              <text:p text:style-name="P41">31</text:p>
            </table:table-cell>
            <table:table-cell table:style-name="Table9.C31" office:value-type="string">
              <text:p text:style-name="P39">-<text:span text:style-name="T442">5.3</text:span></text:p>
            </table:table-cell>
          </table:table-row>
          <table:table-row>
            <table:table-cell table:style-name="Table9.B31" office:value-type="string">
              <text:p text:style-name="P41">0.125</text:p>
            </table:table-cell>
            <table:table-cell table:style-name="Table9.B31" office:value-type="string">
              <text:p text:style-name="P41">32</text:p>
            </table:table-cell>
            <table:table-cell table:style-name="Table9.C31" office:value-type="string">
              <text:p text:style-name="P39">-<text:span text:style-name="T442">5.3</text:span></text:p>
            </table:table-cell>
          </table:table-row>
          <table:table-row>
            <table:table-cell table:style-name="Table9.B31" office:value-type="string">
              <text:p text:style-name="P41">0.126</text:p>
            </table:table-cell>
            <table:table-cell table:style-name="Table9.B31" office:value-type="string">
              <text:p text:style-name="P41">32</text:p>
            </table:table-cell>
            <table:table-cell table:style-name="Table9.C31" office:value-type="string">
              <text:p text:style-name="P39">-<text:span text:style-name="T442">5.0</text:span></text:p>
            </table:table-cell>
          </table:table-row>
          <table:table-row>
            <table:table-cell table:style-name="Table9.B31" office:value-type="string">
              <text:p text:style-name="P41">0.127</text:p>
            </table:table-cell>
            <table:table-cell table:style-name="Table9.B31" office:value-type="string">
              <text:p text:style-name="P41">33</text:p>
            </table:table-cell>
            <table:table-cell table:style-name="Table9.C31" office:value-type="string">
              <text:p text:style-name="P39">-<text:span text:style-name="T442">4.5</text:span></text:p>
            </table:table-cell>
          </table:table-row>
          <table:table-row>
            <table:table-cell table:style-name="Table9.B31" office:value-type="string">
              <text:p text:style-name="P41">0.128</text:p>
            </table:table-cell>
            <table:table-cell table:style-name="Table9.B31" office:value-type="string">
              <text:p text:style-name="P41">30</text:p>
            </table:table-cell>
            <table:table-cell table:style-name="Table9.C31" office:value-type="string">
              <text:p text:style-name="P39">-<text:span text:style-name="T442">3.9</text:span></text:p>
            </table:table-cell>
          </table:table-row>
          <table:table-row>
            <table:table-cell table:style-name="Table9.B31" office:value-type="string">
              <text:p text:style-name="P41">0.129</text:p>
            </table:table-cell>
            <table:table-cell table:style-name="Table9.B31" office:value-type="string">
              <text:p text:style-name="P41">29</text:p>
            </table:table-cell>
            <table:table-cell table:style-name="Table9.C31" office:value-type="string">
              <text:p text:style-name="P39">-<text:span text:style-name="T442">3.2</text:span></text:p>
            </table:table-cell>
          </table:table-row>
          <table:table-row>
            <table:table-cell table:style-name="Table9.B31" office:value-type="string">
              <text:p text:style-name="P41">0.130</text:p>
            </table:table-cell>
            <table:table-cell table:style-name="Table9.B31" office:value-type="string">
              <text:p text:style-name="P41">28</text:p>
            </table:table-cell>
            <table:table-cell table:style-name="Table9.C31" office:value-type="string">
              <text:p text:style-name="P39">-<text:span text:style-name="T442">2.4</text:span></text:p>
            </table:table-cell>
          </table:table-row>
          <table:table-row>
            <table:table-cell table:style-name="Table9.B31" office:value-type="string">
              <text:p text:style-name="P41">0.131</text:p>
            </table:table-cell>
            <table:table-cell table:style-name="Table9.B31" office:value-type="string">
              <text:p text:style-name="P41">29</text:p>
            </table:table-cell>
            <table:table-cell table:style-name="Table9.C31" office:value-type="string">
              <text:p text:style-name="P39">-<text:span text:style-name="T442">1.4</text:span></text:p>
            </table:table-cell>
          </table:table-row>
          <table:table-row>
            <table:table-cell table:style-name="Table9.B31" office:value-type="string">
              <text:p text:style-name="P41">0.132</text:p>
            </table:table-cell>
            <table:table-cell table:style-name="Table9.B31" office:value-type="string">
              <text:p text:style-name="P41">29</text:p>
            </table:table-cell>
            <table:table-cell table:style-name="Table9.C31" office:value-type="string">
              <text:p text:style-name="P39">-<text:span text:style-name="T442">1.0</text:span></text:p>
            </table:table-cell>
          </table:table-row>
          <table:table-row>
            <table:table-cell table:style-name="Table9.B31" office:value-type="string">
              <text:p text:style-name="P41">0.133</text:p>
            </table:table-cell>
            <table:table-cell table:style-name="Table9.B31" office:value-type="string">
              <text:p text:style-name="P41">31</text:p>
            </table:table-cell>
            <table:table-cell table:style-name="Table9.C31" office:value-type="string">
              <text:p text:style-name="P39">-<text:span text:style-name="T442">0.4</text:span></text:p>
            </table:table-cell>
          </table:table-row>
          <text:soft-page-break/>
          <table:table-row>
            <table:table-cell table:style-name="Table9.B31" office:value-type="string">
              <text:p text:style-name="P41">0.134</text:p>
            </table:table-cell>
            <table:table-cell table:style-name="Table9.B31" office:value-type="string">
              <text:p text:style-name="P43">30</text:p>
            </table:table-cell>
            <table:table-cell table:style-name="Table9.C31" office:value-type="string">
              <text:p text:style-name="P43">+0.4</text:p>
            </table:table-cell>
          </table:table-row>
          <table:table-row>
            <table:table-cell table:style-name="Table9.B31" office:value-type="string">
              <text:p text:style-name="P41">0.135</text:p>
            </table:table-cell>
            <table:table-cell table:style-name="Table9.B31" office:value-type="string">
              <text:p text:style-name="P43">28</text:p>
            </table:table-cell>
            <table:table-cell table:style-name="Table9.C31" office:value-type="string">
              <text:p text:style-name="P43">+1.1</text:p>
            </table:table-cell>
          </table:table-row>
          <table:table-row>
            <table:table-cell table:style-name="Table9.B31" office:value-type="string">
              <text:p text:style-name="P41">0.136</text:p>
            </table:table-cell>
            <table:table-cell table:style-name="Table9.B31" office:value-type="string">
              <text:p text:style-name="P43">28</text:p>
            </table:table-cell>
            <table:table-cell table:style-name="Table9.C31" office:value-type="string">
              <text:p text:style-name="P43">+1.9</text:p>
            </table:table-cell>
          </table:table-row>
          <table:table-row>
            <table:table-cell table:style-name="Table9.B31" office:value-type="string">
              <text:p text:style-name="P41">0.137</text:p>
            </table:table-cell>
            <table:table-cell table:style-name="Table9.B31" office:value-type="string">
              <text:p text:style-name="P43">30</text:p>
            </table:table-cell>
            <table:table-cell table:style-name="Table9.C31" office:value-type="string">
              <text:p text:style-name="P43">+3.3</text:p>
            </table:table-cell>
          </table:table-row>
          <table:table-row>
            <table:table-cell table:style-name="Table9.B31" office:value-type="string">
              <text:p text:style-name="P41">0.138</text:p>
            </table:table-cell>
            <table:table-cell table:style-name="Table9.B31" office:value-type="string">
              <text:p text:style-name="P43">31</text:p>
            </table:table-cell>
            <table:table-cell table:style-name="Table9.C31" office:value-type="string">
              <text:p text:style-name="P43">+5.0</text:p>
            </table:table-cell>
          </table:table-row>
          <table:table-row>
            <table:table-cell table:style-name="Table9.B31" office:value-type="string">
              <text:p text:style-name="P41">0.139</text:p>
            </table:table-cell>
            <table:table-cell table:style-name="Table9.B31" office:value-type="string">
              <text:p text:style-name="P43">29</text:p>
            </table:table-cell>
            <table:table-cell table:style-name="Table9.C31" office:value-type="string">
              <text:p text:style-name="P43">+5.8</text:p>
            </table:table-cell>
          </table:table-row>
          <table:table-row>
            <table:table-cell table:style-name="Table9.B31" office:value-type="string">
              <text:p text:style-name="P41">0.140</text:p>
            </table:table-cell>
            <table:table-cell table:style-name="Table9.B31" office:value-type="string">
              <text:p text:style-name="P43">30</text:p>
            </table:table-cell>
            <table:table-cell table:style-name="Table9.C31" office:value-type="string">
              <text:p text:style-name="P43">+6.6</text:p>
            </table:table-cell>
          </table:table-row>
        </table:table>
        <text:p text:style-name="P279"><text:span text:style-name="T1">Таблица </text:span><text:span text:style-name="T69">5</text:span><text:span text:style-name="T1"> - доходности оптимальных портфелей </text:span><text:span text:style-name="T61">в 2015 году</text:span></text:p>
        <text:p text:style-name="P242"/>
        <text:p text:style-name="P280"><text:span text:style-name="T61">З</text:span><text:span text:style-name="T1">ависимость </text:span><text:span text:style-name="T62">доходности от стандартного отклонения портфеля </text:span><text:span text:style-name="T1">показана на рисунке </text:span><text:span text:style-name="T70">24</text:span><text:span text:style-name="T63">.</text:span></text:p>
        <text:p text:style-name="P98"><draw:frame draw:style-name="fr5" draw:name="Image21" text:anchor-type="char" svg:width="16.499cm" svg:height="8.116cm" draw:z-index="35"><draw:image xlink:href="Pictures/10000201000003270000018D6E06585433C5328D.png" xlink:type="simple" xlink:show="embed" xlink:actuate="onLoad"/></draw:frame>Рисунок <text:span text:style-name="T454">24</text:span> - зависимость доходности от стандартного отклонения портфеля для эффективного множества, построенного из 500 бумаг. <text:span text:style-name="T444">Проверка произведена на основании данных за 2015 год.</text:span></text:p>
        <text:p text:style-name="P139"/>
        <text:h text:style-name="P349" text:outline-level="3"><text:soft-page-break/>Сравнение рассчитанных оптимальных портфелей с <text:span text:style-name="T448">российскими инвестиционными фондами, представленными на рынке</text:span></text:h>
        <text:p text:style-name="P140">Паевые инвестиционные фонды (ПИФы)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285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.[2]</text:span></text:p>
        <text:p text:style-name="P143">Среди всего разнообразия ПИФов, представленных на российском рынке, существует лишь небольшое количество фондов, инвестированных в американский фондовый рынок. Примерами таких инвестиционных фондов можно считать ПИФ «Сбербанк-Америка»[18] и ПИФ «Райффайзен-США»[19] двух крупных игроков на российском финансовом рынке — Сбербанка и Райффайзен-Банка. <text:s/>Средства этих инвестиционных фондов вложены в ETF SPDR S&amp;P500, который следует динамике американского индекса акций S&amp;P500, и, соответственно, повторяет его доходность.</text:p>
        <text:p text:style-name="P134"/>
        <text:p text:style-name="P133"><draw:frame draw:style-name="fr7" draw:name="Image13" text:anchor-type="char" svg:width="16.499cm" svg:height="8.798cm" draw:z-index="40"><draw:image xlink:href="Pictures/10000201000002C100000178F67AE3A91A9ABBBB.png" xlink:type="simple" xlink:show="embed" xlink:actuate="onLoad"/></draw:frame><text:soft-page-break/>Рисунок <text:span text:style-name="T455">25</text:span> - график стоимости паев ETF SPDR S&amp;P500 (красный), «Райффайзен-США» (желтый) и «Сбербанк-Америка» (зеленый). Стоимости паев пересчитаны по курсу ЦБ и нормализованы друг относительно друга. Источник — [18],[19],[20],[35].</text:p>
        <text:p text:style-name="P135">На рисунке <text:span text:style-name="T456">25</text:span> <text:span text:style-name="T457">п</text:span>редставлен график стоимости паев инвестиционных фондов <text:s/><text:span text:style-name="T286">«Сбербанк-Америка» </text:span>и<text:span text:style-name="T286"> «Райффайзен-США», </text:span>а также фонда <text:span text:style-name="T286">ETF 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286">ETF SPDR S&amp;P500 (другими словами, в первый рабочий день 2015 года за $496.43 можно было приобрести один пай фонда «Райффайзен-США», 2.5 пая ETF SPDR S&amp;P500, либо 23.16 паев фонда «Сбербанк-Америка» — <text:s text:c="2"/>данные взяты из </text:span>[18],[19],[20],[35]<text:span text:style-name="T286">). </text:span></text:p>
        <text:p text:style-name="P136"><text:span text:style-name="T448">Также и</text:span>з рисунка <text:span text:style-name="T457">25</text:span> видно, <text:span text:style-name="T448">что </text:span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<text:soft-page-break/>информационных веб-страницах обоих фондов [18][19]) занимают в портфеле российских инвестиционны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text:span text:style-name="T448">номинированная в долларах, </text:span>значительно проигрывают <text:s/>доходности целевого американского фонда, <text:span text:style-name="T448">как показано в</text:span> таблиц<text:span text:style-name="T448">е</text:span> <text:span text:style-name="T457">6</text:span>. <text:span text:style-name="T448">Здесь требуется отметить, что оба российских фонда показали рублевую доходность по итогам года, однако стоит заметить, что курс доллара за этот же период также вырос на 29.5%. 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33">Инвестиционный <text:span text:style-name="T447">фонд</text:span></text:p>
            </table:table-cell>
            <table:table-cell table:style-name="Table6.A1" table:number-columns-spanned="3" office:value-type="string">
              <text:p text:style-name="P31">Стоимость пая в начале периода <text:span text:style-name="T447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31">Стоимость пая в конце периода<text:span text:style-name="T447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32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29">Руб.</text:p>
            </table:table-cell>
            <table:table-cell table:style-name="Table6.B2" office:value-type="string">
              <text:p text:style-name="P29">Дол. США</text:p>
            </table:table-cell>
            <table:table-cell table:style-name="Table6.B2" office:value-type="string">
              <text:p text:style-name="P30">Курс доллара</text:p>
            </table:table-cell>
            <table:table-cell table:style-name="Table6.B2" office:value-type="string">
              <text:p text:style-name="P29">Руб.</text:p>
            </table:table-cell>
            <table:table-cell table:style-name="Table6.B2" office:value-type="string">
              <text:p text:style-name="P29">Дол. США</text:p>
            </table:table-cell>
            <table:table-cell table:style-name="Table6.B2" office:value-type="string">
              <text:p text:style-name="P30">Курс доллара</text:p>
            </table:table-cell>
            <table:table-cell table:style-name="Table6.B2" office:value-type="string">
              <text:p text:style-name="P29">Руб.</text:p>
            </table:table-cell>
            <table:table-cell table:style-name="Table6.I2" office:value-type="string">
              <text:p text:style-name="P29">Дол. США</text:p>
            </table:table-cell>
          </table:table-row>
          <table:table-row>
            <table:table-cell table:style-name="Table6.A4" office:value-type="string">
              <text:p text:style-name="P20">Сбербанк-Америка</text:p>
            </table:table-cell>
            <table:table-cell table:style-name="Table6.B4" office:value-type="string">
              <text:p text:style-name="P11">1205.07</text:p>
            </table:table-cell>
            <table:table-cell table:style-name="Table6.B2" office:value-type="string">
              <text:p text:style-name="P14">21.43</text:p>
            </table:table-cell>
            <table:table-cell table:style-name="Table6.D5" table:number-rows-spanned="3" office:value-type="string">
              <text:p text:style-name="P13">56.24</text:p>
            </table:table-cell>
            <table:table-cell table:style-name="Table6.E4" office:value-type="string">
              <text:p text:style-name="P12">1446.34</text:p>
            </table:table-cell>
            <table:table-cell table:style-name="Table6.B2" office:value-type="string">
              <text:p text:style-name="P14">19.85</text:p>
            </table:table-cell>
            <table:table-cell table:style-name="Table6.G5" table:number-rows-spanned="3" office:value-type="string">
              <text:p text:style-name="P13">72.88</text:p>
            </table:table-cell>
            <table:table-cell table:style-name="Table6.H4" office:value-type="string">
              <text:p text:style-name="P22"><text:span text:style-name="T447">+</text:span>20.02</text:p>
            </table:table-cell>
            <table:table-cell table:style-name="Table6.I2" office:value-type="string">
              <text:p text:style-name="P23">-<text:span text:style-name="T288">7.37</text:span></text:p>
            </table:table-cell>
          </table:table-row>
          <table:table-row>
            <table:table-cell table:style-name="Table6.A4" office:value-type="string">
              <text:p text:style-name="P20">Райффайзен-США</text:p>
            </table:table-cell>
            <table:table-cell table:style-name="Table6.B4" office:value-type="string">
              <text:p text:style-name="P20">27918.19</text:p>
            </table:table-cell>
            <table:table-cell table:style-name="Table6.B2" office:value-type="string">
              <text:p text:style-name="P20">496.41</text:p>
            </table:table-cell>
            <table:covered-table-cell/>
            <table:table-cell table:style-name="Table6.E4" office:value-type="string">
              <text:p text:style-name="P20">35221.49</text:p>
            </table:table-cell>
            <table:table-cell table:style-name="Table6.B2" office:value-type="string">
              <text:p text:style-name="P20">483.28</text:p>
            </table:table-cell>
            <table:covered-table-cell/>
            <table:table-cell table:style-name="Table6.H4" office:value-type="string">
              <text:p text:style-name="P28">+26.15</text:p>
            </table:table-cell>
            <table:table-cell table:style-name="Table6.I2" office:value-type="string">
              <text:p text:style-name="P23">-<text:span text:style-name="T447">2.6</text:span></text:p>
            </table:table-cell>
          </table:table-row>
          <table:table-row>
            <table:table-cell table:style-name="Table6.A5" office:value-type="string">
              <text:p text:style-name="P20">ETF SPDR S&amp;P500</text:p>
            </table:table-cell>
            <table:table-cell table:style-name="Table6.B5" office:value-type="string">
              <text:p text:style-name="P20">11166.45</text:p>
            </table:table-cell>
            <table:table-cell table:style-name="Table6.B2" office:value-type="string">
              <text:p text:style-name="P21">198.55</text:p>
            </table:table-cell>
            <table:covered-table-cell/>
            <table:table-cell table:style-name="Table6.E5" office:value-type="string">
              <text:p text:style-name="P20">14858.05</text:p>
            </table:table-cell>
            <table:table-cell table:style-name="Table6.B2" office:value-type="string">
              <text:p text:style-name="P21">203.87</text:p>
            </table:table-cell>
            <table:covered-table-cell/>
            <table:table-cell table:style-name="Table6.H5" office:value-type="string">
              <text:p text:style-name="P28">+33.05</text:p>
            </table:table-cell>
            <table:table-cell table:style-name="Table6.I2" office:value-type="string">
              <text:p text:style-name="P28">+2.7</text:p>
            </table:table-cell>
          </table:table-row>
        </table:table>
        <text:p text:style-name="P137">Таблица <text:span text:style-name="T453">6</text:span> — <text:s/><text:span text:style-name="T287">доходность <text:s/>инвестиционных фондов ETF SPDR S&amp;P500, «Райффайзен-США» и «Сбербанк-Америка» за 2015 год.</text:span></text:p>
        <text:p text:style-name="P138"/>
        <text:p text:style-name="P141">Сравнив данные таблицы с данными рассчитанных оптимальных портфелей из таблицы, можно заметить, что доходность инвестиционного фонда «Сбербанк-Америка» за 2015 год (-7.37%) ниже показателей доходности самого худшего из рассчитанных оптимальных портфелей (-5.3%). <text:span text:style-name="T447">Это позволяет сделать вывод, что </text:span>стратегия управления данным <text:s/>фондом не является оптимальной. </text:p>
        <text:p text:style-name="P142"><text:span text:style-name="T449">Д</text:span>оходность фонда «Райффайзен-США» за 2015 год (-2.6% <text:span text:style-name="T449">в долларах</text:span>), <text:span text:style-name="T449">к примеру, вполне может быть обусловлена тем, что при управлении </text:span><text:soft-page-break/><text:span text:style-name="T449">портфелем был выбран просто неудачный оптимальный портфель (например, со степенью избегания риска 0.115 или 0.116 из таблицы 5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изменить меру избегания риска 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49">и</text:span> управления данным фондом.</text:p>
        <text:h text:style-name="Heading_20_3" text:outline-level="3">Выводы по главе</text:h>
        <text:p text:style-name="P144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144">В первом разделе главы обосновывается выбор языка программирования для разработки приложения (python) <text:span text:style-name="T465">и</text:span> среды выполнения приложения (вычислительная среда Ipython Notebook), <text:span text:style-name="T465">а также дано краткое описание внешних используемых библиотек и обосновывается из использование. </text:span></text:p>
        <text:p text:style-name="P145">Второй раздел главы посвящен всем этапам инвестиционного процесса с точки зрения разработанного приложения, основное внимание уделено <text:soft-page-break/>этапу формирования и пересмотра инвестиционного портфеля, а также оценке его эффективности.</text:p>
        <text:p text:style-name="P145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145"/>
        <text:h text:style-name="P333" text:outline-level="1"><text:bookmark-start text:name="__RefHeading___Toc473_1574039482"/>ЗАКЛЮЧЕНИЕ<text:bookmark-end text:name="__RefHeading___Toc473_1574039482"/></text:h>
        <text:p text:style-name="P192"><text:span text:style-name="T467">И</text:span><text:span text:style-name="T466">нвестиции в ценные бумаги </text:span><text:span text:style-name="T467">на данный момент </text:span><text:span text:style-name="T466">являются одним из самых доходных инструментов современного инвестора. </text:span><text:span text:style-name="T468">Благодаря существующему</text:span><text:span text:style-name="T466"> математическ</text:span><text:span text:style-name="T468">ому</text:span><text:span text:style-name="T466"> аппарат</text:span><text:span text:style-name="T468">у оценки эффективности </text:span><text:span text:style-name="T466"><text:s/>инвестирования в ценные бумаги,</text:span><text:span text:style-name="T468">у инвестора есть возможность получить <text:s/></text:span><text:span text:style-name="T466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P218">В первой главе выпускной квалификационной работы рассмотрены основные понятия, <text:span text:style-name="T355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P214">Основное внимание в главе уделено обыкновенным акциям <text:span text:style-name="T358">и инвестициям в них </text:span>— указаны <text:span text:style-name="T358">важные </text:span>основные свойства (<text:span text:style-name="T359">остаточное правопритязание и ограниченная ответственность акционера</text:span>); и рассмотрены различные типы стоимости (<text:span text:style-name="T360">номинальная, эмиссионная, рыночная, ликвидационная и балансовая</text:span>), фигурирующие при оценке акций различных компаний.</text:p>
        <text:p text:style-name="P216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56">30</text:span> крупнейших <text:span text:style-name="T356">публичных </text:span>компаний США; также <text:span text:style-name="T356">рассмотрено </text:span>изменение пропорции <text:span text:style-name="T356">выплачиваемых </text:span>дивидендов в полной доходности обыкновенных акций в исторической перспективе <text:span text:style-name="T356">для разных стран мира.</text:span></text:p>
        <text:p text:style-name="P219"><text:soft-page-break/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P205">В<text:span text:style-name="T465">о</text:span> второй главе выпускной квалификационной работы <text:s/><text:span text:style-name="T412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208"><text:span text:style-name="T470">Основное внимание во втор</text:span>о<text:span text:style-name="T414">й</text:span> глав<text:span text:style-name="T470">е</text:span> <text:span text:style-name="T414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28"><text:s/>усреднению </text:span><text:span text:style-name="T229">его </text:span><text:span text:style-name="T228">рыночного риска</text:span><text:span text:style-name="T211">.</text:span></text:p>
        <text:p text:style-name="P210">В третье разделе главы основное внимание уделено двум основным стратегиям управления инвестициями, <text:span text:style-name="T368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285"><text:span text:style-name="T169">На основе </text:span><text:span text:style-name="T172">проведенного</text:span><text:span text:style-name="T169"> </text:span><text:span text:style-name="T172">теоретического</text:span><text:span text:style-name="T170"> </text:span><text:span text:style-name="T172">исследования</text:span><text:span text:style-name="T170"> </text:span><text:span text:style-name="T172">была</text:span><text:span text:style-name="T169"> </text:span><text:span text:style-name="T172">спроектирована</text:span><text:span text:style-name="T169"> </text:span><text:span text:style-name="T172">и разработана</text:span><text:span text:style-name="T169"> </text:span><text:span text:style-name="T170">система оптимального распределения инвестиций в ценные бумаги, позволяющая </text:span><text:span text:style-name="T171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P286"><text:soft-page-break/>В процессе выполнения выпускной квалификационной работы решены следующие задачи:</text:p>
        <text:list xml:id="list225445035161743" text:continue-list="list435716392348866941" text:style-name="WW8Num4">
          <text:list-item>
            <text:p text:style-name="P289">да<text:span text:style-name="T469">но</text:span> определение понятию инвестиции, <text:span text:style-name="T469">приведена</text:span> основн<text:span text:style-name="T469">ая</text:span> классификаци<text:span text:style-name="T469">я</text:span> инвестиций</text:p>
          </text:list-item>
          <text:list-item>
            <text:p text:style-name="P292"><text:span text:style-name="T469">указаны</text:span> основные этапы инвестиционного процесса</text:p>
          </text:list-item>
          <text:list-item>
            <text:p text:style-name="P296">рассмотрены теоретические основы современной теории формирования инвестиционного портфеля</text:p>
          </text:list-item>
          <text:list-item>
            <text:p text:style-name="P296">указаны <text:s/>методы оценки эффективности инвестиций</text:p>
          </text:list-item>
          <text:list-item>
            <text:p text:style-name="P289"><text:span text:style-name="T469">разработана</text:span> систем<text:span text:style-name="T469">а</text:span> оптимизации распределения инвестиций, показа<text:span text:style-name="T469">на</text:span> ее работу в нескольких практических примерах</text:p>
          </text:list-item>
          <text:list-item>
            <text:p text:style-name="P294">проведена оценка эффективности разработанной системы</text:p>
          </text:list-item>
        </text:list>
        <text:p text:style-name="P285"><text:span text:style-name="T169">Таким образом, в результате проведенных исследований, </text:span><text:span text:style-name="T82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337" text:outline-level="1"><text:bookmark-start text:name="__RefHeading___Toc5328_859139803"/>СПИСОК ИСПОЛЬЗОВАННОЙ ЛИТЕРАТУРЫ<text:bookmark-end text:name="__RefHeading___Toc5328_859139803"/></text:h>
        <text:list xml:id="list6294895185324639879" text:style-name="WW8Num3">
          <text:list-item>
            <text:p text:style-name="P309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309">Ц. Боди. Инвестиции: Учебник. М.: ЗАО «Олимп-Бизнес», 2013.</text:p>
          </text:list-item>
          <text:list-item>
            <text:p text:style-name="P350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351"><text:span text:style-name="T493">Шарп, У.Ф., <text:s/>Александер, Г.Д., Бэйли, Д.В. Инвестиции</text:span>. М.: ИНФРА-М, 2015.</text:p>
          </text:list-item>
          <text:list-item>
            <text:p text:style-name="P352"><text:span text:style-name="T488">Б. </text:span>Грэхем, <text:span text:style-name="T488">Д. </text:span>Додд. Анализ ценных бумаг. М.: ООО «И.Д. Вильямс», 2015. </text:p>
          </text:list-item>
          <text:list-item>
            <text:p text:style-name="P353"><text:span text:style-name="T473">Y. Hilpisch. Python for Finance: </text:span><text:span text:style-name="T477">Analize Big Financial Data</text:span><text:span text:style-name="T473">. O’Reilly Media</text:span><text:span text:style-name="T481">,</text:span><text:span text:style-name="T473"> 2015.</text:span></text:p>
          </text:list-item>
          <text:list-item>
            <text:p text:style-name="P353"><text:span text:style-name="T472">M. Levinson. The Economist Guide to Financial Markets, </text:span><text:span text:style-name="T474">6</text:span><text:span text:style-name="T461">th</text:span><text:span text:style-name="T472"> edition</text:span><text:span text:style-name="T474">. <text:s/>Profile Books Ltd., 2014.</text:span></text:p>
          </text:list-item>
          <text:list-item>
            <text:p text:style-name="P353"><text:span text:style-name="T474">A.</text:span><text:span text:style-name="T479"> Saunders, M.M. Cornett. Financial Markets and Institutions, 6</text:span><text:span text:style-name="T462">th</text:span><text:span text:style-name="T479"> edition. McGraw-Hill Education</text:span><text:span text:style-name="T474">., 201</text:span><text:span text:style-name="T479">5</text:span><text:span text:style-name="T474">.</text:span></text:p>
          </text:list-item>
          <text:list-item>
            <text:p text:style-name="P355"><text:span text:style-name="T474"><text:s/></text:span><text:span text:style-name="T475">M. Heydt. Mastering pandas for finance.</text:span><text:span text:style-name="T474"> </text:span><text:span text:style-name="T475">Packt Publishing,</text:span><text:span text:style-name="T474"> 201</text:span><text:span text:style-name="T475">5</text:span><text:span text:style-name="T474">.</text:span></text:p>
          </text:list-item>
          <text:list-item>
            <text:p text:style-name="P355"><text:span text:style-name="T474"><text:s/></text:span><text:span text:style-name="T476">J.M. Weiming. Mastering Python for Finance.</text:span><text:span text:style-name="T474"> </text:span><text:span text:style-name="T475">Packt Publishing,</text:span><text:span text:style-name="T474"> 201</text:span><text:span text:style-name="T475">5</text:span><text:span text:style-name="T474">.</text:span></text:p>
          </text:list-item>
          <text:list-item>
            <text:p text:style-name="P355"><text:span text:style-name="T480">H.M. </text:span><text:span text:style-name="T478">Markowitz. "Portfolio Selection". The Journal of Finance Vol. 7, No. 1 (Mar., 1952), pp. 77-91</text:span></text:p>
          </text:list-item>
          <text:list-item>
            <text:p text:style-name="P354"><text:a xlink:type="simple" xlink:href="https://www.python.org/" text:style-name="Internet_20_link" text:visited-style-name="Visited_20_Internet_20_Link"><text:span text:style-name="T487">https://www.python.org/</text:span></text:a></text:p>
          </text:list-item>
          <text:list-item>
            <text:p text:style-name="P356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357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358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359"><text:a xlink:type="simple" xlink:href="https://www.plannersfinancialservices.com/918764.pdf" text:style-name="Internet_20_link" text:visited-style-name="Visited_20_Internet_20_Link"><text:span text:style-name="T296">https://www.plannersfinancialservices.com/918764.pdf</text:span></text:a></text:p>
          </text:list-item>
          <text:list-item>
            <text:p text:style-name="P359"><text:a xlink:type="simple" xlink:href="http://pages.stern.nyu.edu/~adamodar/New_Home_Page/datafile/histretSP.html" text:style-name="Internet_20_link" text:visited-style-name="Visited_20_Internet_20_Link"><text:span text:style-name="T296">http://pages.stern.nyu.edu/~adamodar/New_Home_Page/datafile/histretSP.html</text:span></text:a></text:p>
          </text:list-item>
          <text:list-item>
            <text:p text:style-name="P360"><text:soft-page-break/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/text:p>
          </text:list-item>
          <text:list-item>
            <text:p text:style-name="P361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</text:p>
          </text:list-item>
          <text:list-item>
            <text:p text:style-name="P361"><text:a xlink:type="simple" xlink:href="http://finance.yahoo.com/" text:style-name="Internet_20_link" text:visited-style-name="Visited_20_Internet_20_Link"><text:span text:style-name="T489">http://finance.yahoo.com/</text:span></text:a></text:p>
          </text:list-item>
          <text:list-item>
            <text:p text:style-name="P362"><text:a xlink:type="simple" xlink:href="https://ru.wikipedia.org/wiki/Дивиденд" text:style-name="Internet_20_link" text:visited-style-name="Visited_20_Internet_20_Link"><text:span text:style-name="T417">https://ru.wikipedia.org/wiki/Дивиденд</text:span></text:a></text:p>
          </text:list-item>
          <text:list-item>
            <text:p text:style-name="P363"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363"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15">Пузырь_доткомов</text:span></text:a></text:p>
          </text:list-item>
          <text:list-item>
            <text:p text:style-name="P363"><text:a xlink:type="simple" xlink:href="http://finance.yahoo.com/q?s=GSPC" text:style-name="Internet_20_link" text:visited-style-name="Visited_20_Internet_20_Link"><text:span text:style-name="T416">http://finance.yahoo.com/q?s=GSPC</text:span></text:a></text:p>
          </text:list-item>
          <text:list-item>
            <text:p text:style-name="P363"><text:a xlink:type="simple" xlink:href="http://www.etf.com/SPY" text:style-name="Internet_20_link" text:visited-style-name="Visited_20_Internet_20_Link"><text:span text:style-name="T458">http://www.etf.com/SPY</text:span></text:a></text:p>
          </text:list-item>
          <text:list-item>
            <text:p text:style-name="P364"><text:a xlink:type="simple" xlink:href="https://ru.wikipedia.org/wiki/Кривая_безразличия" text:style-name="Internet_20_link" text:visited-style-name="Visited_20_Internet_20_Link"><text:span text:style-name="T417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364"><text:a xlink:type="simple" xlink:href="http://ipython.org/notebook.html" text:style-name="Internet_20_link" text:visited-style-name="Visited_20_Internet_20_Link"><text:span text:style-name="T420">http://ipython.org/notebook.html</text:span></text:a></text:p>
          </text:list-item>
          <text:list-item>
            <text:p text:style-name="P364"><text:a xlink:type="simple" xlink:href="http://pandas.pydata.org/" text:style-name="Internet_20_link" text:visited-style-name="Visited_20_Internet_20_Link"><text:span text:style-name="T430">http://pandas.pydata.org/</text:span></text:a></text:p>
          </text:list-item>
          <text:list-item>
            <text:p text:style-name="P364"><text:a xlink:type="simple" xlink:href="http://www.numpy.org/" text:style-name="Internet_20_link" text:visited-style-name="Visited_20_Internet_20_Link"><text:span text:style-name="T431">http://www.numpy.org/</text:span></text:a></text:p>
          </text:list-item>
          <text:list-item>
            <text:p text:style-name="P364"><text:a xlink:type="simple" xlink:href="http://www.scipy.org/scipylib/index.html" text:style-name="Internet_20_link" text:visited-style-name="Visited_20_Internet_20_Link"><text:span text:style-name="T431">http://www.scipy.org/scipylib/index.html</text:span></text:a></text:p>
          </text:list-item>
          <text:list-item>
            <text:p text:style-name="P364"><text:a xlink:type="simple" xlink:href="http://matplotlib.org/" text:style-name="Internet_20_link" text:visited-style-name="Visited_20_Internet_20_Link"><text:span text:style-name="T432">http://matplotlib.org/</text:span></text:a></text:p>
          </text:list-item>
          <text:list-item>
            <text:p text:style-name="P364"><text:a xlink:type="simple" xlink:href="https://www.nyse.com/listings_directory/stock" text:style-name="Internet_20_link" text:visited-style-name="Visited_20_Internet_20_Link"><text:span text:style-name="T435">https://www.nyse.com/listings_directory/stock</text:span></text:a></text:p>
          </text:list-item>
          <text:list-item>
            <text:p text:style-name="P364"><text:a xlink:type="simple" xlink:href="http://moex.com/" text:style-name="Internet_20_link" text:visited-style-name="Visited_20_Internet_20_Link"><text:span text:style-name="T436">http://moex.com/</text:span></text:a></text:p>
          </text:list-item>
          <text:list-item>
            <text:p text:style-name="P364"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417">https://ru.wikipedia.org/wiki/Последовательное_квадратичное_программирование</text:span></text:a></text:p>
          </text:list-item>
          <text:list-item>
            <text:p text:style-name="P365"><text:a xlink:type="simple" xlink:href="http://www.cbr.ru/currency_base/dynamics.aspx" text:style-name="Internet_20_link" text:visited-style-name="Visited_20_Internet_20_Link">http://www.cbr.ru/currency_base/dynamics.aspx</text:a></text:p>
          </text:list-item>
          <text:list-item>
            <text:p text:style-name="P366"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</text:p>
          </text:list-item>
          <text:list-item>
            <text:p text:style-name="P367"><text:a xlink:type="simple" xlink:href="https://ru.wikipedia.org/wiki/Облигация" text:style-name="Internet_20_link" text:visited-style-name="Visited_20_Internet_20_Link"><text:span text:style-name="T417">https://ru.wikipedia.org/wiki/</text:span></text:a><text:a xlink:type="simple" xlink:href="https://ru.wikipedia.org/wiki/Облигация" text:style-name="Internet_20_link" text:visited-style-name="Visited_20_Internet_20_Link">Облигация</text:a></text:p>
          </text:list-item>
          <text:list-item>
            <text:p text:style-name="P367"><text:a xlink:type="simple" xlink:href="https://ru.wikipedia.org/wiki/Среднеквадратическое_отклонение" text:style-name="Internet_20_link" text:visited-style-name="Visited_20_Internet_20_Link"><text:span text:style-name="T417">https://ru.wikipedia.org/wiki</text:span></text:a><text:a xlink:type="simple" xlink:href="https://ru.wikipedia.org/wiki/Среднеквадратическое_отклонение" text:style-name="Internet_20_link" text:visited-style-name="Visited_20_Internet_20_Link"><text:span text:style-name="T417">/</text:span></text:a><text:a xlink:type="simple" xlink:href="https://ru.wikipedia.org/wiki/Среднеквадратическое_отклонение" text:style-name="Internet_20_link" text:visited-style-name="Visited_20_Internet_20_Link"><text:span text:style-name="T417">Среднеквадратическое_отклонение</text:span></text:a></text:p>
          </text:list-item>
          <text:list-item>
            <text:p text:style-name="P367"><text:a xlink:type="simple" xlink:href="https://ru.wikipedia.org/wiki/Дисперсия_случайной_величины" text:style-name="Internet_20_link" text:visited-style-name="Visited_20_Internet_20_Link"><text:span text:style-name="T417">https://ru.wikipedia.org/wiki/Дисперсия_случайной_величины</text:span></text:a></text:p>
          </text:list-item>
          <text:list-item>
            <text:p text:style-name="P367"><text:a xlink:type="simple" xlink:href="https://ru.wikipedia.org/wiki/Ковариация" text:style-name="Internet_20_link" text:visited-style-name="Visited_20_Internet_20_Link"><text:span text:style-name="T417">https://ru.wikipedia.org/wiki/Ковариация</text:span></text:a></text:p>
          </text:list-item>
        </text:list>
        <text:p text:style-name="P2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82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19T22:54:42.579651047</dc:date>
    <meta:editing-cycles>750</meta:editing-cycles>
    <meta:editing-duration>P4DT5H12M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8" meta:image-count="30" meta:object-count="141" meta:page-count="82" meta:paragraph-count="848" meta:word-count="12466" meta:character-count="98828" meta:non-whitespace-character-count="86399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5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9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1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4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115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1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0/content.xml><?xml version="1.0" encoding="utf-8"?>
<math xmlns="http://www.w3.org/1998/Math/MathML" display="block">
  <semantics>
    <mi>i</mi>
    <annotation encoding="StarMath 5.0">i</annotation>
  </semantics>
</math>
</file>

<file path=Object 121/content.xml><?xml version="1.0" encoding="utf-8"?>
<math xmlns="http://www.w3.org/1998/Math/MathML" display="block">
  <semantics>
    <mi>N</mi>
    <annotation encoding="StarMath 5.0">N</annotation>
  </semantics>
</math>
</file>

<file path=Object 12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24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8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d + w_1 - w_0 }over w_0</annotation>
  </semantics>
</math>
</file>

<file path=Object 140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3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i>d</mi>
    <annotation encoding="StarMath 5.0">d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61/content.xml><?xml version="1.0" encoding="utf-8"?>
<math xmlns="http://www.w3.org/1998/Math/MathML" display="block">
  <semantics>
    <mi>j</mi>
    <annotation encoding="StarMath 5.0">j</annotation>
  </semantics>
</math>
</file>

<file path=Object 162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16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5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50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2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